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51.9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4.71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5.22mm"/>
    </style:style>
    <style:style style:name="co7" style:family="table-column">
      <style:table-column-properties fo:break-before="auto" style:column-width="16.81mm"/>
    </style:style>
    <style:style style:name="co8" style:family="table-column">
      <style:table-column-properties fo:break-before="auto" style:column-width="14.25mm"/>
    </style:style>
    <style:style style:name="co9" style:family="table-column">
      <style:table-column-properties fo:break-before="auto" style:column-width="15.28mm"/>
    </style:style>
    <style:style style:name="co10" style:family="table-column">
      <style:table-column-properties fo:break-before="auto" style:column-width="26.02mm"/>
    </style:style>
    <style:style style:name="co11" style:family="table-column">
      <style:table-column-properties fo:break-before="auto" style:column-width="32.46mm"/>
    </style:style>
    <style:style style:name="co12" style:family="table-column">
      <style:table-column-properties fo:break-before="auto" style:column-width="24.96mm"/>
    </style:style>
    <style:style style:name="co13" style:family="table-column">
      <style:table-column-properties fo:break-before="auto" style:column-width="10.69mm"/>
    </style:style>
    <style:style style:name="co14" style:family="table-column">
      <style:table-column-properties fo:break-before="auto" style:column-width="35.91mm"/>
    </style:style>
    <style:style style:name="co15" style:family="table-column">
      <style:table-column-properties fo:break-before="auto" style:column-width="19.61mm"/>
    </style:style>
    <style:style style:name="co16" style:family="table-column">
      <style:table-column-properties fo:break-before="auto" style:column-width="22.15mm"/>
    </style:style>
    <style:style style:name="co17" style:family="table-column">
      <style:table-column-properties fo:break-before="auto" style:column-width="51.19mm"/>
    </style:style>
    <style:style style:name="co18" style:family="table-column">
      <style:table-column-properties fo:break-before="auto" style:column-width="47.27mm"/>
    </style:style>
    <style:style style:name="co19" style:family="table-column">
      <style:table-column-properties fo:break-before="auto" style:column-width="38.66mm"/>
    </style:style>
    <style:style style:name="co20" style:family="table-column">
      <style:table-column-properties fo:break-before="auto" style:column-width="34.93mm"/>
    </style:style>
    <style:style style:name="co21" style:family="table-column">
      <style:table-column-properties fo:break-before="auto" style:column-width="36.69mm"/>
    </style:style>
    <style:style style:name="co22" style:family="table-column">
      <style:table-column-properties fo:break-before="auto" style:column-width="35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Farmliste">
      <style:table-properties table:display="true" style:writing-mode="lr-tb"/>
    </style:style>
    <style:style style:name="ta2" style:family="table" style:master-page-name="PageStyle_5f_Resi-Rechner">
      <style:table-properties table:display="true" style:writing-mode="lr-tb"/>
    </style:style>
    <style:style style:name="ta3" style:family="table" style:master-page-name="PageStyle_5f_Dorfplanung">
      <style:table-properties table:display="true" style:writing-mode="lr-tb"/>
    </style:style>
    <style:style style:name="ta4" style:family="table" style:master-page-name="PageStyle_5f_2._20_Dorf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afd095"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6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90" style:family="table-cell" style:parent-style-name="Default">
      <style:table-cell-properties fo:background-color="#afd095"/>
    </style:style>
    <style:style style:name="ce89" style:family="table-cell" style:parent-style-name="Default">
      <style:table-cell-properties fo:background-color="#afd095" fo:border="0.06pt solid #000000"/>
    </style:style>
    <style:style style:name="ce7" style:family="table-cell" style:parent-style-name="Default">
      <style:table-cell-properties fo:border="0.06pt solid #000000"/>
    </style:style>
    <style:style style:name="ce5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1pt" style:font-size-asian="11pt" style:font-size-complex="11pt"/>
    </style:style>
    <style:style style:name="ce94" style:family="table-cell" style:parent-style-name="Default">
      <style:table-cell-properties fo:background-color="#afd095" fo:wrap-option="wrap" fo:border="0.06pt solid #000000"/>
      <style:text-properties style:text-outline="false" style:text-line-through-style="none" style:text-line-through-type="none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afd095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1pt" style:font-size-asian="11pt" style:font-size-complex="11pt"/>
    </style:style>
    <style:style style:name="ce107" style:family="table-cell" style:parent-style-name="Default">
      <style:table-cell-properties fo:background-color="#afd095" fo:wrap-option="wrap" fo:border="0.06pt solid #000000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11">
      <style:table-cell-properties fo:background-color="#afd095" fo:border="0.06pt solid #000000" style:rotation-align="none"/>
      <style:text-properties fo:font-size="11pt" style:font-size-asian="11pt" style:font-size-complex="11pt"/>
    </style:style>
    <style:style style:name="ce32" style:family="table-cell" style:parent-style-name="Default">
      <style:table-cell-properties fo:background-color="#afd095"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1">
      <style:table-cell-properties fo:border="0.06pt solid #000000" style:rotation-align="none"/>
      <style:text-properties fo:font-size="11pt" style:font-size-asian="11pt" style:font-size-complex="11pt"/>
    </style:style>
    <style:style style:name="ce118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>
      <style:table-cell-properties fo:background-color="#bf819e" fo:border="0.06pt solid #000000"/>
    </style:style>
    <style:style style:name="ce123" style:family="table-cell" style:parent-style-name="Default">
      <style:table-cell-properties fo:background-color="#b7b3ca" fo:border="0.06pt solid #000000"/>
    </style:style>
    <style:style style:name="ce91" style:family="table-cell" style:parent-style-name="Default" style:data-style-name="N41">
      <style:table-cell-properties fo:background-color="#b7b3ca" fo:border="0.06pt solid #000000"/>
    </style:style>
    <style:style style:name="ce98" style:family="table-cell" style:parent-style-name="Default">
      <style:table-cell-properties fo:background-color="transparent"/>
    </style:style>
    <style:style style:name="ce100" style:family="table-cell" style:parent-style-name="Excel_20_Built-in_20_60_25__20_-_20_Accent2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01" style:family="table-cell" style:parent-style-name="Default">
      <style:table-cell-properties fo:background-color="#ffe994"/>
      <style:text-properties fo:font-size="11pt" style:font-size-asian="11pt" style:font-size-complex="11pt"/>
    </style:style>
    <style:style style:name="ce108" style:family="table-cell" style:parent-style-name="Default">
      <style:table-cell-properties fo:background-color="#ffe994"/>
    </style:style>
    <style:style style:name="ce110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12" style:family="table-cell" style:parent-style-name="Default" style:data-style-name="N41">
      <style:table-cell-properties fo:background-color="#b4c7dc" style:text-align-source="fix" style:repeat-content="false" style:vertical-align="middle"/>
      <style:paragraph-properties fo:text-align="center"/>
    </style:style>
    <style:style style:name="ce111" style:family="table-cell" style:parent-style-name="Excel_20_Built-in_20_60_25__20_-_20_Accent6" style:data-style-name="N0">
      <style:table-cell-properties fo:background-color="#b4c7d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60_25__20_-_20_Accent4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02" style:family="table-cell" style:parent-style-name="Default">
      <style:table-cell-properties fo:background-color="#b4c7dc" fo:border="0.99pt solid #000000"/>
      <style:text-properties fo:font-size="11pt" style:font-size-asian="11pt" style:font-size-complex="11pt"/>
    </style:style>
    <style:style style:name="ce117" style:family="table-cell" style:parent-style-name="Default">
      <style:table-cell-properties fo:background-color="#ffe994" fo:border="0.06pt solid #000000"/>
      <style:text-properties fo:font-size="11pt" style:font-size-asian="11pt" style:font-size-complex="11pt"/>
    </style:style>
    <style:style style:name="ce104" style:family="table-cell" style:parent-style-name="Default">
      <style:table-cell-properties style:cell-protect="none" style:print-content="true"/>
      <style:text-properties fo:font-size="11pt" style:font-size-asian="11pt" style:font-size-complex="11pt"/>
    </style:style>
    <style:style style:name="ce120" style:family="table-cell" style:parent-style-name="Excel_20_Built-in_20_6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ffa6a6"/>
    </style:style>
    <style:style style:name="ce128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6" style:family="table-cell" style:parent-style-name="Excel_20_Built-in_20_60_25__20_-_20_Accent3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Excel_20_Built-in_20_60_25__20_-_20_Accent3" style:data-style-name="N0">
      <style:table-cell-properties fo:background-color="#ffa6a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09" style:family="table-cell" style:parent-style-name="Default" style:data-style-name="N113">
      <style:table-cell-properties style:rotation-align="none"/>
      <style:text-properties fo:font-size="11pt" style:font-size-asian="11pt" style:font-size-complex="11pt"/>
    </style:style>
    <style:style style:name="ce136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1" style:family="table-cell" style:parent-style-name="Excel_20_Built-in_20_6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Excel_20_Built-in_20_6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1" style:family="table-cell" style:parent-style-name="Excel_20_Built-in_20_6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Excel_20_Built-in_20_Bad" style:data-style-name="N0">
      <style:table-cell-properties fo:background-color="#b7b3ca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fo:background-color="#ffa6a6" fo:border="0.06pt solid #000000"/>
    </style:style>
    <style:style style:name="ce145" style:family="table-cell" style:parent-style-name="Default">
      <style:table-cell-properties fo:background-color="#ffa6a6" fo:wrap-option="wrap" fo:border="0.06pt solid #000000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118">
      <style:table-cell-properties fo:border="0.06pt solid #000000" style:rotation-align="none"/>
    </style:style>
    <style:style style:name="ce34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ea99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60_25__20_-_20_Accent1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1.76pt solid #000000" fo:background-color="#ea99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60_25__20_-_20_Accent1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1.76pt solid #000000" fo:background-color="#ea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fo:border-bottom="0.74pt solid #000000" fo:background-color="#afd09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fo:border-bottom="0.74pt solid #000000" fo:background-color="#afd095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60_25__20_-_20_Accent6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76" style:family="table-cell" style:parent-style-name="Default">
      <style:table-cell-properties style:diagonal-bl-tr="none" style:diagonal-tl-br="none" fo:border="0.74pt solid #000000" style:rotation-align="none"/>
    </style:style>
    <style:style style:name="ce7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78" style:family="table-cell" style:parent-style-name="Default">
      <style:table-cell-properties fo:border-bottom="1.76pt solid #000000" fo:background-color="#9fc5e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0" style:family="table-cell" style:parent-style-name="Default">
      <style:table-cell-properties fo:border-bottom="1.76pt solid #000000" fo:background-color="#9fc5e8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60_25__20_-_20_Accent6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87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8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rmlist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3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0" table:number-columns-repeated="1006" table:default-cell-style-name="ce13"/>
        <table:table-row table:style-name="ro1">
          <table:table-cell table:style-name="ce1"/>
          <table:table-cell table:style-name="ce16" office:value-type="string" calcext:value-type="string">
            <text:p>Dorf</text:p>
          </table:table-cell>
          <table:table-cell table:style-name="ce16" office:value-type="string" calcext:value-type="string">
            <text:p>EW</text:p>
          </table:table-cell>
          <table:table-cell table:style-name="ce16" office:value-type="string" calcext:value-type="string">
            <text:p>Entfernung</text:p>
          </table:table-cell>
          <table:table-cell table:style-name="ce16" office:value-type="string" calcext:value-type="string">
            <text:p>Truppen</text:p>
          </table:table-cell>
          <table:table-cell table:style-name="ce118" office:value-type="string" calcext:value-type="string">
            <text:p>Laufzeit Min</text:p>
          </table:table-cell>
          <table:table-cell table:style-name="ce16" office:value-type="string" calcext:value-type="string">
            <text:p>15 Min</text:p>
          </table:table-cell>
          <table:table-cell table:style-name="ce16" office:value-type="string" calcext:value-type="string">
            <text:p>20 Min</text:p>
          </table:table-cell>
          <table:table-cell table:style-name="ce16" office:value-type="string" calcext:value-type="string">
            <text:p>30 Min</text:p>
          </table:table-cell>
          <table:table-cell table:style-name="ce118" office:value-type="string" calcext:value-type="string">
            <text:p>Einfach</text:p>
          </table:table-cell>
          <table:table-cell table:style-name="ce16" office:value-type="string" calcext:value-type="string">
            <text:p>15 Min</text:p>
          </table:table-cell>
          <table:table-cell table:style-name="ce16" office:value-type="string" calcext:value-type="string">
            <text:p>20 Min</text:p>
          </table:table-cell>
          <table:table-cell table:style-name="ce16" office:value-type="string" calcext:value-type="string">
            <text:p>30 Min</text:p>
          </table:table-cell>
          <table:table-cell table:style-name="ce16" office:value-type="string" calcext:value-type="string">
            <text:p>Startzeit</text:p>
          </table:table-cell>
          <table:table-cell/>
          <table:table-cell table:style-name="ce100" office:value-type="string" calcext:value-type="string" table:number-columns-spanned="3" table:number-rows-spanned="1">
            <text:p>Berechnungswerte</text:p>
          </table:table-cell>
          <table:covered-table-cell table:number-columns-repeated="2" table:style-name="ce120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orf von reyuga </text:p>
          </table:table-cell>
          <table:table-cell table:style-name="ce94" office:value-type="float" office:value="11" calcext:value-type="float">
            <text:p>11</text:p>
          </table:table-cell>
          <table:table-cell table:style-name="ce94" office:value-type="float" office:value="2" calcext:value-type="float">
            <text:p>2</text:p>
          </table:table-cell>
          <table:table-cell table:style-name="ce8" table:formula="of:=IF([.C2]=0;0;IF([.C2]&lt;[.$Q$9];[.$Q$10];IF([.C2]&lt;[.$R$9];[.$R$10];IF([.C2]&lt;[.$S$9];[.$S$10];IF([.C2]&lt;[.$T$9];[.$T$10];IF([.C2]&lt;[.$U$9];[.$U$10];IF([.C2]&lt;u$9$;[.$V$10];IF([.C2]&lt;[.$W$9];[.$W$10];50))))))))" office:value-type="float" office:value="2" calcext:value-type="float">
            <text:p>2</text:p>
          </table:table-cell>
          <table:table-cell table:style-name="ce8" table:formula="of:=ROUNDUP(IF([.D2]&lt;=20;[.D2]/[.$Q$5];(([.D2]-20)/([.$Q$5]*[.$R$3]))+(20/[.$Q$5]));2)*60" office:value-type="float" office:value="6.6" calcext:value-type="float">
            <text:p>6,6</text:p>
          </table:table-cell>
          <table:table-cell table:style-name="ce8" table:formula="of:=ROUNDUP([.F2]*2/60/0.25;0)*[.E2]" office:value-type="float" office:value="2" calcext:value-type="float">
            <text:p>2</text:p>
          </table:table-cell>
          <table:table-cell table:style-name="ce8" table:formula="of:=ROUNDUP([.F2]*2/60/0.33;0)*[.E2]" office:value-type="float" office:value="2" calcext:value-type="float">
            <text:p>2</text:p>
          </table:table-cell>
          <table:table-cell table:style-name="ce8" table:formula="of:=ROUNDUP([.F2]*2/60/0.5;0)*[.E2]" office:value-type="float" office:value="2" calcext:value-type="float">
            <text:p>2</text:p>
          </table:table-cell>
          <table:table-cell table:style-name="ce92" table:formula="of:=IF(SUM([.$E2:.E$2])&gt;[.$Q$6];&quot;&quot;;SUM([.$E2:.E$2]))" office:value-type="float" office:value="2" calcext:value-type="float">
            <text:p>2</text:p>
          </table:table-cell>
          <table:table-cell table:style-name="ce123" table:formula="of:=IF(SUM([.$G2:.G$2])&gt;[.$Q$6];&quot;&quot;;SUM([.$G2:.G$2]))" office:value-type="float" office:value="2" calcext:value-type="float">
            <text:p>2</text:p>
          </table:table-cell>
          <table:table-cell table:style-name="ce123" table:formula="of:=IF(SUM([.$H2:.H$2])&gt;[.$Q$6];&quot;&quot;;SUM([.$H2:.H$2]))" office:value-type="float" office:value="2" calcext:value-type="float">
            <text:p>2</text:p>
          </table:table-cell>
          <table:table-cell table:style-name="ce123" table:formula="of:=IF(SUM([.$I2:.I$2])&gt;[.$Q$6];&quot;&quot;;SUM([.$I2:.I$2]))" office:value-type="float" office:value="2" calcext:value-type="float">
            <text:p>2</text:p>
          </table:table-cell>
          <table:table-cell table:style-name="ce91" table:formula="of:=[.$Q$13]-([.F2]/24/60)" office:value-type="time" office:time-value="PT1051823H53M23.999999631S" calcext:value-type="time">
            <text:p>23:53:24</text:p>
          </table:table-cell>
          <table:table-cell table:style-name="ce98" table:number-columns-repeated="2"/>
          <table:table-cell table:style-name="ce121" office:value-type="string" calcext:value-type="string">
            <text:p>Baustufe</text:p>
          </table:table-cell>
          <table:table-cell table:style-name="ce121" office:value-type="string" calcext:value-type="string">
            <text:p>Geschw. *</text:p>
          </table:table-cell>
          <table:table-cell table:number-columns-repeated="1006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orf von hanshermelin</text:p>
          </table:table-cell>
          <table:table-cell table:style-name="ce97" office:value-type="float" office:value="13" calcext:value-type="float">
            <text:p>13</text:p>
          </table:table-cell>
          <table:table-cell table:style-name="ce116" office:value-type="float" office:value="2.2" calcext:value-type="float">
            <text:p>2,2</text:p>
          </table:table-cell>
          <table:table-cell table:style-name="ce8" table:formula="of:=IF([.C3]=0;0;IF([.C3]&lt;[.$Q$9];[.$Q$10];IF([.C3]&lt;[.$R$9];[.$R$10];IF([.C3]&lt;[.$S$9];[.$S$10];IF([.C3]&lt;[.$T$9];[.$T$10];IF([.C3]&lt;[.$U$9];[.$U$10];IF([.C3]&lt;u$9$;[.$V$10];IF([.C3]&lt;[.$W$9];[.$W$10];50))))))))" office:value-type="float" office:value="2" calcext:value-type="float">
            <text:p>2</text:p>
          </table:table-cell>
          <table:table-cell table:style-name="ce8" table:formula="of:=ROUNDUP(IF([.D3]&lt;=20;[.D3]/[.$Q$5];(([.D3]-20)/([.$Q$5]*[.$R$3]))+(20/[.$Q$5]));2)*60" office:value-type="float" office:value="7.2" calcext:value-type="float">
            <text:p>7,2</text:p>
          </table:table-cell>
          <table:table-cell table:style-name="ce8" table:formula="of:=ROUNDUP([.F3]*2/60/0.25;0)*[.E3]" office:value-type="float" office:value="2" calcext:value-type="float">
            <text:p>2</text:p>
          </table:table-cell>
          <table:table-cell table:style-name="ce8" table:formula="of:=ROUNDUP([.F3]*2/60/0.33;0)*[.E3]" office:value-type="float" office:value="2" calcext:value-type="float">
            <text:p>2</text:p>
          </table:table-cell>
          <table:table-cell table:style-name="ce8" table:formula="of:=ROUNDUP([.F3]*2/60/0.5;0)*[.E3]" office:value-type="float" office:value="2" calcext:value-type="float">
            <text:p>2</text:p>
          </table:table-cell>
          <table:table-cell table:style-name="ce92" table:formula="of:=IF(SUM([.$E$2:.E3])&gt;[.$Q$6];&quot;&quot;;SUM([.$E$2:.E3]))" office:value-type="float" office:value="4" calcext:value-type="float">
            <text:p>4</text:p>
          </table:table-cell>
          <table:table-cell table:style-name="ce123" table:formula="of:=IF(SUM([.$G$2:.G3])&gt;[.$Q$6];&quot;&quot;;SUM([.$G$2:.G3]))" office:value-type="float" office:value="4" calcext:value-type="float">
            <text:p>4</text:p>
          </table:table-cell>
          <table:table-cell table:style-name="ce123" table:formula="of:=IF(SUM([.$H$2:.H3])&gt;[.$Q$6];&quot;&quot;;SUM([.$H$2:.H3]))" office:value-type="float" office:value="4" calcext:value-type="float">
            <text:p>4</text:p>
          </table:table-cell>
          <table:table-cell table:style-name="ce123" table:formula="of:=IF(SUM([.$I$2:.I3])&gt;[.$Q$6];&quot;&quot;;SUM([.$I$2:.I3]))" office:value-type="float" office:value="4" calcext:value-type="float">
            <text:p>4</text:p>
          </table:table-cell>
          <table:table-cell table:style-name="ce91" table:formula="of:=[.$Q$13]-([.F3]/24/60)" office:value-type="time" office:time-value="PT1051823H52M48.000000436S" calcext:value-type="time">
            <text:p>23:52:48</text:p>
          </table:table-cell>
          <table:table-cell table:style-name="ce98"/>
          <table:table-cell table:style-name="ce101" office:value-type="string" calcext:value-type="string">
            <text:p>Turnierplatz</text:p>
          </table:table-cell>
          <table:table-cell office:value-type="float" office:value="0" calcext:value-type="float">
            <text:p>0</text:p>
          </table:table-cell>
          <table:table-cell table:formula="of:=1+([.Q3]*0.2)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kuziakauzi 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3.2" calcext:value-type="float">
            <text:p>3,2</text:p>
          </table:table-cell>
          <table:table-cell table:style-name="ce8" table:formula="of:=IF([.C4]=0;0;IF([.C4]&lt;[.$Q$9];[.$Q$10];IF([.C4]&lt;[.$R$9];[.$R$10];IF([.C4]&lt;[.$S$9];[.$S$10];IF([.C4]&lt;[.$T$9];[.$T$10];IF([.C4]&lt;[.$U$9];[.$U$10];IF([.C4]&lt;u$9$;[.$V$10];IF([.C4]&lt;[.$W$9];[.$W$10];50))))))))" office:value-type="float" office:value="2" calcext:value-type="float">
            <text:p>2</text:p>
          </table:table-cell>
          <table:table-cell table:style-name="ce8" table:formula="of:=ROUNDUP(IF([.D4]&lt;=20;[.D4]/[.$Q$5];(([.D4]-20)/([.$Q$5]*[.$R$3]))+(20/[.$Q$5]));2)*60" office:value-type="float" office:value="10.2" calcext:value-type="float">
            <text:p>10,2</text:p>
          </table:table-cell>
          <table:table-cell table:style-name="ce8" table:formula="of:=ROUNDUP([.F4]*2/60/0.25;0)*[.E4]" office:value-type="float" office:value="4" calcext:value-type="float">
            <text:p>4</text:p>
          </table:table-cell>
          <table:table-cell table:style-name="ce8" table:formula="of:=ROUNDUP([.F4]*2/60/0.33;0)*[.E4]" office:value-type="float" office:value="4" calcext:value-type="float">
            <text:p>4</text:p>
          </table:table-cell>
          <table:table-cell table:style-name="ce8" table:formula="of:=ROUNDUP([.F4]*2/60/0.5;0)*[.E4]" office:value-type="float" office:value="2" calcext:value-type="float">
            <text:p>2</text:p>
          </table:table-cell>
          <table:table-cell table:style-name="ce92" table:formula="of:=IF(SUM([.$E$2:.E4])&gt;[.$Q$6];&quot;&quot;;SUM([.$E$2:.E4]))" office:value-type="float" office:value="6" calcext:value-type="float">
            <text:p>6</text:p>
          </table:table-cell>
          <table:table-cell table:style-name="ce123" table:formula="of:=IF(SUM([.$G$2:.G4])&gt;[.$Q$6];&quot;&quot;;SUM([.$G$2:.G4]))" office:value-type="float" office:value="8" calcext:value-type="float">
            <text:p>8</text:p>
          </table:table-cell>
          <table:table-cell table:style-name="ce123" table:formula="of:=IF(SUM([.$H$2:.H4])&gt;[.$Q$6];&quot;&quot;;SUM([.$H$2:.H4]))" office:value-type="float" office:value="8" calcext:value-type="float">
            <text:p>8</text:p>
          </table:table-cell>
          <table:table-cell table:style-name="ce123" table:formula="of:=IF(SUM([.$I$2:.I4])&gt;[.$Q$6];&quot;&quot;;SUM([.$I$2:.I4]))" office:value-type="float" office:value="6" calcext:value-type="float">
            <text:p>6</text:p>
          </table:table-cell>
          <table:table-cell table:style-name="ce91" table:formula="of:=[.$Q$13]-([.F4]/24/60)" office:value-type="time" office:time-value="PT1051823H49M48.000000268S" calcext:value-type="time">
            <text:p>23:49:48</text:p>
          </table:table-cell>
          <table:table-cell table:style-name="ce98"/>
          <table:table-cell table:style-name="ce108"/>
          <table:table-cell table:style-name="Default"/>
          <table:table-cell table:number-columns-repeated="100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orf von Galatar </text:p>
          </table:table-cell>
          <table:table-cell table:style-name="ce94" office:value-type="float" office:value="10" calcext:value-type="float">
            <text:p>10</text:p>
          </table:table-cell>
          <table:table-cell table:style-name="ce116" office:value-type="float" office:value="4.5" calcext:value-type="float">
            <text:p>4,5</text:p>
          </table:table-cell>
          <table:table-cell table:style-name="ce8" table:formula="of:=IF([.C5]=0;0;IF([.C5]&lt;[.$Q$9];[.$Q$10];IF([.C5]&lt;[.$R$9];[.$R$10];IF([.C5]&lt;[.$S$9];[.$S$10];IF([.C5]&lt;[.$T$9];[.$T$10];IF([.C5]&lt;[.$U$9];[.$U$10];IF([.C5]&lt;u$9$;[.$V$10];IF([.C5]&lt;[.$W$9];[.$W$10];50))))))))" office:value-type="float" office:value="2" calcext:value-type="float">
            <text:p>2</text:p>
          </table:table-cell>
          <table:table-cell table:style-name="ce8" table:formula="of:=ROUNDUP(IF([.D5]&lt;=20;[.D5]/[.$Q$5];(([.D5]-20)/([.$Q$5]*[.$R$3]))+(20/[.$Q$5]));2)*60" office:value-type="float" office:value="14.4" calcext:value-type="float">
            <text:p>14,4</text:p>
          </table:table-cell>
          <table:table-cell table:style-name="ce8" table:formula="of:=ROUNDUP([.F5]*2/60/0.25;0)*[.E5]" office:value-type="float" office:value="4" calcext:value-type="float">
            <text:p>4</text:p>
          </table:table-cell>
          <table:table-cell table:style-name="ce8" table:formula="of:=ROUNDUP([.F5]*2/60/0.33;0)*[.E5]" office:value-type="float" office:value="4" calcext:value-type="float">
            <text:p>4</text:p>
          </table:table-cell>
          <table:table-cell table:style-name="ce8" table:formula="of:=ROUNDUP([.F5]*2/60/0.5;0)*[.E5]" office:value-type="float" office:value="2" calcext:value-type="float">
            <text:p>2</text:p>
          </table:table-cell>
          <table:table-cell table:style-name="ce92" table:formula="of:=IF(SUM([.$E$2:.E5])&gt;[.$Q$6];&quot;&quot;;SUM([.$E$2:.E5]))" office:value-type="float" office:value="8" calcext:value-type="float">
            <text:p>8</text:p>
          </table:table-cell>
          <table:table-cell table:style-name="ce123" table:formula="of:=IF(SUM([.$G$2:.G5])&gt;[.$Q$6];&quot;&quot;;SUM([.$G$2:.G5]))" office:value-type="float" office:value="12" calcext:value-type="float">
            <text:p>12</text:p>
          </table:table-cell>
          <table:table-cell table:style-name="ce123" table:formula="of:=IF(SUM([.$H$2:.H5])&gt;[.$Q$6];&quot;&quot;;SUM([.$H$2:.H5]))" office:value-type="float" office:value="12" calcext:value-type="float">
            <text:p>12</text:p>
          </table:table-cell>
          <table:table-cell table:style-name="ce123" table:formula="of:=IF(SUM([.$I$2:.I5])&gt;[.$Q$6];&quot;&quot;;SUM([.$I$2:.I5]))" office:value-type="float" office:value="8" calcext:value-type="float">
            <text:p>8</text:p>
          </table:table-cell>
          <table:table-cell table:style-name="ce91" table:formula="of:=[.$Q$13]-([.F5]/24/60)" office:value-type="time" office:time-value="PT1051823H45M36.000000034S" calcext:value-type="time">
            <text:p>23:45:36</text:p>
          </table:table-cell>
          <table:table-cell table:style-name="ce98"/>
          <table:table-cell table:style-name="ce108" office:value-type="string" calcext:value-type="string">
            <text:p>Truppengeschw.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0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[01] Köln</text:p>
          </table:table-cell>
          <table:table-cell table:style-name="ce97" office:value-type="float" office:value="25" calcext:value-type="float">
            <text:p>25</text:p>
          </table:table-cell>
          <table:table-cell table:style-name="ce116" office:value-type="float" office:value="4.5" calcext:value-type="float">
            <text:p>4,5</text:p>
          </table:table-cell>
          <table:table-cell table:style-name="ce8" table:formula="of:=IF([.C6]=0;0;IF([.C6]&lt;[.$Q$9];[.$Q$10];IF([.C6]&lt;[.$R$9];[.$R$10];IF([.C6]&lt;[.$S$9];[.$S$10];IF([.C6]&lt;[.$T$9];[.$T$10];IF([.C6]&lt;[.$U$9];[.$U$10];IF([.C6]&lt;u$9$;[.$V$10];IF([.C6]&lt;[.$W$9];[.$W$10];50))))))))" office:value-type="float" office:value="2" calcext:value-type="float">
            <text:p>2</text:p>
          </table:table-cell>
          <table:table-cell table:style-name="ce8" table:formula="of:=ROUNDUP(IF([.D6]&lt;=20;[.D6]/[.$Q$5];(([.D6]-20)/([.$Q$5]*[.$R$3]))+(20/[.$Q$5]));2)*60" office:value-type="float" office:value="14.4" calcext:value-type="float">
            <text:p>14,4</text:p>
          </table:table-cell>
          <table:table-cell table:style-name="ce8" table:formula="of:=ROUNDUP([.F6]*2/60/0.25;0)*[.E6]" office:value-type="float" office:value="4" calcext:value-type="float">
            <text:p>4</text:p>
          </table:table-cell>
          <table:table-cell table:style-name="ce8" table:formula="of:=ROUNDUP([.F6]*2/60/0.33;0)*[.E6]" office:value-type="float" office:value="4" calcext:value-type="float">
            <text:p>4</text:p>
          </table:table-cell>
          <table:table-cell table:style-name="ce8" table:formula="of:=ROUNDUP([.F6]*2/60/0.5;0)*[.E6]" office:value-type="float" office:value="2" calcext:value-type="float">
            <text:p>2</text:p>
          </table:table-cell>
          <table:table-cell table:style-name="ce92" table:formula="of:=IF(SUM([.$E$2:.E6])&gt;[.$Q$6];&quot;&quot;;SUM([.$E$2:.E6]))" office:value-type="float" office:value="10" calcext:value-type="float">
            <text:p>10</text:p>
          </table:table-cell>
          <table:table-cell table:style-name="ce123" table:formula="of:=IF(SUM([.$G$2:.G6])&gt;[.$Q$6];&quot;&quot;;SUM([.$G$2:.G6]))" office:value-type="float" office:value="16" calcext:value-type="float">
            <text:p>16</text:p>
          </table:table-cell>
          <table:table-cell table:style-name="ce123" table:formula="of:=IF(SUM([.$H$2:.H6])&gt;[.$Q$6];&quot;&quot;;SUM([.$H$2:.H6]))" office:value-type="float" office:value="16" calcext:value-type="float">
            <text:p>16</text:p>
          </table:table-cell>
          <table:table-cell table:style-name="ce123" table:formula="of:=IF(SUM([.$I$2:.I6])&gt;[.$Q$6];&quot;&quot;;SUM([.$I$2:.I6]))" office:value-type="float" office:value="10" calcext:value-type="float">
            <text:p>10</text:p>
          </table:table-cell>
          <table:table-cell table:style-name="ce91" table:formula="of:=[.$Q$13]-([.F6]/24/60)" office:value-type="time" office:time-value="PT1051823H45M36.000000034S" calcext:value-type="time">
            <text:p>23:45:36</text:p>
          </table:table-cell>
          <table:table-cell table:style-name="ce98"/>
          <table:table-cell table:style-name="ce101" office:value-type="string" calcext:value-type="string">
            <text:p>Akt. Truppenanz.</text:p>
          </table:table-cell>
          <table:table-cell office:value-type="float" office:value="304" calcext:value-type="float">
            <text:p>304</text:p>
          </table:table-cell>
          <table:table-cell table:number-columns-repeated="100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90" office:value-type="string" calcext:value-type="string">
            <text:p>Nataren 42|-28</text:p>
          </table:table-cell>
          <table:table-cell table:style-name="ce97" office:value-type="float" office:value="9" calcext:value-type="float">
            <text:p>9</text:p>
          </table:table-cell>
          <table:table-cell table:style-name="ce116" office:value-type="float" office:value="4.5" calcext:value-type="float">
            <text:p>4,5</text:p>
          </table:table-cell>
          <table:table-cell table:style-name="ce8" table:formula="of:=IF([.C7]=0;0;IF([.C7]&lt;[.$Q$9];[.$Q$10];IF([.C7]&lt;[.$R$9];[.$R$10];IF([.C7]&lt;[.$S$9];[.$S$10];IF([.C7]&lt;[.$T$9];[.$T$10];IF([.C7]&lt;[.$U$9];[.$U$10];IF([.C7]&lt;u$9$;[.$V$10];IF([.C7]&lt;[.$W$9];[.$W$10];50))))))))" office:value-type="float" office:value="2" calcext:value-type="float">
            <text:p>2</text:p>
          </table:table-cell>
          <table:table-cell table:style-name="ce8" table:formula="of:=ROUNDUP(IF([.D7]&lt;=20;[.D7]/[.$Q$5];(([.D7]-20)/([.$Q$5]*[.$R$3]))+(20/[.$Q$5]));2)*60" office:value-type="float" office:value="14.4" calcext:value-type="float">
            <text:p>14,4</text:p>
          </table:table-cell>
          <table:table-cell table:style-name="ce8" table:formula="of:=ROUNDUP([.F7]*2/60/0.25;0)*[.E7]" office:value-type="float" office:value="4" calcext:value-type="float">
            <text:p>4</text:p>
          </table:table-cell>
          <table:table-cell table:style-name="ce8" table:formula="of:=ROUNDUP([.F7]*2/60/0.33;0)*[.E7]" office:value-type="float" office:value="4" calcext:value-type="float">
            <text:p>4</text:p>
          </table:table-cell>
          <table:table-cell table:style-name="ce8" table:formula="of:=ROUNDUP([.F7]*2/60/0.5;0)*[.E7]" office:value-type="float" office:value="2" calcext:value-type="float">
            <text:p>2</text:p>
          </table:table-cell>
          <table:table-cell table:style-name="ce92" table:formula="of:=IF(SUM([.$E$2:.E7])&gt;[.$Q$6];&quot;&quot;;SUM([.$E$2:.E7]))" office:value-type="float" office:value="12" calcext:value-type="float">
            <text:p>12</text:p>
          </table:table-cell>
          <table:table-cell table:style-name="ce123" table:formula="of:=IF(SUM([.$G$2:.G7])&gt;[.$Q$6];&quot;&quot;;SUM([.$G$2:.G7]))" office:value-type="float" office:value="20" calcext:value-type="float">
            <text:p>20</text:p>
          </table:table-cell>
          <table:table-cell table:style-name="ce123" table:formula="of:=IF(SUM([.$H$2:.H7])&gt;[.$Q$6];&quot;&quot;;SUM([.$H$2:.H7]))" office:value-type="float" office:value="20" calcext:value-type="float">
            <text:p>20</text:p>
          </table:table-cell>
          <table:table-cell table:style-name="ce123" table:formula="of:=IF(SUM([.$I$2:.I7])&gt;[.$Q$6];&quot;&quot;;SUM([.$I$2:.I7]))" office:value-type="float" office:value="12" calcext:value-type="float">
            <text:p>12</text:p>
          </table:table-cell>
          <table:table-cell table:style-name="ce91" table:formula="of:=[.$Q$13]-([.F7]/24/60)" office:value-type="time" office:time-value="PT1051823H45M36.000000034S" calcext:value-type="time">
            <text:p>23:45:36</text:p>
          </table:table-cell>
          <table:table-cell table:style-name="ce98"/>
          <table:table-cell table:number-columns-repeated="1009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9" office:value-type="string" calcext:value-type="string">
            <text:p>Kraftwerk </text:p>
          </table:table-cell>
          <table:table-cell table:style-name="ce107" office:value-type="float" office:value="13" calcext:value-type="float">
            <text:p>13</text:p>
          </table:table-cell>
          <table:table-cell table:style-name="ce116" office:value-type="float" office:value="5" calcext:value-type="float">
            <text:p>5,0</text:p>
          </table:table-cell>
          <table:table-cell table:style-name="ce8" table:formula="of:=IF([.C8]=0;0;IF([.C8]&lt;[.$Q$9];[.$Q$10];IF([.C8]&lt;[.$R$9];[.$R$10];IF([.C8]&lt;[.$S$9];[.$S$10];IF([.C8]&lt;[.$T$9];[.$T$10];IF([.C8]&lt;[.$U$9];[.$U$10];IF([.C8]&lt;u$9$;[.$V$10];IF([.C8]&lt;[.$W$9];[.$W$10];50))))))))" office:value-type="float" office:value="2" calcext:value-type="float">
            <text:p>2</text:p>
          </table:table-cell>
          <table:table-cell table:style-name="ce8" table:formula="of:=ROUNDUP(IF([.D8]&lt;=20;[.D8]/[.$Q$5];(([.D8]-20)/([.$Q$5]*[.$R$3]))+(20/[.$Q$5]));2)*60" office:value-type="float" office:value="16.2" calcext:value-type="float">
            <text:p>16,2</text:p>
          </table:table-cell>
          <table:table-cell table:style-name="ce8" table:formula="of:=ROUNDUP([.F8]*2/60/0.25;0)*[.E8]" office:value-type="float" office:value="6" calcext:value-type="float">
            <text:p>6</text:p>
          </table:table-cell>
          <table:table-cell table:style-name="ce8" table:formula="of:=ROUNDUP([.F8]*2/60/0.33;0)*[.E8]" office:value-type="float" office:value="4" calcext:value-type="float">
            <text:p>4</text:p>
          </table:table-cell>
          <table:table-cell table:style-name="ce8" table:formula="of:=ROUNDUP([.F8]*2/60/0.5;0)*[.E8]" office:value-type="float" office:value="4" calcext:value-type="float">
            <text:p>4</text:p>
          </table:table-cell>
          <table:table-cell table:style-name="ce92" table:formula="of:=IF(SUM([.$E$2:.E8])&gt;[.$Q$6];&quot;&quot;;SUM([.$E$2:.E8]))" office:value-type="float" office:value="14" calcext:value-type="float">
            <text:p>14</text:p>
          </table:table-cell>
          <table:table-cell table:style-name="ce123" table:formula="of:=IF(SUM([.$G$2:.G8])&gt;[.$Q$6];&quot;&quot;;SUM([.$G$2:.G8]))" office:value-type="float" office:value="26" calcext:value-type="float">
            <text:p>26</text:p>
          </table:table-cell>
          <table:table-cell table:style-name="ce123" table:formula="of:=IF(SUM([.$H$2:.H8])&gt;[.$Q$6];&quot;&quot;;SUM([.$H$2:.H8]))" office:value-type="float" office:value="24" calcext:value-type="float">
            <text:p>24</text:p>
          </table:table-cell>
          <table:table-cell table:style-name="ce123" table:formula="of:=IF(SUM([.$I$2:.I8])&gt;[.$Q$6];&quot;&quot;;SUM([.$I$2:.I8]))" office:value-type="float" office:value="16" calcext:value-type="float">
            <text:p>16</text:p>
          </table:table-cell>
          <table:table-cell table:style-name="ce91" table:formula="of:=[.$Q$13]-([.F8]/24/60)" office:value-type="time" office:time-value="PT1051823H43M47.999999933S" calcext:value-type="time">
            <text:p>23:43:48</text:p>
          </table:table-cell>
          <table:table-cell table:style-name="ce98"/>
          <table:table-cell table:style-name="ce110" office:value-type="string" calcext:value-type="string" table:number-columns-spanned="8" table:number-rows-spanned="1">
            <text:p>Truppenanzahl pro EW</text:p>
          </table:table-cell>
          <table:covered-table-cell table:number-columns-repeated="7"/>
          <table:table-cell table:number-columns-repeated="1001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9" office:value-type="string" calcext:value-type="string">
            <text:p>Dorf von auffWaldemar 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5.4" calcext:value-type="float">
            <text:p>5,4</text:p>
          </table:table-cell>
          <table:table-cell table:style-name="ce8" table:formula="of:=IF([.C9]=0;0;IF([.C9]&lt;[.$Q$9];[.$Q$10];IF([.C9]&lt;[.$R$9];[.$R$10];IF([.C9]&lt;[.$S$9];[.$S$10];IF([.C9]&lt;[.$T$9];[.$T$10];IF([.C9]&lt;[.$U$9];[.$U$10];IF([.C9]&lt;u$9$;[.$V$10];IF([.C9]&lt;[.$W$9];[.$W$10];50))))))))" office:value-type="float" office:value="2" calcext:value-type="float">
            <text:p>2</text:p>
          </table:table-cell>
          <table:table-cell table:style-name="ce8" table:formula="of:=ROUNDUP(IF([.D9]&lt;=20;[.D9]/[.$Q$5];(([.D9]-20)/([.$Q$5]*[.$R$3]))+(20/[.$Q$5]));2)*60" office:value-type="float" office:value="17.4" calcext:value-type="float">
            <text:p>17,4</text:p>
          </table:table-cell>
          <table:table-cell table:style-name="ce8" table:formula="of:=ROUNDUP([.F9]*2/60/0.25;0)*[.E9]" office:value-type="float" office:value="6" calcext:value-type="float">
            <text:p>6</text:p>
          </table:table-cell>
          <table:table-cell table:style-name="ce8" table:formula="of:=ROUNDUP([.F9]*2/60/0.33;0)*[.E9]" office:value-type="float" office:value="4" calcext:value-type="float">
            <text:p>4</text:p>
          </table:table-cell>
          <table:table-cell table:style-name="ce8" table:formula="of:=ROUNDUP([.F9]*2/60/0.5;0)*[.E9]" office:value-type="float" office:value="4" calcext:value-type="float">
            <text:p>4</text:p>
          </table:table-cell>
          <table:table-cell table:style-name="ce92" table:formula="of:=IF(SUM([.$E$2:.E9])&gt;[.$Q$6];&quot;&quot;;SUM([.$E$2:.E9]))" office:value-type="float" office:value="16" calcext:value-type="float">
            <text:p>16</text:p>
          </table:table-cell>
          <table:table-cell table:style-name="ce123" table:formula="of:=IF(SUM([.$G$2:.G9])&gt;[.$Q$6];&quot;&quot;;SUM([.$G$2:.G9]))" office:value-type="float" office:value="32" calcext:value-type="float">
            <text:p>32</text:p>
          </table:table-cell>
          <table:table-cell table:style-name="ce123" table:formula="of:=IF(SUM([.$H$2:.H9])&gt;[.$Q$6];&quot;&quot;;SUM([.$H$2:.H9]))" office:value-type="float" office:value="28" calcext:value-type="float">
            <text:p>28</text:p>
          </table:table-cell>
          <table:table-cell table:style-name="ce123" table:formula="of:=IF(SUM([.$I$2:.I9])&gt;[.$Q$6];&quot;&quot;;SUM([.$I$2:.I9]))" office:value-type="float" office:value="20" calcext:value-type="float">
            <text:p>20</text:p>
          </table:table-cell>
          <table:table-cell table:style-name="ce91" table:formula="of:=[.$Q$13]-([.F9]/24/60)" office:value-type="time" office:time-value="PT1051823H42M35.999999866S" calcext:value-type="time">
            <text:p>23:42:36</text:p>
          </table:table-cell>
          <table:table-cell table:style-name="ce98"/>
          <table:table-cell table:style-name="ce108" office:value-type="string" calcext:value-type="string">
            <text:p>EW Grenze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number-columns-repeated="1001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Dorf von Daikon</text:p>
          </table:table-cell>
          <table:table-cell table:style-name="ce97" office:value-type="float" office:value="13" calcext:value-type="float">
            <text:p>13</text:p>
          </table:table-cell>
          <table:table-cell table:style-name="ce116" office:value-type="float" office:value="5.4" calcext:value-type="float">
            <text:p>5,4</text:p>
          </table:table-cell>
          <table:table-cell table:style-name="ce8" table:formula="of:=IF([.C10]=0;0;IF([.C10]&lt;[.$Q$9];[.$Q$10];IF([.C10]&lt;[.$R$9];[.$R$10];IF([.C10]&lt;[.$S$9];[.$S$10];IF([.C10]&lt;[.$T$9];[.$T$10];IF([.C10]&lt;[.$U$9];[.$U$10];IF([.C10]&lt;u$9$;[.$V$10];IF([.C10]&lt;[.$W$9];[.$W$10];50))))))))" office:value-type="float" office:value="2" calcext:value-type="float">
            <text:p>2</text:p>
          </table:table-cell>
          <table:table-cell table:style-name="ce8" table:formula="of:=ROUNDUP(IF([.D10]&lt;=20;[.D10]/[.$Q$5];(([.D10]-20)/([.$Q$5]*[.$R$3]))+(20/[.$Q$5]));2)*60" office:value-type="float" office:value="17.4" calcext:value-type="float">
            <text:p>17,4</text:p>
          </table:table-cell>
          <table:table-cell table:style-name="ce8" table:formula="of:=ROUNDUP([.F10]*2/60/0.25;0)*[.E10]" office:value-type="float" office:value="6" calcext:value-type="float">
            <text:p>6</text:p>
          </table:table-cell>
          <table:table-cell table:style-name="ce8" table:formula="of:=ROUNDUP([.F10]*2/60/0.33;0)*[.E10]" office:value-type="float" office:value="4" calcext:value-type="float">
            <text:p>4</text:p>
          </table:table-cell>
          <table:table-cell table:style-name="ce8" table:formula="of:=ROUNDUP([.F10]*2/60/0.5;0)*[.E10]" office:value-type="float" office:value="4" calcext:value-type="float">
            <text:p>4</text:p>
          </table:table-cell>
          <table:table-cell table:style-name="ce92" table:formula="of:=IF(SUM([.$E$2:.E10])&gt;[.$Q$6];&quot;&quot;;SUM([.$E$2:.E10]))" office:value-type="float" office:value="18" calcext:value-type="float">
            <text:p>18</text:p>
          </table:table-cell>
          <table:table-cell table:style-name="ce123" table:formula="of:=IF(SUM([.$G$2:.G10])&gt;[.$Q$6];&quot;&quot;;SUM([.$G$2:.G10]))" office:value-type="float" office:value="38" calcext:value-type="float">
            <text:p>38</text:p>
          </table:table-cell>
          <table:table-cell table:style-name="ce123" table:formula="of:=IF(SUM([.$H$2:.H10])&gt;[.$Q$6];&quot;&quot;;SUM([.$H$2:.H10]))" office:value-type="float" office:value="32" calcext:value-type="float">
            <text:p>32</text:p>
          </table:table-cell>
          <table:table-cell table:style-name="ce123" table:formula="of:=IF(SUM([.$I$2:.I10])&gt;[.$Q$6];&quot;&quot;;SUM([.$I$2:.I10]))" office:value-type="float" office:value="24" calcext:value-type="float">
            <text:p>24</text:p>
          </table:table-cell>
          <table:table-cell table:style-name="ce91" table:formula="of:=[.$Q$13]-([.F10]/24/60)" office:value-type="time" office:time-value="PT1051823H42M35.999999866S" calcext:value-type="time">
            <text:p>23:42:36</text:p>
          </table:table-cell>
          <table:table-cell table:style-name="ce98"/>
          <table:table-cell table:style-name="ce108" office:value-type="string" calcext:value-type="string">
            <text:p>Truppe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01"/>
        </table:table-row>
        <table:table-row table:style-name="ro3">
          <table:table-cell table:style-name="ce8" office:value-type="float" office:value="10" calcext:value-type="float">
            <text:p>10</text:p>
          </table:table-cell>
          <table:table-cell table:style-name="ce89" office:value-type="string" calcext:value-type="string">
            <text:p>Dorf von Fersenclar </text:p>
          </table:table-cell>
          <table:table-cell table:style-name="ce107" office:value-type="float" office:value="19" calcext:value-type="float">
            <text:p>19</text:p>
          </table:table-cell>
          <table:table-cell table:style-name="ce107" office:value-type="float" office:value="6" calcext:value-type="float">
            <text:p>6</text:p>
          </table:table-cell>
          <table:table-cell table:style-name="ce8" table:formula="of:=IF([.C11]=0;0;IF([.C11]&lt;[.$Q$9];[.$Q$10];IF([.C11]&lt;[.$R$9];[.$R$10];IF([.C11]&lt;[.$S$9];[.$S$10];IF([.C11]&lt;[.$T$9];[.$T$10];IF([.C11]&lt;[.$U$9];[.$U$10];IF([.C11]&lt;u$9$;[.$V$10];IF([.C11]&lt;[.$W$9];[.$W$10];50))))))))" office:value-type="float" office:value="2" calcext:value-type="float">
            <text:p>2</text:p>
          </table:table-cell>
          <table:table-cell table:style-name="ce8" table:formula="of:=ROUNDUP(IF([.D11]&lt;=20;[.D11]/[.$Q$5];(([.D11]-20)/([.$Q$5]*[.$R$3]))+(20/[.$Q$5]));2)*60" office:value-type="float" office:value="19.2" calcext:value-type="float">
            <text:p>19,2</text:p>
          </table:table-cell>
          <table:table-cell table:style-name="ce8" table:formula="of:=ROUNDUP([.F11]*2/60/0.25;0)*[.E11]" office:value-type="float" office:value="6" calcext:value-type="float">
            <text:p>6</text:p>
          </table:table-cell>
          <table:table-cell table:style-name="ce8" table:formula="of:=ROUNDUP([.F11]*2/60/0.33;0)*[.E11]" office:value-type="float" office:value="4" calcext:value-type="float">
            <text:p>4</text:p>
          </table:table-cell>
          <table:table-cell table:style-name="ce8" table:formula="of:=ROUNDUP([.F11]*2/60/0.5;0)*[.E11]" office:value-type="float" office:value="4" calcext:value-type="float">
            <text:p>4</text:p>
          </table:table-cell>
          <table:table-cell table:style-name="ce92" table:formula="of:=IF(SUM([.$E$2:.E11])&gt;[.$Q$6];&quot;&quot;;SUM([.$E$2:.E11]))" office:value-type="float" office:value="20" calcext:value-type="float">
            <text:p>20</text:p>
          </table:table-cell>
          <table:table-cell table:style-name="ce123" table:formula="of:=IF(SUM([.$G$2:.G11])&gt;[.$Q$6];&quot;&quot;;SUM([.$G$2:.G11]))" office:value-type="float" office:value="44" calcext:value-type="float">
            <text:p>44</text:p>
          </table:table-cell>
          <table:table-cell table:style-name="ce123" table:formula="of:=IF(SUM([.$H$2:.H11])&gt;[.$Q$6];&quot;&quot;;SUM([.$H$2:.H11]))" office:value-type="float" office:value="36" calcext:value-type="float">
            <text:p>36</text:p>
          </table:table-cell>
          <table:table-cell table:style-name="ce123" table:formula="of:=IF(SUM([.$I$2:.I11])&gt;[.$Q$6];&quot;&quot;;SUM([.$I$2:.I11]))" office:value-type="float" office:value="28" calcext:value-type="float">
            <text:p>28</text:p>
          </table:table-cell>
          <table:table-cell table:style-name="ce91" table:formula="of:=[.$Q$13]-([.F11]/24/60)" office:value-type="time" office:time-value="PT1051823H40M47.999999765S" calcext:value-type="time">
            <text:p>23:40:48</text:p>
          </table:table-cell>
          <table:table-cell table:style-name="ce98"/>
          <table:table-cell table:style-name="Default" table:number-columns-repeated="8"/>
          <table:table-cell table:number-columns-repeated="1001"/>
        </table:table-row>
        <table:table-row table:style-name="ro3">
          <table:table-cell table:style-name="ce8" office:value-type="float" office:value="11" calcext:value-type="float">
            <text:p>11</text:p>
          </table:table-cell>
          <table:table-cell table:style-name="ce89" office:value-type="string" calcext:value-type="string">
            <text:p>Dorf von EckhardEulenb </text:p>
          </table:table-cell>
          <table:table-cell table:style-name="ce107" office:value-type="float" office:value="26" calcext:value-type="float">
            <text:p>26</text:p>
          </table:table-cell>
          <table:table-cell table:style-name="ce116" office:value-type="float" office:value="6.1" calcext:value-type="float">
            <text:p>6,1</text:p>
          </table:table-cell>
          <table:table-cell table:style-name="ce8" table:formula="of:=IF([.C12]=0;0;IF([.C12]&lt;[.$Q$9];[.$Q$10];IF([.C12]&lt;[.$R$9];[.$R$10];IF([.C12]&lt;[.$S$9];[.$S$10];IF([.C12]&lt;[.$T$9];[.$T$10];IF([.C12]&lt;[.$U$9];[.$U$10];IF([.C12]&lt;u$9$;[.$V$10];IF([.C12]&lt;[.$W$9];[.$W$10];50))))))))" office:value-type="float" office:value="2" calcext:value-type="float">
            <text:p>2</text:p>
          </table:table-cell>
          <table:table-cell table:style-name="ce8" table:formula="of:=ROUNDUP(IF([.D12]&lt;=20;[.D12]/[.$Q$5];(([.D12]-20)/([.$Q$5]*[.$R$3]))+(20/[.$Q$5]));2)*60" office:value-type="float" office:value="19.8" calcext:value-type="float">
            <text:p>19,8</text:p>
          </table:table-cell>
          <table:table-cell table:style-name="ce8" table:formula="of:=ROUNDUP([.F12]*2/60/0.25;0)*[.E12]" office:value-type="float" office:value="6" calcext:value-type="float">
            <text:p>6</text:p>
          </table:table-cell>
          <table:table-cell table:style-name="ce8" table:formula="of:=ROUNDUP([.F12]*2/60/0.33;0)*[.E12]" office:value-type="float" office:value="4" calcext:value-type="float">
            <text:p>4</text:p>
          </table:table-cell>
          <table:table-cell table:style-name="ce8" table:formula="of:=ROUNDUP([.F12]*2/60/0.5;0)*[.E12]" office:value-type="float" office:value="4" calcext:value-type="float">
            <text:p>4</text:p>
          </table:table-cell>
          <table:table-cell table:style-name="ce92" table:formula="of:=IF(SUM([.$E$2:.E12])&gt;[.$Q$6];&quot;&quot;;SUM([.$E$2:.E12]))" office:value-type="float" office:value="22" calcext:value-type="float">
            <text:p>22</text:p>
          </table:table-cell>
          <table:table-cell table:style-name="ce123" table:formula="of:=IF(SUM([.$G$2:.G12])&gt;[.$Q$6];&quot;&quot;;SUM([.$G$2:.G12]))" office:value-type="float" office:value="50" calcext:value-type="float">
            <text:p>50</text:p>
          </table:table-cell>
          <table:table-cell table:style-name="ce123" table:formula="of:=IF(SUM([.$H$2:.H12])&gt;[.$Q$6];&quot;&quot;;SUM([.$H$2:.H12]))" office:value-type="float" office:value="40" calcext:value-type="float">
            <text:p>40</text:p>
          </table:table-cell>
          <table:table-cell table:style-name="ce123" table:formula="of:=IF(SUM([.$I$2:.I12])&gt;[.$Q$6];&quot;&quot;;SUM([.$I$2:.I12]))" office:value-type="float" office:value="32" calcext:value-type="float">
            <text:p>32</text:p>
          </table:table-cell>
          <table:table-cell table:style-name="ce91" table:formula="of:=[.$Q$13]-([.F12]/24/60)" office:value-type="time" office:time-value="PT1051823H40M11.999999732S" calcext:value-type="time">
            <text:p>23:40:12</text:p>
          </table:table-cell>
          <table:table-cell table:style-name="ce98"/>
          <table:table-cell table:style-name="ce112" office:value-type="string" calcext:value-type="string" table:number-columns-spanned="3" table:number-rows-spanned="1">
            <text:p>Startzeit Friedensende</text:p>
          </table:table-cell>
          <table:covered-table-cell table:number-columns-repeated="2" table:style-name="Default"/>
          <table:table-cell table:style-name="Default" table:number-columns-repeated="5"/>
          <table:table-cell table:number-columns-repeated="1001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The Great Wall </text:p>
          </table:table-cell>
          <table:table-cell table:style-name="ce94" office:value-type="float" office:value="11" calcext:value-type="float">
            <text:p>11</text:p>
          </table:table-cell>
          <table:table-cell table:style-name="ce116" office:value-type="float" office:value="6.4" calcext:value-type="float">
            <text:p>6,4</text:p>
          </table:table-cell>
          <table:table-cell table:style-name="ce8" table:formula="of:=IF([.C13]=0;0;IF([.C13]&lt;[.$Q$9];[.$Q$10];IF([.C13]&lt;[.$R$9];[.$R$10];IF([.C13]&lt;[.$S$9];[.$S$10];IF([.C13]&lt;[.$T$9];[.$T$10];IF([.C13]&lt;[.$U$9];[.$U$10];IF([.C13]&lt;u$9$;[.$V$10];IF([.C13]&lt;[.$W$9];[.$W$10];50))))))))" office:value-type="float" office:value="2" calcext:value-type="float">
            <text:p>2</text:p>
          </table:table-cell>
          <table:table-cell table:style-name="ce8" table:formula="of:=ROUNDUP(IF([.D13]&lt;=20;[.D13]/[.$Q$5];(([.D13]-20)/([.$Q$5]*[.$R$3]))+(20/[.$Q$5]));2)*60" office:value-type="float" office:value="20.4" calcext:value-type="float">
            <text:p>20,4</text:p>
          </table:table-cell>
          <table:table-cell table:style-name="ce8" table:formula="of:=ROUNDUP([.F13]*2/60/0.25;0)*[.E13]" office:value-type="float" office:value="6" calcext:value-type="float">
            <text:p>6</text:p>
          </table:table-cell>
          <table:table-cell table:style-name="ce8" table:formula="of:=ROUNDUP([.F13]*2/60/0.33;0)*[.E13]" office:value-type="float" office:value="6" calcext:value-type="float">
            <text:p>6</text:p>
          </table:table-cell>
          <table:table-cell table:style-name="ce8" table:formula="of:=ROUNDUP([.F13]*2/60/0.5;0)*[.E13]" office:value-type="float" office:value="4" calcext:value-type="float">
            <text:p>4</text:p>
          </table:table-cell>
          <table:table-cell table:style-name="ce92" table:formula="of:=IF(SUM([.$E$2:.E13])&gt;[.$Q$6];&quot;&quot;;SUM([.$E$2:.E13]))" office:value-type="float" office:value="24" calcext:value-type="float">
            <text:p>24</text:p>
          </table:table-cell>
          <table:table-cell table:style-name="ce123" table:formula="of:=IF(SUM([.$G$2:.G13])&gt;[.$Q$6];&quot;&quot;;SUM([.$G$2:.G13]))" office:value-type="float" office:value="56" calcext:value-type="float">
            <text:p>56</text:p>
          </table:table-cell>
          <table:table-cell table:style-name="ce123" table:formula="of:=IF(SUM([.$H$2:.H13])&gt;[.$Q$6];&quot;&quot;;SUM([.$H$2:.H13]))" office:value-type="float" office:value="46" calcext:value-type="float">
            <text:p>46</text:p>
          </table:table-cell>
          <table:table-cell table:style-name="ce123" table:formula="of:=IF(SUM([.$I$2:.I13])&gt;[.$Q$6];&quot;&quot;;SUM([.$I$2:.I13]))" office:value-type="float" office:value="36" calcext:value-type="float">
            <text:p>36</text:p>
          </table:table-cell>
          <table:table-cell table:style-name="ce91" table:formula="of:=[.$Q$13]-([.F13]/24/60)" office:value-type="time" office:time-value="PT1051823H39M35.999999698S" calcext:value-type="time">
            <text:p>23:39:36</text:p>
          </table:table-cell>
          <table:table-cell table:style-name="ce98"/>
          <table:table-cell table:style-name="ce108" office:value-type="string" calcext:value-type="string">
            <text:p>Zeit</text:p>
          </table:table-cell>
          <table:table-cell table:style-name="ce128" office:value-type="time" office:time-value="PT1051824H00M00S" calcext:value-type="time" table:number-columns-spanned="2" table:number-rows-spanned="1">
            <text:p>00:00:00</text:p>
          </table:table-cell>
          <table:covered-table-cell table:style-name="Default"/>
          <table:table-cell table:style-name="Default" table:number-columns-repeated="2"/>
          <table:table-cell table:number-columns-repeated="1004"/>
        </table:table-row>
        <table:table-row table:style-name="ro3"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Dorf von mrbigmister</text:p>
          </table:table-cell>
          <table:table-cell table:style-name="ce97" office:value-type="float" office:value="19" calcext:value-type="float">
            <text:p>19</text:p>
          </table:table-cell>
          <table:table-cell table:style-name="ce116" office:value-type="float" office:value="6.7" calcext:value-type="float">
            <text:p>6,7</text:p>
          </table:table-cell>
          <table:table-cell table:style-name="ce8" table:formula="of:=IF([.C14]=0;0;IF([.C14]&lt;[.$Q$9];[.$Q$10];IF([.C14]&lt;[.$R$9];[.$R$10];IF([.C14]&lt;[.$S$9];[.$S$10];IF([.C14]&lt;[.$T$9];[.$T$10];IF([.C14]&lt;[.$U$9];[.$U$10];IF([.C14]&lt;u$9$;[.$V$10];IF([.C14]&lt;[.$W$9];[.$W$10];50))))))))" office:value-type="float" office:value="2" calcext:value-type="float">
            <text:p>2</text:p>
          </table:table-cell>
          <table:table-cell table:style-name="ce8" table:formula="of:=ROUNDUP(IF([.D14]&lt;=20;[.D14]/[.$Q$5];(([.D14]-20)/([.$Q$5]*[.$R$3]))+(20/[.$Q$5]));2)*60" office:value-type="float" office:value="21.6" calcext:value-type="float">
            <text:p>21,6</text:p>
          </table:table-cell>
          <table:table-cell table:style-name="ce8" table:formula="of:=ROUNDUP([.F14]*2/60/0.25;0)*[.E14]" office:value-type="float" office:value="6" calcext:value-type="float">
            <text:p>6</text:p>
          </table:table-cell>
          <table:table-cell table:style-name="ce8" table:formula="of:=ROUNDUP([.F14]*2/60/0.33;0)*[.E14]" office:value-type="float" office:value="6" calcext:value-type="float">
            <text:p>6</text:p>
          </table:table-cell>
          <table:table-cell table:style-name="ce8" table:formula="of:=ROUNDUP([.F14]*2/60/0.5;0)*[.E14]" office:value-type="float" office:value="4" calcext:value-type="float">
            <text:p>4</text:p>
          </table:table-cell>
          <table:table-cell table:style-name="ce92" table:formula="of:=IF(SUM([.$E$2:.E14])&gt;[.$Q$6];&quot;&quot;;SUM([.$E$2:.E14]))" office:value-type="float" office:value="26" calcext:value-type="float">
            <text:p>26</text:p>
          </table:table-cell>
          <table:table-cell table:style-name="ce123" table:formula="of:=IF(SUM([.$G$2:.G14])&gt;[.$Q$6];&quot;&quot;;SUM([.$G$2:.G14]))" office:value-type="float" office:value="62" calcext:value-type="float">
            <text:p>62</text:p>
          </table:table-cell>
          <table:table-cell table:style-name="ce123" table:formula="of:=IF(SUM([.$H$2:.H14])&gt;[.$Q$6];&quot;&quot;;SUM([.$H$2:.H14]))" office:value-type="float" office:value="52" calcext:value-type="float">
            <text:p>52</text:p>
          </table:table-cell>
          <table:table-cell table:style-name="ce123" table:formula="of:=IF(SUM([.$I$2:.I14])&gt;[.$Q$6];&quot;&quot;;SUM([.$I$2:.I14]))" office:value-type="float" office:value="40" calcext:value-type="float">
            <text:p>40</text:p>
          </table:table-cell>
          <table:table-cell table:style-name="ce91" table:formula="of:=[.$Q$13]-([.F14]/24/60)" office:value-type="time" office:time-value="PT1051823H38M24.000000469S" calcext:value-type="time">
            <text:p>23:38:24</text:p>
          </table:table-cell>
          <table:table-cell table:style-name="ce98"/>
          <table:table-cell table:style-name="Default" table:number-columns-repeated="5"/>
          <table:table-cell table:number-columns-repeated="1004"/>
        </table:table-row>
        <table:table-row table:style-name="ro3">
          <table:table-cell table:style-name="ce8" office:value-type="float" office:value="14" calcext:value-type="float">
            <text:p>14</text:p>
          </table:table-cell>
          <table:table-cell table:style-name="ce89" office:value-type="string" calcext:value-type="string">
            <text:p>Hüfthausen </text:p>
          </table:table-cell>
          <table:table-cell table:style-name="ce107" office:value-type="float" office:value="26" calcext:value-type="float">
            <text:p>26</text:p>
          </table:table-cell>
          <table:table-cell table:style-name="ce116" office:value-type="float" office:value="7.2" calcext:value-type="float">
            <text:p>7,2</text:p>
          </table:table-cell>
          <table:table-cell table:style-name="ce8" table:formula="of:=IF([.C15]=0;0;IF([.C15]&lt;[.$Q$9];[.$Q$10];IF([.C15]&lt;[.$R$9];[.$R$10];IF([.C15]&lt;[.$S$9];[.$S$10];IF([.C15]&lt;[.$T$9];[.$T$10];IF([.C15]&lt;[.$U$9];[.$U$10];IF([.C15]&lt;u$9$;[.$V$10];IF([.C15]&lt;[.$W$9];[.$W$10];50))))))))" office:value-type="float" office:value="2" calcext:value-type="float">
            <text:p>2</text:p>
          </table:table-cell>
          <table:table-cell table:style-name="ce8" table:formula="of:=ROUNDUP(IF([.D15]&lt;=20;[.D15]/[.$Q$5];(([.D15]-20)/([.$Q$5]*[.$R$3]))+(20/[.$Q$5]));2)*60" office:value-type="float" office:value="22.8" calcext:value-type="float">
            <text:p>22,8</text:p>
          </table:table-cell>
          <table:table-cell table:style-name="ce8" table:formula="of:=ROUNDUP([.F15]*2/60/0.25;0)*[.E15]" office:value-type="float" office:value="8" calcext:value-type="float">
            <text:p>8</text:p>
          </table:table-cell>
          <table:table-cell table:style-name="ce8" table:formula="of:=ROUNDUP([.F15]*2/60/0.33;0)*[.E15]" office:value-type="float" office:value="6" calcext:value-type="float">
            <text:p>6</text:p>
          </table:table-cell>
          <table:table-cell table:style-name="ce8" table:formula="of:=ROUNDUP([.F15]*2/60/0.5;0)*[.E15]" office:value-type="float" office:value="4" calcext:value-type="float">
            <text:p>4</text:p>
          </table:table-cell>
          <table:table-cell table:style-name="ce92" table:formula="of:=IF(SUM([.$E$2:.E15])&gt;[.$Q$6];&quot;&quot;;SUM([.$E$2:.E15]))" office:value-type="float" office:value="28" calcext:value-type="float">
            <text:p>28</text:p>
          </table:table-cell>
          <table:table-cell table:style-name="ce123" table:formula="of:=IF(SUM([.$G$2:.G15])&gt;[.$Q$6];&quot;&quot;;SUM([.$G$2:.G15]))" office:value-type="float" office:value="70" calcext:value-type="float">
            <text:p>70</text:p>
          </table:table-cell>
          <table:table-cell table:style-name="ce123" table:formula="of:=IF(SUM([.$H$2:.H15])&gt;[.$Q$6];&quot;&quot;;SUM([.$H$2:.H15]))" office:value-type="float" office:value="58" calcext:value-type="float">
            <text:p>58</text:p>
          </table:table-cell>
          <table:table-cell table:style-name="ce123" table:formula="of:=IF(SUM([.$I$2:.I15])&gt;[.$Q$6];&quot;&quot;;SUM([.$I$2:.I15]))" office:value-type="float" office:value="44" calcext:value-type="float">
            <text:p>44</text:p>
          </table:table-cell>
          <table:table-cell table:style-name="ce91" table:formula="of:=[.$Q$13]-([.F15]/24/60)" office:value-type="time" office:time-value="PT1051823H37M12.000000402S" calcext:value-type="time">
            <text:p>23:37:12</text:p>
          </table:table-cell>
          <table:table-cell table:style-name="ce98"/>
          <table:table-cell table:style-name="Default" table:number-columns-repeated="5"/>
          <table:table-cell table:number-columns-repeated="1004"/>
        </table:table-row>
        <table:table-row table:style-name="ro3">
          <table:table-cell table:style-name="ce8" office:value-type="float" office:value="15" calcext:value-type="float">
            <text:p>15</text:p>
          </table:table-cell>
          <table:table-cell table:style-name="ce90" office:value-type="string" calcext:value-type="string">
            <text:p>Nataren 37|-22</text:p>
          </table:table-cell>
          <table:table-cell table:style-name="ce97" office:value-type="float" office:value="26" calcext:value-type="float">
            <text:p>26</text:p>
          </table:table-cell>
          <table:table-cell table:style-name="ce116" office:value-type="float" office:value="7.3" calcext:value-type="float">
            <text:p>7,3</text:p>
          </table:table-cell>
          <table:table-cell table:style-name="ce8" table:formula="of:=IF([.C16]=0;0;IF([.C16]&lt;[.$Q$9];[.$Q$10];IF([.C16]&lt;[.$R$9];[.$R$10];IF([.C16]&lt;[.$S$9];[.$S$10];IF([.C16]&lt;[.$T$9];[.$T$10];IF([.C16]&lt;[.$U$9];[.$U$10];IF([.C16]&lt;u$9$;[.$V$10];IF([.C16]&lt;[.$W$9];[.$W$10];50))))))))" office:value-type="float" office:value="2" calcext:value-type="float">
            <text:p>2</text:p>
          </table:table-cell>
          <table:table-cell table:style-name="ce8" table:formula="of:=ROUNDUP(IF([.D16]&lt;=20;[.D16]/[.$Q$5];(([.D16]-20)/([.$Q$5]*[.$R$3]))+(20/[.$Q$5]));2)*60" office:value-type="float" office:value="23.4" calcext:value-type="float">
            <text:p>23,4</text:p>
          </table:table-cell>
          <table:table-cell table:style-name="ce8" table:formula="of:=ROUNDUP([.F16]*2/60/0.25;0)*[.E16]" office:value-type="float" office:value="8" calcext:value-type="float">
            <text:p>8</text:p>
          </table:table-cell>
          <table:table-cell table:style-name="ce8" table:formula="of:=ROUNDUP([.F16]*2/60/0.33;0)*[.E16]" office:value-type="float" office:value="6" calcext:value-type="float">
            <text:p>6</text:p>
          </table:table-cell>
          <table:table-cell table:style-name="ce8" table:formula="of:=ROUNDUP([.F16]*2/60/0.5;0)*[.E16]" office:value-type="float" office:value="4" calcext:value-type="float">
            <text:p>4</text:p>
          </table:table-cell>
          <table:table-cell table:style-name="ce92" table:formula="of:=IF(SUM([.$E$2:.E16])&gt;[.$Q$6];&quot;&quot;;SUM([.$E$2:.E16]))" office:value-type="float" office:value="30" calcext:value-type="float">
            <text:p>30</text:p>
          </table:table-cell>
          <table:table-cell table:style-name="ce123" table:formula="of:=IF(SUM([.$G$2:.G16])&gt;[.$Q$6];&quot;&quot;;SUM([.$G$2:.G16]))" office:value-type="float" office:value="78" calcext:value-type="float">
            <text:p>78</text:p>
          </table:table-cell>
          <table:table-cell table:style-name="ce123" table:formula="of:=IF(SUM([.$H$2:.H16])&gt;[.$Q$6];&quot;&quot;;SUM([.$H$2:.H16]))" office:value-type="float" office:value="64" calcext:value-type="float">
            <text:p>64</text:p>
          </table:table-cell>
          <table:table-cell table:style-name="ce123" table:formula="of:=IF(SUM([.$I$2:.I16])&gt;[.$Q$6];&quot;&quot;;SUM([.$I$2:.I16]))" office:value-type="float" office:value="48" calcext:value-type="float">
            <text:p>48</text:p>
          </table:table-cell>
          <table:table-cell table:style-name="ce91" table:formula="of:=[.$Q$13]-([.F16]/24/60)" office:value-type="time" office:time-value="PT1051823H36M35.999999531S" calcext:value-type="time">
            <text:p>23:36:36</text:p>
          </table:table-cell>
          <table:table-cell table:style-name="ce98"/>
          <table:table-cell table:style-name="Default" table:number-columns-repeated="5"/>
          <table:table-cell table:number-columns-repeated="1004"/>
        </table:table-row>
        <table:table-row table:style-name="ro3">
          <table:table-cell table:style-name="ce8" office:value-type="float" office:value="16" calcext:value-type="float">
            <text:p>16</text:p>
          </table:table-cell>
          <table:table-cell table:style-name="ce89" office:value-type="string" calcext:value-type="string">
            <text:p>Dorf von Winkelhock343 </text:p>
          </table:table-cell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8" calcext:value-type="float">
            <text:p>8</text:p>
          </table:table-cell>
          <table:table-cell table:style-name="ce8" table:formula="of:=IF([.C17]=0;0;IF([.C17]&lt;[.$Q$9];[.$Q$10];IF([.C17]&lt;[.$R$9];[.$R$10];IF([.C17]&lt;[.$S$9];[.$S$10];IF([.C17]&lt;[.$T$9];[.$T$10];IF([.C17]&lt;[.$U$9];[.$U$10];IF([.C17]&lt;u$9$;[.$V$10];IF([.C17]&lt;[.$W$9];[.$W$10];50))))))))" office:value-type="float" office:value="2" calcext:value-type="float">
            <text:p>2</text:p>
          </table:table-cell>
          <table:table-cell table:style-name="ce8" table:formula="of:=ROUNDUP(IF([.D17]&lt;=20;[.D17]/[.$Q$5];(([.D17]-20)/([.$Q$5]*[.$R$3]))+(20/[.$Q$5]));2)*60" office:value-type="float" office:value="25.8" calcext:value-type="float">
            <text:p>25,8</text:p>
          </table:table-cell>
          <table:table-cell table:style-name="ce8" table:formula="of:=ROUNDUP([.F17]*2/60/0.25;0)*[.E17]" office:value-type="float" office:value="8" calcext:value-type="float">
            <text:p>8</text:p>
          </table:table-cell>
          <table:table-cell table:style-name="ce8" table:formula="of:=ROUNDUP([.F17]*2/60/0.33;0)*[.E17]" office:value-type="float" office:value="6" calcext:value-type="float">
            <text:p>6</text:p>
          </table:table-cell>
          <table:table-cell table:style-name="ce8" table:formula="of:=ROUNDUP([.F17]*2/60/0.5;0)*[.E17]" office:value-type="float" office:value="4" calcext:value-type="float">
            <text:p>4</text:p>
          </table:table-cell>
          <table:table-cell table:style-name="ce92" table:formula="of:=IF(SUM([.$E$2:.E17])&gt;[.$Q$6];&quot;&quot;;SUM([.$E$2:.E17]))" office:value-type="float" office:value="32" calcext:value-type="float">
            <text:p>32</text:p>
          </table:table-cell>
          <table:table-cell table:style-name="ce123" table:formula="of:=IF(SUM([.$G$2:.G17])&gt;[.$Q$6];&quot;&quot;;SUM([.$G$2:.G17]))" office:value-type="float" office:value="86" calcext:value-type="float">
            <text:p>86</text:p>
          </table:table-cell>
          <table:table-cell table:style-name="ce123" table:formula="of:=IF(SUM([.$H$2:.H17])&gt;[.$Q$6];&quot;&quot;;SUM([.$H$2:.H17]))" office:value-type="float" office:value="70" calcext:value-type="float">
            <text:p>70</text:p>
          </table:table-cell>
          <table:table-cell table:style-name="ce123" table:formula="of:=IF(SUM([.$I$2:.I17])&gt;[.$Q$6];&quot;&quot;;SUM([.$I$2:.I17]))" office:value-type="float" office:value="52" calcext:value-type="float">
            <text:p>52</text:p>
          </table:table-cell>
          <table:table-cell table:style-name="ce91" table:formula="of:=[.$Q$13]-([.F17]/24/60)" office:value-type="time" office:time-value="PT1051823H34M12.000000235S" calcext:value-type="time">
            <text:p>23:34:12</text:p>
          </table:table-cell>
          <table:table-cell table:style-name="ce98"/>
          <table:table-cell table:style-name="Default" table:number-columns-repeated="5"/>
          <table:table-cell table:number-columns-repeated="1004"/>
        </table:table-row>
        <table:table-row table:style-name="ro3">
          <table:table-cell table:style-name="ce8" office:value-type="float" office:value="17" calcext:value-type="float">
            <text:p>17</text:p>
          </table:table-cell>
          <table:table-cell table:style-name="ce89" office:value-type="string" calcext:value-type="string">
            <text:p>Hercules </text:p>
          </table:table-cell>
          <table:table-cell table:style-name="ce107" office:value-type="float" office:value="125" calcext:value-type="float">
            <text:p>125</text:p>
          </table:table-cell>
          <table:table-cell table:style-name="ce116" office:value-type="float" office:value="8.1" calcext:value-type="float">
            <text:p>8,1</text:p>
          </table:table-cell>
          <table:table-cell table:style-name="ce8" table:formula="of:=IF([.C18]=0;0;IF([.C18]&lt;[.$Q$9];[.$Q$10];IF([.C18]&lt;[.$R$9];[.$R$10];IF([.C18]&lt;[.$S$9];[.$S$10];IF([.C18]&lt;[.$T$9];[.$T$10];IF([.C18]&lt;[.$U$9];[.$U$10];IF([.C18]&lt;u$9$;[.$V$10];IF([.C18]&lt;[.$W$9];[.$W$10];50))))))))" office:value-type="float" office:value="3" calcext:value-type="float">
            <text:p>3</text:p>
          </table:table-cell>
          <table:table-cell table:style-name="ce8" table:formula="of:=ROUNDUP(IF([.D18]&lt;=20;[.D18]/[.$Q$5];(([.D18]-20)/([.$Q$5]*[.$R$3]))+(20/[.$Q$5]));2)*60" office:value-type="float" office:value="25.8" calcext:value-type="float">
            <text:p>25,8</text:p>
          </table:table-cell>
          <table:table-cell table:style-name="ce8" table:formula="of:=ROUNDUP([.F18]*2/60/0.25;0)*[.E18]" office:value-type="float" office:value="12" calcext:value-type="float">
            <text:p>12</text:p>
          </table:table-cell>
          <table:table-cell table:style-name="ce8" table:formula="of:=ROUNDUP([.F18]*2/60/0.33;0)*[.E18]" office:value-type="float" office:value="9" calcext:value-type="float">
            <text:p>9</text:p>
          </table:table-cell>
          <table:table-cell table:style-name="ce8" table:formula="of:=ROUNDUP([.F18]*2/60/0.5;0)*[.E18]" office:value-type="float" office:value="6" calcext:value-type="float">
            <text:p>6</text:p>
          </table:table-cell>
          <table:table-cell table:style-name="ce92" table:formula="of:=IF(SUM([.$E$2:.E18])&gt;[.$Q$6];&quot;&quot;;SUM([.$E$2:.E18]))" office:value-type="float" office:value="35" calcext:value-type="float">
            <text:p>35</text:p>
          </table:table-cell>
          <table:table-cell table:style-name="ce123" table:formula="of:=IF(SUM([.$G$2:.G18])&gt;[.$Q$6];&quot;&quot;;SUM([.$G$2:.G18]))" office:value-type="float" office:value="98" calcext:value-type="float">
            <text:p>98</text:p>
          </table:table-cell>
          <table:table-cell table:style-name="ce123" table:formula="of:=IF(SUM([.$H$2:.H18])&gt;[.$Q$6];&quot;&quot;;SUM([.$H$2:.H18]))" office:value-type="float" office:value="79" calcext:value-type="float">
            <text:p>79</text:p>
          </table:table-cell>
          <table:table-cell table:style-name="ce123" table:formula="of:=IF(SUM([.$I$2:.I18])&gt;[.$Q$6];&quot;&quot;;SUM([.$I$2:.I18]))" office:value-type="float" office:value="58" calcext:value-type="float">
            <text:p>58</text:p>
          </table:table-cell>
          <table:table-cell table:style-name="ce91" table:formula="of:=[.$Q$13]-([.F18]/24/60)" office:value-type="time" office:time-value="PT1051823H34M12.000000235S" calcext:value-type="time">
            <text:p>23:34:12</text:p>
          </table:table-cell>
          <table:table-cell table:style-name="ce98"/>
          <table:table-cell table:style-name="ce111" office:value-type="string" calcext:value-type="string" table:number-columns-spanned="5" table:number-rows-spanned="1">
            <text:p>Berechnung</text:p>
          </table:table-cell>
          <table:covered-table-cell table:number-columns-repeated="4" table:style-name="ce105"/>
          <table:table-cell table:number-columns-repeated="1004"/>
        </table:table-row>
        <table:table-row table:style-name="ro3"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00 Ujedinjenje </text:p>
          </table:table-cell>
          <table:table-cell table:style-name="ce94" office:value-type="float" office:value="75" calcext:value-type="float">
            <text:p>75</text:p>
          </table:table-cell>
          <table:table-cell table:style-name="ce116" office:value-type="float" office:value="8.9" calcext:value-type="float">
            <text:p>8,9</text:p>
          </table:table-cell>
          <table:table-cell table:style-name="ce8" table:formula="of:=IF([.C19]=0;0;IF([.C19]&lt;[.$Q$9];[.$Q$10];IF([.C19]&lt;[.$R$9];[.$R$10];IF([.C19]&lt;[.$S$9];[.$S$10];IF([.C19]&lt;[.$T$9];[.$T$10];IF([.C19]&lt;[.$U$9];[.$U$10];IF([.C19]&lt;u$9$;[.$V$10];IF([.C19]&lt;[.$W$9];[.$W$10];50))))))))" office:value-type="float" office:value="3" calcext:value-type="float">
            <text:p>3</text:p>
          </table:table-cell>
          <table:table-cell table:style-name="ce8" table:formula="of:=ROUNDUP(IF([.D19]&lt;=20;[.D19]/[.$Q$5];(([.D19]-20)/([.$Q$5]*[.$R$3]))+(20/[.$Q$5]));2)*60" office:value-type="float" office:value="28.2" calcext:value-type="float">
            <text:p>28,2</text:p>
          </table:table-cell>
          <table:table-cell table:style-name="ce8" table:formula="of:=ROUNDUP([.F19]*2/60/0.25;0)*[.E19]" office:value-type="float" office:value="12" calcext:value-type="float">
            <text:p>12</text:p>
          </table:table-cell>
          <table:table-cell table:style-name="ce8" table:formula="of:=ROUNDUP([.F19]*2/60/0.33;0)*[.E19]" office:value-type="float" office:value="9" calcext:value-type="float">
            <text:p>9</text:p>
          </table:table-cell>
          <table:table-cell table:style-name="ce8" table:formula="of:=ROUNDUP([.F19]*2/60/0.5;0)*[.E19]" office:value-type="float" office:value="6" calcext:value-type="float">
            <text:p>6</text:p>
          </table:table-cell>
          <table:table-cell table:style-name="ce92" table:formula="of:=IF(SUM([.$E$2:.E19])&gt;[.$Q$6];&quot;&quot;;SUM([.$E$2:.E19]))" office:value-type="float" office:value="38" calcext:value-type="float">
            <text:p>38</text:p>
          </table:table-cell>
          <table:table-cell table:style-name="ce123" table:formula="of:=IF(SUM([.$G$2:.G19])&gt;[.$Q$6];&quot;&quot;;SUM([.$G$2:.G19]))" office:value-type="float" office:value="110" calcext:value-type="float">
            <text:p>110</text:p>
          </table:table-cell>
          <table:table-cell table:style-name="ce123" table:formula="of:=IF(SUM([.$H$2:.H19])&gt;[.$Q$6];&quot;&quot;;SUM([.$H$2:.H19]))" office:value-type="float" office:value="88" calcext:value-type="float">
            <text:p>88</text:p>
          </table:table-cell>
          <table:table-cell table:style-name="ce123" table:formula="of:=IF(SUM([.$I$2:.I19])&gt;[.$Q$6];&quot;&quot;;SUM([.$I$2:.I19]))" office:value-type="float" office:value="64" calcext:value-type="float">
            <text:p>64</text:p>
          </table:table-cell>
          <table:table-cell table:style-name="ce91" table:formula="of:=[.$Q$13]-([.F19]/24/60)" office:value-type="time" office:time-value="PT1051823H31M48.000000101S" calcext:value-type="time">
            <text:p>23:31:48</text:p>
          </table:table-cell>
          <table:table-cell table:style-name="ce98"/>
          <table:table-cell table:style-name="ce114" office:value-type="string" calcext:value-type="string" table:number-columns-spanned="2" table:number-rows-spanned="1">
            <text:p>Benötigte Truppen</text:p>
          </table:table-cell>
          <table:covered-table-cell table:style-name="ce114"/>
          <table:table-cell table:style-name="ce126" office:value-type="string" calcext:value-type="string" table:number-columns-spanned="2" table:number-rows-spanned="1">
            <text:p>Fehl. Truppen</text:p>
          </table:table-cell>
          <table:covered-table-cell table:style-name="ce127"/>
          <table:table-cell table:number-columns-repeated="1005"/>
        </table:table-row>
        <table:table-row table:style-name="ro3">
          <table:table-cell table:style-name="ce8" office:value-type="float" office:value="19" calcext:value-type="float">
            <text:p>19</text:p>
          </table:table-cell>
          <table:table-cell table:style-name="ce89" office:value-type="string" calcext:value-type="string">
            <text:p>Bremen </text:p>
          </table:table-cell>
          <table:table-cell table:style-name="ce107" office:value-type="float" office:value="30" calcext:value-type="float">
            <text:p>30</text:p>
          </table:table-cell>
          <table:table-cell table:style-name="ce116" office:value-type="float" office:value="9.2" calcext:value-type="float">
            <text:p>9,2</text:p>
          </table:table-cell>
          <table:table-cell table:style-name="ce8" table:formula="of:=IF([.C20]=0;0;IF([.C20]&lt;[.$Q$9];[.$Q$10];IF([.C20]&lt;[.$R$9];[.$R$10];IF([.C20]&lt;[.$S$9];[.$S$10];IF([.C20]&lt;[.$T$9];[.$T$10];IF([.C20]&lt;[.$U$9];[.$U$10];IF([.C20]&lt;u$9$;[.$V$10];IF([.C20]&lt;[.$W$9];[.$W$10];50))))))))" office:value-type="float" office:value="2" calcext:value-type="float">
            <text:p>2</text:p>
          </table:table-cell>
          <table:table-cell table:style-name="ce8" table:formula="of:=ROUNDUP(IF([.D20]&lt;=20;[.D20]/[.$Q$5];(([.D20]-20)/([.$Q$5]*[.$R$3]))+(20/[.$Q$5]));2)*60" office:value-type="float" office:value="29.4" calcext:value-type="float">
            <text:p>29,4</text:p>
          </table:table-cell>
          <table:table-cell table:style-name="ce8" table:formula="of:=ROUNDUP([.F20]*2/60/0.25;0)*[.E20]" office:value-type="float" office:value="8" calcext:value-type="float">
            <text:p>8</text:p>
          </table:table-cell>
          <table:table-cell table:style-name="ce8" table:formula="of:=ROUNDUP([.F20]*2/60/0.33;0)*[.E20]" office:value-type="float" office:value="6" calcext:value-type="float">
            <text:p>6</text:p>
          </table:table-cell>
          <table:table-cell table:style-name="ce8" table:formula="of:=ROUNDUP([.F20]*2/60/0.5;0)*[.E20]" office:value-type="float" office:value="4" calcext:value-type="float">
            <text:p>4</text:p>
          </table:table-cell>
          <table:table-cell table:style-name="ce92" table:formula="of:=IF(SUM([.$E$2:.E20])&gt;[.$Q$6];&quot;&quot;;SUM([.$E$2:.E20]))" office:value-type="float" office:value="40" calcext:value-type="float">
            <text:p>40</text:p>
          </table:table-cell>
          <table:table-cell table:style-name="ce123" table:formula="of:=IF(SUM([.$G$2:.G20])&gt;[.$Q$6];&quot;&quot;;SUM([.$G$2:.G20]))" office:value-type="float" office:value="118" calcext:value-type="float">
            <text:p>118</text:p>
          </table:table-cell>
          <table:table-cell table:style-name="ce123" table:formula="of:=IF(SUM([.$H$2:.H20])&gt;[.$Q$6];&quot;&quot;;SUM([.$H$2:.H20]))" office:value-type="float" office:value="94" calcext:value-type="float">
            <text:p>94</text:p>
          </table:table-cell>
          <table:table-cell table:style-name="ce123" table:formula="of:=IF(SUM([.$I$2:.I20])&gt;[.$Q$6];&quot;&quot;;SUM([.$I$2:.I20]))" office:value-type="float" office:value="68" calcext:value-type="float">
            <text:p>68</text:p>
          </table:table-cell>
          <table:table-cell table:style-name="ce91" table:formula="of:=[.$Q$13]-([.F20]/24/60)" office:value-type="time" office:time-value="PT1051823H30M36.000000034S" calcext:value-type="time">
            <text:p>23:30:36</text:p>
          </table:table-cell>
          <table:table-cell table:style-name="ce98"/>
          <table:table-cell table:formula="of:=&quot;Einfach &quot;&amp;([.F47]*2)&amp;&quot; Min&quot;" office:value-type="string" office:string-value="Einfach 0 Min" calcext:value-type="string">
            <text:p>Einfach 0 Min</text:p>
          </table:table-cell>
          <table:table-cell table:formula="of:=SUM([.E2:.E53])" office:value-type="float" office:value="86" calcext:value-type="float">
            <text:p>86</text:p>
          </table:table-cell>
          <table:table-cell/>
          <table:table-cell table:style-name="ce109" table:formula="of:=[.Q6]-[.Q20]" office:value-type="float" office:value="218" calcext:value-type="float">
            <text:p>218 </text:p>
          </table:table-cell>
          <table:table-cell table:number-columns-repeated="1005"/>
        </table:table-row>
        <table:table-row table:style-name="ro3">
          <table:table-cell table:style-name="ce8" office:value-type="float" office:value="20" calcext:value-type="float">
            <text:p>20</text:p>
          </table:table-cell>
          <table:table-cell table:style-name="ce90" office:value-type="string" calcext:value-type="string">
            <text:p>Nataren 37|-18</text:p>
          </table:table-cell>
          <table:table-cell table:style-name="ce97" office:value-type="float" office:value="10" calcext:value-type="float">
            <text:p>10</text:p>
          </table:table-cell>
          <table:table-cell table:style-name="ce116" office:value-type="float" office:value="9.2" calcext:value-type="float">
            <text:p>9,2</text:p>
          </table:table-cell>
          <table:table-cell table:style-name="ce8" table:formula="of:=IF([.C21]=0;0;IF([.C21]&lt;[.$Q$9];[.$Q$10];IF([.C21]&lt;[.$R$9];[.$R$10];IF([.C21]&lt;[.$S$9];[.$S$10];IF([.C21]&lt;[.$T$9];[.$T$10];IF([.C21]&lt;[.$U$9];[.$U$10];IF([.C21]&lt;u$9$;[.$V$10];IF([.C21]&lt;[.$W$9];[.$W$10];50))))))))" office:value-type="float" office:value="2" calcext:value-type="float">
            <text:p>2</text:p>
          </table:table-cell>
          <table:table-cell table:style-name="ce8" table:formula="of:=ROUNDUP(IF([.D21]&lt;=20;[.D21]/[.$Q$5];(([.D21]-20)/([.$Q$5]*[.$R$3]))+(20/[.$Q$5]));2)*60" office:value-type="float" office:value="29.4" calcext:value-type="float">
            <text:p>29,4</text:p>
          </table:table-cell>
          <table:table-cell table:style-name="ce8" table:formula="of:=ROUNDUP([.F21]*2/60/0.25;0)*[.E21]" office:value-type="float" office:value="8" calcext:value-type="float">
            <text:p>8</text:p>
          </table:table-cell>
          <table:table-cell table:style-name="ce8" table:formula="of:=ROUNDUP([.F21]*2/60/0.33;0)*[.E21]" office:value-type="float" office:value="6" calcext:value-type="float">
            <text:p>6</text:p>
          </table:table-cell>
          <table:table-cell table:style-name="ce8" table:formula="of:=ROUNDUP([.F21]*2/60/0.5;0)*[.E21]" office:value-type="float" office:value="4" calcext:value-type="float">
            <text:p>4</text:p>
          </table:table-cell>
          <table:table-cell table:style-name="ce92" table:formula="of:=IF(SUM([.$E$2:.E21])&gt;[.$Q$6];&quot;&quot;;SUM([.$E$2:.E21]))" office:value-type="float" office:value="42" calcext:value-type="float">
            <text:p>42</text:p>
          </table:table-cell>
          <table:table-cell table:style-name="ce123" table:formula="of:=IF(SUM([.$G$2:.G21])&gt;[.$Q$6];&quot;&quot;;SUM([.$G$2:.G21]))" office:value-type="float" office:value="126" calcext:value-type="float">
            <text:p>126</text:p>
          </table:table-cell>
          <table:table-cell table:style-name="ce123" table:formula="of:=IF(SUM([.$H$2:.H21])&gt;[.$Q$6];&quot;&quot;;SUM([.$H$2:.H21]))" office:value-type="float" office:value="100" calcext:value-type="float">
            <text:p>100</text:p>
          </table:table-cell>
          <table:table-cell table:style-name="ce123" table:formula="of:=IF(SUM([.$I$2:.I21])&gt;[.$Q$6];&quot;&quot;;SUM([.$I$2:.I21]))" office:value-type="float" office:value="72" calcext:value-type="float">
            <text:p>72</text:p>
          </table:table-cell>
          <table:table-cell table:style-name="ce91" table:formula="of:=[.$Q$13]-([.F21]/24/60)" office:value-type="time" office:time-value="PT1051823H30M36.000000034S" calcext:value-type="time">
            <text:p>23:30:36</text:p>
          </table:table-cell>
          <table:table-cell table:style-name="ce98"/>
          <table:table-cell office:value-type="string" calcext:value-type="string">
            <text:p>30 Min</text:p>
          </table:table-cell>
          <table:table-cell table:formula="of:=SUM([.I2:.I53])" office:value-type="float" office:value="209" calcext:value-type="float">
            <text:p>209</text:p>
          </table:table-cell>
          <table:table-cell/>
          <table:table-cell table:style-name="ce109" table:formula="of:=[.Q6]-[.Q21]" office:value-type="float" office:value="95" calcext:value-type="float">
            <text:p>95 </text:p>
          </table:table-cell>
          <table:table-cell table:number-columns-repeated="1005"/>
        </table:table-row>
        <table:table-row table:style-name="ro3">
          <table:table-cell table:style-name="ce8" office:value-type="float" office:value="21" calcext:value-type="float">
            <text:p>21</text:p>
          </table:table-cell>
          <table:table-cell table:style-name="ce89" office:value-type="string" calcext:value-type="string">
            <text:p>Dorf von Möhre </text:p>
          </table:table-cell>
          <table:table-cell table:style-name="ce107" office:value-type="float" office:value="10" calcext:value-type="float">
            <text:p>10</text:p>
          </table:table-cell>
          <table:table-cell table:style-name="ce116" office:value-type="float" office:value="9.5" calcext:value-type="float">
            <text:p>9,5</text:p>
          </table:table-cell>
          <table:table-cell table:style-name="ce8" table:formula="of:=IF([.C22]=0;0;IF([.C22]&lt;[.$Q$9];[.$Q$10];IF([.C22]&lt;[.$R$9];[.$R$10];IF([.C22]&lt;[.$S$9];[.$S$10];IF([.C22]&lt;[.$T$9];[.$T$10];IF([.C22]&lt;[.$U$9];[.$U$10];IF([.C22]&lt;u$9$;[.$V$10];IF([.C22]&lt;[.$W$9];[.$W$10];50))))))))" office:value-type="float" office:value="2" calcext:value-type="float">
            <text:p>2</text:p>
          </table:table-cell>
          <table:table-cell table:style-name="ce8" table:formula="of:=ROUNDUP(IF([.D22]&lt;=20;[.D22]/[.$Q$5];(([.D22]-20)/([.$Q$5]*[.$R$3]))+(20/[.$Q$5]));2)*60" office:value-type="float" office:value="30" calcext:value-type="float">
            <text:p>30</text:p>
          </table:table-cell>
          <table:table-cell table:style-name="ce8" table:formula="of:=ROUNDUP([.F22]*2/60/0.25;0)*[.E22]" office:value-type="float" office:value="8" calcext:value-type="float">
            <text:p>8</text:p>
          </table:table-cell>
          <table:table-cell table:style-name="ce8" table:formula="of:=ROUNDUP([.F22]*2/60/0.33;0)*[.E22]" office:value-type="float" office:value="8" calcext:value-type="float">
            <text:p>8</text:p>
          </table:table-cell>
          <table:table-cell table:style-name="ce8" table:formula="of:=ROUNDUP([.F22]*2/60/0.5;0)*[.E22]" office:value-type="float" office:value="4" calcext:value-type="float">
            <text:p>4</text:p>
          </table:table-cell>
          <table:table-cell table:style-name="ce92" table:formula="of:=IF(SUM([.$E$2:.E22])&gt;[.$Q$6];&quot;&quot;;SUM([.$E$2:.E22]))" office:value-type="float" office:value="44" calcext:value-type="float">
            <text:p>44</text:p>
          </table:table-cell>
          <table:table-cell table:style-name="ce123" table:formula="of:=IF(SUM([.$G$2:.G22])&gt;[.$Q$6];&quot;&quot;;SUM([.$G$2:.G22]))" office:value-type="float" office:value="134" calcext:value-type="float">
            <text:p>134</text:p>
          </table:table-cell>
          <table:table-cell table:style-name="ce123" table:formula="of:=IF(SUM([.$H$2:.H22])&gt;[.$Q$6];&quot;&quot;;SUM([.$H$2:.H22]))" office:value-type="float" office:value="108" calcext:value-type="float">
            <text:p>108</text:p>
          </table:table-cell>
          <table:table-cell table:style-name="ce123" table:formula="of:=IF(SUM([.$I$2:.I22])&gt;[.$Q$6];&quot;&quot;;SUM([.$I$2:.I22]))" office:value-type="float" office:value="76" calcext:value-type="float">
            <text:p>76</text:p>
          </table:table-cell>
          <table:table-cell table:style-name="ce91" table:formula="of:=[.$Q$13]-([.F22]/24/60)" office:value-type="time" office:time-value="PT1051823H30M00S" calcext:value-type="time">
            <text:p>23:30:00</text:p>
          </table:table-cell>
          <table:table-cell table:style-name="ce98"/>
          <table:table-cell office:value-type="string" calcext:value-type="string">
            <text:p>20 Min</text:p>
          </table:table-cell>
          <table:table-cell table:formula="of:=SUM([.H2:.H53])" office:value-type="float" office:value="300" calcext:value-type="float">
            <text:p>300</text:p>
          </table:table-cell>
          <table:table-cell/>
          <table:table-cell table:style-name="ce109" table:formula="of:=[.Q6]-[.Q22]" office:value-type="float" office:value="4" calcext:value-type="float">
            <text:p>4 </text:p>
          </table:table-cell>
          <table:table-cell table:number-columns-repeated="1005"/>
        </table:table-row>
        <table:table-row table:style-name="ro3">
          <table:table-cell table:style-name="ce8" office:value-type="float" office:value="22" calcext:value-type="float">
            <text:p>22</text:p>
          </table:table-cell>
          <table:table-cell table:style-name="ce8" office:value-type="string" calcext:value-type="string">
            <text:p>Dorf von matti</text:p>
          </table:table-cell>
          <table:table-cell table:style-name="ce97" office:value-type="float" office:value="17" calcext:value-type="float">
            <text:p>17</text:p>
          </table:table-cell>
          <table:table-cell table:style-name="ce116" office:value-type="float" office:value="9.8" calcext:value-type="float">
            <text:p>9,8</text:p>
          </table:table-cell>
          <table:table-cell table:style-name="ce8" table:formula="of:=IF([.C23]=0;0;IF([.C23]&lt;[.$Q$9];[.$Q$10];IF([.C23]&lt;[.$R$9];[.$R$10];IF([.C23]&lt;[.$S$9];[.$S$10];IF([.C23]&lt;[.$T$9];[.$T$10];IF([.C23]&lt;[.$U$9];[.$U$10];IF([.C23]&lt;u$9$;[.$V$10];IF([.C23]&lt;[.$W$9];[.$W$10];50))))))))" office:value-type="float" office:value="2" calcext:value-type="float">
            <text:p>2</text:p>
          </table:table-cell>
          <table:table-cell table:style-name="ce8" table:formula="of:=ROUNDUP(IF([.D23]&lt;=20;[.D23]/[.$Q$5];(([.D23]-20)/([.$Q$5]*[.$R$3]))+(20/[.$Q$5]));2)*60" office:value-type="float" office:value="31.2" calcext:value-type="float">
            <text:p>31,2</text:p>
          </table:table-cell>
          <table:table-cell table:style-name="ce8" table:formula="of:=ROUNDUP([.F23]*2/60/0.25;0)*[.E23]" office:value-type="float" office:value="10" calcext:value-type="float">
            <text:p>10</text:p>
          </table:table-cell>
          <table:table-cell table:style-name="ce8" table:formula="of:=ROUNDUP([.F23]*2/60/0.33;0)*[.E23]" office:value-type="float" office:value="8" calcext:value-type="float">
            <text:p>8</text:p>
          </table:table-cell>
          <table:table-cell table:style-name="ce8" table:formula="of:=ROUNDUP([.F23]*2/60/0.5;0)*[.E23]" office:value-type="float" office:value="6" calcext:value-type="float">
            <text:p>6</text:p>
          </table:table-cell>
          <table:table-cell table:style-name="ce92" table:formula="of:=IF(SUM([.$E$2:.E23])&gt;[.$Q$6];&quot;&quot;;SUM([.$E$2:.E23]))" office:value-type="float" office:value="46" calcext:value-type="float">
            <text:p>46</text:p>
          </table:table-cell>
          <table:table-cell table:style-name="ce123" table:formula="of:=IF(SUM([.$G$2:.G23])&gt;[.$Q$6];&quot;&quot;;SUM([.$G$2:.G23]))" office:value-type="float" office:value="144" calcext:value-type="float">
            <text:p>144</text:p>
          </table:table-cell>
          <table:table-cell table:style-name="ce123" table:formula="of:=IF(SUM([.$H$2:.H23])&gt;[.$Q$6];&quot;&quot;;SUM([.$H$2:.H23]))" office:value-type="float" office:value="116" calcext:value-type="float">
            <text:p>116</text:p>
          </table:table-cell>
          <table:table-cell table:style-name="ce123" table:formula="of:=IF(SUM([.$I$2:.I23])&gt;[.$Q$6];&quot;&quot;;SUM([.$I$2:.I23]))" office:value-type="float" office:value="82" calcext:value-type="float">
            <text:p>82</text:p>
          </table:table-cell>
          <table:table-cell table:style-name="ce91" table:formula="of:=[.$Q$13]-([.F23]/24/60)" office:value-type="time" office:time-value="PT1051823H28M47.999999933S" calcext:value-type="time">
            <text:p>23:28:48</text:p>
          </table:table-cell>
          <table:table-cell table:style-name="ce98"/>
          <table:table-cell office:value-type="string" calcext:value-type="string">
            <text:p>15 Min</text:p>
          </table:table-cell>
          <table:table-cell table:formula="of:=SUM([.G2:.G53])" office:value-type="float" office:value="379" calcext:value-type="float">
            <text:p>379</text:p>
          </table:table-cell>
          <table:table-cell/>
          <table:table-cell table:style-name="ce109" table:formula="of:=[.Q6]-[.Q23]" office:value-type="float" office:value="-75" calcext:value-type="float">
            <text:p>-75 </text:p>
          </table:table-cell>
          <table:table-cell table:number-columns-repeated="1005"/>
        </table:table-row>
        <table:table-row table:style-name="ro3">
          <table:table-cell table:style-name="ce8" office:value-type="float" office:value="23" calcext:value-type="float">
            <text:p>23</text:p>
          </table:table-cell>
          <table:table-cell table:style-name="ce89" office:value-type="string" calcext:value-type="string">
            <text:p>Dorf von Andi </text:p>
          </table:table-cell>
          <table:table-cell table:style-name="ce107" office:value-type="float" office:value="10" calcext:value-type="float">
            <text:p>10</text:p>
          </table:table-cell>
          <table:table-cell table:style-name="ce116" office:value-type="float" office:value="10.2" calcext:value-type="float">
            <text:p>10,2</text:p>
          </table:table-cell>
          <table:table-cell table:style-name="ce8" table:formula="of:=IF([.C24]=0;0;IF([.C24]&lt;[.$Q$9];[.$Q$10];IF([.C24]&lt;[.$R$9];[.$R$10];IF([.C24]&lt;[.$S$9];[.$S$10];IF([.C24]&lt;[.$T$9];[.$T$10];IF([.C24]&lt;[.$U$9];[.$U$10];IF([.C24]&lt;u$9$;[.$V$10];IF([.C24]&lt;[.$W$9];[.$W$10];50))))))))" office:value-type="float" office:value="2" calcext:value-type="float">
            <text:p>2</text:p>
          </table:table-cell>
          <table:table-cell table:style-name="ce8" table:formula="of:=ROUNDUP(IF([.D24]&lt;=20;[.D24]/[.$Q$5];(([.D24]-20)/([.$Q$5]*[.$R$3]))+(20/[.$Q$5]));2)*60" office:value-type="float" office:value="32.4" calcext:value-type="float">
            <text:p>32,4</text:p>
          </table:table-cell>
          <table:table-cell table:style-name="ce8" table:formula="of:=ROUNDUP([.F24]*2/60/0.25;0)*[.E24]" office:value-type="float" office:value="10" calcext:value-type="float">
            <text:p>10</text:p>
          </table:table-cell>
          <table:table-cell table:style-name="ce8" table:formula="of:=ROUNDUP([.F24]*2/60/0.33;0)*[.E24]" office:value-type="float" office:value="8" calcext:value-type="float">
            <text:p>8</text:p>
          </table:table-cell>
          <table:table-cell table:style-name="ce8" table:formula="of:=ROUNDUP([.F24]*2/60/0.5;0)*[.E24]" office:value-type="float" office:value="6" calcext:value-type="float">
            <text:p>6</text:p>
          </table:table-cell>
          <table:table-cell table:style-name="ce92" table:formula="of:=IF(SUM([.$E$2:.E24])&gt;[.$Q$6];&quot;&quot;;SUM([.$E$2:.E24]))" office:value-type="float" office:value="48" calcext:value-type="float">
            <text:p>48</text:p>
          </table:table-cell>
          <table:table-cell table:style-name="ce123" table:formula="of:=IF(SUM([.$G$2:.G24])&gt;[.$Q$6];&quot;&quot;;SUM([.$G$2:.G24]))" office:value-type="float" office:value="154" calcext:value-type="float">
            <text:p>154</text:p>
          </table:table-cell>
          <table:table-cell table:style-name="ce123" table:formula="of:=IF(SUM([.$H$2:.H24])&gt;[.$Q$6];&quot;&quot;;SUM([.$H$2:.H24]))" office:value-type="float" office:value="124" calcext:value-type="float">
            <text:p>124</text:p>
          </table:table-cell>
          <table:table-cell table:style-name="ce123" table:formula="of:=IF(SUM([.$I$2:.I24])&gt;[.$Q$6];&quot;&quot;;SUM([.$I$2:.I24]))" office:value-type="float" office:value="88" calcext:value-type="float">
            <text:p>88</text:p>
          </table:table-cell>
          <table:table-cell table:style-name="ce91" table:formula="of:=[.$Q$13]-([.F24]/24/60)" office:value-type="time" office:time-value="PT1051823H27M35.999999866S" calcext:value-type="time">
            <text:p>23:27:36</text:p>
          </table:table-cell>
          <table:table-cell table:style-name="ce98"/>
          <table:table-cell table:style-name="Default" table:number-columns-repeated="2"/>
          <table:table-cell table:number-columns-repeated="1007"/>
        </table:table-row>
        <table:table-row table:style-name="ro3">
          <table:table-cell table:style-name="ce8" office:value-type="float" office:value="24" calcext:value-type="float">
            <text:p>24</text:p>
          </table:table-cell>
          <table:table-cell table:style-name="ce89" office:value-type="string" calcext:value-type="string">
            <text:p>Kattegat </text:p>
          </table:table-cell>
          <table:table-cell table:style-name="ce107" office:value-type="float" office:value="43" calcext:value-type="float">
            <text:p>43</text:p>
          </table:table-cell>
          <table:table-cell table:style-name="ce116" office:value-type="float" office:value="10.3" calcext:value-type="float">
            <text:p>10,3</text:p>
          </table:table-cell>
          <table:table-cell table:style-name="ce8" table:formula="of:=IF([.C25]=0;0;IF([.C25]&lt;[.$Q$9];[.$Q$10];IF([.C25]&lt;[.$R$9];[.$R$10];IF([.C25]&lt;[.$S$9];[.$S$10];IF([.C25]&lt;[.$T$9];[.$T$10];IF([.C25]&lt;[.$U$9];[.$U$10];IF([.C25]&lt;u$9$;[.$V$10];IF([.C25]&lt;[.$W$9];[.$W$10];50))))))))" office:value-type="float" office:value="2" calcext:value-type="float">
            <text:p>2</text:p>
          </table:table-cell>
          <table:table-cell table:style-name="ce8" table:formula="of:=ROUNDUP(IF([.D25]&lt;=20;[.D25]/[.$Q$5];(([.D25]-20)/([.$Q$5]*[.$R$3]))+(20/[.$Q$5]));2)*60" office:value-type="float" office:value="33" calcext:value-type="float">
            <text:p>33</text:p>
          </table:table-cell>
          <table:table-cell table:style-name="ce8" table:formula="of:=ROUNDUP([.F25]*2/60/0.25;0)*[.E25]" office:value-type="float" office:value="10" calcext:value-type="float">
            <text:p>10</text:p>
          </table:table-cell>
          <table:table-cell table:style-name="ce8" table:formula="of:=ROUNDUP([.F25]*2/60/0.33;0)*[.E25]" office:value-type="float" office:value="8" calcext:value-type="float">
            <text:p>8</text:p>
          </table:table-cell>
          <table:table-cell table:style-name="ce8" table:formula="of:=ROUNDUP([.F25]*2/60/0.5;0)*[.E25]" office:value-type="float" office:value="6" calcext:value-type="float">
            <text:p>6</text:p>
          </table:table-cell>
          <table:table-cell table:style-name="ce92" table:formula="of:=IF(SUM([.$E$2:.E25])&gt;[.$Q$6];&quot;&quot;;SUM([.$E$2:.E25]))" office:value-type="float" office:value="50" calcext:value-type="float">
            <text:p>50</text:p>
          </table:table-cell>
          <table:table-cell table:style-name="ce123" table:formula="of:=IF(SUM([.$G$2:.G25])&gt;[.$Q$6];&quot;&quot;;SUM([.$G$2:.G25]))" office:value-type="float" office:value="164" calcext:value-type="float">
            <text:p>164</text:p>
          </table:table-cell>
          <table:table-cell table:style-name="ce123" table:formula="of:=IF(SUM([.$H$2:.H25])&gt;[.$Q$6];&quot;&quot;;SUM([.$H$2:.H25]))" office:value-type="float" office:value="132" calcext:value-type="float">
            <text:p>132</text:p>
          </table:table-cell>
          <table:table-cell table:style-name="ce123" table:formula="of:=IF(SUM([.$I$2:.I25])&gt;[.$Q$6];&quot;&quot;;SUM([.$I$2:.I25]))" office:value-type="float" office:value="94" calcext:value-type="float">
            <text:p>94</text:p>
          </table:table-cell>
          <table:table-cell table:style-name="ce91" table:formula="of:=[.$Q$13]-([.F25]/24/60)" office:value-type="time" office:time-value="PT1051823H26M59.999999832S" calcext:value-type="time">
            <text:p>23:27:00</text:p>
          </table:table-cell>
          <table:table-cell table:style-name="ce98"/>
          <table:table-cell table:style-name="ce102" office:value-type="string" calcext:value-type="string">
            <text:p>Laufzeit</text:p>
          </table:table-cell>
          <table:table-cell table:style-name="ce102" office:value-type="string" calcext:value-type="string">
            <text:p>Dörfer</text:p>
          </table:table-cell>
          <table:table-cell table:number-columns-repeated="1007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8" office:value-type="string" calcext:value-type="string">
            <text:p>Dorf von FRESSER01</text:p>
          </table:table-cell>
          <table:table-cell table:style-name="ce97" office:value-type="float" office:value="12" calcext:value-type="float">
            <text:p>12</text:p>
          </table:table-cell>
          <table:table-cell table:style-name="ce116" office:value-type="float" office:value="11" calcext:value-type="float">
            <text:p>11,0</text:p>
          </table:table-cell>
          <table:table-cell table:style-name="ce8" table:formula="of:=IF([.C26]=0;0;IF([.C26]&lt;[.$Q$9];[.$Q$10];IF([.C26]&lt;[.$R$9];[.$R$10];IF([.C26]&lt;[.$S$9];[.$S$10];IF([.C26]&lt;[.$T$9];[.$T$10];IF([.C26]&lt;[.$U$9];[.$U$10];IF([.C26]&lt;u$9$;[.$V$10];IF([.C26]&lt;[.$W$9];[.$W$10];50))))))))" office:value-type="float" office:value="2" calcext:value-type="float">
            <text:p>2</text:p>
          </table:table-cell>
          <table:table-cell table:style-name="ce8" table:formula="of:=ROUNDUP(IF([.D26]&lt;=20;[.D26]/[.$Q$5];(([.D26]-20)/([.$Q$5]*[.$R$3]))+(20/[.$Q$5]));2)*60" office:value-type="float" office:value="34.8" calcext:value-type="float">
            <text:p>34,8</text:p>
          </table:table-cell>
          <table:table-cell table:style-name="ce8" table:formula="of:=ROUNDUP([.F26]*2/60/0.25;0)*[.E26]" office:value-type="float" office:value="10" calcext:value-type="float">
            <text:p>10</text:p>
          </table:table-cell>
          <table:table-cell table:style-name="ce8" table:formula="of:=ROUNDUP([.F26]*2/60/0.33;0)*[.E26]" office:value-type="float" office:value="8" calcext:value-type="float">
            <text:p>8</text:p>
          </table:table-cell>
          <table:table-cell table:style-name="ce8" table:formula="of:=ROUNDUP([.F26]*2/60/0.5;0)*[.E26]" office:value-type="float" office:value="6" calcext:value-type="float">
            <text:p>6</text:p>
          </table:table-cell>
          <table:table-cell table:style-name="ce92" table:formula="of:=IF(SUM([.$E$2:.E26])&gt;[.$Q$6];&quot;&quot;;SUM([.$E$2:.E26]))" office:value-type="float" office:value="52" calcext:value-type="float">
            <text:p>52</text:p>
          </table:table-cell>
          <table:table-cell table:style-name="ce123" table:formula="of:=IF(SUM([.$G$2:.G26])&gt;[.$Q$6];&quot;&quot;;SUM([.$G$2:.G26]))" office:value-type="float" office:value="174" calcext:value-type="float">
            <text:p>174</text:p>
          </table:table-cell>
          <table:table-cell table:style-name="ce123" table:formula="of:=IF(SUM([.$H$2:.H26])&gt;[.$Q$6];&quot;&quot;;SUM([.$H$2:.H26]))" office:value-type="float" office:value="140" calcext:value-type="float">
            <text:p>140</text:p>
          </table:table-cell>
          <table:table-cell table:style-name="ce123" table:formula="of:=IF(SUM([.$I$2:.I26])&gt;[.$Q$6];&quot;&quot;;SUM([.$I$2:.I26]))" office:value-type="float" office:value="100" calcext:value-type="float">
            <text:p>100</text:p>
          </table:table-cell>
          <table:table-cell table:style-name="ce91" table:formula="of:=[.$Q$13]-([.F26]/24/60)" office:value-type="time" office:time-value="PT1051823H25M11.999999732S" calcext:value-type="time">
            <text:p>23:25:12</text:p>
          </table:table-cell>
          <table:table-cell table:style-name="ce98"/>
          <table:table-cell table:style-name="ce117" office:value-type="string" calcext:value-type="string">
            <text:p>einfach</text:p>
          </table:table-cell>
          <table:table-cell table:style-name="ce106" table:formula="of:=MATCH([.Q6];[.J2:.J50];1)" office:value-type="float" office:value="49" calcext:value-type="float">
            <text:p>49</text:p>
          </table:table-cell>
          <table:table-cell table:number-columns-repeated="1007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Z-1 </text:p>
          </table:table-cell>
          <table:table-cell table:style-name="ce94" office:value-type="float" office:value="27" calcext:value-type="float">
            <text:p>27</text:p>
          </table:table-cell>
          <table:table-cell table:style-name="ce116" office:value-type="float" office:value="11.3" calcext:value-type="float">
            <text:p>11,3</text:p>
          </table:table-cell>
          <table:table-cell table:style-name="ce8" table:formula="of:=IF([.C27]=0;0;IF([.C27]&lt;[.$Q$9];[.$Q$10];IF([.C27]&lt;[.$R$9];[.$R$10];IF([.C27]&lt;[.$S$9];[.$S$10];IF([.C27]&lt;[.$T$9];[.$T$10];IF([.C27]&lt;[.$U$9];[.$U$10];IF([.C27]&lt;u$9$;[.$V$10];IF([.C27]&lt;[.$W$9];[.$W$10];50))))))))" office:value-type="float" office:value="2" calcext:value-type="float">
            <text:p>2</text:p>
          </table:table-cell>
          <table:table-cell table:style-name="ce8" table:formula="of:=ROUNDUP(IF([.D27]&lt;=20;[.D27]/[.$Q$5];(([.D27]-20)/([.$Q$5]*[.$R$3]))+(20/[.$Q$5]));2)*60" office:value-type="float" office:value="36" calcext:value-type="float">
            <text:p>36</text:p>
          </table:table-cell>
          <table:table-cell table:style-name="ce8" table:formula="of:=ROUNDUP([.F27]*2/60/0.25;0)*[.E27]" office:value-type="float" office:value="10" calcext:value-type="float">
            <text:p>10</text:p>
          </table:table-cell>
          <table:table-cell table:style-name="ce8" table:formula="of:=ROUNDUP([.F27]*2/60/0.33;0)*[.E27]" office:value-type="float" office:value="8" calcext:value-type="float">
            <text:p>8</text:p>
          </table:table-cell>
          <table:table-cell table:style-name="ce8" table:formula="of:=ROUNDUP([.F27]*2/60/0.5;0)*[.E27]" office:value-type="float" office:value="6" calcext:value-type="float">
            <text:p>6</text:p>
          </table:table-cell>
          <table:table-cell table:style-name="ce92" table:formula="of:=IF(SUM([.$E$2:.E27])&gt;[.$Q$6];&quot;&quot;;SUM([.$E$2:.E27]))" office:value-type="float" office:value="54" calcext:value-type="float">
            <text:p>54</text:p>
          </table:table-cell>
          <table:table-cell table:style-name="ce123" table:formula="of:=IF(SUM([.$G$2:.G27])&gt;[.$Q$6];&quot;&quot;;SUM([.$G$2:.G27]))" office:value-type="float" office:value="184" calcext:value-type="float">
            <text:p>184</text:p>
          </table:table-cell>
          <table:table-cell table:style-name="ce123" table:formula="of:=IF(SUM([.$H$2:.H27])&gt;[.$Q$6];&quot;&quot;;SUM([.$H$2:.H27]))" office:value-type="float" office:value="148" calcext:value-type="float">
            <text:p>148</text:p>
          </table:table-cell>
          <table:table-cell table:style-name="ce123" table:formula="of:=IF(SUM([.$I$2:.I27])&gt;[.$Q$6];&quot;&quot;;SUM([.$I$2:.I27]))" office:value-type="float" office:value="106" calcext:value-type="float">
            <text:p>106</text:p>
          </table:table-cell>
          <table:table-cell table:style-name="ce91" table:formula="of:=[.$Q$13]-([.F27]/24/60)" office:value-type="time" office:time-value="PT1051823H23M59.999999665S" calcext:value-type="time">
            <text:p>23:24:00</text:p>
          </table:table-cell>
          <table:table-cell table:style-name="ce98"/>
          <table:table-cell table:style-name="ce117" office:value-type="string" calcext:value-type="string">
            <text:p>30 Min</text:p>
          </table:table-cell>
          <table:table-cell table:style-name="ce106" table:formula="of:=MATCH([.Q6];[.M2:.M50];1)" office:value-type="float" office:value="49" calcext:value-type="float">
            <text:p>49</text:p>
          </table:table-cell>
          <table:table-cell table:number-columns-repeated="1007"/>
        </table:table-row>
        <table:table-row table:style-name="ro3">
          <table:table-cell table:style-name="ce8" office:value-type="float" office:value="27" calcext:value-type="float">
            <text:p>27</text:p>
          </table:table-cell>
          <table:table-cell table:style-name="ce89" office:value-type="string" calcext:value-type="string">
            <text:p>Nataren 47|-35</text:p>
          </table:table-cell>
          <table:table-cell table:style-name="ce107" office:value-type="float" office:value="14" calcext:value-type="float">
            <text:p>14</text:p>
          </table:table-cell>
          <table:table-cell table:style-name="ce116" office:value-type="float" office:value="11.4" calcext:value-type="float">
            <text:p>11,4</text:p>
          </table:table-cell>
          <table:table-cell table:style-name="ce8" table:formula="of:=IF([.C28]=0;0;IF([.C28]&lt;[.$Q$9];[.$Q$10];IF([.C28]&lt;[.$R$9];[.$R$10];IF([.C28]&lt;[.$S$9];[.$S$10];IF([.C28]&lt;[.$T$9];[.$T$10];IF([.C28]&lt;[.$U$9];[.$U$10];IF([.C28]&lt;u$9$;[.$V$10];IF([.C28]&lt;[.$W$9];[.$W$10];50))))))))" office:value-type="float" office:value="2" calcext:value-type="float">
            <text:p>2</text:p>
          </table:table-cell>
          <table:table-cell table:style-name="ce8" table:formula="of:=ROUNDUP(IF([.D28]&lt;=20;[.D28]/[.$Q$5];(([.D28]-20)/([.$Q$5]*[.$R$3]))+(20/[.$Q$5]));2)*60" office:value-type="float" office:value="36" calcext:value-type="float">
            <text:p>36</text:p>
          </table:table-cell>
          <table:table-cell table:style-name="ce8" table:formula="of:=ROUNDUP([.F28]*2/60/0.25;0)*[.E28]" office:value-type="float" office:value="10" calcext:value-type="float">
            <text:p>10</text:p>
          </table:table-cell>
          <table:table-cell table:style-name="ce8" table:formula="of:=ROUNDUP([.F28]*2/60/0.33;0)*[.E28]" office:value-type="float" office:value="8" calcext:value-type="float">
            <text:p>8</text:p>
          </table:table-cell>
          <table:table-cell table:style-name="ce8" table:formula="of:=ROUNDUP([.F28]*2/60/0.5;0)*[.E28]" office:value-type="float" office:value="6" calcext:value-type="float">
            <text:p>6</text:p>
          </table:table-cell>
          <table:table-cell table:style-name="ce92" table:formula="of:=IF(SUM([.$E$2:.E28])&gt;[.$Q$6];&quot;&quot;;SUM([.$E$2:.E28]))" office:value-type="float" office:value="56" calcext:value-type="float">
            <text:p>56</text:p>
          </table:table-cell>
          <table:table-cell table:style-name="ce123" table:formula="of:=IF(SUM([.$G$2:.G28])&gt;[.$Q$6];&quot;&quot;;SUM([.$G$2:.G28]))" office:value-type="float" office:value="194" calcext:value-type="float">
            <text:p>194</text:p>
          </table:table-cell>
          <table:table-cell table:style-name="ce123" table:formula="of:=IF(SUM([.$H$2:.H28])&gt;[.$Q$6];&quot;&quot;;SUM([.$H$2:.H28]))" office:value-type="float" office:value="156" calcext:value-type="float">
            <text:p>156</text:p>
          </table:table-cell>
          <table:table-cell table:style-name="ce123" table:formula="of:=IF(SUM([.$I$2:.I28])&gt;[.$Q$6];&quot;&quot;;SUM([.$I$2:.I28]))" office:value-type="float" office:value="112" calcext:value-type="float">
            <text:p>112</text:p>
          </table:table-cell>
          <table:table-cell table:style-name="ce91" table:formula="of:=[.$Q$13]-([.F28]/24/60)" office:value-type="time" office:time-value="PT1051823H23M59.999999665S" calcext:value-type="time">
            <text:p>23:24:00</text:p>
          </table:table-cell>
          <table:table-cell table:style-name="ce98"/>
          <table:table-cell table:style-name="ce117" office:value-type="string" calcext:value-type="string">
            <text:p>20 Min</text:p>
          </table:table-cell>
          <table:table-cell table:style-name="ce106" table:formula="of:=MATCH([.Q6];[.L2:.L50];1)" office:value-type="float" office:value="49" calcext:value-type="float">
            <text:p>49</text:p>
          </table:table-cell>
          <table:table-cell table:number-columns-repeated="1007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89" office:value-type="string" calcext:value-type="string">
            <text:p>Dorf von Mateusz. R </text:p>
          </table:table-cell>
          <table:table-cell table:style-name="ce107" office:value-type="float" office:value="11" calcext:value-type="float">
            <text:p>11</text:p>
          </table:table-cell>
          <table:table-cell table:style-name="ce116" office:value-type="float" office:value="11.4" calcext:value-type="float">
            <text:p>11,4</text:p>
          </table:table-cell>
          <table:table-cell table:style-name="ce8" table:formula="of:=IF([.C29]=0;0;IF([.C29]&lt;[.$Q$9];[.$Q$10];IF([.C29]&lt;[.$R$9];[.$R$10];IF([.C29]&lt;[.$S$9];[.$S$10];IF([.C29]&lt;[.$T$9];[.$T$10];IF([.C29]&lt;[.$U$9];[.$U$10];IF([.C29]&lt;u$9$;[.$V$10];IF([.C29]&lt;[.$W$9];[.$W$10];50))))))))" office:value-type="float" office:value="2" calcext:value-type="float">
            <text:p>2</text:p>
          </table:table-cell>
          <table:table-cell table:style-name="ce8" table:formula="of:=ROUNDUP(IF([.D29]&lt;=20;[.D29]/[.$Q$5];(([.D29]-20)/([.$Q$5]*[.$R$3]))+(20/[.$Q$5]));2)*60" office:value-type="float" office:value="36" calcext:value-type="float">
            <text:p>36</text:p>
          </table:table-cell>
          <table:table-cell table:style-name="ce8" table:formula="of:=ROUNDUP([.F29]*2/60/0.25;0)*[.E29]" office:value-type="float" office:value="10" calcext:value-type="float">
            <text:p>10</text:p>
          </table:table-cell>
          <table:table-cell table:style-name="ce8" table:formula="of:=ROUNDUP([.F29]*2/60/0.33;0)*[.E29]" office:value-type="float" office:value="8" calcext:value-type="float">
            <text:p>8</text:p>
          </table:table-cell>
          <table:table-cell table:style-name="ce8" table:formula="of:=ROUNDUP([.F29]*2/60/0.5;0)*[.E29]" office:value-type="float" office:value="6" calcext:value-type="float">
            <text:p>6</text:p>
          </table:table-cell>
          <table:table-cell table:style-name="ce92" table:formula="of:=IF(SUM([.$E$2:.E29])&gt;[.$Q$6];&quot;&quot;;SUM([.$E$2:.E29]))" office:value-type="float" office:value="58" calcext:value-type="float">
            <text:p>58</text:p>
          </table:table-cell>
          <table:table-cell table:style-name="ce123" table:formula="of:=IF(SUM([.$G$2:.G29])&gt;[.$Q$6];&quot;&quot;;SUM([.$G$2:.G29]))" office:value-type="float" office:value="204" calcext:value-type="float">
            <text:p>204</text:p>
          </table:table-cell>
          <table:table-cell table:style-name="ce123" table:formula="of:=IF(SUM([.$H$2:.H29])&gt;[.$Q$6];&quot;&quot;;SUM([.$H$2:.H29]))" office:value-type="float" office:value="164" calcext:value-type="float">
            <text:p>164</text:p>
          </table:table-cell>
          <table:table-cell table:style-name="ce123" table:formula="of:=IF(SUM([.$I$2:.I29])&gt;[.$Q$6];&quot;&quot;;SUM([.$I$2:.I29]))" office:value-type="float" office:value="118" calcext:value-type="float">
            <text:p>118</text:p>
          </table:table-cell>
          <table:table-cell table:style-name="ce91" table:formula="of:=[.$Q$13]-([.F29]/24/60)" office:value-type="time" office:time-value="PT1051823H23M59.999999665S" calcext:value-type="time">
            <text:p>23:24:00</text:p>
          </table:table-cell>
          <table:table-cell table:style-name="ce98"/>
          <table:table-cell table:style-name="ce117" office:value-type="string" calcext:value-type="string">
            <text:p>15 Min</text:p>
          </table:table-cell>
          <table:table-cell table:style-name="ce106" table:formula="of:=MATCH([.Q6];[.K2:.K50];1)" office:value-type="float" office:value="36" calcext:value-type="float">
            <text:p>36</text:p>
          </table:table-cell>
          <table:table-cell table:number-columns-repeated="1007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Dorf von KingLeni</text:p>
          </table:table-cell>
          <table:table-cell table:style-name="ce97" office:value-type="float" office:value="10" calcext:value-type="float">
            <text:p>10</text:p>
          </table:table-cell>
          <table:table-cell table:style-name="ce116" office:value-type="float" office:value="12.2" calcext:value-type="float">
            <text:p>12,2</text:p>
          </table:table-cell>
          <table:table-cell table:style-name="ce8" table:formula="of:=IF([.C30]=0;0;IF([.C30]&lt;[.$Q$9];[.$Q$10];IF([.C30]&lt;[.$R$9];[.$R$10];IF([.C30]&lt;[.$S$9];[.$S$10];IF([.C30]&lt;[.$T$9];[.$T$10];IF([.C30]&lt;[.$U$9];[.$U$10];IF([.C30]&lt;u$9$;[.$V$10];IF([.C30]&lt;[.$W$9];[.$W$10];50))))))))" office:value-type="float" office:value="2" calcext:value-type="float">
            <text:p>2</text:p>
          </table:table-cell>
          <table:table-cell table:style-name="ce8" table:formula="of:=ROUNDUP(IF([.D30]&lt;=20;[.D30]/[.$Q$5];(([.D30]-20)/([.$Q$5]*[.$R$3]))+(20/[.$Q$5]));2)*60" office:value-type="float" office:value="39" calcext:value-type="float">
            <text:p>39</text:p>
          </table:table-cell>
          <table:table-cell table:style-name="ce8" table:formula="of:=ROUNDUP([.F30]*2/60/0.25;0)*[.E30]" office:value-type="float" office:value="12" calcext:value-type="float">
            <text:p>12</text:p>
          </table:table-cell>
          <table:table-cell table:style-name="ce8" table:formula="of:=ROUNDUP([.F30]*2/60/0.33;0)*[.E30]" office:value-type="float" office:value="8" calcext:value-type="float">
            <text:p>8</text:p>
          </table:table-cell>
          <table:table-cell table:style-name="ce8" table:formula="of:=ROUNDUP([.F30]*2/60/0.5;0)*[.E30]" office:value-type="float" office:value="6" calcext:value-type="float">
            <text:p>6</text:p>
          </table:table-cell>
          <table:table-cell table:style-name="ce92" table:formula="of:=IF(SUM([.$E$2:.E30])&gt;[.$Q$6];&quot;&quot;;SUM([.$E$2:.E30]))" office:value-type="float" office:value="60" calcext:value-type="float">
            <text:p>60</text:p>
          </table:table-cell>
          <table:table-cell table:style-name="ce123" table:formula="of:=IF(SUM([.$G$2:.G30])&gt;[.$Q$6];&quot;&quot;;SUM([.$G$2:.G30]))" office:value-type="float" office:value="216" calcext:value-type="float">
            <text:p>216</text:p>
          </table:table-cell>
          <table:table-cell table:style-name="ce123" table:formula="of:=IF(SUM([.$H$2:.H30])&gt;[.$Q$6];&quot;&quot;;SUM([.$H$2:.H30]))" office:value-type="float" office:value="172" calcext:value-type="float">
            <text:p>172</text:p>
          </table:table-cell>
          <table:table-cell table:style-name="ce123" table:formula="of:=IF(SUM([.$I$2:.I30])&gt;[.$Q$6];&quot;&quot;;SUM([.$I$2:.I30]))" office:value-type="float" office:value="124" calcext:value-type="float">
            <text:p>124</text:p>
          </table:table-cell>
          <table:table-cell table:style-name="ce91" table:formula="of:=[.$Q$13]-([.F30]/24/60)" office:value-type="time" office:time-value="PT1051823H21M00.000000335S" calcext:value-type="time">
            <text:p>23:21:00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89" office:value-type="string" calcext:value-type="string">
            <text:p>Dorf von upperfx </text:p>
          </table:table-cell>
          <table:table-cell table:style-name="ce107" office:value-type="float" office:value="26" calcext:value-type="float">
            <text:p>26</text:p>
          </table:table-cell>
          <table:table-cell table:style-name="ce116" office:value-type="float" office:value="12.2" calcext:value-type="float">
            <text:p>12,2</text:p>
          </table:table-cell>
          <table:table-cell table:style-name="ce8" table:formula="of:=IF([.C31]=0;0;IF([.C31]&lt;[.$Q$9];[.$Q$10];IF([.C31]&lt;[.$R$9];[.$R$10];IF([.C31]&lt;[.$S$9];[.$S$10];IF([.C31]&lt;[.$T$9];[.$T$10];IF([.C31]&lt;[.$U$9];[.$U$10];IF([.C31]&lt;u$9$;[.$V$10];IF([.C31]&lt;[.$W$9];[.$W$10];50))))))))" office:value-type="float" office:value="2" calcext:value-type="float">
            <text:p>2</text:p>
          </table:table-cell>
          <table:table-cell table:style-name="ce8" table:formula="of:=ROUNDUP(IF([.D31]&lt;=20;[.D31]/[.$Q$5];(([.D31]-20)/([.$Q$5]*[.$R$3]))+(20/[.$Q$5]));2)*60" office:value-type="float" office:value="39" calcext:value-type="float">
            <text:p>39</text:p>
          </table:table-cell>
          <table:table-cell table:style-name="ce8" table:formula="of:=ROUNDUP([.F31]*2/60/0.25;0)*[.E31]" office:value-type="float" office:value="12" calcext:value-type="float">
            <text:p>12</text:p>
          </table:table-cell>
          <table:table-cell table:style-name="ce8" table:formula="of:=ROUNDUP([.F31]*2/60/0.33;0)*[.E31]" office:value-type="float" office:value="8" calcext:value-type="float">
            <text:p>8</text:p>
          </table:table-cell>
          <table:table-cell table:style-name="ce8" table:formula="of:=ROUNDUP([.F31]*2/60/0.5;0)*[.E31]" office:value-type="float" office:value="6" calcext:value-type="float">
            <text:p>6</text:p>
          </table:table-cell>
          <table:table-cell table:style-name="ce92" table:formula="of:=IF(SUM([.$E$2:.E31])&gt;[.$Q$6];&quot;&quot;;SUM([.$E$2:.E31]))" office:value-type="float" office:value="62" calcext:value-type="float">
            <text:p>62</text:p>
          </table:table-cell>
          <table:table-cell table:style-name="ce123" table:formula="of:=IF(SUM([.$G$2:.G31])&gt;[.$Q$6];&quot;&quot;;SUM([.$G$2:.G31]))" office:value-type="float" office:value="228" calcext:value-type="float">
            <text:p>228</text:p>
          </table:table-cell>
          <table:table-cell table:style-name="ce123" table:formula="of:=IF(SUM([.$H$2:.H31])&gt;[.$Q$6];&quot;&quot;;SUM([.$H$2:.H31]))" office:value-type="float" office:value="180" calcext:value-type="float">
            <text:p>180</text:p>
          </table:table-cell>
          <table:table-cell table:style-name="ce123" table:formula="of:=IF(SUM([.$I$2:.I31])&gt;[.$Q$6];&quot;&quot;;SUM([.$I$2:.I31]))" office:value-type="float" office:value="130" calcext:value-type="float">
            <text:p>130</text:p>
          </table:table-cell>
          <table:table-cell table:style-name="ce91" table:formula="of:=[.$Q$13]-([.F31]/24/60)" office:value-type="time" office:time-value="PT1051823H21M00.000000335S" calcext:value-type="time">
            <text:p>23:21:00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8" office:value-type="float" office:value="31" calcext:value-type="float">
            <text:p>31</text:p>
          </table:table-cell>
          <table:table-cell table:style-name="ce89" office:value-type="string" calcext:value-type="string">
            <text:p>Dorf von Deadpool </text:p>
          </table:table-cell>
          <table:table-cell table:style-name="ce107" office:value-type="float" office:value="10" calcext:value-type="float">
            <text:p>10</text:p>
          </table:table-cell>
          <table:table-cell table:style-name="ce116" office:value-type="float" office:value="12.6" calcext:value-type="float">
            <text:p>12,6</text:p>
          </table:table-cell>
          <table:table-cell table:style-name="ce8" table:formula="of:=IF([.C32]=0;0;IF([.C32]&lt;[.$Q$9];[.$Q$10];IF([.C32]&lt;[.$R$9];[.$R$10];IF([.C32]&lt;[.$S$9];[.$S$10];IF([.C32]&lt;[.$T$9];[.$T$10];IF([.C32]&lt;[.$U$9];[.$U$10];IF([.C32]&lt;u$9$;[.$V$10];IF([.C32]&lt;[.$W$9];[.$W$10];50))))))))" office:value-type="float" office:value="2" calcext:value-type="float">
            <text:p>2</text:p>
          </table:table-cell>
          <table:table-cell table:style-name="ce8" table:formula="of:=ROUNDUP(IF([.D32]&lt;=20;[.D32]/[.$Q$5];(([.D32]-20)/([.$Q$5]*[.$R$3]))+(20/[.$Q$5]));2)*60" office:value-type="float" office:value="40.2" calcext:value-type="float">
            <text:p>40,2</text:p>
          </table:table-cell>
          <table:table-cell table:style-name="ce8" table:formula="of:=ROUNDUP([.F32]*2/60/0.25;0)*[.E32]" office:value-type="float" office:value="12" calcext:value-type="float">
            <text:p>12</text:p>
          </table:table-cell>
          <table:table-cell table:style-name="ce8" table:formula="of:=ROUNDUP([.F32]*2/60/0.33;0)*[.E32]" office:value-type="float" office:value="10" calcext:value-type="float">
            <text:p>10</text:p>
          </table:table-cell>
          <table:table-cell table:style-name="ce8" table:formula="of:=ROUNDUP([.F32]*2/60/0.5;0)*[.E32]" office:value-type="float" office:value="6" calcext:value-type="float">
            <text:p>6</text:p>
          </table:table-cell>
          <table:table-cell table:style-name="ce92" table:formula="of:=IF(SUM([.$E$2:.E32])&gt;[.$Q$6];&quot;&quot;;SUM([.$E$2:.E32]))" office:value-type="float" office:value="64" calcext:value-type="float">
            <text:p>64</text:p>
          </table:table-cell>
          <table:table-cell table:style-name="ce123" table:formula="of:=IF(SUM([.$G$2:.G32])&gt;[.$Q$6];&quot;&quot;;SUM([.$G$2:.G32]))" office:value-type="float" office:value="240" calcext:value-type="float">
            <text:p>240</text:p>
          </table:table-cell>
          <table:table-cell table:style-name="ce123" table:formula="of:=IF(SUM([.$H$2:.H32])&gt;[.$Q$6];&quot;&quot;;SUM([.$H$2:.H32]))" office:value-type="float" office:value="190" calcext:value-type="float">
            <text:p>190</text:p>
          </table:table-cell>
          <table:table-cell table:style-name="ce123" table:formula="of:=IF(SUM([.$I$2:.I32])&gt;[.$Q$6];&quot;&quot;;SUM([.$I$2:.I32]))" office:value-type="float" office:value="136" calcext:value-type="float">
            <text:p>136</text:p>
          </table:table-cell>
          <table:table-cell table:style-name="ce91" table:formula="of:=[.$Q$13]-([.F32]/24/60)" office:value-type="time" office:time-value="PT1051823H19M48.000000268S" calcext:value-type="time">
            <text:p>23:19:48</text:p>
          </table:table-cell>
          <table:table-cell table:style-name="ce98"/>
          <table:table-cell table:style-name="ce104"/>
          <table:table-cell table:number-columns-repeated="1008"/>
        </table:table-row>
        <table:table-row table:style-name="ro3"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Stress</text:p>
          </table:table-cell>
          <table:table-cell table:style-name="ce97" office:value-type="float" office:value="19" calcext:value-type="float">
            <text:p>19</text:p>
          </table:table-cell>
          <table:table-cell table:style-name="ce116" office:value-type="float" office:value="12.8" calcext:value-type="float">
            <text:p>12,8</text:p>
          </table:table-cell>
          <table:table-cell table:style-name="ce8" table:formula="of:=IF([.C33]=0;0;IF([.C33]&lt;[.$Q$9];[.$Q$10];IF([.C33]&lt;[.$R$9];[.$R$10];IF([.C33]&lt;[.$S$9];[.$S$10];IF([.C33]&lt;[.$T$9];[.$T$10];IF([.C33]&lt;[.$U$9];[.$U$10];IF([.C33]&lt;u$9$;[.$V$10];IF([.C33]&lt;[.$W$9];[.$W$10];50))))))))" office:value-type="float" office:value="2" calcext:value-type="float">
            <text:p>2</text:p>
          </table:table-cell>
          <table:table-cell table:style-name="ce8" table:formula="of:=ROUNDUP(IF([.D33]&lt;=20;[.D33]/[.$Q$5];(([.D33]-20)/([.$Q$5]*[.$R$3]))+(20/[.$Q$5]));2)*60" office:value-type="float" office:value="40.8" calcext:value-type="float">
            <text:p>40,8</text:p>
          </table:table-cell>
          <table:table-cell table:style-name="ce8" table:formula="of:=ROUNDUP([.F33]*2/60/0.25;0)*[.E33]" office:value-type="float" office:value="12" calcext:value-type="float">
            <text:p>12</text:p>
          </table:table-cell>
          <table:table-cell table:style-name="ce8" table:formula="of:=ROUNDUP([.F33]*2/60/0.33;0)*[.E33]" office:value-type="float" office:value="10" calcext:value-type="float">
            <text:p>10</text:p>
          </table:table-cell>
          <table:table-cell table:style-name="ce8" table:formula="of:=ROUNDUP([.F33]*2/60/0.5;0)*[.E33]" office:value-type="float" office:value="6" calcext:value-type="float">
            <text:p>6</text:p>
          </table:table-cell>
          <table:table-cell table:style-name="ce92" table:formula="of:=IF(SUM([.$E$2:.E33])&gt;[.$Q$6];&quot;&quot;;SUM([.$E$2:.E33]))" office:value-type="float" office:value="66" calcext:value-type="float">
            <text:p>66</text:p>
          </table:table-cell>
          <table:table-cell table:style-name="ce123" table:formula="of:=IF(SUM([.$G$2:.G33])&gt;[.$Q$6];&quot;&quot;;SUM([.$G$2:.G33]))" office:value-type="float" office:value="252" calcext:value-type="float">
            <text:p>252</text:p>
          </table:table-cell>
          <table:table-cell table:style-name="ce123" table:formula="of:=IF(SUM([.$H$2:.H33])&gt;[.$Q$6];&quot;&quot;;SUM([.$H$2:.H33]))" office:value-type="float" office:value="200" calcext:value-type="float">
            <text:p>200</text:p>
          </table:table-cell>
          <table:table-cell table:style-name="ce123" table:formula="of:=IF(SUM([.$I$2:.I33])&gt;[.$Q$6];&quot;&quot;;SUM([.$I$2:.I33]))" office:value-type="float" office:value="142" calcext:value-type="float">
            <text:p>142</text:p>
          </table:table-cell>
          <table:table-cell table:style-name="ce91" table:formula="of:=[.$Q$13]-([.F33]/24/60)" office:value-type="time" office:time-value="PT1051823H19M11.999999397S" calcext:value-type="time">
            <text:p>23:19:12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8" office:value-type="float" office:value="33" calcext:value-type="float">
            <text:p>33</text:p>
          </table:table-cell>
          <table:table-cell table:style-name="ce89" office:value-type="string" calcext:value-type="string">
            <text:p>Dorf von Histeland77 </text:p>
          </table:table-cell>
          <table:table-cell table:style-name="ce107" office:value-type="float" office:value="16" calcext:value-type="float">
            <text:p>16</text:p>
          </table:table-cell>
          <table:table-cell table:style-name="ce32" office:value-type="float" office:value="13" calcext:value-type="float">
            <text:p>13</text:p>
          </table:table-cell>
          <table:table-cell table:style-name="ce8" table:formula="of:=IF([.C34]=0;0;IF([.C34]&lt;[.$Q$9];[.$Q$10];IF([.C34]&lt;[.$R$9];[.$R$10];IF([.C34]&lt;[.$S$9];[.$S$10];IF([.C34]&lt;[.$T$9];[.$T$10];IF([.C34]&lt;[.$U$9];[.$U$10];IF([.C34]&lt;u$9$;[.$V$10];IF([.C34]&lt;[.$W$9];[.$W$10];50))))))))" office:value-type="float" office:value="2" calcext:value-type="float">
            <text:p>2</text:p>
          </table:table-cell>
          <table:table-cell table:style-name="ce8" table:formula="of:=ROUNDUP(IF([.D34]&lt;=20;[.D34]/[.$Q$5];(([.D34]-20)/([.$Q$5]*[.$R$3]))+(20/[.$Q$5]));2)*60" office:value-type="float" office:value="41.4" calcext:value-type="float">
            <text:p>41,4</text:p>
          </table:table-cell>
          <table:table-cell table:style-name="ce8" table:formula="of:=ROUNDUP([.F34]*2/60/0.25;0)*[.E34]" office:value-type="float" office:value="12" calcext:value-type="float">
            <text:p>12</text:p>
          </table:table-cell>
          <table:table-cell table:style-name="ce8" table:formula="of:=ROUNDUP([.F34]*2/60/0.33;0)*[.E34]" office:value-type="float" office:value="10" calcext:value-type="float">
            <text:p>10</text:p>
          </table:table-cell>
          <table:table-cell table:style-name="ce8" table:formula="of:=ROUNDUP([.F34]*2/60/0.5;0)*[.E34]" office:value-type="float" office:value="6" calcext:value-type="float">
            <text:p>6</text:p>
          </table:table-cell>
          <table:table-cell table:style-name="ce92" table:formula="of:=IF(SUM([.$E$2:.E34])&gt;[.$Q$6];&quot;&quot;;SUM([.$E$2:.E34]))" office:value-type="float" office:value="68" calcext:value-type="float">
            <text:p>68</text:p>
          </table:table-cell>
          <table:table-cell table:style-name="ce123" table:formula="of:=IF(SUM([.$G$2:.G34])&gt;[.$Q$6];&quot;&quot;;SUM([.$G$2:.G34]))" office:value-type="float" office:value="264" calcext:value-type="float">
            <text:p>264</text:p>
          </table:table-cell>
          <table:table-cell table:style-name="ce123" table:formula="of:=IF(SUM([.$H$2:.H34])&gt;[.$Q$6];&quot;&quot;;SUM([.$H$2:.H34]))" office:value-type="float" office:value="210" calcext:value-type="float">
            <text:p>210</text:p>
          </table:table-cell>
          <table:table-cell table:style-name="ce123" table:formula="of:=IF(SUM([.$I$2:.I34])&gt;[.$Q$6];&quot;&quot;;SUM([.$I$2:.I34]))" office:value-type="float" office:value="148" calcext:value-type="float">
            <text:p>148</text:p>
          </table:table-cell>
          <table:table-cell table:style-name="ce91" table:formula="of:=[.$Q$13]-([.F34]/24/60)" office:value-type="time" office:time-value="PT1051823H18M36.000000201S" calcext:value-type="time">
            <text:p>23:18:36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8" office:value-type="float" office:value="34" calcext:value-type="float">
            <text:p>34</text:p>
          </table:table-cell>
          <table:table-cell table:style-name="ce89" office:value-type="string" calcext:value-type="string">
            <text:p>Ambon </text:p>
          </table:table-cell>
          <table:table-cell table:style-name="ce107" office:value-type="float" office:value="32" calcext:value-type="float">
            <text:p>32</text:p>
          </table:table-cell>
          <table:table-cell table:style-name="ce116" office:value-type="float" office:value="13.2" calcext:value-type="float">
            <text:p>13,2</text:p>
          </table:table-cell>
          <table:table-cell table:style-name="ce8" table:formula="of:=IF([.C35]=0;0;IF([.C35]&lt;[.$Q$9];[.$Q$10];IF([.C35]&lt;[.$R$9];[.$R$10];IF([.C35]&lt;[.$S$9];[.$S$10];IF([.C35]&lt;[.$T$9];[.$T$10];IF([.C35]&lt;[.$U$9];[.$U$10];IF([.C35]&lt;u$9$;[.$V$10];IF([.C35]&lt;[.$W$9];[.$W$10];50))))))))" office:value-type="float" office:value="2" calcext:value-type="float">
            <text:p>2</text:p>
          </table:table-cell>
          <table:table-cell table:style-name="ce8" table:formula="of:=ROUNDUP(IF([.D35]&lt;=20;[.D35]/[.$Q$5];(([.D35]-20)/([.$Q$5]*[.$R$3]))+(20/[.$Q$5]));2)*60" office:value-type="float" office:value="42" calcext:value-type="float">
            <text:p>42</text:p>
          </table:table-cell>
          <table:table-cell table:style-name="ce8" table:formula="of:=ROUNDUP([.F35]*2/60/0.25;0)*[.E35]" office:value-type="float" office:value="12" calcext:value-type="float">
            <text:p>12</text:p>
          </table:table-cell>
          <table:table-cell table:style-name="ce8" table:formula="of:=ROUNDUP([.F35]*2/60/0.33;0)*[.E35]" office:value-type="float" office:value="10" calcext:value-type="float">
            <text:p>10</text:p>
          </table:table-cell>
          <table:table-cell table:style-name="ce8" table:formula="of:=ROUNDUP([.F35]*2/60/0.5;0)*[.E35]" office:value-type="float" office:value="6" calcext:value-type="float">
            <text:p>6</text:p>
          </table:table-cell>
          <table:table-cell table:style-name="ce92" table:formula="of:=IF(SUM([.$E$2:.E35])&gt;[.$Q$6];&quot;&quot;;SUM([.$E$2:.E35]))" office:value-type="float" office:value="70" calcext:value-type="float">
            <text:p>70</text:p>
          </table:table-cell>
          <table:table-cell table:style-name="ce123" table:formula="of:=IF(SUM([.$G$2:.G35])&gt;[.$Q$6];&quot;&quot;;SUM([.$G$2:.G35]))" office:value-type="float" office:value="276" calcext:value-type="float">
            <text:p>276</text:p>
          </table:table-cell>
          <table:table-cell table:style-name="ce123" table:formula="of:=IF(SUM([.$H$2:.H35])&gt;[.$Q$6];&quot;&quot;;SUM([.$H$2:.H35]))" office:value-type="float" office:value="220" calcext:value-type="float">
            <text:p>220</text:p>
          </table:table-cell>
          <table:table-cell table:style-name="ce123" table:formula="of:=IF(SUM([.$I$2:.I35])&gt;[.$Q$6];&quot;&quot;;SUM([.$I$2:.I35]))" office:value-type="float" office:value="154" calcext:value-type="float">
            <text:p>154</text:p>
          </table:table-cell>
          <table:table-cell table:style-name="ce91" table:formula="of:=[.$Q$13]-([.F35]/24/60)" office:value-type="time" office:time-value="PT1051823H18M00.000000168S" calcext:value-type="time">
            <text:p>23:18:00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8" office:value-type="float" office:value="35" calcext:value-type="float">
            <text:p>35</text:p>
          </table:table-cell>
          <table:table-cell table:style-name="ce89" office:value-type="string" calcext:value-type="string">
            <text:p>Dorf von Deathking1990 </text:p>
          </table:table-cell>
          <table:table-cell table:style-name="ce107" office:value-type="float" office:value="12" calcext:value-type="float">
            <text:p>12</text:p>
          </table:table-cell>
          <table:table-cell table:style-name="ce116" office:value-type="float" office:value="13.4" calcext:value-type="float">
            <text:p>13,4</text:p>
          </table:table-cell>
          <table:table-cell table:style-name="ce8" table:formula="of:=IF([.C36]=0;0;IF([.C36]&lt;[.$Q$9];[.$Q$10];IF([.C36]&lt;[.$R$9];[.$R$10];IF([.C36]&lt;[.$S$9];[.$S$10];IF([.C36]&lt;[.$T$9];[.$T$10];IF([.C36]&lt;[.$U$9];[.$U$10];IF([.C36]&lt;u$9$;[.$V$10];IF([.C36]&lt;[.$W$9];[.$W$10];50))))))))" office:value-type="float" office:value="2" calcext:value-type="float">
            <text:p>2</text:p>
          </table:table-cell>
          <table:table-cell table:style-name="ce8" table:formula="of:=ROUNDUP(IF([.D36]&lt;=20;[.D36]/[.$Q$5];(([.D36]-20)/([.$Q$5]*[.$R$3]))+(20/[.$Q$5]));2)*60" office:value-type="float" office:value="42.6" calcext:value-type="float">
            <text:p>42,6</text:p>
          </table:table-cell>
          <table:table-cell table:style-name="ce8" table:formula="of:=ROUNDUP([.F36]*2/60/0.25;0)*[.E36]" office:value-type="float" office:value="12" calcext:value-type="float">
            <text:p>12</text:p>
          </table:table-cell>
          <table:table-cell table:style-name="ce8" table:formula="of:=ROUNDUP([.F36]*2/60/0.33;0)*[.E36]" office:value-type="float" office:value="10" calcext:value-type="float">
            <text:p>10</text:p>
          </table:table-cell>
          <table:table-cell table:style-name="ce8" table:formula="of:=ROUNDUP([.F36]*2/60/0.5;0)*[.E36]" office:value-type="float" office:value="6" calcext:value-type="float">
            <text:p>6</text:p>
          </table:table-cell>
          <table:table-cell table:style-name="ce92" table:formula="of:=IF(SUM([.$E$2:.E36])&gt;[.$Q$6];&quot;&quot;;SUM([.$E$2:.E36]))" office:value-type="float" office:value="72" calcext:value-type="float">
            <text:p>72</text:p>
          </table:table-cell>
          <table:table-cell table:style-name="ce123" table:formula="of:=IF(SUM([.$G$2:.G36])&gt;[.$Q$6];&quot;&quot;;SUM([.$G$2:.G36]))" office:value-type="float" office:value="288" calcext:value-type="float">
            <text:p>288</text:p>
          </table:table-cell>
          <table:table-cell table:style-name="ce123" table:formula="of:=IF(SUM([.$H$2:.H36])&gt;[.$Q$6];&quot;&quot;;SUM([.$H$2:.H36]))" office:value-type="float" office:value="230" calcext:value-type="float">
            <text:p>230</text:p>
          </table:table-cell>
          <table:table-cell table:style-name="ce123" table:formula="of:=IF(SUM([.$I$2:.I36])&gt;[.$Q$6];&quot;&quot;;SUM([.$I$2:.I36]))" office:value-type="float" office:value="160" calcext:value-type="float">
            <text:p>160</text:p>
          </table:table-cell>
          <table:table-cell table:style-name="ce91" table:formula="of:=[.$Q$13]-([.F36]/24/60)" office:value-type="time" office:time-value="PT1051823H17M24.000000134S" calcext:value-type="time">
            <text:p>23:17:24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8" office:value-type="float" office:value="36" calcext:value-type="float">
            <text:p>36</text:p>
          </table:table-cell>
          <table:table-cell table:style-name="ce89" office:value-type="string" calcext:value-type="string">
            <text:p>Dorf von Chandler Bing </text:p>
          </table:table-cell>
          <table:table-cell table:style-name="ce107" office:value-type="float" office:value="11" calcext:value-type="float">
            <text:p>11</text:p>
          </table:table-cell>
          <table:table-cell table:style-name="ce116" office:value-type="float" office:value="13.6" calcext:value-type="float">
            <text:p>13,6</text:p>
          </table:table-cell>
          <table:table-cell table:style-name="ce8" table:formula="of:=IF([.C37]=0;0;IF([.C37]&lt;[.$Q$9];[.$Q$10];IF([.C37]&lt;[.$R$9];[.$R$10];IF([.C37]&lt;[.$S$9];[.$S$10];IF([.C37]&lt;[.$T$9];[.$T$10];IF([.C37]&lt;[.$U$9];[.$U$10];IF([.C37]&lt;u$9$;[.$V$10];IF([.C37]&lt;[.$W$9];[.$W$10];50))))))))" office:value-type="float" office:value="2" calcext:value-type="float">
            <text:p>2</text:p>
          </table:table-cell>
          <table:table-cell table:style-name="ce8" table:formula="of:=ROUNDUP(IF([.D37]&lt;=20;[.D37]/[.$Q$5];(([.D37]-20)/([.$Q$5]*[.$R$3]))+(20/[.$Q$5]));2)*60" office:value-type="float" office:value="43.2" calcext:value-type="float">
            <text:p>43,2</text:p>
          </table:table-cell>
          <table:table-cell table:style-name="ce8" table:formula="of:=ROUNDUP([.F37]*2/60/0.25;0)*[.E37]" office:value-type="float" office:value="12" calcext:value-type="float">
            <text:p>12</text:p>
          </table:table-cell>
          <table:table-cell table:style-name="ce8" table:formula="of:=ROUNDUP([.F37]*2/60/0.33;0)*[.E37]" office:value-type="float" office:value="10" calcext:value-type="float">
            <text:p>10</text:p>
          </table:table-cell>
          <table:table-cell table:style-name="ce8" table:formula="of:=ROUNDUP([.F37]*2/60/0.5;0)*[.E37]" office:value-type="float" office:value="6" calcext:value-type="float">
            <text:p>6</text:p>
          </table:table-cell>
          <table:table-cell table:style-name="ce92" table:formula="of:=IF(SUM([.$E$2:.E37])&gt;[.$Q$6];&quot;&quot;;SUM([.$E$2:.E37]))" office:value-type="float" office:value="74" calcext:value-type="float">
            <text:p>74</text:p>
          </table:table-cell>
          <table:table-cell table:style-name="ce123" table:formula="of:=IF(SUM([.$G$2:.G37])&gt;[.$Q$6];&quot;&quot;;SUM([.$G$2:.G37]))" office:value-type="float" office:value="300" calcext:value-type="float">
            <text:p>300</text:p>
          </table:table-cell>
          <table:table-cell table:style-name="ce123" table:formula="of:=IF(SUM([.$H$2:.H37])&gt;[.$Q$6];&quot;&quot;;SUM([.$H$2:.H37]))" office:value-type="float" office:value="240" calcext:value-type="float">
            <text:p>240</text:p>
          </table:table-cell>
          <table:table-cell table:style-name="ce123" table:formula="of:=IF(SUM([.$I$2:.I37])&gt;[.$Q$6];&quot;&quot;;SUM([.$I$2:.I37]))" office:value-type="float" office:value="166" calcext:value-type="float">
            <text:p>166</text:p>
          </table:table-cell>
          <table:table-cell table:style-name="ce91" table:formula="of:=[.$Q$13]-([.F37]/24/60)" office:value-type="time" office:time-value="PT1051823H16M48.000000101S" calcext:value-type="time">
            <text:p>23:16:48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7" office:value-type="string" calcext:value-type="string">
            <text:p>denmark </text:p>
          </table:table-cell>
          <table:table-cell table:style-name="ce15" office:value-type="float" office:value="208" calcext:value-type="float">
            <text:p>208</text:p>
          </table:table-cell>
          <table:table-cell table:style-name="ce17" office:value-type="float" office:value="13.9" calcext:value-type="float">
            <text:p>13,9</text:p>
          </table:table-cell>
          <table:table-cell table:style-name="ce3" table:formula="of:=IF([.C38]=0;0;IF([.C38]&lt;[.$Q$9];[.$Q$10];IF([.C38]&lt;[.$R$9];[.$R$10];IF([.C38]&lt;[.$S$9];[.$S$10];IF([.C38]&lt;[.$T$9];[.$T$10];IF([.C38]&lt;[.$U$9];[.$U$10];IF([.C38]&lt;u$9$;[.$V$10];IF([.C38]&lt;[.$W$9];[.$W$10];50))))))))" office:value-type="float" office:value="5" calcext:value-type="float">
            <text:p>5</text:p>
          </table:table-cell>
          <table:table-cell table:style-name="ce3" table:formula="of:=ROUNDUP(IF([.D38]&lt;=20;[.D38]/[.$Q$5];(([.D38]-20)/([.$Q$5]*[.$R$3]))+(20/[.$Q$5]));2)*60" office:value-type="float" office:value="44.4" calcext:value-type="float">
            <text:p>44,4</text:p>
          </table:table-cell>
          <table:table-cell table:style-name="ce3" table:formula="of:=ROUNDUP([.F38]*2/60/0.25;0)*[.E38]" office:value-type="float" office:value="30" calcext:value-type="float">
            <text:p>30</text:p>
          </table:table-cell>
          <table:table-cell table:style-name="ce3" table:formula="of:=ROUNDUP([.F38]*2/60/0.33;0)*[.E38]" office:value-type="float" office:value="25" calcext:value-type="float">
            <text:p>25</text:p>
          </table:table-cell>
          <table:table-cell table:style-name="ce3" table:formula="of:=ROUNDUP([.F38]*2/60/0.5;0)*[.E38]" office:value-type="float" office:value="15" calcext:value-type="float">
            <text:p>15</text:p>
          </table:table-cell>
          <table:table-cell table:style-name="ce92" table:formula="of:=IF(SUM([.$E$2:.E38])&gt;[.$Q$6];&quot;&quot;;SUM([.$E$2:.E38]))" office:value-type="float" office:value="79" calcext:value-type="float">
            <text:p>79</text:p>
          </table:table-cell>
          <table:table-cell table:style-name="ce123" table:formula="of:=IF(SUM([.$G$2:.G38])&gt;[.$Q$6];&quot;&quot;;SUM([.$G$2:.G38]))">
            <text:p/>
          </table:table-cell>
          <table:table-cell table:style-name="ce123" table:formula="of:=IF(SUM([.$H$2:.H38])&gt;[.$Q$6];&quot;&quot;;SUM([.$H$2:.H38]))" office:value-type="float" office:value="265" calcext:value-type="float">
            <text:p>265</text:p>
          </table:table-cell>
          <table:table-cell table:style-name="ce123" table:formula="of:=IF(SUM([.$I$2:.I38])&gt;[.$Q$6];&quot;&quot;;SUM([.$I$2:.I38]))" office:value-type="float" office:value="181" calcext:value-type="float">
            <text:p>181</text:p>
          </table:table-cell>
          <table:table-cell table:style-name="ce91" table:formula="of:=[.$Q$13]-([.F38]/24/60)" office:value-type="time" office:time-value="PT1051823H15M36.000000034S" calcext:value-type="time">
            <text:p>23:15:36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7" office:value-type="string" calcext:value-type="string">
            <text:p>Babbomaster</text:p>
          </table:table-cell>
          <table:table-cell table:style-name="ce14" office:value-type="float" office:value="81" calcext:value-type="float">
            <text:p>81</text:p>
          </table:table-cell>
          <table:table-cell table:style-name="ce17" office:value-type="float" office:value="14.3" calcext:value-type="float">
            <text:p>14,3</text:p>
          </table:table-cell>
          <table:table-cell table:style-name="ce3" table:formula="of:=IF([.C39]=0;0;IF([.C39]&lt;[.$Q$9];[.$Q$10];IF([.C39]&lt;[.$R$9];[.$R$10];IF([.C39]&lt;[.$S$9];[.$S$10];IF([.C39]&lt;[.$T$9];[.$T$10];IF([.C39]&lt;[.$U$9];[.$U$10];IF([.C39]&lt;u$9$;[.$V$10];IF([.C39]&lt;[.$W$9];[.$W$10];50))))))))" office:value-type="float" office:value="3" calcext:value-type="float">
            <text:p>3</text:p>
          </table:table-cell>
          <table:table-cell table:style-name="ce3" table:formula="of:=ROUNDUP(IF([.D39]&lt;=20;[.D39]/[.$Q$5];(([.D39]-20)/([.$Q$5]*[.$R$3]))+(20/[.$Q$5]));2)*60" office:value-type="float" office:value="45.6" calcext:value-type="float">
            <text:p>45,6</text:p>
          </table:table-cell>
          <table:table-cell table:style-name="ce3" table:formula="of:=ROUNDUP([.F39]*2/60/0.25;0)*[.E39]" office:value-type="float" office:value="21" calcext:value-type="float">
            <text:p>21</text:p>
          </table:table-cell>
          <table:table-cell table:style-name="ce3" table:formula="of:=ROUNDUP([.F39]*2/60/0.33;0)*[.E39]" office:value-type="float" office:value="15" calcext:value-type="float">
            <text:p>15</text:p>
          </table:table-cell>
          <table:table-cell table:style-name="ce3" table:formula="of:=ROUNDUP([.F39]*2/60/0.5;0)*[.E39]" office:value-type="float" office:value="12" calcext:value-type="float">
            <text:p>12</text:p>
          </table:table-cell>
          <table:table-cell table:style-name="ce92" table:formula="of:=IF(SUM([.$E$2:.E39])&gt;[.$Q$6];&quot;&quot;;SUM([.$E$2:.E39]))" office:value-type="float" office:value="82" calcext:value-type="float">
            <text:p>82</text:p>
          </table:table-cell>
          <table:table-cell table:style-name="ce123" table:formula="of:=IF(SUM([.$G$2:.G39])&gt;[.$Q$6];&quot;&quot;;SUM([.$G$2:.G39]))">
            <text:p/>
          </table:table-cell>
          <table:table-cell table:style-name="ce123" table:formula="of:=IF(SUM([.$H$2:.H39])&gt;[.$Q$6];&quot;&quot;;SUM([.$H$2:.H39]))" office:value-type="float" office:value="280" calcext:value-type="float">
            <text:p>280</text:p>
          </table:table-cell>
          <table:table-cell table:style-name="ce123" table:formula="of:=IF(SUM([.$I$2:.I39])&gt;[.$Q$6];&quot;&quot;;SUM([.$I$2:.I39]))" office:value-type="float" office:value="193" calcext:value-type="float">
            <text:p>193</text:p>
          </table:table-cell>
          <table:table-cell table:style-name="ce91" table:formula="of:=[.$Q$13]-([.F39]/24/60)" office:value-type="time" office:time-value="PT1051823H14M23.999999966S" calcext:value-type="time">
            <text:p>23:14:24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7" office:value-type="string" calcext:value-type="string">
            <text:p>Dorf von AberbachWulf </text:p>
          </table:table-cell>
          <table:table-cell table:style-name="ce15" office:value-type="float" office:value="36" calcext:value-type="float">
            <text:p>36</text:p>
          </table:table-cell>
          <table:table-cell table:style-name="ce17" office:value-type="float" office:value="14.6" calcext:value-type="float">
            <text:p>14,6</text:p>
          </table:table-cell>
          <table:table-cell table:style-name="ce3" table:formula="of:=IF([.C40]=0;0;IF([.C40]&lt;[.$Q$9];[.$Q$10];IF([.C40]&lt;[.$R$9];[.$R$10];IF([.C40]&lt;[.$S$9];[.$S$10];IF([.C40]&lt;[.$T$9];[.$T$10];IF([.C40]&lt;[.$U$9];[.$U$10];IF([.C40]&lt;u$9$;[.$V$10];IF([.C40]&lt;[.$W$9];[.$W$10];50))))))))" office:value-type="float" office:value="2" calcext:value-type="float">
            <text:p>2</text:p>
          </table:table-cell>
          <table:table-cell table:style-name="ce3" table:formula="of:=ROUNDUP(IF([.D40]&lt;=20;[.D40]/[.$Q$5];(([.D40]-20)/([.$Q$5]*[.$R$3]))+(20/[.$Q$5]));2)*60" office:value-type="float" office:value="46.2" calcext:value-type="float">
            <text:p>46,2</text:p>
          </table:table-cell>
          <table:table-cell table:style-name="ce3" table:formula="of:=ROUNDUP([.F40]*2/60/0.25;0)*[.E40]" office:value-type="float" office:value="14" calcext:value-type="float">
            <text:p>14</text:p>
          </table:table-cell>
          <table:table-cell table:style-name="ce3" table:formula="of:=ROUNDUP([.F40]*2/60/0.33;0)*[.E40]" office:value-type="float" office:value="10" calcext:value-type="float">
            <text:p>10</text:p>
          </table:table-cell>
          <table:table-cell table:style-name="ce3" table:formula="of:=ROUNDUP([.F40]*2/60/0.5;0)*[.E40]" office:value-type="float" office:value="8" calcext:value-type="float">
            <text:p>8</text:p>
          </table:table-cell>
          <table:table-cell table:style-name="ce92" table:formula="of:=IF(SUM([.$E$2:.E40])&gt;[.$Q$6];&quot;&quot;;SUM([.$E$2:.E40]))" office:value-type="float" office:value="84" calcext:value-type="float">
            <text:p>84</text:p>
          </table:table-cell>
          <table:table-cell table:style-name="ce123" table:formula="of:=IF(SUM([.$G$2:.G40])&gt;[.$Q$6];&quot;&quot;;SUM([.$G$2:.G40]))">
            <text:p/>
          </table:table-cell>
          <table:table-cell table:style-name="ce123" table:formula="of:=IF(SUM([.$H$2:.H40])&gt;[.$Q$6];&quot;&quot;;SUM([.$H$2:.H40]))" office:value-type="float" office:value="290" calcext:value-type="float">
            <text:p>290</text:p>
          </table:table-cell>
          <table:table-cell table:style-name="ce123" table:formula="of:=IF(SUM([.$I$2:.I40])&gt;[.$Q$6];&quot;&quot;;SUM([.$I$2:.I40]))" office:value-type="float" office:value="201" calcext:value-type="float">
            <text:p>201</text:p>
          </table:table-cell>
          <table:table-cell table:style-name="ce91" table:formula="of:=[.$Q$13]-([.F40]/24/60)" office:value-type="time" office:time-value="PT1051823H13M47.999999933S" calcext:value-type="time">
            <text:p>23:13:48</text:p>
          </table:table-cell>
          <table:table-cell table:style-name="ce98"/>
          <table:table-cell table:number-columns-repeated="1009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7" office:value-type="string" calcext:value-type="string">
            <text:p>Dorf von Gorm </text:p>
          </table:table-cell>
          <table:table-cell table:style-name="ce15" office:value-type="float" office:value="30" calcext:value-type="float">
            <text:p>30</text:p>
          </table:table-cell>
          <table:table-cell table:style-name="ce17" office:value-type="float" office:value="14.9" calcext:value-type="float">
            <text:p>14,9</text:p>
          </table:table-cell>
          <table:table-cell table:style-name="ce3" table:formula="of:=IF([.C41]=0;0;IF([.C41]&lt;[.$Q$9];[.$Q$10];IF([.C41]&lt;[.$R$9];[.$R$10];IF([.C41]&lt;[.$S$9];[.$S$10];IF([.C41]&lt;[.$T$9];[.$T$10];IF([.C41]&lt;[.$U$9];[.$U$10];IF([.C41]&lt;u$9$;[.$V$10];IF([.C41]&lt;[.$W$9];[.$W$10];50))))))))" office:value-type="float" office:value="2" calcext:value-type="float">
            <text:p>2</text:p>
          </table:table-cell>
          <table:table-cell table:style-name="ce3" table:formula="of:=ROUNDUP(IF([.D41]&lt;=20;[.D41]/[.$Q$5];(([.D41]-20)/([.$Q$5]*[.$R$3]))+(20/[.$Q$5]));2)*60" office:value-type="float" office:value="47.4" calcext:value-type="float">
            <text:p>47,4</text:p>
          </table:table-cell>
          <table:table-cell table:style-name="ce3" table:formula="of:=ROUNDUP([.F41]*2/60/0.25;0)*[.E41]" office:value-type="float" office:value="14" calcext:value-type="float">
            <text:p>14</text:p>
          </table:table-cell>
          <table:table-cell table:style-name="ce3" table:formula="of:=ROUNDUP([.F41]*2/60/0.33;0)*[.E41]" office:value-type="float" office:value="10" calcext:value-type="float">
            <text:p>10</text:p>
          </table:table-cell>
          <table:table-cell table:style-name="ce3" table:formula="of:=ROUNDUP([.F41]*2/60/0.5;0)*[.E41]" office:value-type="float" office:value="8" calcext:value-type="float">
            <text:p>8</text:p>
          </table:table-cell>
          <table:table-cell table:style-name="ce92" table:formula="of:=IF(SUM([.$E$2:.E41])&gt;[.$Q$6];&quot;&quot;;SUM([.$E$2:.E41]))" office:value-type="float" office:value="86" calcext:value-type="float">
            <text:p>86</text:p>
          </table:table-cell>
          <table:table-cell table:style-name="ce123" table:formula="of:=IF(SUM([.$G$2:.G41])&gt;[.$Q$6];&quot;&quot;;SUM([.$G$2:.G41]))">
            <text:p/>
          </table:table-cell>
          <table:table-cell table:style-name="ce123" table:formula="of:=IF(SUM([.$H$2:.H41])&gt;[.$Q$6];&quot;&quot;;SUM([.$H$2:.H41]))" office:value-type="float" office:value="300" calcext:value-type="float">
            <text:p>300</text:p>
          </table:table-cell>
          <table:table-cell table:style-name="ce123" table:formula="of:=IF(SUM([.$I$2:.I41])&gt;[.$Q$6];&quot;&quot;;SUM([.$I$2:.I41]))" office:value-type="float" office:value="209" calcext:value-type="float">
            <text:p>209</text:p>
          </table:table-cell>
          <table:table-cell table:style-name="ce91" table:formula="of:=[.$Q$13]-([.F41]/24/60)" office:value-type="time" office:time-value="PT1051823H12M35.999999866S" calcext:value-type="time">
            <text:p>23:12:36</text:p>
          </table:table-cell>
          <table:table-cell table:style-name="ce98"/>
          <table:table-cell table:number-columns-repeated="100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7"/>
          <table:table-cell table:style-name="ce15"/>
          <table:table-cell table:style-name="ce17"/>
          <table:table-cell table:style-name="ce3" table:formula="of:=IF([.C42]=0;0;IF([.C42]&lt;[.$Q$9];[.$Q$10];IF([.C42]&lt;[.$R$9];[.$R$10];IF([.C42]&lt;[.$S$9];[.$S$10];IF([.C42]&lt;[.$T$9];[.$T$10];IF([.C42]&lt;[.$U$9];[.$U$10];IF([.C42]&lt;u$9$;[.$V$10];IF([.C42]&lt;[.$W$9];[.$W$10];50))))))))" office:value-type="float" office:value="0" calcext:value-type="float">
            <text:p>0</text:p>
          </table:table-cell>
          <table:table-cell table:style-name="ce3" table:formula="of:=ROUNDUP(IF([.D42]&lt;=20;[.D42]/[.$Q$5];(([.D42]-20)/([.$Q$5]*[.$R$3]))+(20/[.$Q$5]));2)*60" office:value-type="float" office:value="0" calcext:value-type="float">
            <text:p>0</text:p>
          </table:table-cell>
          <table:table-cell table:style-name="ce3" table:formula="of:=ROUNDUP([.F42]*2/60/0.25;0)*[.E42]" office:value-type="float" office:value="0" calcext:value-type="float">
            <text:p>0</text:p>
          </table:table-cell>
          <table:table-cell table:style-name="ce3" table:formula="of:=ROUNDUP([.F42]*2/60/0.33;0)*[.E42]" office:value-type="float" office:value="0" calcext:value-type="float">
            <text:p>0</text:p>
          </table:table-cell>
          <table:table-cell table:style-name="ce3" table:formula="of:=ROUNDUP([.F42]*2/60/0.5;0)*[.E42]" office:value-type="float" office:value="0" calcext:value-type="float">
            <text:p>0</text:p>
          </table:table-cell>
          <table:table-cell table:style-name="ce92" table:formula="of:=IF(SUM([.$E$2:.E42])&gt;[.$Q$6];&quot;&quot;;SUM([.$E$2:.E42]))" office:value-type="float" office:value="86" calcext:value-type="float">
            <text:p>86</text:p>
          </table:table-cell>
          <table:table-cell table:style-name="ce123" table:formula="of:=IF(SUM([.$G$2:.G42])&gt;[.$Q$6];&quot;&quot;;SUM([.$G$2:.G42]))">
            <text:p/>
          </table:table-cell>
          <table:table-cell table:style-name="ce123" table:formula="of:=IF(SUM([.$H$2:.H42])&gt;[.$Q$6];&quot;&quot;;SUM([.$H$2:.H42]))" office:value-type="float" office:value="300" calcext:value-type="float">
            <text:p>300</text:p>
          </table:table-cell>
          <table:table-cell table:style-name="ce123" table:formula="of:=IF(SUM([.$I$2:.I42])&gt;[.$Q$6];&quot;&quot;;SUM([.$I$2:.I42]))" office:value-type="float" office:value="209" calcext:value-type="float">
            <text:p>209</text:p>
          </table:table-cell>
          <table:table-cell table:style-name="ce91" table:formula="of:=[.$Q$13]-([.F42]/24/60)" office:value-type="time" office:time-value="PT1051824H00M00S" calcext:value-type="time">
            <text:p>00:00:00</text:p>
          </table:table-cell>
          <table:table-cell table:style-name="ce98"/>
          <table:table-cell table:number-columns-repeated="100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/>
          <table:table-cell table:style-name="ce15"/>
          <table:table-cell table:style-name="ce17"/>
          <table:table-cell table:style-name="ce3" table:formula="of:=IF([.C43]=0;0;IF([.C43]&lt;[.$Q$9];[.$Q$10];IF([.C43]&lt;[.$R$9];[.$R$10];IF([.C43]&lt;[.$S$9];[.$S$10];IF([.C43]&lt;[.$T$9];[.$T$10];IF([.C43]&lt;[.$U$9];[.$U$10];IF([.C43]&lt;u$9$;[.$V$10];IF([.C43]&lt;[.$W$9];[.$W$10];50))))))))" office:value-type="float" office:value="0" calcext:value-type="float">
            <text:p>0</text:p>
          </table:table-cell>
          <table:table-cell table:style-name="ce3" table:formula="of:=ROUNDUP(IF([.D43]&lt;=20;[.D43]/[.$Q$5];(([.D43]-20)/([.$Q$5]*[.$R$3]))+(20/[.$Q$5]));2)*60" office:value-type="float" office:value="0" calcext:value-type="float">
            <text:p>0</text:p>
          </table:table-cell>
          <table:table-cell table:style-name="ce3" table:formula="of:=ROUNDUP([.F43]*2/60/0.25;0)*[.E43]" office:value-type="float" office:value="0" calcext:value-type="float">
            <text:p>0</text:p>
          </table:table-cell>
          <table:table-cell table:style-name="ce3" table:formula="of:=ROUNDUP([.F43]*2/60/0.33;0)*[.E43]" office:value-type="float" office:value="0" calcext:value-type="float">
            <text:p>0</text:p>
          </table:table-cell>
          <table:table-cell table:style-name="ce3" table:formula="of:=ROUNDUP([.F43]*2/60/0.5;0)*[.E43]" office:value-type="float" office:value="0" calcext:value-type="float">
            <text:p>0</text:p>
          </table:table-cell>
          <table:table-cell table:style-name="ce92" table:formula="of:=IF(SUM([.$E$2:.E43])&gt;[.$Q$6];&quot;&quot;;SUM([.$E$2:.E43]))" office:value-type="float" office:value="86" calcext:value-type="float">
            <text:p>86</text:p>
          </table:table-cell>
          <table:table-cell table:style-name="ce123" table:formula="of:=IF(SUM([.$G$2:.G43])&gt;[.$Q$6];&quot;&quot;;SUM([.$G$2:.G43]))">
            <text:p/>
          </table:table-cell>
          <table:table-cell table:style-name="ce123" table:formula="of:=IF(SUM([.$H$2:.H43])&gt;[.$Q$6];&quot;&quot;;SUM([.$H$2:.H43]))" office:value-type="float" office:value="300" calcext:value-type="float">
            <text:p>300</text:p>
          </table:table-cell>
          <table:table-cell table:style-name="ce123" table:formula="of:=IF(SUM([.$I$2:.I43])&gt;[.$Q$6];&quot;&quot;;SUM([.$I$2:.I43]))" office:value-type="float" office:value="209" calcext:value-type="float">
            <text:p>209</text:p>
          </table:table-cell>
          <table:table-cell table:style-name="ce91" table:formula="of:=[.$Q$13]-([.F43]/24/60)" office:value-type="time" office:time-value="PT1051824H00M00S" calcext:value-type="time">
            <text:p>00:00:00</text:p>
          </table:table-cell>
          <table:table-cell table:style-name="ce98"/>
          <table:table-cell table:number-columns-repeated="100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/>
          <table:table-cell table:style-name="ce15"/>
          <table:table-cell table:style-name="ce17"/>
          <table:table-cell table:style-name="ce3" table:formula="of:=IF([.C44]=0;0;IF([.C44]&lt;[.$Q$9];[.$Q$10];IF([.C44]&lt;[.$R$9];[.$R$10];IF([.C44]&lt;[.$S$9];[.$S$10];IF([.C44]&lt;[.$T$9];[.$T$10];IF([.C44]&lt;[.$U$9];[.$U$10];IF([.C44]&lt;u$9$;[.$V$10];IF([.C44]&lt;[.$W$9];[.$W$10];50))))))))" office:value-type="float" office:value="0" calcext:value-type="float">
            <text:p>0</text:p>
          </table:table-cell>
          <table:table-cell table:style-name="ce3" table:formula="of:=ROUNDUP(IF([.D44]&lt;=20;[.D44]/[.$Q$5];(([.D44]-20)/([.$Q$5]*[.$R$3]))+(20/[.$Q$5]));2)*60" office:value-type="float" office:value="0" calcext:value-type="float">
            <text:p>0</text:p>
          </table:table-cell>
          <table:table-cell table:style-name="ce3" table:formula="of:=ROUNDUP([.F44]*2/60/0.25;0)*[.E44]" office:value-type="float" office:value="0" calcext:value-type="float">
            <text:p>0</text:p>
          </table:table-cell>
          <table:table-cell table:style-name="ce3" table:formula="of:=ROUNDUP([.F44]*2/60/0.33;0)*[.E44]" office:value-type="float" office:value="0" calcext:value-type="float">
            <text:p>0</text:p>
          </table:table-cell>
          <table:table-cell table:style-name="ce3" table:formula="of:=ROUNDUP([.F44]*2/60/0.5;0)*[.E44]" office:value-type="float" office:value="0" calcext:value-type="float">
            <text:p>0</text:p>
          </table:table-cell>
          <table:table-cell table:style-name="ce92" table:formula="of:=IF(SUM([.$E$2:.E44])&gt;[.$Q$6];&quot;&quot;;SUM([.$E$2:.E44]))" office:value-type="float" office:value="86" calcext:value-type="float">
            <text:p>86</text:p>
          </table:table-cell>
          <table:table-cell table:style-name="ce123" table:formula="of:=IF(SUM([.$G$2:.G44])&gt;[.$Q$6];&quot;&quot;;SUM([.$G$2:.G44]))">
            <text:p/>
          </table:table-cell>
          <table:table-cell table:style-name="ce123" table:formula="of:=IF(SUM([.$H$2:.H44])&gt;[.$Q$6];&quot;&quot;;SUM([.$H$2:.H44]))" office:value-type="float" office:value="300" calcext:value-type="float">
            <text:p>300</text:p>
          </table:table-cell>
          <table:table-cell table:style-name="ce123" table:formula="of:=IF(SUM([.$I$2:.I44])&gt;[.$Q$6];&quot;&quot;;SUM([.$I$2:.I44]))" office:value-type="float" office:value="209" calcext:value-type="float">
            <text:p>209</text:p>
          </table:table-cell>
          <table:table-cell table:style-name="ce91" table:formula="of:=[.$Q$13]-([.F44]/24/60)" office:value-type="time" office:time-value="PT1051824H00M00S" calcext:value-type="time">
            <text:p>00:00:00</text:p>
          </table:table-cell>
          <table:table-cell table:style-name="ce98"/>
          <table:table-cell table:number-columns-repeated="100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1"/>
          <table:table-cell table:style-name="ce14"/>
          <table:table-cell table:style-name="ce17"/>
          <table:table-cell table:style-name="ce3" table:formula="of:=IF([.C45]=0;0;IF([.C45]&lt;[.$Q$9];[.$Q$10];IF([.C45]&lt;[.$R$9];[.$R$10];IF([.C45]&lt;[.$S$9];[.$S$10];IF([.C45]&lt;[.$T$9];[.$T$10];IF([.C45]&lt;[.$U$9];[.$U$10];IF([.C45]&lt;u$9$;[.$V$10];IF([.C45]&lt;[.$W$9];[.$W$10];50))))))))" office:value-type="float" office:value="0" calcext:value-type="float">
            <text:p>0</text:p>
          </table:table-cell>
          <table:table-cell table:style-name="ce3" table:formula="of:=ROUNDUP(IF([.D45]&lt;=20;[.D45]/[.$Q$5];(([.D45]-20)/([.$Q$5]*[.$R$3]))+(20/[.$Q$5]));2)*60" office:value-type="float" office:value="0" calcext:value-type="float">
            <text:p>0</text:p>
          </table:table-cell>
          <table:table-cell table:style-name="ce3" table:formula="of:=ROUNDUP([.F45]*2/60/0.25;0)*[.E45]" office:value-type="float" office:value="0" calcext:value-type="float">
            <text:p>0</text:p>
          </table:table-cell>
          <table:table-cell table:style-name="ce3" table:formula="of:=ROUNDUP([.F45]*2/60/0.33;0)*[.E45]" office:value-type="float" office:value="0" calcext:value-type="float">
            <text:p>0</text:p>
          </table:table-cell>
          <table:table-cell table:style-name="ce3" table:formula="of:=ROUNDUP([.F45]*2/60/0.5;0)*[.E45]" office:value-type="float" office:value="0" calcext:value-type="float">
            <text:p>0</text:p>
          </table:table-cell>
          <table:table-cell table:style-name="ce92" table:formula="of:=IF(SUM([.$E$2:.E45])&gt;[.$Q$6];&quot;&quot;;SUM([.$E$2:.E45]))" office:value-type="float" office:value="86" calcext:value-type="float">
            <text:p>86</text:p>
          </table:table-cell>
          <table:table-cell table:style-name="ce123" table:formula="of:=IF(SUM([.$G$2:.G45])&gt;[.$Q$6];&quot;&quot;;SUM([.$G$2:.G45]))">
            <text:p/>
          </table:table-cell>
          <table:table-cell table:style-name="ce123" table:formula="of:=IF(SUM([.$H$2:.H45])&gt;[.$Q$6];&quot;&quot;;SUM([.$H$2:.H45]))" office:value-type="float" office:value="300" calcext:value-type="float">
            <text:p>300</text:p>
          </table:table-cell>
          <table:table-cell table:style-name="ce123" table:formula="of:=IF(SUM([.$I$2:.I45])&gt;[.$Q$6];&quot;&quot;;SUM([.$I$2:.I45]))" office:value-type="float" office:value="209" calcext:value-type="float">
            <text:p>209</text:p>
          </table:table-cell>
          <table:table-cell table:style-name="ce91" table:formula="of:=[.$Q$13]-([.F45]/24/60)" office:value-type="time" office:time-value="PT1051824H00M00S" calcext:value-type="time">
            <text:p>00:00:00</text:p>
          </table:table-cell>
          <table:table-cell table:style-name="ce98"/>
          <table:table-cell table:number-columns-repeated="100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1"/>
          <table:table-cell table:style-name="ce14"/>
          <table:table-cell table:style-name="ce17"/>
          <table:table-cell table:style-name="ce3" table:formula="of:=IF([.C46]=0;0;IF([.C46]&lt;[.$Q$9];[.$Q$10];IF([.C46]&lt;[.$R$9];[.$R$10];IF([.C46]&lt;[.$S$9];[.$S$10];IF([.C46]&lt;[.$T$9];[.$T$10];IF([.C46]&lt;[.$U$9];[.$U$10];IF([.C46]&lt;u$9$;[.$V$10];IF([.C46]&lt;[.$W$9];[.$W$10];50))))))))" office:value-type="float" office:value="0" calcext:value-type="float">
            <text:p>0</text:p>
          </table:table-cell>
          <table:table-cell table:style-name="ce3" table:formula="of:=ROUNDUP(IF([.D46]&lt;=20;[.D46]/[.$Q$5];(([.D46]-20)/([.$Q$5]*[.$R$3]))+(20/[.$Q$5]));2)*60" office:value-type="float" office:value="0" calcext:value-type="float">
            <text:p>0</text:p>
          </table:table-cell>
          <table:table-cell table:style-name="ce3" table:formula="of:=ROUNDUP([.F46]*2/60/0.25;0)*[.E46]" office:value-type="float" office:value="0" calcext:value-type="float">
            <text:p>0</text:p>
          </table:table-cell>
          <table:table-cell table:style-name="ce3" table:formula="of:=ROUNDUP([.F46]*2/60/0.33;0)*[.E46]" office:value-type="float" office:value="0" calcext:value-type="float">
            <text:p>0</text:p>
          </table:table-cell>
          <table:table-cell table:style-name="ce3" table:formula="of:=ROUNDUP([.F46]*2/60/0.5;0)*[.E46]" office:value-type="float" office:value="0" calcext:value-type="float">
            <text:p>0</text:p>
          </table:table-cell>
          <table:table-cell table:style-name="ce92" table:formula="of:=IF(SUM([.$E$2:.E46])&gt;[.$Q$6];&quot;&quot;;SUM([.$E$2:.E46]))" office:value-type="float" office:value="86" calcext:value-type="float">
            <text:p>86</text:p>
          </table:table-cell>
          <table:table-cell table:style-name="ce123" table:formula="of:=IF(SUM([.$G$2:.G46])&gt;[.$Q$6];&quot;&quot;;SUM([.$G$2:.G46]))">
            <text:p/>
          </table:table-cell>
          <table:table-cell table:style-name="ce123" table:formula="of:=IF(SUM([.$H$2:.H46])&gt;[.$Q$6];&quot;&quot;;SUM([.$H$2:.H46]))" office:value-type="float" office:value="300" calcext:value-type="float">
            <text:p>300</text:p>
          </table:table-cell>
          <table:table-cell table:style-name="ce123" table:formula="of:=IF(SUM([.$I$2:.I46])&gt;[.$Q$6];&quot;&quot;;SUM([.$I$2:.I46]))" office:value-type="float" office:value="209" calcext:value-type="float">
            <text:p>209</text:p>
          </table:table-cell>
          <table:table-cell table:style-name="ce91" table:formula="of:=[.$Q$13]-([.F46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1"/>
          <table:table-cell table:style-name="ce14"/>
          <table:table-cell table:style-name="ce17"/>
          <table:table-cell table:style-name="ce3" table:formula="of:=IF([.C47]=0;0;IF([.C47]&lt;[.$Q$9];[.$Q$10];IF([.C47]&lt;[.$R$9];[.$R$10];IF([.C47]&lt;[.$S$9];[.$S$10];IF([.C47]&lt;[.$T$9];[.$T$10];IF([.C47]&lt;[.$U$9];[.$U$10];IF([.C47]&lt;u$9$;[.$V$10];IF([.C47]&lt;[.$W$9];[.$W$10];50))))))))" office:value-type="float" office:value="0" calcext:value-type="float">
            <text:p>0</text:p>
          </table:table-cell>
          <table:table-cell table:style-name="ce3" table:formula="of:=ROUNDUP(IF([.D47]&lt;=20;[.D47]/[.$Q$5];(([.D47]-20)/([.$Q$5]*[.$R$3]))+(20/[.$Q$5]));2)*60" office:value-type="float" office:value="0" calcext:value-type="float">
            <text:p>0</text:p>
          </table:table-cell>
          <table:table-cell table:style-name="ce3" table:formula="of:=ROUNDUP([.F47]*2/60/0.25;0)*[.E47]" office:value-type="float" office:value="0" calcext:value-type="float">
            <text:p>0</text:p>
          </table:table-cell>
          <table:table-cell table:style-name="ce3" table:formula="of:=ROUNDUP([.F47]*2/60/0.33;0)*[.E47]" office:value-type="float" office:value="0" calcext:value-type="float">
            <text:p>0</text:p>
          </table:table-cell>
          <table:table-cell table:style-name="ce3" table:formula="of:=ROUNDUP([.F47]*2/60/0.5;0)*[.E47]" office:value-type="float" office:value="0" calcext:value-type="float">
            <text:p>0</text:p>
          </table:table-cell>
          <table:table-cell table:style-name="ce92" table:formula="of:=IF(SUM([.$E$2:.E47])&gt;[.$Q$6];&quot;&quot;;SUM([.$E$2:.E47]))" office:value-type="float" office:value="86" calcext:value-type="float">
            <text:p>86</text:p>
          </table:table-cell>
          <table:table-cell table:style-name="ce123" table:formula="of:=IF(SUM([.$G$2:.G47])&gt;[.$Q$6];&quot;&quot;;SUM([.$G$2:.G47]))">
            <text:p/>
          </table:table-cell>
          <table:table-cell table:style-name="ce123" table:formula="of:=IF(SUM([.$H$2:.H47])&gt;[.$Q$6];&quot;&quot;;SUM([.$H$2:.H47]))" office:value-type="float" office:value="300" calcext:value-type="float">
            <text:p>300</text:p>
          </table:table-cell>
          <table:table-cell table:style-name="ce123" table:formula="of:=IF(SUM([.$I$2:.I47])&gt;[.$Q$6];&quot;&quot;;SUM([.$I$2:.I47]))" office:value-type="float" office:value="209" calcext:value-type="float">
            <text:p>209</text:p>
          </table:table-cell>
          <table:table-cell table:style-name="ce91" table:formula="of:=[.$Q$13]-([.F47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1"/>
          <table:table-cell table:style-name="ce10"/>
          <table:table-cell table:style-name="ce17"/>
          <table:table-cell table:style-name="ce3" table:formula="of:=IF([.C48]=0;0;IF([.C48]&lt;[.$Q$9];[.$Q$10];IF([.C48]&lt;[.$R$9];[.$R$10];IF([.C48]&lt;[.$S$9];[.$S$10];IF([.C48]&lt;[.$T$9];[.$T$10];IF([.C48]&lt;[.$U$9];[.$U$10];IF([.C48]&lt;u$9$;[.$V$10];IF([.C48]&lt;[.$W$9];[.$W$10];50))))))))" office:value-type="float" office:value="0" calcext:value-type="float">
            <text:p>0</text:p>
          </table:table-cell>
          <table:table-cell table:style-name="ce3" table:formula="of:=ROUNDUP(IF([.D48]&lt;=20;[.D48]/[.$Q$5];(([.D48]-20)/([.$Q$5]*[.$R$3]))+(20/[.$Q$5]));2)*60" office:value-type="float" office:value="0" calcext:value-type="float">
            <text:p>0</text:p>
          </table:table-cell>
          <table:table-cell table:style-name="ce3" table:formula="of:=ROUNDUP([.F48]*2/60/0.25;0)*[.E48]" office:value-type="float" office:value="0" calcext:value-type="float">
            <text:p>0</text:p>
          </table:table-cell>
          <table:table-cell table:style-name="ce3" table:formula="of:=ROUNDUP([.F48]*2/60/0.33;0)*[.E48]" office:value-type="float" office:value="0" calcext:value-type="float">
            <text:p>0</text:p>
          </table:table-cell>
          <table:table-cell table:style-name="ce3" table:formula="of:=ROUNDUP([.F48]*2/60/0.5;0)*[.E48]" office:value-type="float" office:value="0" calcext:value-type="float">
            <text:p>0</text:p>
          </table:table-cell>
          <table:table-cell table:style-name="ce92" table:formula="of:=IF(SUM([.$E$2:.E48])&gt;[.$Q$6];&quot;&quot;;SUM([.$E$2:.E48]))" office:value-type="float" office:value="86" calcext:value-type="float">
            <text:p>86</text:p>
          </table:table-cell>
          <table:table-cell table:style-name="ce123" table:formula="of:=IF(SUM([.$G$2:.G48])&gt;[.$Q$6];&quot;&quot;;SUM([.$G$2:.G48]))">
            <text:p/>
          </table:table-cell>
          <table:table-cell table:style-name="ce123" table:formula="of:=IF(SUM([.$H$2:.H48])&gt;[.$Q$6];&quot;&quot;;SUM([.$H$2:.H48]))" office:value-type="float" office:value="300" calcext:value-type="float">
            <text:p>300</text:p>
          </table:table-cell>
          <table:table-cell table:style-name="ce123" table:formula="of:=IF(SUM([.$I$2:.I48])&gt;[.$Q$6];&quot;&quot;;SUM([.$I$2:.I48]))" office:value-type="float" office:value="209" calcext:value-type="float">
            <text:p>209</text:p>
          </table:table-cell>
          <table:table-cell table:style-name="ce91" table:formula="of:=[.$Q$13]-([.F48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1"/>
          <table:table-cell table:style-name="ce14"/>
          <table:table-cell table:style-name="ce17"/>
          <table:table-cell table:style-name="ce3" table:formula="of:=IF([.C49]=0;0;IF([.C49]&lt;[.$Q$9];[.$Q$10];IF([.C49]&lt;[.$R$9];[.$R$10];IF([.C49]&lt;[.$S$9];[.$S$10];IF([.C49]&lt;[.$T$9];[.$T$10];IF([.C49]&lt;[.$U$9];[.$U$10];IF([.C49]&lt;u$9$;[.$V$10];IF([.C49]&lt;[.$W$9];[.$W$10];50))))))))" office:value-type="float" office:value="0" calcext:value-type="float">
            <text:p>0</text:p>
          </table:table-cell>
          <table:table-cell table:style-name="ce3" table:formula="of:=ROUNDUP(IF([.D49]&lt;=20;[.D49]/[.$Q$5];(([.D49]-20)/([.$Q$5]*[.$R$3]))+(20/[.$Q$5]));2)*60" office:value-type="float" office:value="0" calcext:value-type="float">
            <text:p>0</text:p>
          </table:table-cell>
          <table:table-cell table:style-name="ce3" table:formula="of:=ROUNDUP([.F49]*2/60/0.25;0)*[.E49]" office:value-type="float" office:value="0" calcext:value-type="float">
            <text:p>0</text:p>
          </table:table-cell>
          <table:table-cell table:style-name="ce3" table:formula="of:=ROUNDUP([.F49]*2/60/0.33;0)*[.E49]" office:value-type="float" office:value="0" calcext:value-type="float">
            <text:p>0</text:p>
          </table:table-cell>
          <table:table-cell table:style-name="ce3" table:formula="of:=ROUNDUP([.F49]*2/60/0.5;0)*[.E49]" office:value-type="float" office:value="0" calcext:value-type="float">
            <text:p>0</text:p>
          </table:table-cell>
          <table:table-cell table:style-name="ce92" table:formula="of:=IF(SUM([.$E$2:.E49])&gt;[.$Q$6];&quot;&quot;;SUM([.$E$2:.E49]))" office:value-type="float" office:value="86" calcext:value-type="float">
            <text:p>86</text:p>
          </table:table-cell>
          <table:table-cell table:style-name="ce123" table:formula="of:=IF(SUM([.$G$2:.G49])&gt;[.$Q$6];&quot;&quot;;SUM([.$G$2:.G49]))">
            <text:p/>
          </table:table-cell>
          <table:table-cell table:style-name="ce123" table:formula="of:=IF(SUM([.$H$2:.H49])&gt;[.$Q$6];&quot;&quot;;SUM([.$H$2:.H49]))" office:value-type="float" office:value="300" calcext:value-type="float">
            <text:p>300</text:p>
          </table:table-cell>
          <table:table-cell table:style-name="ce123" table:formula="of:=IF(SUM([.$I$2:.I49])&gt;[.$Q$6];&quot;&quot;;SUM([.$I$2:.I49]))" office:value-type="float" office:value="209" calcext:value-type="float">
            <text:p>209</text:p>
          </table:table-cell>
          <table:table-cell table:style-name="ce91" table:formula="of:=[.$Q$13]-([.F49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1"/>
          <table:table-cell table:style-name="ce14"/>
          <table:table-cell table:style-name="ce17"/>
          <table:table-cell table:style-name="ce3" table:formula="of:=IF([.C50]=0;0;IF([.C50]&lt;[.$Q$9];[.$Q$10];IF([.C50]&lt;[.$R$9];[.$R$10];IF([.C50]&lt;[.$S$9];[.$S$10];IF([.C50]&lt;[.$T$9];[.$T$10];IF([.C50]&lt;[.$U$9];[.$U$10];IF([.C50]&lt;u$9$;[.$V$10];IF([.C50]&lt;[.$W$9];[.$W$10];50))))))))" office:value-type="float" office:value="0" calcext:value-type="float">
            <text:p>0</text:p>
          </table:table-cell>
          <table:table-cell table:style-name="ce3" table:formula="of:=ROUNDUP(IF([.D50]&lt;=20;[.D50]/[.$Q$5];(([.D50]-20)/([.$Q$5]*[.$R$3]))+(20/[.$Q$5]));2)*60" office:value-type="float" office:value="0" calcext:value-type="float">
            <text:p>0</text:p>
          </table:table-cell>
          <table:table-cell table:style-name="ce3" table:formula="of:=ROUNDUP([.F50]*2/60/0.25;0)*[.E50]" office:value-type="float" office:value="0" calcext:value-type="float">
            <text:p>0</text:p>
          </table:table-cell>
          <table:table-cell table:style-name="ce3" table:formula="of:=ROUNDUP([.F50]*2/60/0.33;0)*[.E50]" office:value-type="float" office:value="0" calcext:value-type="float">
            <text:p>0</text:p>
          </table:table-cell>
          <table:table-cell table:style-name="ce3" table:formula="of:=ROUNDUP([.F50]*2/60/0.5;0)*[.E50]" office:value-type="float" office:value="0" calcext:value-type="float">
            <text:p>0</text:p>
          </table:table-cell>
          <table:table-cell table:style-name="ce92" table:formula="of:=IF(SUM([.$E$2:.E50])&gt;[.$Q$6];&quot;&quot;;SUM([.$E$2:.E50]))" office:value-type="float" office:value="86" calcext:value-type="float">
            <text:p>86</text:p>
          </table:table-cell>
          <table:table-cell table:style-name="ce123" table:formula="of:=IF(SUM([.$G$2:.G50])&gt;[.$Q$6];&quot;&quot;;SUM([.$G$2:.G50]))">
            <text:p/>
          </table:table-cell>
          <table:table-cell table:style-name="ce123" table:formula="of:=IF(SUM([.$H$2:.H50])&gt;[.$Q$6];&quot;&quot;;SUM([.$H$2:.H50]))" office:value-type="float" office:value="300" calcext:value-type="float">
            <text:p>300</text:p>
          </table:table-cell>
          <table:table-cell table:style-name="ce123" table:formula="of:=IF(SUM([.$I$2:.I50])&gt;[.$Q$6];&quot;&quot;;SUM([.$I$2:.I50]))" office:value-type="float" office:value="209" calcext:value-type="float">
            <text:p>209</text:p>
          </table:table-cell>
          <table:table-cell table:style-name="ce91" table:formula="of:=[.$Q$13]-([.F50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1"/>
          <table:table-cell table:style-name="ce14"/>
          <table:table-cell table:style-name="ce17"/>
          <table:table-cell table:style-name="ce3" table:formula="of:=IF([.C51]=0;0;IF([.C51]&lt;[.$Q$9];[.$Q$10];IF([.C51]&lt;[.$R$9];[.$R$10];IF([.C51]&lt;[.$S$9];[.$S$10];IF([.C51]&lt;[.$T$9];[.$T$10];IF([.C51]&lt;[.$U$9];[.$U$10];IF([.C51]&lt;u$9$;[.$V$10];IF([.C51]&lt;[.$W$9];[.$W$10];50))))))))" office:value-type="float" office:value="0" calcext:value-type="float">
            <text:p>0</text:p>
          </table:table-cell>
          <table:table-cell table:style-name="ce3" table:formula="of:=ROUNDUP(IF([.D51]&lt;=20;[.D51]/[.$Q$5];(([.D51]-20)/([.$Q$5]*[.$R$3]))+(20/[.$Q$5]));2)*60" office:value-type="float" office:value="0" calcext:value-type="float">
            <text:p>0</text:p>
          </table:table-cell>
          <table:table-cell table:style-name="ce3" table:formula="of:=ROUNDUP([.F51]*2/60/0.25;0)*[.E51]" office:value-type="float" office:value="0" calcext:value-type="float">
            <text:p>0</text:p>
          </table:table-cell>
          <table:table-cell table:style-name="ce3" table:formula="of:=ROUNDUP([.F51]*2/60/0.33;0)*[.E51]" office:value-type="float" office:value="0" calcext:value-type="float">
            <text:p>0</text:p>
          </table:table-cell>
          <table:table-cell table:style-name="ce3" table:formula="of:=ROUNDUP([.F51]*2/60/0.5;0)*[.E51]" office:value-type="float" office:value="0" calcext:value-type="float">
            <text:p>0</text:p>
          </table:table-cell>
          <table:table-cell table:style-name="ce92" table:formula="of:=IF(SUM([.$E$2:.E51])&gt;[.$Q$6];&quot;&quot;;SUM([.$E$2:.E51]))" office:value-type="float" office:value="86" calcext:value-type="float">
            <text:p>86</text:p>
          </table:table-cell>
          <table:table-cell table:style-name="ce123" table:formula="of:=IF(SUM([.$G$2:.G51])&gt;[.$Q$6];&quot;&quot;;SUM([.$G$2:.G51]))">
            <text:p/>
          </table:table-cell>
          <table:table-cell table:style-name="ce123" table:formula="of:=IF(SUM([.$H$2:.H51])&gt;[.$Q$6];&quot;&quot;;SUM([.$H$2:.H51]))" office:value-type="float" office:value="300" calcext:value-type="float">
            <text:p>300</text:p>
          </table:table-cell>
          <table:table-cell table:style-name="ce123" table:formula="of:=IF(SUM([.$I$2:.I51])&gt;[.$Q$6];&quot;&quot;;SUM([.$I$2:.I51]))" office:value-type="float" office:value="209" calcext:value-type="float">
            <text:p>209</text:p>
          </table:table-cell>
          <table:table-cell table:style-name="ce91" table:formula="of:=[.$Q$13]-([.F51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1" table:number-columns-repeated="3"/>
          <table:table-cell table:style-name="ce3" table:formula="of:=IF([.C52]=0;0;IF([.C52]&lt;[.$Q$9];[.$Q$10];IF([.C52]&lt;[.$R$9];[.$R$10];IF([.C52]&lt;[.$S$9];[.$S$10];IF([.C52]&lt;[.$T$9];[.$T$10];IF([.C52]&lt;[.$U$9];[.$U$10];IF([.C52]&lt;u$9$;[.$V$10];IF([.C52]&lt;[.$W$9];[.$W$10];50))))))))" office:value-type="float" office:value="0" calcext:value-type="float">
            <text:p>0</text:p>
          </table:table-cell>
          <table:table-cell table:style-name="ce3" table:formula="of:=ROUNDUP(IF([.D52]&lt;=20;[.D52]/[.$Q$5];(([.D52]-20)/([.$Q$5]*[.$R$3]))+(20/[.$Q$5]));2)*60" office:value-type="float" office:value="0" calcext:value-type="float">
            <text:p>0</text:p>
          </table:table-cell>
          <table:table-cell table:style-name="ce3" table:formula="of:=ROUNDUP([.F52]*2/60/0.25;0)*[.E52]" office:value-type="float" office:value="0" calcext:value-type="float">
            <text:p>0</text:p>
          </table:table-cell>
          <table:table-cell table:style-name="ce3" table:formula="of:=ROUNDUP([.F52]*2/60/0.33;0)*[.E52]" office:value-type="float" office:value="0" calcext:value-type="float">
            <text:p>0</text:p>
          </table:table-cell>
          <table:table-cell table:style-name="ce3" table:formula="of:=ROUNDUP([.F52]*2/60/0.5;0)*[.E52]" office:value-type="float" office:value="0" calcext:value-type="float">
            <text:p>0</text:p>
          </table:table-cell>
          <table:table-cell table:style-name="ce92" table:formula="of:=IF(SUM([.$E$2:.E52])&gt;[.$Q$6];&quot;&quot;;SUM([.$E$2:.E52]))" office:value-type="float" office:value="86" calcext:value-type="float">
            <text:p>86</text:p>
          </table:table-cell>
          <table:table-cell table:style-name="ce123" table:formula="of:=IF(SUM([.$G$2:.G52])&gt;[.$Q$6];&quot;&quot;;SUM([.$G$2:.G52]))">
            <text:p/>
          </table:table-cell>
          <table:table-cell table:style-name="ce123" table:formula="of:=IF(SUM([.$H$2:.H52])&gt;[.$Q$6];&quot;&quot;;SUM([.$H$2:.H52]))" office:value-type="float" office:value="300" calcext:value-type="float">
            <text:p>300</text:p>
          </table:table-cell>
          <table:table-cell table:style-name="ce123" table:formula="of:=IF(SUM([.$I$2:.I52])&gt;[.$Q$6];&quot;&quot;;SUM([.$I$2:.I52]))" office:value-type="float" office:value="209" calcext:value-type="float">
            <text:p>209</text:p>
          </table:table-cell>
          <table:table-cell table:style-name="ce91" table:formula="of:=[.$Q$13]-([.F52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1" table:number-columns-repeated="3"/>
          <table:table-cell table:style-name="ce3" table:formula="of:=IF([.C53]=0;0;IF([.C53]&lt;[.$Q$9];[.$Q$10];IF([.C53]&lt;[.$R$9];[.$R$10];IF([.C53]&lt;[.$S$9];[.$S$10];IF([.C53]&lt;[.$T$9];[.$T$10];IF([.C53]&lt;[.$U$9];[.$U$10];IF([.C53]&lt;u$9$;[.$V$10];IF([.C53]&lt;[.$W$9];[.$W$10];50))))))))" office:value-type="float" office:value="0" calcext:value-type="float">
            <text:p>0</text:p>
          </table:table-cell>
          <table:table-cell table:style-name="ce3" table:formula="of:=ROUNDUP(IF([.D53]&lt;=20;[.D53]/[.$Q$5];(([.D53]-20)/([.$Q$5]*[.$R$3]))+(20/[.$Q$5]));2)*60" office:value-type="float" office:value="0" calcext:value-type="float">
            <text:p>0</text:p>
          </table:table-cell>
          <table:table-cell table:style-name="ce3" table:formula="of:=ROUNDUP([.F53]*2/60/0.25;0)*[.E53]" office:value-type="float" office:value="0" calcext:value-type="float">
            <text:p>0</text:p>
          </table:table-cell>
          <table:table-cell table:style-name="ce3" table:formula="of:=ROUNDUP([.F53]*2/60/0.33;0)*[.E53]" office:value-type="float" office:value="0" calcext:value-type="float">
            <text:p>0</text:p>
          </table:table-cell>
          <table:table-cell table:style-name="ce3" table:formula="of:=ROUNDUP([.F53]*2/60/0.5;0)*[.E53]" office:value-type="float" office:value="0" calcext:value-type="float">
            <text:p>0</text:p>
          </table:table-cell>
          <table:table-cell table:style-name="ce92" table:formula="of:=IF(SUM([.$E$2:.E53])&gt;[.$Q$6];&quot;&quot;;SUM([.$E$2:.E53]))" office:value-type="float" office:value="86" calcext:value-type="float">
            <text:p>86</text:p>
          </table:table-cell>
          <table:table-cell table:style-name="ce123" table:formula="of:=IF(SUM([.$G$2:.G53])&gt;[.$Q$6];&quot;&quot;;SUM([.$G$2:.G53]))">
            <text:p/>
          </table:table-cell>
          <table:table-cell table:style-name="ce123" table:formula="of:=IF(SUM([.$H$2:.H53])&gt;[.$Q$6];&quot;&quot;;SUM([.$H$2:.H53]))" office:value-type="float" office:value="300" calcext:value-type="float">
            <text:p>300</text:p>
          </table:table-cell>
          <table:table-cell table:style-name="ce123" table:formula="of:=IF(SUM([.$I$2:.I53])&gt;[.$Q$6];&quot;&quot;;SUM([.$I$2:.I53]))" office:value-type="float" office:value="209" calcext:value-type="float">
            <text:p>209</text:p>
          </table:table-cell>
          <table:table-cell table:style-name="ce91" table:formula="of:=[.$Q$13]-([.F53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1" table:number-columns-repeated="3"/>
          <table:table-cell table:style-name="ce3" table:formula="of:=IF([.C54]=0;0;IF([.C54]&lt;[.$Q$9];[.$Q$10];IF([.C54]&lt;[.$R$9];[.$R$10];IF([.C54]&lt;[.$S$9];[.$S$10];IF([.C54]&lt;[.$T$9];[.$T$10];IF([.C54]&lt;[.$U$9];[.$U$10];IF([.C54]&lt;u$9$;[.$V$10];IF([.C54]&lt;[.$W$9];[.$W$10];50))))))))" office:value-type="float" office:value="0" calcext:value-type="float">
            <text:p>0</text:p>
          </table:table-cell>
          <table:table-cell table:style-name="ce3" table:formula="of:=ROUNDUP(IF([.D54]&lt;=20;[.D54]/[.$Q$5];(([.D54]-20)/([.$Q$5]*[.$R$3]))+(20/[.$Q$5]));2)*60" office:value-type="float" office:value="0" calcext:value-type="float">
            <text:p>0</text:p>
          </table:table-cell>
          <table:table-cell table:style-name="ce3" table:formula="of:=ROUNDUP([.F54]*2/60/0.25;0)*[.E54]" office:value-type="float" office:value="0" calcext:value-type="float">
            <text:p>0</text:p>
          </table:table-cell>
          <table:table-cell table:style-name="ce3" table:formula="of:=ROUNDUP([.F54]*2/60/0.33;0)*[.E54]" office:value-type="float" office:value="0" calcext:value-type="float">
            <text:p>0</text:p>
          </table:table-cell>
          <table:table-cell table:style-name="ce3" table:formula="of:=ROUNDUP([.F54]*2/60/0.5;0)*[.E54]" office:value-type="float" office:value="0" calcext:value-type="float">
            <text:p>0</text:p>
          </table:table-cell>
          <table:table-cell table:style-name="ce92" table:formula="of:=IF(SUM([.$E$2:.E54])&gt;[.$Q$6];&quot;&quot;;SUM([.$E$2:.E54]))" office:value-type="float" office:value="86" calcext:value-type="float">
            <text:p>86</text:p>
          </table:table-cell>
          <table:table-cell table:style-name="ce123" table:formula="of:=IF(SUM([.$G$2:.G54])&gt;[.$Q$6];&quot;&quot;;SUM([.$G$2:.G54]))">
            <text:p/>
          </table:table-cell>
          <table:table-cell table:style-name="ce123" table:formula="of:=IF(SUM([.$H$2:.H54])&gt;[.$Q$6];&quot;&quot;;SUM([.$H$2:.H54]))" office:value-type="float" office:value="300" calcext:value-type="float">
            <text:p>300</text:p>
          </table:table-cell>
          <table:table-cell table:style-name="ce123" table:formula="of:=IF(SUM([.$I$2:.I54])&gt;[.$Q$6];&quot;&quot;;SUM([.$I$2:.I54]))" office:value-type="float" office:value="209" calcext:value-type="float">
            <text:p>209</text:p>
          </table:table-cell>
          <table:table-cell table:style-name="ce91" table:formula="of:=[.$Q$13]-([.F54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1" table:number-columns-repeated="3"/>
          <table:table-cell table:style-name="ce3" table:formula="of:=IF([.C55]=0;0;IF([.C55]&lt;[.$Q$9];[.$Q$10];IF([.C55]&lt;[.$R$9];[.$R$10];IF([.C55]&lt;[.$S$9];[.$S$10];IF([.C55]&lt;[.$T$9];[.$T$10];IF([.C55]&lt;[.$U$9];[.$U$10];IF([.C55]&lt;u$9$;[.$V$10];IF([.C55]&lt;[.$W$9];[.$W$10];50))))))))" office:value-type="float" office:value="0" calcext:value-type="float">
            <text:p>0</text:p>
          </table:table-cell>
          <table:table-cell table:style-name="ce3" table:formula="of:=ROUNDUP(IF([.D55]&lt;=20;[.D55]/[.$Q$5];(([.D55]-20)/([.$Q$5]*[.$R$3]))+(20/[.$Q$5]));2)*60" office:value-type="float" office:value="0" calcext:value-type="float">
            <text:p>0</text:p>
          </table:table-cell>
          <table:table-cell table:style-name="ce3" table:formula="of:=ROUNDUP([.F55]*2/60/0.25;0)*[.E55]" office:value-type="float" office:value="0" calcext:value-type="float">
            <text:p>0</text:p>
          </table:table-cell>
          <table:table-cell table:style-name="ce3" table:formula="of:=ROUNDUP([.F55]*2/60/0.33;0)*[.E55]" office:value-type="float" office:value="0" calcext:value-type="float">
            <text:p>0</text:p>
          </table:table-cell>
          <table:table-cell table:style-name="ce3" table:formula="of:=ROUNDUP([.F55]*2/60/0.5;0)*[.E55]" office:value-type="float" office:value="0" calcext:value-type="float">
            <text:p>0</text:p>
          </table:table-cell>
          <table:table-cell table:style-name="ce92" table:formula="of:=IF(SUM([.$E$2:.E55])&gt;[.$Q$6];&quot;&quot;;SUM([.$E$2:.E55]))" office:value-type="float" office:value="86" calcext:value-type="float">
            <text:p>86</text:p>
          </table:table-cell>
          <table:table-cell table:style-name="ce123" table:formula="of:=IF(SUM([.$G$2:.G55])&gt;[.$Q$6];&quot;&quot;;SUM([.$G$2:.G55]))">
            <text:p/>
          </table:table-cell>
          <table:table-cell table:style-name="ce123" table:formula="of:=IF(SUM([.$H$2:.H55])&gt;[.$Q$6];&quot;&quot;;SUM([.$H$2:.H55]))" office:value-type="float" office:value="300" calcext:value-type="float">
            <text:p>300</text:p>
          </table:table-cell>
          <table:table-cell table:style-name="ce123" table:formula="of:=IF(SUM([.$I$2:.I55])&gt;[.$Q$6];&quot;&quot;;SUM([.$I$2:.I55]))" office:value-type="float" office:value="209" calcext:value-type="float">
            <text:p>209</text:p>
          </table:table-cell>
          <table:table-cell table:style-name="ce91" table:formula="of:=[.$Q$13]-([.F55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1" table:number-columns-repeated="3"/>
          <table:table-cell table:style-name="ce3" table:formula="of:=IF([.C56]=0;0;IF([.C56]&lt;[.$Q$9];[.$Q$10];IF([.C56]&lt;[.$R$9];[.$R$10];IF([.C56]&lt;[.$S$9];[.$S$10];IF([.C56]&lt;[.$T$9];[.$T$10];IF([.C56]&lt;[.$U$9];[.$U$10];IF([.C56]&lt;u$9$;[.$V$10];IF([.C56]&lt;[.$W$9];[.$W$10];50))))))))" office:value-type="float" office:value="0" calcext:value-type="float">
            <text:p>0</text:p>
          </table:table-cell>
          <table:table-cell table:style-name="ce3" table:formula="of:=ROUNDUP(IF([.D56]&lt;=20;[.D56]/[.$Q$5];(([.D56]-20)/([.$Q$5]*[.$R$3]))+(20/[.$Q$5]));2)*60" office:value-type="float" office:value="0" calcext:value-type="float">
            <text:p>0</text:p>
          </table:table-cell>
          <table:table-cell table:style-name="ce3" table:formula="of:=ROUNDUP([.F56]*2/60/0.25;0)*[.E56]" office:value-type="float" office:value="0" calcext:value-type="float">
            <text:p>0</text:p>
          </table:table-cell>
          <table:table-cell table:style-name="ce3" table:formula="of:=ROUNDUP([.F56]*2/60/0.33;0)*[.E56]" office:value-type="float" office:value="0" calcext:value-type="float">
            <text:p>0</text:p>
          </table:table-cell>
          <table:table-cell table:style-name="ce3" table:formula="of:=ROUNDUP([.F56]*2/60/0.5;0)*[.E56]" office:value-type="float" office:value="0" calcext:value-type="float">
            <text:p>0</text:p>
          </table:table-cell>
          <table:table-cell table:style-name="ce92" table:formula="of:=IF(SUM([.$E$2:.E56])&gt;[.$Q$6];&quot;&quot;;SUM([.$E$2:.E56]))" office:value-type="float" office:value="86" calcext:value-type="float">
            <text:p>86</text:p>
          </table:table-cell>
          <table:table-cell table:style-name="ce123" table:formula="of:=IF(SUM([.$G$2:.G56])&gt;[.$Q$6];&quot;&quot;;SUM([.$G$2:.G56]))">
            <text:p/>
          </table:table-cell>
          <table:table-cell table:style-name="ce123" table:formula="of:=IF(SUM([.$H$2:.H56])&gt;[.$Q$6];&quot;&quot;;SUM([.$H$2:.H56]))" office:value-type="float" office:value="300" calcext:value-type="float">
            <text:p>300</text:p>
          </table:table-cell>
          <table:table-cell table:style-name="ce123" table:formula="of:=IF(SUM([.$I$2:.I56])&gt;[.$Q$6];&quot;&quot;;SUM([.$I$2:.I56]))" office:value-type="float" office:value="209" calcext:value-type="float">
            <text:p>209</text:p>
          </table:table-cell>
          <table:table-cell table:style-name="ce91" table:formula="of:=[.$Q$13]-([.F56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1" table:number-columns-repeated="3"/>
          <table:table-cell table:style-name="ce3" table:formula="of:=IF([.C57]=0;0;IF([.C57]&lt;[.$Q$9];[.$Q$10];IF([.C57]&lt;[.$R$9];[.$R$10];IF([.C57]&lt;[.$S$9];[.$S$10];IF([.C57]&lt;[.$T$9];[.$T$10];IF([.C57]&lt;[.$U$9];[.$U$10];IF([.C57]&lt;u$9$;[.$V$10];IF([.C57]&lt;[.$W$9];[.$W$10];50))))))))" office:value-type="float" office:value="0" calcext:value-type="float">
            <text:p>0</text:p>
          </table:table-cell>
          <table:table-cell table:style-name="ce3" table:formula="of:=ROUNDUP(IF([.D57]&lt;=20;[.D57]/[.$Q$5];(([.D57]-20)/([.$Q$5]*[.$R$3]))+(20/[.$Q$5]));2)*60" office:value-type="float" office:value="0" calcext:value-type="float">
            <text:p>0</text:p>
          </table:table-cell>
          <table:table-cell table:style-name="ce3" table:formula="of:=ROUNDUP([.F57]*2/60/0.25;0)*[.E57]" office:value-type="float" office:value="0" calcext:value-type="float">
            <text:p>0</text:p>
          </table:table-cell>
          <table:table-cell table:style-name="ce3" table:formula="of:=ROUNDUP([.F57]*2/60/0.33;0)*[.E57]" office:value-type="float" office:value="0" calcext:value-type="float">
            <text:p>0</text:p>
          </table:table-cell>
          <table:table-cell table:style-name="ce3" table:formula="of:=ROUNDUP([.F57]*2/60/0.5;0)*[.E57]" office:value-type="float" office:value="0" calcext:value-type="float">
            <text:p>0</text:p>
          </table:table-cell>
          <table:table-cell table:style-name="ce92" table:formula="of:=IF(SUM([.$E$2:.E57])&gt;[.$Q$6];&quot;&quot;;SUM([.$E$2:.E57]))" office:value-type="float" office:value="86" calcext:value-type="float">
            <text:p>86</text:p>
          </table:table-cell>
          <table:table-cell table:style-name="ce123" table:formula="of:=IF(SUM([.$G$2:.G57])&gt;[.$Q$6];&quot;&quot;;SUM([.$G$2:.G57]))">
            <text:p/>
          </table:table-cell>
          <table:table-cell table:style-name="ce123" table:formula="of:=IF(SUM([.$H$2:.H57])&gt;[.$Q$6];&quot;&quot;;SUM([.$H$2:.H57]))" office:value-type="float" office:value="300" calcext:value-type="float">
            <text:p>300</text:p>
          </table:table-cell>
          <table:table-cell table:style-name="ce123" table:formula="of:=IF(SUM([.$I$2:.I57])&gt;[.$Q$6];&quot;&quot;;SUM([.$I$2:.I57]))" office:value-type="float" office:value="209" calcext:value-type="float">
            <text:p>209</text:p>
          </table:table-cell>
          <table:table-cell table:style-name="ce91" table:formula="of:=[.$Q$13]-([.F57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1" table:number-columns-repeated="3"/>
          <table:table-cell table:style-name="ce3" table:formula="of:=IF([.C58]=0;0;IF([.C58]&lt;[.$Q$9];[.$Q$10];IF([.C58]&lt;[.$R$9];[.$R$10];IF([.C58]&lt;[.$S$9];[.$S$10];IF([.C58]&lt;[.$T$9];[.$T$10];IF([.C58]&lt;[.$U$9];[.$U$10];IF([.C58]&lt;u$9$;[.$V$10];IF([.C58]&lt;[.$W$9];[.$W$10];50))))))))" office:value-type="float" office:value="0" calcext:value-type="float">
            <text:p>0</text:p>
          </table:table-cell>
          <table:table-cell table:style-name="ce3" table:formula="of:=ROUNDUP(IF([.D58]&lt;=20;[.D58]/[.$Q$5];(([.D58]-20)/([.$Q$5]*[.$R$3]))+(20/[.$Q$5]));2)*60" office:value-type="float" office:value="0" calcext:value-type="float">
            <text:p>0</text:p>
          </table:table-cell>
          <table:table-cell table:style-name="ce3" table:formula="of:=ROUNDUP([.F58]*2/60/0.25;0)*[.E58]" office:value-type="float" office:value="0" calcext:value-type="float">
            <text:p>0</text:p>
          </table:table-cell>
          <table:table-cell table:style-name="ce3" table:formula="of:=ROUNDUP([.F58]*2/60/0.33;0)*[.E58]" office:value-type="float" office:value="0" calcext:value-type="float">
            <text:p>0</text:p>
          </table:table-cell>
          <table:table-cell table:style-name="ce3" table:formula="of:=ROUNDUP([.F58]*2/60/0.5;0)*[.E58]" office:value-type="float" office:value="0" calcext:value-type="float">
            <text:p>0</text:p>
          </table:table-cell>
          <table:table-cell table:style-name="ce92" table:formula="of:=IF(SUM([.$E$2:.E58])&gt;[.$Q$6];&quot;&quot;;SUM([.$E$2:.E58]))" office:value-type="float" office:value="86" calcext:value-type="float">
            <text:p>86</text:p>
          </table:table-cell>
          <table:table-cell table:style-name="ce123" table:formula="of:=IF(SUM([.$G$2:.G58])&gt;[.$Q$6];&quot;&quot;;SUM([.$G$2:.G58]))">
            <text:p/>
          </table:table-cell>
          <table:table-cell table:style-name="ce123" table:formula="of:=IF(SUM([.$H$2:.H58])&gt;[.$Q$6];&quot;&quot;;SUM([.$H$2:.H58]))" office:value-type="float" office:value="300" calcext:value-type="float">
            <text:p>300</text:p>
          </table:table-cell>
          <table:table-cell table:style-name="ce123" table:formula="of:=IF(SUM([.$I$2:.I58])&gt;[.$Q$6];&quot;&quot;;SUM([.$I$2:.I58]))" office:value-type="float" office:value="209" calcext:value-type="float">
            <text:p>209</text:p>
          </table:table-cell>
          <table:table-cell table:style-name="ce91" table:formula="of:=[.$Q$13]-([.F58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1" table:number-columns-repeated="3"/>
          <table:table-cell table:style-name="ce3" table:formula="of:=IF([.C59]=0;0;IF([.C59]&lt;[.$Q$9];[.$Q$10];IF([.C59]&lt;[.$R$9];[.$R$10];IF([.C59]&lt;[.$S$9];[.$S$10];IF([.C59]&lt;[.$T$9];[.$T$10];IF([.C59]&lt;[.$U$9];[.$U$10];IF([.C59]&lt;u$9$;[.$V$10];IF([.C59]&lt;[.$W$9];[.$W$10];50))))))))" office:value-type="float" office:value="0" calcext:value-type="float">
            <text:p>0</text:p>
          </table:table-cell>
          <table:table-cell table:style-name="ce3" table:formula="of:=ROUNDUP(IF([.D59]&lt;=20;[.D59]/[.$Q$5];(([.D59]-20)/([.$Q$5]*[.$R$3]))+(20/[.$Q$5]));2)*60" office:value-type="float" office:value="0" calcext:value-type="float">
            <text:p>0</text:p>
          </table:table-cell>
          <table:table-cell table:style-name="ce3" table:formula="of:=ROUNDUP([.F59]*2/60/0.25;0)*[.E59]" office:value-type="float" office:value="0" calcext:value-type="float">
            <text:p>0</text:p>
          </table:table-cell>
          <table:table-cell table:style-name="ce3" table:formula="of:=ROUNDUP([.F59]*2/60/0.33;0)*[.E59]" office:value-type="float" office:value="0" calcext:value-type="float">
            <text:p>0</text:p>
          </table:table-cell>
          <table:table-cell table:style-name="ce3" table:formula="of:=ROUNDUP([.F59]*2/60/0.5;0)*[.E59]" office:value-type="float" office:value="0" calcext:value-type="float">
            <text:p>0</text:p>
          </table:table-cell>
          <table:table-cell table:style-name="ce92" table:formula="of:=IF(SUM([.$E$2:.E59])&gt;[.$Q$6];&quot;&quot;;SUM([.$E$2:.E59]))" office:value-type="float" office:value="86" calcext:value-type="float">
            <text:p>86</text:p>
          </table:table-cell>
          <table:table-cell table:style-name="ce123" table:formula="of:=IF(SUM([.$G$2:.G59])&gt;[.$Q$6];&quot;&quot;;SUM([.$G$2:.G59]))">
            <text:p/>
          </table:table-cell>
          <table:table-cell table:style-name="ce123" table:formula="of:=IF(SUM([.$H$2:.H59])&gt;[.$Q$6];&quot;&quot;;SUM([.$H$2:.H59]))" office:value-type="float" office:value="300" calcext:value-type="float">
            <text:p>300</text:p>
          </table:table-cell>
          <table:table-cell table:style-name="ce123" table:formula="of:=IF(SUM([.$I$2:.I59])&gt;[.$Q$6];&quot;&quot;;SUM([.$I$2:.I59]))" office:value-type="float" office:value="209" calcext:value-type="float">
            <text:p>209</text:p>
          </table:table-cell>
          <table:table-cell table:style-name="ce91" table:formula="of:=[.$Q$13]-([.F59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1" table:number-columns-repeated="3"/>
          <table:table-cell table:style-name="ce3" table:formula="of:=IF([.C60]=0;0;IF([.C60]&lt;[.$Q$9];[.$Q$10];IF([.C60]&lt;[.$R$9];[.$R$10];IF([.C60]&lt;[.$S$9];[.$S$10];IF([.C60]&lt;[.$T$9];[.$T$10];IF([.C60]&lt;[.$U$9];[.$U$10];IF([.C60]&lt;u$9$;[.$V$10];IF([.C60]&lt;[.$W$9];[.$W$10];50))))))))" office:value-type="float" office:value="0" calcext:value-type="float">
            <text:p>0</text:p>
          </table:table-cell>
          <table:table-cell table:style-name="ce3" table:formula="of:=ROUNDUP(IF([.D60]&lt;=20;[.D60]/[.$Q$5];(([.D60]-20)/([.$Q$5]*[.$R$3]))+(20/[.$Q$5]));2)*60" office:value-type="float" office:value="0" calcext:value-type="float">
            <text:p>0</text:p>
          </table:table-cell>
          <table:table-cell table:style-name="ce3" table:formula="of:=ROUNDUP([.F60]*2/60/0.25;0)*[.E60]" office:value-type="float" office:value="0" calcext:value-type="float">
            <text:p>0</text:p>
          </table:table-cell>
          <table:table-cell table:style-name="ce3" table:formula="of:=ROUNDUP([.F60]*2/60/0.33;0)*[.E60]" office:value-type="float" office:value="0" calcext:value-type="float">
            <text:p>0</text:p>
          </table:table-cell>
          <table:table-cell table:style-name="ce3" table:formula="of:=ROUNDUP([.F60]*2/60/0.5;0)*[.E60]" office:value-type="float" office:value="0" calcext:value-type="float">
            <text:p>0</text:p>
          </table:table-cell>
          <table:table-cell table:style-name="ce92" table:formula="of:=IF(SUM([.$E$2:.E60])&gt;[.$Q$6];&quot;&quot;;SUM([.$E$2:.E60]))" office:value-type="float" office:value="86" calcext:value-type="float">
            <text:p>86</text:p>
          </table:table-cell>
          <table:table-cell table:style-name="ce123" table:formula="of:=IF(SUM([.$G$2:.G60])&gt;[.$Q$6];&quot;&quot;;SUM([.$G$2:.G60]))">
            <text:p/>
          </table:table-cell>
          <table:table-cell table:style-name="ce123" table:formula="of:=IF(SUM([.$H$2:.H60])&gt;[.$Q$6];&quot;&quot;;SUM([.$H$2:.H60]))" office:value-type="float" office:value="300" calcext:value-type="float">
            <text:p>300</text:p>
          </table:table-cell>
          <table:table-cell table:style-name="ce123" table:formula="of:=IF(SUM([.$I$2:.I60])&gt;[.$Q$6];&quot;&quot;;SUM([.$I$2:.I60]))" office:value-type="float" office:value="209" calcext:value-type="float">
            <text:p>209</text:p>
          </table:table-cell>
          <table:table-cell table:style-name="ce91" table:formula="of:=[.$Q$13]-([.F60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1" table:number-columns-repeated="3"/>
          <table:table-cell table:style-name="ce3" table:formula="of:=IF([.C61]=0;0;IF([.C61]&lt;[.$Q$9];[.$Q$10];IF([.C61]&lt;[.$R$9];[.$R$10];IF([.C61]&lt;[.$S$9];[.$S$10];IF([.C61]&lt;[.$T$9];[.$T$10];IF([.C61]&lt;[.$U$9];[.$U$10];IF([.C61]&lt;u$9$;[.$V$10];IF([.C61]&lt;[.$W$9];[.$W$10];50))))))))" office:value-type="float" office:value="0" calcext:value-type="float">
            <text:p>0</text:p>
          </table:table-cell>
          <table:table-cell table:style-name="ce3" table:formula="of:=ROUNDUP(IF([.D61]&lt;=20;[.D61]/[.$Q$5];(([.D61]-20)/([.$Q$5]*[.$R$3]))+(20/[.$Q$5]));2)*60" office:value-type="float" office:value="0" calcext:value-type="float">
            <text:p>0</text:p>
          </table:table-cell>
          <table:table-cell table:style-name="ce3" table:formula="of:=ROUNDUP([.F61]*2/60/0.25;0)*[.E61]" office:value-type="float" office:value="0" calcext:value-type="float">
            <text:p>0</text:p>
          </table:table-cell>
          <table:table-cell table:style-name="ce3" table:formula="of:=ROUNDUP([.F61]*2/60/0.33;0)*[.E61]" office:value-type="float" office:value="0" calcext:value-type="float">
            <text:p>0</text:p>
          </table:table-cell>
          <table:table-cell table:style-name="ce3" table:formula="of:=ROUNDUP([.F61]*2/60/0.5;0)*[.E61]" office:value-type="float" office:value="0" calcext:value-type="float">
            <text:p>0</text:p>
          </table:table-cell>
          <table:table-cell table:style-name="ce92" table:formula="of:=IF(SUM([.$E$2:.E61])&gt;[.$Q$6];&quot;&quot;;SUM([.$E$2:.E61]))" office:value-type="float" office:value="86" calcext:value-type="float">
            <text:p>86</text:p>
          </table:table-cell>
          <table:table-cell table:style-name="ce123" table:formula="of:=IF(SUM([.$G$2:.G61])&gt;[.$Q$6];&quot;&quot;;SUM([.$G$2:.G61]))">
            <text:p/>
          </table:table-cell>
          <table:table-cell table:style-name="ce123" table:formula="of:=IF(SUM([.$H$2:.H61])&gt;[.$Q$6];&quot;&quot;;SUM([.$H$2:.H61]))" office:value-type="float" office:value="300" calcext:value-type="float">
            <text:p>300</text:p>
          </table:table-cell>
          <table:table-cell table:style-name="ce123" table:formula="of:=IF(SUM([.$I$2:.I61])&gt;[.$Q$6];&quot;&quot;;SUM([.$I$2:.I61]))" office:value-type="float" office:value="209" calcext:value-type="float">
            <text:p>209</text:p>
          </table:table-cell>
          <table:table-cell table:style-name="ce91" table:formula="of:=[.$Q$13]-([.F61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1" table:number-columns-repeated="3"/>
          <table:table-cell table:style-name="ce3" table:formula="of:=IF([.C62]=0;0;IF([.C62]&lt;[.$Q$9];[.$Q$10];IF([.C62]&lt;[.$R$9];[.$R$10];IF([.C62]&lt;[.$S$9];[.$S$10];IF([.C62]&lt;[.$T$9];[.$T$10];IF([.C62]&lt;[.$U$9];[.$U$10];IF([.C62]&lt;u$9$;[.$V$10];IF([.C62]&lt;[.$W$9];[.$W$10];50))))))))" office:value-type="float" office:value="0" calcext:value-type="float">
            <text:p>0</text:p>
          </table:table-cell>
          <table:table-cell table:style-name="ce3" table:formula="of:=ROUNDUP(IF([.D62]&lt;=20;[.D62]/[.$Q$5];(([.D62]-20)/([.$Q$5]*[.$R$3]))+(20/[.$Q$5]));2)*60" office:value-type="float" office:value="0" calcext:value-type="float">
            <text:p>0</text:p>
          </table:table-cell>
          <table:table-cell table:style-name="ce3" table:formula="of:=ROUNDUP([.F62]*2/60/0.25;0)*[.E62]" office:value-type="float" office:value="0" calcext:value-type="float">
            <text:p>0</text:p>
          </table:table-cell>
          <table:table-cell table:style-name="ce3" table:formula="of:=ROUNDUP([.F62]*2/60/0.33;0)*[.E62]" office:value-type="float" office:value="0" calcext:value-type="float">
            <text:p>0</text:p>
          </table:table-cell>
          <table:table-cell table:style-name="ce3" table:formula="of:=ROUNDUP([.F62]*2/60/0.5;0)*[.E62]" office:value-type="float" office:value="0" calcext:value-type="float">
            <text:p>0</text:p>
          </table:table-cell>
          <table:table-cell table:style-name="ce92" table:formula="of:=IF(SUM([.$E$2:.E62])&gt;[.$Q$6];&quot;&quot;;SUM([.$E$2:.E62]))" office:value-type="float" office:value="86" calcext:value-type="float">
            <text:p>86</text:p>
          </table:table-cell>
          <table:table-cell table:style-name="ce123" table:formula="of:=IF(SUM([.$G$2:.G62])&gt;[.$Q$6];&quot;&quot;;SUM([.$G$2:.G62]))">
            <text:p/>
          </table:table-cell>
          <table:table-cell table:style-name="ce123" table:formula="of:=IF(SUM([.$H$2:.H62])&gt;[.$Q$6];&quot;&quot;;SUM([.$H$2:.H62]))" office:value-type="float" office:value="300" calcext:value-type="float">
            <text:p>300</text:p>
          </table:table-cell>
          <table:table-cell table:style-name="ce123" table:formula="of:=IF(SUM([.$I$2:.I62])&gt;[.$Q$6];&quot;&quot;;SUM([.$I$2:.I62]))" office:value-type="float" office:value="209" calcext:value-type="float">
            <text:p>209</text:p>
          </table:table-cell>
          <table:table-cell table:style-name="ce91" table:formula="of:=[.$Q$13]-([.F62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1" table:number-columns-repeated="3"/>
          <table:table-cell table:style-name="ce3" table:formula="of:=IF([.C63]=0;0;IF([.C63]&lt;[.$Q$9];[.$Q$10];IF([.C63]&lt;[.$R$9];[.$R$10];IF([.C63]&lt;[.$S$9];[.$S$10];IF([.C63]&lt;[.$T$9];[.$T$10];IF([.C63]&lt;[.$U$9];[.$U$10];IF([.C63]&lt;u$9$;[.$V$10];IF([.C63]&lt;[.$W$9];[.$W$10];50))))))))" office:value-type="float" office:value="0" calcext:value-type="float">
            <text:p>0</text:p>
          </table:table-cell>
          <table:table-cell table:style-name="ce3" table:formula="of:=ROUNDUP(IF([.D63]&lt;=20;[.D63]/[.$Q$5];(([.D63]-20)/([.$Q$5]*[.$R$3]))+(20/[.$Q$5]));2)*60" office:value-type="float" office:value="0" calcext:value-type="float">
            <text:p>0</text:p>
          </table:table-cell>
          <table:table-cell table:style-name="ce3" table:formula="of:=ROUNDUP([.F63]*2/60/0.25;0)*[.E63]" office:value-type="float" office:value="0" calcext:value-type="float">
            <text:p>0</text:p>
          </table:table-cell>
          <table:table-cell table:style-name="ce3" table:formula="of:=ROUNDUP([.F63]*2/60/0.33;0)*[.E63]" office:value-type="float" office:value="0" calcext:value-type="float">
            <text:p>0</text:p>
          </table:table-cell>
          <table:table-cell table:style-name="ce3" table:formula="of:=ROUNDUP([.F63]*2/60/0.5;0)*[.E63]" office:value-type="float" office:value="0" calcext:value-type="float">
            <text:p>0</text:p>
          </table:table-cell>
          <table:table-cell table:style-name="ce92" table:formula="of:=IF(SUM([.$E$2:.E63])&gt;[.$Q$6];&quot;&quot;;SUM([.$E$2:.E63]))" office:value-type="float" office:value="86" calcext:value-type="float">
            <text:p>86</text:p>
          </table:table-cell>
          <table:table-cell table:style-name="ce123" table:formula="of:=IF(SUM([.$G$2:.G63])&gt;[.$Q$6];&quot;&quot;;SUM([.$G$2:.G63]))">
            <text:p/>
          </table:table-cell>
          <table:table-cell table:style-name="ce123" table:formula="of:=IF(SUM([.$H$2:.H63])&gt;[.$Q$6];&quot;&quot;;SUM([.$H$2:.H63]))" office:value-type="float" office:value="300" calcext:value-type="float">
            <text:p>300</text:p>
          </table:table-cell>
          <table:table-cell table:style-name="ce123" table:formula="of:=IF(SUM([.$I$2:.I63])&gt;[.$Q$6];&quot;&quot;;SUM([.$I$2:.I63]))" office:value-type="float" office:value="209" calcext:value-type="float">
            <text:p>209</text:p>
          </table:table-cell>
          <table:table-cell table:style-name="ce91" table:formula="of:=[.$Q$13]-([.F63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1" table:number-columns-repeated="3"/>
          <table:table-cell table:style-name="ce3" table:formula="of:=IF([.C64]=0;0;IF([.C64]&lt;[.$Q$9];[.$Q$10];IF([.C64]&lt;[.$R$9];[.$R$10];IF([.C64]&lt;[.$S$9];[.$S$10];IF([.C64]&lt;[.$T$9];[.$T$10];IF([.C64]&lt;[.$U$9];[.$U$10];IF([.C64]&lt;u$9$;[.$V$10];IF([.C64]&lt;[.$W$9];[.$W$10];50))))))))" office:value-type="float" office:value="0" calcext:value-type="float">
            <text:p>0</text:p>
          </table:table-cell>
          <table:table-cell table:style-name="ce3" table:formula="of:=ROUNDUP(IF([.D64]&lt;=20;[.D64]/[.$Q$5];(([.D64]-20)/([.$Q$5]*[.$R$3]))+(20/[.$Q$5]));2)*60" office:value-type="float" office:value="0" calcext:value-type="float">
            <text:p>0</text:p>
          </table:table-cell>
          <table:table-cell table:style-name="ce3" table:formula="of:=ROUNDUP([.F64]*2/60/0.25;0)*[.E64]" office:value-type="float" office:value="0" calcext:value-type="float">
            <text:p>0</text:p>
          </table:table-cell>
          <table:table-cell table:style-name="ce3" table:formula="of:=ROUNDUP([.F64]*2/60/0.33;0)*[.E64]" office:value-type="float" office:value="0" calcext:value-type="float">
            <text:p>0</text:p>
          </table:table-cell>
          <table:table-cell table:style-name="ce3" table:formula="of:=ROUNDUP([.F64]*2/60/0.5;0)*[.E64]" office:value-type="float" office:value="0" calcext:value-type="float">
            <text:p>0</text:p>
          </table:table-cell>
          <table:table-cell table:style-name="ce92" table:formula="of:=IF(SUM([.$E$2:.E64])&gt;[.$Q$6];&quot;&quot;;SUM([.$E$2:.E64]))" office:value-type="float" office:value="86" calcext:value-type="float">
            <text:p>86</text:p>
          </table:table-cell>
          <table:table-cell table:style-name="ce123" table:formula="of:=IF(SUM([.$G$2:.G64])&gt;[.$Q$6];&quot;&quot;;SUM([.$G$2:.G64]))">
            <text:p/>
          </table:table-cell>
          <table:table-cell table:style-name="ce123" table:formula="of:=IF(SUM([.$H$2:.H64])&gt;[.$Q$6];&quot;&quot;;SUM([.$H$2:.H64]))" office:value-type="float" office:value="300" calcext:value-type="float">
            <text:p>300</text:p>
          </table:table-cell>
          <table:table-cell table:style-name="ce123" table:formula="of:=IF(SUM([.$I$2:.I64])&gt;[.$Q$6];&quot;&quot;;SUM([.$I$2:.I64]))" office:value-type="float" office:value="209" calcext:value-type="float">
            <text:p>209</text:p>
          </table:table-cell>
          <table:table-cell table:style-name="ce91" table:formula="of:=[.$Q$13]-([.F64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1" table:number-columns-repeated="3"/>
          <table:table-cell table:style-name="ce3" table:formula="of:=IF([.C65]=0;0;IF([.C65]&lt;[.$Q$9];[.$Q$10];IF([.C65]&lt;[.$R$9];[.$R$10];IF([.C65]&lt;[.$S$9];[.$S$10];IF([.C65]&lt;[.$T$9];[.$T$10];IF([.C65]&lt;[.$U$9];[.$U$10];IF([.C65]&lt;u$9$;[.$V$10];IF([.C65]&lt;[.$W$9];[.$W$10];50))))))))" office:value-type="float" office:value="0" calcext:value-type="float">
            <text:p>0</text:p>
          </table:table-cell>
          <table:table-cell table:style-name="ce3" table:formula="of:=ROUNDUP(IF([.D65]&lt;=20;[.D65]/[.$Q$5];(([.D65]-20)/([.$Q$5]*[.$R$3]))+(20/[.$Q$5]));2)*60" office:value-type="float" office:value="0" calcext:value-type="float">
            <text:p>0</text:p>
          </table:table-cell>
          <table:table-cell table:style-name="ce3" table:formula="of:=ROUNDUP([.F65]*2/60/0.25;0)*[.E65]" office:value-type="float" office:value="0" calcext:value-type="float">
            <text:p>0</text:p>
          </table:table-cell>
          <table:table-cell table:style-name="ce3" table:formula="of:=ROUNDUP([.F65]*2/60/0.33;0)*[.E65]" office:value-type="float" office:value="0" calcext:value-type="float">
            <text:p>0</text:p>
          </table:table-cell>
          <table:table-cell table:style-name="ce3" table:formula="of:=ROUNDUP([.F65]*2/60/0.5;0)*[.E65]" office:value-type="float" office:value="0" calcext:value-type="float">
            <text:p>0</text:p>
          </table:table-cell>
          <table:table-cell table:style-name="ce92" table:formula="of:=IF(SUM([.$E$2:.E65])&gt;[.$Q$6];&quot;&quot;;SUM([.$E$2:.E65]))" office:value-type="float" office:value="86" calcext:value-type="float">
            <text:p>86</text:p>
          </table:table-cell>
          <table:table-cell table:style-name="ce123" table:formula="of:=IF(SUM([.$G$2:.G65])&gt;[.$Q$6];&quot;&quot;;SUM([.$G$2:.G65]))">
            <text:p/>
          </table:table-cell>
          <table:table-cell table:style-name="ce123" table:formula="of:=IF(SUM([.$H$2:.H65])&gt;[.$Q$6];&quot;&quot;;SUM([.$H$2:.H65]))" office:value-type="float" office:value="300" calcext:value-type="float">
            <text:p>300</text:p>
          </table:table-cell>
          <table:table-cell table:style-name="ce123" table:formula="of:=IF(SUM([.$I$2:.I65])&gt;[.$Q$6];&quot;&quot;;SUM([.$I$2:.I65]))" office:value-type="float" office:value="209" calcext:value-type="float">
            <text:p>209</text:p>
          </table:table-cell>
          <table:table-cell table:style-name="ce91" table:formula="of:=[.$Q$13]-([.F65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1" table:number-columns-repeated="3"/>
          <table:table-cell table:style-name="ce3" table:formula="of:=IF([.C66]=0;0;IF([.C66]&lt;[.$Q$9];[.$Q$10];IF([.C66]&lt;[.$R$9];[.$R$10];IF([.C66]&lt;[.$S$9];[.$S$10];IF([.C66]&lt;[.$T$9];[.$T$10];IF([.C66]&lt;[.$U$9];[.$U$10];IF([.C66]&lt;u$9$;[.$V$10];IF([.C66]&lt;[.$W$9];[.$W$10];50))))))))" office:value-type="float" office:value="0" calcext:value-type="float">
            <text:p>0</text:p>
          </table:table-cell>
          <table:table-cell table:style-name="ce3" table:formula="of:=ROUNDUP(IF([.D66]&lt;=20;[.D66]/[.$Q$5];(([.D66]-20)/([.$Q$5]*[.$R$3]))+(20/[.$Q$5]));2)*60" office:value-type="float" office:value="0" calcext:value-type="float">
            <text:p>0</text:p>
          </table:table-cell>
          <table:table-cell table:style-name="ce3" table:formula="of:=ROUNDUP([.F66]*2/60/0.25;0)*[.E66]" office:value-type="float" office:value="0" calcext:value-type="float">
            <text:p>0</text:p>
          </table:table-cell>
          <table:table-cell table:style-name="ce3" table:formula="of:=ROUNDUP([.F66]*2/60/0.33;0)*[.E66]" office:value-type="float" office:value="0" calcext:value-type="float">
            <text:p>0</text:p>
          </table:table-cell>
          <table:table-cell table:style-name="ce3" table:formula="of:=ROUNDUP([.F66]*2/60/0.5;0)*[.E66]" office:value-type="float" office:value="0" calcext:value-type="float">
            <text:p>0</text:p>
          </table:table-cell>
          <table:table-cell table:style-name="ce92" table:formula="of:=IF(SUM([.$E$2:.E66])&gt;[.$Q$6];&quot;&quot;;SUM([.$E$2:.E66]))" office:value-type="float" office:value="86" calcext:value-type="float">
            <text:p>86</text:p>
          </table:table-cell>
          <table:table-cell table:style-name="ce123" table:formula="of:=IF(SUM([.$G$2:.G66])&gt;[.$Q$6];&quot;&quot;;SUM([.$G$2:.G66]))">
            <text:p/>
          </table:table-cell>
          <table:table-cell table:style-name="ce123" table:formula="of:=IF(SUM([.$H$2:.H66])&gt;[.$Q$6];&quot;&quot;;SUM([.$H$2:.H66]))" office:value-type="float" office:value="300" calcext:value-type="float">
            <text:p>300</text:p>
          </table:table-cell>
          <table:table-cell table:style-name="ce123" table:formula="of:=IF(SUM([.$I$2:.I66])&gt;[.$Q$6];&quot;&quot;;SUM([.$I$2:.I66]))" office:value-type="float" office:value="209" calcext:value-type="float">
            <text:p>209</text:p>
          </table:table-cell>
          <table:table-cell table:style-name="ce91" table:formula="of:=[.$Q$13]-([.F66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1" table:number-columns-repeated="3"/>
          <table:table-cell table:style-name="ce3" table:formula="of:=IF([.C67]=0;0;IF([.C67]&lt;[.$Q$9];[.$Q$10];IF([.C67]&lt;[.$R$9];[.$R$10];IF([.C67]&lt;[.$S$9];[.$S$10];IF([.C67]&lt;[.$T$9];[.$T$10];IF([.C67]&lt;[.$U$9];[.$U$10];IF([.C67]&lt;u$9$;[.$V$10];IF([.C67]&lt;[.$W$9];[.$W$10];50))))))))" office:value-type="float" office:value="0" calcext:value-type="float">
            <text:p>0</text:p>
          </table:table-cell>
          <table:table-cell table:style-name="ce3" table:formula="of:=ROUNDUP(IF([.D67]&lt;=20;[.D67]/[.$Q$5];(([.D67]-20)/([.$Q$5]*[.$R$3]))+(20/[.$Q$5]));2)*60" office:value-type="float" office:value="0" calcext:value-type="float">
            <text:p>0</text:p>
          </table:table-cell>
          <table:table-cell table:style-name="ce3" table:formula="of:=ROUNDUP([.F67]*2/60/0.25;0)*[.E67]" office:value-type="float" office:value="0" calcext:value-type="float">
            <text:p>0</text:p>
          </table:table-cell>
          <table:table-cell table:style-name="ce3" table:formula="of:=ROUNDUP([.F67]*2/60/0.33;0)*[.E67]" office:value-type="float" office:value="0" calcext:value-type="float">
            <text:p>0</text:p>
          </table:table-cell>
          <table:table-cell table:style-name="ce3" table:formula="of:=ROUNDUP([.F67]*2/60/0.5;0)*[.E67]" office:value-type="float" office:value="0" calcext:value-type="float">
            <text:p>0</text:p>
          </table:table-cell>
          <table:table-cell table:style-name="ce92" table:formula="of:=IF(SUM([.$E$2:.E67])&gt;[.$Q$6];&quot;&quot;;SUM([.$E$2:.E67]))" office:value-type="float" office:value="86" calcext:value-type="float">
            <text:p>86</text:p>
          </table:table-cell>
          <table:table-cell table:style-name="ce123" table:formula="of:=IF(SUM([.$G$2:.G67])&gt;[.$Q$6];&quot;&quot;;SUM([.$G$2:.G67]))">
            <text:p/>
          </table:table-cell>
          <table:table-cell table:style-name="ce123" table:formula="of:=IF(SUM([.$H$2:.H67])&gt;[.$Q$6];&quot;&quot;;SUM([.$H$2:.H67]))" office:value-type="float" office:value="300" calcext:value-type="float">
            <text:p>300</text:p>
          </table:table-cell>
          <table:table-cell table:style-name="ce123" table:formula="of:=IF(SUM([.$I$2:.I67])&gt;[.$Q$6];&quot;&quot;;SUM([.$I$2:.I67]))" office:value-type="float" office:value="209" calcext:value-type="float">
            <text:p>209</text:p>
          </table:table-cell>
          <table:table-cell table:style-name="ce91" table:formula="of:=[.$Q$13]-([.F67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1" table:number-columns-repeated="3"/>
          <table:table-cell table:style-name="ce3" table:formula="of:=IF([.C68]=0;0;IF([.C68]&lt;[.$Q$9];[.$Q$10];IF([.C68]&lt;[.$R$9];[.$R$10];IF([.C68]&lt;[.$S$9];[.$S$10];IF([.C68]&lt;[.$T$9];[.$T$10];IF([.C68]&lt;[.$U$9];[.$U$10];IF([.C68]&lt;u$9$;[.$V$10];IF([.C68]&lt;[.$W$9];[.$W$10];50))))))))" office:value-type="float" office:value="0" calcext:value-type="float">
            <text:p>0</text:p>
          </table:table-cell>
          <table:table-cell table:style-name="ce3" table:formula="of:=ROUNDUP(IF([.D68]&lt;=20;[.D68]/[.$Q$5];(([.D68]-20)/([.$Q$5]*[.$R$3]))+(20/[.$Q$5]));2)*60" office:value-type="float" office:value="0" calcext:value-type="float">
            <text:p>0</text:p>
          </table:table-cell>
          <table:table-cell table:style-name="ce3" table:formula="of:=ROUNDUP([.F68]*2/60/0.25;0)*[.E68]" office:value-type="float" office:value="0" calcext:value-type="float">
            <text:p>0</text:p>
          </table:table-cell>
          <table:table-cell table:style-name="ce3" table:formula="of:=ROUNDUP([.F68]*2/60/0.33;0)*[.E68]" office:value-type="float" office:value="0" calcext:value-type="float">
            <text:p>0</text:p>
          </table:table-cell>
          <table:table-cell table:style-name="ce3" table:formula="of:=ROUNDUP([.F68]*2/60/0.5;0)*[.E68]" office:value-type="float" office:value="0" calcext:value-type="float">
            <text:p>0</text:p>
          </table:table-cell>
          <table:table-cell table:style-name="ce92" table:formula="of:=IF(SUM([.$E$2:.E68])&gt;[.$Q$6];&quot;&quot;;SUM([.$E$2:.E68]))" office:value-type="float" office:value="86" calcext:value-type="float">
            <text:p>86</text:p>
          </table:table-cell>
          <table:table-cell table:style-name="ce123" table:formula="of:=IF(SUM([.$G$2:.G68])&gt;[.$Q$6];&quot;&quot;;SUM([.$G$2:.G68]))">
            <text:p/>
          </table:table-cell>
          <table:table-cell table:style-name="ce123" table:formula="of:=IF(SUM([.$H$2:.H68])&gt;[.$Q$6];&quot;&quot;;SUM([.$H$2:.H68]))" office:value-type="float" office:value="300" calcext:value-type="float">
            <text:p>300</text:p>
          </table:table-cell>
          <table:table-cell table:style-name="ce123" table:formula="of:=IF(SUM([.$I$2:.I68])&gt;[.$Q$6];&quot;&quot;;SUM([.$I$2:.I68]))" office:value-type="float" office:value="209" calcext:value-type="float">
            <text:p>209</text:p>
          </table:table-cell>
          <table:table-cell table:style-name="ce91" table:formula="of:=[.$Q$13]-([.F68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1" table:number-columns-repeated="3"/>
          <table:table-cell table:style-name="ce3" table:formula="of:=IF([.C69]=0;0;IF([.C69]&lt;[.$Q$9];[.$Q$10];IF([.C69]&lt;[.$R$9];[.$R$10];IF([.C69]&lt;[.$S$9];[.$S$10];IF([.C69]&lt;[.$T$9];[.$T$10];IF([.C69]&lt;[.$U$9];[.$U$10];IF([.C69]&lt;u$9$;[.$V$10];IF([.C69]&lt;[.$W$9];[.$W$10];50))))))))" office:value-type="float" office:value="0" calcext:value-type="float">
            <text:p>0</text:p>
          </table:table-cell>
          <table:table-cell table:style-name="ce3" table:formula="of:=ROUNDUP(IF([.D69]&lt;=20;[.D69]/[.$Q$5];(([.D69]-20)/([.$Q$5]*[.$R$3]))+(20/[.$Q$5]));2)*60" office:value-type="float" office:value="0" calcext:value-type="float">
            <text:p>0</text:p>
          </table:table-cell>
          <table:table-cell table:style-name="ce3" table:formula="of:=ROUNDUP([.F69]*2/60/0.25;0)*[.E69]" office:value-type="float" office:value="0" calcext:value-type="float">
            <text:p>0</text:p>
          </table:table-cell>
          <table:table-cell table:style-name="ce3" table:formula="of:=ROUNDUP([.F69]*2/60/0.33;0)*[.E69]" office:value-type="float" office:value="0" calcext:value-type="float">
            <text:p>0</text:p>
          </table:table-cell>
          <table:table-cell table:style-name="ce3" table:formula="of:=ROUNDUP([.F69]*2/60/0.5;0)*[.E69]" office:value-type="float" office:value="0" calcext:value-type="float">
            <text:p>0</text:p>
          </table:table-cell>
          <table:table-cell table:style-name="ce92" table:formula="of:=IF(SUM([.$E$2:.E69])&gt;[.$Q$6];&quot;&quot;;SUM([.$E$2:.E69]))" office:value-type="float" office:value="86" calcext:value-type="float">
            <text:p>86</text:p>
          </table:table-cell>
          <table:table-cell table:style-name="ce123" table:formula="of:=IF(SUM([.$G$2:.G69])&gt;[.$Q$6];&quot;&quot;;SUM([.$G$2:.G69]))">
            <text:p/>
          </table:table-cell>
          <table:table-cell table:style-name="ce123" table:formula="of:=IF(SUM([.$H$2:.H69])&gt;[.$Q$6];&quot;&quot;;SUM([.$H$2:.H69]))" office:value-type="float" office:value="300" calcext:value-type="float">
            <text:p>300</text:p>
          </table:table-cell>
          <table:table-cell table:style-name="ce123" table:formula="of:=IF(SUM([.$I$2:.I69])&gt;[.$Q$6];&quot;&quot;;SUM([.$I$2:.I69]))" office:value-type="float" office:value="209" calcext:value-type="float">
            <text:p>209</text:p>
          </table:table-cell>
          <table:table-cell table:style-name="ce91" table:formula="of:=[.$Q$13]-([.F69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1" table:number-columns-repeated="3"/>
          <table:table-cell table:style-name="ce3" table:formula="of:=IF([.C70]=0;0;IF([.C70]&lt;[.$Q$9];[.$Q$10];IF([.C70]&lt;[.$R$9];[.$R$10];IF([.C70]&lt;[.$S$9];[.$S$10];IF([.C70]&lt;[.$T$9];[.$T$10];IF([.C70]&lt;[.$U$9];[.$U$10];IF([.C70]&lt;u$9$;[.$V$10];IF([.C70]&lt;[.$W$9];[.$W$10];50))))))))" office:value-type="float" office:value="0" calcext:value-type="float">
            <text:p>0</text:p>
          </table:table-cell>
          <table:table-cell table:style-name="ce3" table:formula="of:=ROUNDUP(IF([.D70]&lt;=20;[.D70]/[.$Q$5];(([.D70]-20)/([.$Q$5]*[.$R$3]))+(20/[.$Q$5]));2)*60" office:value-type="float" office:value="0" calcext:value-type="float">
            <text:p>0</text:p>
          </table:table-cell>
          <table:table-cell table:style-name="ce3" table:formula="of:=ROUNDUP([.F70]*2/60/0.25;0)*[.E70]" office:value-type="float" office:value="0" calcext:value-type="float">
            <text:p>0</text:p>
          </table:table-cell>
          <table:table-cell table:style-name="ce3" table:formula="of:=ROUNDUP([.F70]*2/60/0.33;0)*[.E70]" office:value-type="float" office:value="0" calcext:value-type="float">
            <text:p>0</text:p>
          </table:table-cell>
          <table:table-cell table:style-name="ce3" table:formula="of:=ROUNDUP([.F70]*2/60/0.5;0)*[.E70]" office:value-type="float" office:value="0" calcext:value-type="float">
            <text:p>0</text:p>
          </table:table-cell>
          <table:table-cell table:style-name="ce92" table:formula="of:=IF(SUM([.$E$2:.E70])&gt;[.$Q$6];&quot;&quot;;SUM([.$E$2:.E70]))" office:value-type="float" office:value="86" calcext:value-type="float">
            <text:p>86</text:p>
          </table:table-cell>
          <table:table-cell table:style-name="ce123" table:formula="of:=IF(SUM([.$G$2:.G70])&gt;[.$Q$6];&quot;&quot;;SUM([.$G$2:.G70]))">
            <text:p/>
          </table:table-cell>
          <table:table-cell table:style-name="ce123" table:formula="of:=IF(SUM([.$H$2:.H70])&gt;[.$Q$6];&quot;&quot;;SUM([.$H$2:.H70]))" office:value-type="float" office:value="300" calcext:value-type="float">
            <text:p>300</text:p>
          </table:table-cell>
          <table:table-cell table:style-name="ce123" table:formula="of:=IF(SUM([.$I$2:.I70])&gt;[.$Q$6];&quot;&quot;;SUM([.$I$2:.I70]))" office:value-type="float" office:value="209" calcext:value-type="float">
            <text:p>209</text:p>
          </table:table-cell>
          <table:table-cell table:style-name="ce91" table:formula="of:=[.$Q$13]-([.F70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1" table:number-columns-repeated="3"/>
          <table:table-cell table:style-name="ce3" table:formula="of:=IF([.C71]=0;0;IF([.C71]&lt;[.$Q$9];[.$Q$10];IF([.C71]&lt;[.$R$9];[.$R$10];IF([.C71]&lt;[.$S$9];[.$S$10];IF([.C71]&lt;[.$T$9];[.$T$10];IF([.C71]&lt;[.$U$9];[.$U$10];IF([.C71]&lt;u$9$;[.$V$10];IF([.C71]&lt;[.$W$9];[.$W$10];50))))))))" office:value-type="float" office:value="0" calcext:value-type="float">
            <text:p>0</text:p>
          </table:table-cell>
          <table:table-cell table:style-name="ce3" table:formula="of:=ROUNDUP(IF([.D71]&lt;=20;[.D71]/[.$Q$5];(([.D71]-20)/([.$Q$5]*[.$R$3]))+(20/[.$Q$5]));2)*60" office:value-type="float" office:value="0" calcext:value-type="float">
            <text:p>0</text:p>
          </table:table-cell>
          <table:table-cell table:style-name="ce3" table:formula="of:=ROUNDUP([.F71]*2/60/0.25;0)*[.E71]" office:value-type="float" office:value="0" calcext:value-type="float">
            <text:p>0</text:p>
          </table:table-cell>
          <table:table-cell table:style-name="ce3" table:formula="of:=ROUNDUP([.F71]*2/60/0.33;0)*[.E71]" office:value-type="float" office:value="0" calcext:value-type="float">
            <text:p>0</text:p>
          </table:table-cell>
          <table:table-cell table:style-name="ce3" table:formula="of:=ROUNDUP([.F71]*2/60/0.5;0)*[.E71]" office:value-type="float" office:value="0" calcext:value-type="float">
            <text:p>0</text:p>
          </table:table-cell>
          <table:table-cell table:style-name="ce92" table:formula="of:=IF(SUM([.$E$2:.E71])&gt;[.$Q$6];&quot;&quot;;SUM([.$E$2:.E71]))" office:value-type="float" office:value="86" calcext:value-type="float">
            <text:p>86</text:p>
          </table:table-cell>
          <table:table-cell table:style-name="ce123" table:formula="of:=IF(SUM([.$G$2:.G71])&gt;[.$Q$6];&quot;&quot;;SUM([.$G$2:.G71]))">
            <text:p/>
          </table:table-cell>
          <table:table-cell table:style-name="ce123" table:formula="of:=IF(SUM([.$H$2:.H71])&gt;[.$Q$6];&quot;&quot;;SUM([.$H$2:.H71]))" office:value-type="float" office:value="300" calcext:value-type="float">
            <text:p>300</text:p>
          </table:table-cell>
          <table:table-cell table:style-name="ce123" table:formula="of:=IF(SUM([.$I$2:.I71])&gt;[.$Q$6];&quot;&quot;;SUM([.$I$2:.I71]))" office:value-type="float" office:value="209" calcext:value-type="float">
            <text:p>209</text:p>
          </table:table-cell>
          <table:table-cell table:style-name="ce91" table:formula="of:=[.$Q$13]-([.F71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1" table:number-columns-repeated="3"/>
          <table:table-cell table:style-name="ce3" table:formula="of:=IF([.C72]=0;0;IF([.C72]&lt;[.$Q$9];[.$Q$10];IF([.C72]&lt;[.$R$9];[.$R$10];IF([.C72]&lt;[.$S$9];[.$S$10];IF([.C72]&lt;[.$T$9];[.$T$10];IF([.C72]&lt;[.$U$9];[.$U$10];IF([.C72]&lt;u$9$;[.$V$10];IF([.C72]&lt;[.$W$9];[.$W$10];50))))))))" office:value-type="float" office:value="0" calcext:value-type="float">
            <text:p>0</text:p>
          </table:table-cell>
          <table:table-cell table:style-name="ce3" table:formula="of:=ROUNDUP(IF([.D72]&lt;=20;[.D72]/[.$Q$5];(([.D72]-20)/([.$Q$5]*[.$R$3]))+(20/[.$Q$5]));2)*60" office:value-type="float" office:value="0" calcext:value-type="float">
            <text:p>0</text:p>
          </table:table-cell>
          <table:table-cell table:style-name="ce3" table:formula="of:=ROUNDUP([.F72]*2/60/0.25;0)*[.E72]" office:value-type="float" office:value="0" calcext:value-type="float">
            <text:p>0</text:p>
          </table:table-cell>
          <table:table-cell table:style-name="ce3" table:formula="of:=ROUNDUP([.F72]*2/60/0.33;0)*[.E72]" office:value-type="float" office:value="0" calcext:value-type="float">
            <text:p>0</text:p>
          </table:table-cell>
          <table:table-cell table:style-name="ce3" table:formula="of:=ROUNDUP([.F72]*2/60/0.5;0)*[.E72]" office:value-type="float" office:value="0" calcext:value-type="float">
            <text:p>0</text:p>
          </table:table-cell>
          <table:table-cell table:style-name="ce92" table:formula="of:=IF(SUM([.$E$2:.E72])&gt;[.$Q$6];&quot;&quot;;SUM([.$E$2:.E72]))" office:value-type="float" office:value="86" calcext:value-type="float">
            <text:p>86</text:p>
          </table:table-cell>
          <table:table-cell table:style-name="ce123" table:formula="of:=IF(SUM([.$G$2:.G72])&gt;[.$Q$6];&quot;&quot;;SUM([.$G$2:.G72]))">
            <text:p/>
          </table:table-cell>
          <table:table-cell table:style-name="ce123" table:formula="of:=IF(SUM([.$H$2:.H72])&gt;[.$Q$6];&quot;&quot;;SUM([.$H$2:.H72]))" office:value-type="float" office:value="300" calcext:value-type="float">
            <text:p>300</text:p>
          </table:table-cell>
          <table:table-cell table:style-name="ce123" table:formula="of:=IF(SUM([.$I$2:.I72])&gt;[.$Q$6];&quot;&quot;;SUM([.$I$2:.I72]))" office:value-type="float" office:value="209" calcext:value-type="float">
            <text:p>209</text:p>
          </table:table-cell>
          <table:table-cell table:style-name="ce91" table:formula="of:=[.$Q$13]-([.F72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1" table:number-columns-repeated="3"/>
          <table:table-cell table:style-name="ce3" table:formula="of:=IF([.C73]=0;0;IF([.C73]&lt;[.$Q$9];[.$Q$10];IF([.C73]&lt;[.$R$9];[.$R$10];IF([.C73]&lt;[.$S$9];[.$S$10];IF([.C73]&lt;[.$T$9];[.$T$10];IF([.C73]&lt;[.$U$9];[.$U$10];IF([.C73]&lt;u$9$;[.$V$10];IF([.C73]&lt;[.$W$9];[.$W$10];50))))))))" office:value-type="float" office:value="0" calcext:value-type="float">
            <text:p>0</text:p>
          </table:table-cell>
          <table:table-cell table:style-name="ce3" table:formula="of:=ROUNDUP(IF([.D73]&lt;=20;[.D73]/[.$Q$5];(([.D73]-20)/([.$Q$5]*[.$R$3]))+(20/[.$Q$5]));2)*60" office:value-type="float" office:value="0" calcext:value-type="float">
            <text:p>0</text:p>
          </table:table-cell>
          <table:table-cell table:style-name="ce3" table:formula="of:=ROUNDUP([.F73]*2/60/0.25;0)*[.E73]" office:value-type="float" office:value="0" calcext:value-type="float">
            <text:p>0</text:p>
          </table:table-cell>
          <table:table-cell table:style-name="ce3" table:formula="of:=ROUNDUP([.F73]*2/60/0.33;0)*[.E73]" office:value-type="float" office:value="0" calcext:value-type="float">
            <text:p>0</text:p>
          </table:table-cell>
          <table:table-cell table:style-name="ce3" table:formula="of:=ROUNDUP([.F73]*2/60/0.5;0)*[.E73]" office:value-type="float" office:value="0" calcext:value-type="float">
            <text:p>0</text:p>
          </table:table-cell>
          <table:table-cell table:style-name="ce92" table:formula="of:=IF(SUM([.$E$2:.E73])&gt;[.$Q$6];&quot;&quot;;SUM([.$E$2:.E73]))" office:value-type="float" office:value="86" calcext:value-type="float">
            <text:p>86</text:p>
          </table:table-cell>
          <table:table-cell table:style-name="ce123" table:formula="of:=IF(SUM([.$G$2:.G73])&gt;[.$Q$6];&quot;&quot;;SUM([.$G$2:.G73]))">
            <text:p/>
          </table:table-cell>
          <table:table-cell table:style-name="ce123" table:formula="of:=IF(SUM([.$H$2:.H73])&gt;[.$Q$6];&quot;&quot;;SUM([.$H$2:.H73]))" office:value-type="float" office:value="300" calcext:value-type="float">
            <text:p>300</text:p>
          </table:table-cell>
          <table:table-cell table:style-name="ce123" table:formula="of:=IF(SUM([.$I$2:.I73])&gt;[.$Q$6];&quot;&quot;;SUM([.$I$2:.I73]))" office:value-type="float" office:value="209" calcext:value-type="float">
            <text:p>209</text:p>
          </table:table-cell>
          <table:table-cell table:style-name="ce91" table:formula="of:=[.$Q$13]-([.F73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" table:number-columns-repeated="3"/>
          <table:table-cell table:style-name="ce3" table:formula="of:=IF([.C74]=0;0;IF([.C74]&lt;[.$Q$9];[.$Q$10];IF([.C74]&lt;[.$R$9];[.$R$10];IF([.C74]&lt;[.$S$9];[.$S$10];IF([.C74]&lt;[.$T$9];[.$T$10];IF([.C74]&lt;[.$U$9];[.$U$10];IF([.C74]&lt;u$9$;[.$V$10];IF([.C74]&lt;[.$W$9];[.$W$10];50))))))))" office:value-type="float" office:value="0" calcext:value-type="float">
            <text:p>0</text:p>
          </table:table-cell>
          <table:table-cell table:style-name="ce3" table:formula="of:=ROUNDUP(IF([.D74]&lt;=20;[.D74]/[.$Q$5];(([.D74]-20)/([.$Q$5]*[.$R$3]))+(20/[.$Q$5]));2)*60" office:value-type="float" office:value="0" calcext:value-type="float">
            <text:p>0</text:p>
          </table:table-cell>
          <table:table-cell table:style-name="ce3" table:formula="of:=ROUNDUP([.F74]*2/60/0.25;0)*[.E74]" office:value-type="float" office:value="0" calcext:value-type="float">
            <text:p>0</text:p>
          </table:table-cell>
          <table:table-cell table:style-name="ce3" table:formula="of:=ROUNDUP([.F74]*2/60/0.33;0)*[.E74]" office:value-type="float" office:value="0" calcext:value-type="float">
            <text:p>0</text:p>
          </table:table-cell>
          <table:table-cell table:style-name="ce3" table:formula="of:=ROUNDUP([.F74]*2/60/0.5;0)*[.E74]" office:value-type="float" office:value="0" calcext:value-type="float">
            <text:p>0</text:p>
          </table:table-cell>
          <table:table-cell table:style-name="ce92" table:formula="of:=IF(SUM([.$E$2:.E74])&gt;[.$Q$6];&quot;&quot;;SUM([.$E$2:.E74]))" office:value-type="float" office:value="86" calcext:value-type="float">
            <text:p>86</text:p>
          </table:table-cell>
          <table:table-cell table:style-name="ce123" table:formula="of:=IF(SUM([.$G$2:.G74])&gt;[.$Q$6];&quot;&quot;;SUM([.$G$2:.G74]))">
            <text:p/>
          </table:table-cell>
          <table:table-cell table:style-name="ce123" table:formula="of:=IF(SUM([.$H$2:.H74])&gt;[.$Q$6];&quot;&quot;;SUM([.$H$2:.H74]))" office:value-type="float" office:value="300" calcext:value-type="float">
            <text:p>300</text:p>
          </table:table-cell>
          <table:table-cell table:style-name="ce123" table:formula="of:=IF(SUM([.$I$2:.I74])&gt;[.$Q$6];&quot;&quot;;SUM([.$I$2:.I74]))" office:value-type="float" office:value="209" calcext:value-type="float">
            <text:p>209</text:p>
          </table:table-cell>
          <table:table-cell table:style-name="ce91" table:formula="of:=[.$Q$13]-([.F74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1" table:number-columns-repeated="3"/>
          <table:table-cell table:style-name="ce3" table:formula="of:=IF([.C75]=0;0;IF([.C75]&lt;[.$Q$9];[.$Q$10];IF([.C75]&lt;[.$R$9];[.$R$10];IF([.C75]&lt;[.$S$9];[.$S$10];IF([.C75]&lt;[.$T$9];[.$T$10];IF([.C75]&lt;[.$U$9];[.$U$10];IF([.C75]&lt;u$9$;[.$V$10];IF([.C75]&lt;[.$W$9];[.$W$10];50))))))))" office:value-type="float" office:value="0" calcext:value-type="float">
            <text:p>0</text:p>
          </table:table-cell>
          <table:table-cell table:style-name="ce3" table:formula="of:=ROUNDUP(IF([.D75]&lt;=20;[.D75]/[.$Q$5];(([.D75]-20)/([.$Q$5]*[.$R$3]))+(20/[.$Q$5]));2)*60" office:value-type="float" office:value="0" calcext:value-type="float">
            <text:p>0</text:p>
          </table:table-cell>
          <table:table-cell table:style-name="ce3" table:formula="of:=ROUNDUP([.F75]*2/60/0.25;0)*[.E75]" office:value-type="float" office:value="0" calcext:value-type="float">
            <text:p>0</text:p>
          </table:table-cell>
          <table:table-cell table:style-name="ce3" table:formula="of:=ROUNDUP([.F75]*2/60/0.33;0)*[.E75]" office:value-type="float" office:value="0" calcext:value-type="float">
            <text:p>0</text:p>
          </table:table-cell>
          <table:table-cell table:style-name="ce3" table:formula="of:=ROUNDUP([.F75]*2/60/0.5;0)*[.E75]" office:value-type="float" office:value="0" calcext:value-type="float">
            <text:p>0</text:p>
          </table:table-cell>
          <table:table-cell table:style-name="ce92" table:formula="of:=IF(SUM([.$E$2:.E75])&gt;[.$Q$6];&quot;&quot;;SUM([.$E$2:.E75]))" office:value-type="float" office:value="86" calcext:value-type="float">
            <text:p>86</text:p>
          </table:table-cell>
          <table:table-cell table:style-name="ce123" table:formula="of:=IF(SUM([.$G$2:.G75])&gt;[.$Q$6];&quot;&quot;;SUM([.$G$2:.G75]))">
            <text:p/>
          </table:table-cell>
          <table:table-cell table:style-name="ce123" table:formula="of:=IF(SUM([.$H$2:.H75])&gt;[.$Q$6];&quot;&quot;;SUM([.$H$2:.H75]))" office:value-type="float" office:value="300" calcext:value-type="float">
            <text:p>300</text:p>
          </table:table-cell>
          <table:table-cell table:style-name="ce123" table:formula="of:=IF(SUM([.$I$2:.I75])&gt;[.$Q$6];&quot;&quot;;SUM([.$I$2:.I75]))" office:value-type="float" office:value="209" calcext:value-type="float">
            <text:p>209</text:p>
          </table:table-cell>
          <table:table-cell table:style-name="ce91" table:formula="of:=[.$Q$13]-([.F75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1" table:number-columns-repeated="3"/>
          <table:table-cell table:style-name="ce3" table:formula="of:=IF([.C76]=0;0;IF([.C76]&lt;[.$Q$9];[.$Q$10];IF([.C76]&lt;[.$R$9];[.$R$10];IF([.C76]&lt;[.$S$9];[.$S$10];IF([.C76]&lt;[.$T$9];[.$T$10];IF([.C76]&lt;[.$U$9];[.$U$10];IF([.C76]&lt;u$9$;[.$V$10];IF([.C76]&lt;[.$W$9];[.$W$10];50))))))))" office:value-type="float" office:value="0" calcext:value-type="float">
            <text:p>0</text:p>
          </table:table-cell>
          <table:table-cell table:style-name="ce3" table:formula="of:=ROUNDUP(IF([.D76]&lt;=20;[.D76]/[.$Q$5];(([.D76]-20)/([.$Q$5]*[.$R$3]))+(20/[.$Q$5]));2)*60" office:value-type="float" office:value="0" calcext:value-type="float">
            <text:p>0</text:p>
          </table:table-cell>
          <table:table-cell table:style-name="ce3" table:formula="of:=ROUNDUP([.F76]*2/60/0.25;0)*[.E76]" office:value-type="float" office:value="0" calcext:value-type="float">
            <text:p>0</text:p>
          </table:table-cell>
          <table:table-cell table:style-name="ce3" table:formula="of:=ROUNDUP([.F76]*2/60/0.33;0)*[.E76]" office:value-type="float" office:value="0" calcext:value-type="float">
            <text:p>0</text:p>
          </table:table-cell>
          <table:table-cell table:style-name="ce3" table:formula="of:=ROUNDUP([.F76]*2/60/0.5;0)*[.E76]" office:value-type="float" office:value="0" calcext:value-type="float">
            <text:p>0</text:p>
          </table:table-cell>
          <table:table-cell table:style-name="ce92" table:formula="of:=IF(SUM([.$E$2:.E76])&gt;[.$Q$6];&quot;&quot;;SUM([.$E$2:.E76]))" office:value-type="float" office:value="86" calcext:value-type="float">
            <text:p>86</text:p>
          </table:table-cell>
          <table:table-cell table:style-name="ce123" table:formula="of:=IF(SUM([.$G$2:.G76])&gt;[.$Q$6];&quot;&quot;;SUM([.$G$2:.G76]))">
            <text:p/>
          </table:table-cell>
          <table:table-cell table:style-name="ce123" table:formula="of:=IF(SUM([.$H$2:.H76])&gt;[.$Q$6];&quot;&quot;;SUM([.$H$2:.H76]))" office:value-type="float" office:value="300" calcext:value-type="float">
            <text:p>300</text:p>
          </table:table-cell>
          <table:table-cell table:style-name="ce123" table:formula="of:=IF(SUM([.$I$2:.I76])&gt;[.$Q$6];&quot;&quot;;SUM([.$I$2:.I76]))" office:value-type="float" office:value="209" calcext:value-type="float">
            <text:p>209</text:p>
          </table:table-cell>
          <table:table-cell table:style-name="ce91" table:formula="of:=[.$Q$13]-([.F76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1" table:number-columns-repeated="3"/>
          <table:table-cell table:style-name="ce3" table:formula="of:=IF([.C77]=0;0;IF([.C77]&lt;[.$Q$9];[.$Q$10];IF([.C77]&lt;[.$R$9];[.$R$10];IF([.C77]&lt;[.$S$9];[.$S$10];IF([.C77]&lt;[.$T$9];[.$T$10];IF([.C77]&lt;[.$U$9];[.$U$10];IF([.C77]&lt;u$9$;[.$V$10];IF([.C77]&lt;[.$W$9];[.$W$10];50))))))))" office:value-type="float" office:value="0" calcext:value-type="float">
            <text:p>0</text:p>
          </table:table-cell>
          <table:table-cell table:style-name="ce3" table:formula="of:=ROUNDUP(IF([.D77]&lt;=20;[.D77]/[.$Q$5];(([.D77]-20)/([.$Q$5]*[.$R$3]))+(20/[.$Q$5]));2)*60" office:value-type="float" office:value="0" calcext:value-type="float">
            <text:p>0</text:p>
          </table:table-cell>
          <table:table-cell table:style-name="ce3" table:formula="of:=ROUNDUP([.F77]*2/60/0.25;0)*[.E77]" office:value-type="float" office:value="0" calcext:value-type="float">
            <text:p>0</text:p>
          </table:table-cell>
          <table:table-cell table:style-name="ce3" table:formula="of:=ROUNDUP([.F77]*2/60/0.33;0)*[.E77]" office:value-type="float" office:value="0" calcext:value-type="float">
            <text:p>0</text:p>
          </table:table-cell>
          <table:table-cell table:style-name="ce3" table:formula="of:=ROUNDUP([.F77]*2/60/0.5;0)*[.E77]" office:value-type="float" office:value="0" calcext:value-type="float">
            <text:p>0</text:p>
          </table:table-cell>
          <table:table-cell table:style-name="ce92" table:formula="of:=IF(SUM([.$E$2:.E77])&gt;[.$Q$6];&quot;&quot;;SUM([.$E$2:.E77]))" office:value-type="float" office:value="86" calcext:value-type="float">
            <text:p>86</text:p>
          </table:table-cell>
          <table:table-cell table:style-name="ce123" table:formula="of:=IF(SUM([.$G$2:.G77])&gt;[.$Q$6];&quot;&quot;;SUM([.$G$2:.G77]))">
            <text:p/>
          </table:table-cell>
          <table:table-cell table:style-name="ce123" table:formula="of:=IF(SUM([.$H$2:.H77])&gt;[.$Q$6];&quot;&quot;;SUM([.$H$2:.H77]))" office:value-type="float" office:value="300" calcext:value-type="float">
            <text:p>300</text:p>
          </table:table-cell>
          <table:table-cell table:style-name="ce123" table:formula="of:=IF(SUM([.$I$2:.I77])&gt;[.$Q$6];&quot;&quot;;SUM([.$I$2:.I77]))" office:value-type="float" office:value="209" calcext:value-type="float">
            <text:p>209</text:p>
          </table:table-cell>
          <table:table-cell table:style-name="ce91" table:formula="of:=[.$Q$13]-([.F77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1" table:number-columns-repeated="3"/>
          <table:table-cell table:style-name="ce3" table:formula="of:=IF([.C78]=0;0;IF([.C78]&lt;[.$Q$9];[.$Q$10];IF([.C78]&lt;[.$R$9];[.$R$10];IF([.C78]&lt;[.$S$9];[.$S$10];IF([.C78]&lt;[.$T$9];[.$T$10];IF([.C78]&lt;[.$U$9];[.$U$10];IF([.C78]&lt;u$9$;[.$V$10];IF([.C78]&lt;[.$W$9];[.$W$10];50))))))))" office:value-type="float" office:value="0" calcext:value-type="float">
            <text:p>0</text:p>
          </table:table-cell>
          <table:table-cell table:style-name="ce3" table:formula="of:=ROUNDUP(IF([.D78]&lt;=20;[.D78]/[.$Q$5];(([.D78]-20)/([.$Q$5]*[.$R$3]))+(20/[.$Q$5]));2)*60" office:value-type="float" office:value="0" calcext:value-type="float">
            <text:p>0</text:p>
          </table:table-cell>
          <table:table-cell table:style-name="ce3" table:formula="of:=ROUNDUP([.F78]*2/60/0.25;0)*[.E78]" office:value-type="float" office:value="0" calcext:value-type="float">
            <text:p>0</text:p>
          </table:table-cell>
          <table:table-cell table:style-name="ce3" table:formula="of:=ROUNDUP([.F78]*2/60/0.33;0)*[.E78]" office:value-type="float" office:value="0" calcext:value-type="float">
            <text:p>0</text:p>
          </table:table-cell>
          <table:table-cell table:style-name="ce3" table:formula="of:=ROUNDUP([.F78]*2/60/0.5;0)*[.E78]" office:value-type="float" office:value="0" calcext:value-type="float">
            <text:p>0</text:p>
          </table:table-cell>
          <table:table-cell table:style-name="ce92" table:formula="of:=IF(SUM([.$E$2:.E78])&gt;[.$Q$6];&quot;&quot;;SUM([.$E$2:.E78]))" office:value-type="float" office:value="86" calcext:value-type="float">
            <text:p>86</text:p>
          </table:table-cell>
          <table:table-cell table:style-name="ce123" table:formula="of:=IF(SUM([.$G$2:.G78])&gt;[.$Q$6];&quot;&quot;;SUM([.$G$2:.G78]))">
            <text:p/>
          </table:table-cell>
          <table:table-cell table:style-name="ce123" table:formula="of:=IF(SUM([.$H$2:.H78])&gt;[.$Q$6];&quot;&quot;;SUM([.$H$2:.H78]))" office:value-type="float" office:value="300" calcext:value-type="float">
            <text:p>300</text:p>
          </table:table-cell>
          <table:table-cell table:style-name="ce123" table:formula="of:=IF(SUM([.$I$2:.I78])&gt;[.$Q$6];&quot;&quot;;SUM([.$I$2:.I78]))" office:value-type="float" office:value="209" calcext:value-type="float">
            <text:p>209</text:p>
          </table:table-cell>
          <table:table-cell table:style-name="ce91" table:formula="of:=[.$Q$13]-([.F78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1" table:number-columns-repeated="3"/>
          <table:table-cell table:style-name="ce3" table:formula="of:=IF([.C79]=0;0;IF([.C79]&lt;[.$Q$9];[.$Q$10];IF([.C79]&lt;[.$R$9];[.$R$10];IF([.C79]&lt;[.$S$9];[.$S$10];IF([.C79]&lt;[.$T$9];[.$T$10];IF([.C79]&lt;[.$U$9];[.$U$10];IF([.C79]&lt;u$9$;[.$V$10];IF([.C79]&lt;[.$W$9];[.$W$10];50))))))))" office:value-type="float" office:value="0" calcext:value-type="float">
            <text:p>0</text:p>
          </table:table-cell>
          <table:table-cell table:style-name="ce3" table:formula="of:=ROUNDUP(IF([.D79]&lt;=20;[.D79]/[.$Q$5];(([.D79]-20)/([.$Q$5]*[.$R$3]))+(20/[.$Q$5]));2)*60" office:value-type="float" office:value="0" calcext:value-type="float">
            <text:p>0</text:p>
          </table:table-cell>
          <table:table-cell table:style-name="ce3" table:formula="of:=ROUNDUP([.F79]*2/60/0.25;0)*[.E79]" office:value-type="float" office:value="0" calcext:value-type="float">
            <text:p>0</text:p>
          </table:table-cell>
          <table:table-cell table:style-name="ce3" table:formula="of:=ROUNDUP([.F79]*2/60/0.33;0)*[.E79]" office:value-type="float" office:value="0" calcext:value-type="float">
            <text:p>0</text:p>
          </table:table-cell>
          <table:table-cell table:style-name="ce3" table:formula="of:=ROUNDUP([.F79]*2/60/0.5;0)*[.E79]" office:value-type="float" office:value="0" calcext:value-type="float">
            <text:p>0</text:p>
          </table:table-cell>
          <table:table-cell table:style-name="ce92" table:formula="of:=IF(SUM([.$E$2:.E79])&gt;[.$Q$6];&quot;&quot;;SUM([.$E$2:.E79]))" office:value-type="float" office:value="86" calcext:value-type="float">
            <text:p>86</text:p>
          </table:table-cell>
          <table:table-cell table:style-name="ce123" table:formula="of:=IF(SUM([.$G$2:.G79])&gt;[.$Q$6];&quot;&quot;;SUM([.$G$2:.G79]))">
            <text:p/>
          </table:table-cell>
          <table:table-cell table:style-name="ce123" table:formula="of:=IF(SUM([.$H$2:.H79])&gt;[.$Q$6];&quot;&quot;;SUM([.$H$2:.H79]))" office:value-type="float" office:value="300" calcext:value-type="float">
            <text:p>300</text:p>
          </table:table-cell>
          <table:table-cell table:style-name="ce123" table:formula="of:=IF(SUM([.$I$2:.I79])&gt;[.$Q$6];&quot;&quot;;SUM([.$I$2:.I79]))" office:value-type="float" office:value="209" calcext:value-type="float">
            <text:p>209</text:p>
          </table:table-cell>
          <table:table-cell table:style-name="ce91" table:formula="of:=[.$Q$13]-([.F79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1" table:number-columns-repeated="3"/>
          <table:table-cell table:style-name="ce3" table:formula="of:=IF([.C80]=0;0;IF([.C80]&lt;[.$Q$9];[.$Q$10];IF([.C80]&lt;[.$R$9];[.$R$10];IF([.C80]&lt;[.$S$9];[.$S$10];IF([.C80]&lt;[.$T$9];[.$T$10];IF([.C80]&lt;[.$U$9];[.$U$10];IF([.C80]&lt;u$9$;[.$V$10];IF([.C80]&lt;[.$W$9];[.$W$10];50))))))))" office:value-type="float" office:value="0" calcext:value-type="float">
            <text:p>0</text:p>
          </table:table-cell>
          <table:table-cell table:style-name="ce3" table:formula="of:=ROUNDUP(IF([.D80]&lt;=20;[.D80]/[.$Q$5];(([.D80]-20)/([.$Q$5]*[.$R$3]))+(20/[.$Q$5]));2)*60" office:value-type="float" office:value="0" calcext:value-type="float">
            <text:p>0</text:p>
          </table:table-cell>
          <table:table-cell table:style-name="ce3" table:formula="of:=ROUNDUP([.F80]*2/60/0.25;0)*[.E80]" office:value-type="float" office:value="0" calcext:value-type="float">
            <text:p>0</text:p>
          </table:table-cell>
          <table:table-cell table:style-name="ce3" table:formula="of:=ROUNDUP([.F80]*2/60/0.33;0)*[.E80]" office:value-type="float" office:value="0" calcext:value-type="float">
            <text:p>0</text:p>
          </table:table-cell>
          <table:table-cell table:style-name="ce3" table:formula="of:=ROUNDUP([.F80]*2/60/0.5;0)*[.E80]" office:value-type="float" office:value="0" calcext:value-type="float">
            <text:p>0</text:p>
          </table:table-cell>
          <table:table-cell table:style-name="ce92" table:formula="of:=IF(SUM([.$E$2:.E80])&gt;[.$Q$6];&quot;&quot;;SUM([.$E$2:.E80]))" office:value-type="float" office:value="86" calcext:value-type="float">
            <text:p>86</text:p>
          </table:table-cell>
          <table:table-cell table:style-name="ce123" table:formula="of:=IF(SUM([.$G$2:.G80])&gt;[.$Q$6];&quot;&quot;;SUM([.$G$2:.G80]))">
            <text:p/>
          </table:table-cell>
          <table:table-cell table:style-name="ce123" table:formula="of:=IF(SUM([.$H$2:.H80])&gt;[.$Q$6];&quot;&quot;;SUM([.$H$2:.H80]))" office:value-type="float" office:value="300" calcext:value-type="float">
            <text:p>300</text:p>
          </table:table-cell>
          <table:table-cell table:style-name="ce123" table:formula="of:=IF(SUM([.$I$2:.I80])&gt;[.$Q$6];&quot;&quot;;SUM([.$I$2:.I80]))" office:value-type="float" office:value="209" calcext:value-type="float">
            <text:p>209</text:p>
          </table:table-cell>
          <table:table-cell table:style-name="ce91" table:formula="of:=[.$Q$13]-([.F80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1" table:number-columns-repeated="3"/>
          <table:table-cell table:style-name="ce3" table:formula="of:=IF([.C81]=0;0;IF([.C81]&lt;[.$Q$9];[.$Q$10];IF([.C81]&lt;[.$R$9];[.$R$10];IF([.C81]&lt;[.$S$9];[.$S$10];IF([.C81]&lt;[.$T$9];[.$T$10];IF([.C81]&lt;[.$U$9];[.$U$10];IF([.C81]&lt;u$9$;[.$V$10];IF([.C81]&lt;[.$W$9];[.$W$10];50))))))))" office:value-type="float" office:value="0" calcext:value-type="float">
            <text:p>0</text:p>
          </table:table-cell>
          <table:table-cell table:style-name="ce3" table:formula="of:=ROUNDUP(IF([.D81]&lt;=20;[.D81]/[.$Q$5];(([.D81]-20)/([.$Q$5]*[.$R$3]))+(20/[.$Q$5]));2)*60" office:value-type="float" office:value="0" calcext:value-type="float">
            <text:p>0</text:p>
          </table:table-cell>
          <table:table-cell table:style-name="ce3" table:formula="of:=ROUNDUP([.F81]*2/60/0.25;0)*[.E81]" office:value-type="float" office:value="0" calcext:value-type="float">
            <text:p>0</text:p>
          </table:table-cell>
          <table:table-cell table:style-name="ce3" table:formula="of:=ROUNDUP([.F81]*2/60/0.33;0)*[.E81]" office:value-type="float" office:value="0" calcext:value-type="float">
            <text:p>0</text:p>
          </table:table-cell>
          <table:table-cell table:style-name="ce3" table:formula="of:=ROUNDUP([.F81]*2/60/0.5;0)*[.E81]" office:value-type="float" office:value="0" calcext:value-type="float">
            <text:p>0</text:p>
          </table:table-cell>
          <table:table-cell table:style-name="ce92" table:formula="of:=IF(SUM([.$E$2:.E81])&gt;[.$Q$6];&quot;&quot;;SUM([.$E$2:.E81]))" office:value-type="float" office:value="86" calcext:value-type="float">
            <text:p>86</text:p>
          </table:table-cell>
          <table:table-cell table:style-name="ce123" table:formula="of:=IF(SUM([.$G$2:.G81])&gt;[.$Q$6];&quot;&quot;;SUM([.$G$2:.G81]))">
            <text:p/>
          </table:table-cell>
          <table:table-cell table:style-name="ce123" table:formula="of:=IF(SUM([.$H$2:.H81])&gt;[.$Q$6];&quot;&quot;;SUM([.$H$2:.H81]))" office:value-type="float" office:value="300" calcext:value-type="float">
            <text:p>300</text:p>
          </table:table-cell>
          <table:table-cell table:style-name="ce123" table:formula="of:=IF(SUM([.$I$2:.I81])&gt;[.$Q$6];&quot;&quot;;SUM([.$I$2:.I81]))" office:value-type="float" office:value="209" calcext:value-type="float">
            <text:p>209</text:p>
          </table:table-cell>
          <table:table-cell table:style-name="ce91" table:formula="of:=[.$Q$13]-([.F81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1" table:number-columns-repeated="3"/>
          <table:table-cell table:style-name="ce3" table:formula="of:=IF([.C82]=0;0;IF([.C82]&lt;[.$Q$9];[.$Q$10];IF([.C82]&lt;[.$R$9];[.$R$10];IF([.C82]&lt;[.$S$9];[.$S$10];IF([.C82]&lt;[.$T$9];[.$T$10];IF([.C82]&lt;[.$U$9];[.$U$10];IF([.C82]&lt;u$9$;[.$V$10];IF([.C82]&lt;[.$W$9];[.$W$10];50))))))))" office:value-type="float" office:value="0" calcext:value-type="float">
            <text:p>0</text:p>
          </table:table-cell>
          <table:table-cell table:style-name="ce3" table:formula="of:=ROUNDUP(IF([.D82]&lt;=20;[.D82]/[.$Q$5];(([.D82]-20)/([.$Q$5]*[.$R$3]))+(20/[.$Q$5]));2)*60" office:value-type="float" office:value="0" calcext:value-type="float">
            <text:p>0</text:p>
          </table:table-cell>
          <table:table-cell table:style-name="ce3" table:formula="of:=ROUNDUP([.F82]*2/60/0.25;0)*[.E82]" office:value-type="float" office:value="0" calcext:value-type="float">
            <text:p>0</text:p>
          </table:table-cell>
          <table:table-cell table:style-name="ce3" table:formula="of:=ROUNDUP([.F82]*2/60/0.33;0)*[.E82]" office:value-type="float" office:value="0" calcext:value-type="float">
            <text:p>0</text:p>
          </table:table-cell>
          <table:table-cell table:style-name="ce3" table:formula="of:=ROUNDUP([.F82]*2/60/0.5;0)*[.E82]" office:value-type="float" office:value="0" calcext:value-type="float">
            <text:p>0</text:p>
          </table:table-cell>
          <table:table-cell table:style-name="ce92" table:formula="of:=IF(SUM([.$E$2:.E82])&gt;[.$Q$6];&quot;&quot;;SUM([.$E$2:.E82]))" office:value-type="float" office:value="86" calcext:value-type="float">
            <text:p>86</text:p>
          </table:table-cell>
          <table:table-cell table:style-name="ce123" table:formula="of:=IF(SUM([.$G$2:.G82])&gt;[.$Q$6];&quot;&quot;;SUM([.$G$2:.G82]))">
            <text:p/>
          </table:table-cell>
          <table:table-cell table:style-name="ce123" table:formula="of:=IF(SUM([.$H$2:.H82])&gt;[.$Q$6];&quot;&quot;;SUM([.$H$2:.H82]))" office:value-type="float" office:value="300" calcext:value-type="float">
            <text:p>300</text:p>
          </table:table-cell>
          <table:table-cell table:style-name="ce123" table:formula="of:=IF(SUM([.$I$2:.I82])&gt;[.$Q$6];&quot;&quot;;SUM([.$I$2:.I82]))" office:value-type="float" office:value="209" calcext:value-type="float">
            <text:p>209</text:p>
          </table:table-cell>
          <table:table-cell table:style-name="ce91" table:formula="of:=[.$Q$13]-([.F82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1" table:number-columns-repeated="3"/>
          <table:table-cell table:style-name="ce3" table:formula="of:=IF([.C83]=0;0;IF([.C83]&lt;[.$Q$9];[.$Q$10];IF([.C83]&lt;[.$R$9];[.$R$10];IF([.C83]&lt;[.$S$9];[.$S$10];IF([.C83]&lt;[.$T$9];[.$T$10];IF([.C83]&lt;[.$U$9];[.$U$10];IF([.C83]&lt;u$9$;[.$V$10];IF([.C83]&lt;[.$W$9];[.$W$10];50))))))))" office:value-type="float" office:value="0" calcext:value-type="float">
            <text:p>0</text:p>
          </table:table-cell>
          <table:table-cell table:style-name="ce3" table:formula="of:=ROUNDUP(IF([.D83]&lt;=20;[.D83]/[.$Q$5];(([.D83]-20)/([.$Q$5]*[.$R$3]))+(20/[.$Q$5]));2)*60" office:value-type="float" office:value="0" calcext:value-type="float">
            <text:p>0</text:p>
          </table:table-cell>
          <table:table-cell table:style-name="ce3" table:formula="of:=ROUNDUP([.F83]*2/60/0.25;0)*[.E83]" office:value-type="float" office:value="0" calcext:value-type="float">
            <text:p>0</text:p>
          </table:table-cell>
          <table:table-cell table:style-name="ce3" table:formula="of:=ROUNDUP([.F83]*2/60/0.33;0)*[.E83]" office:value-type="float" office:value="0" calcext:value-type="float">
            <text:p>0</text:p>
          </table:table-cell>
          <table:table-cell table:style-name="ce3" table:formula="of:=ROUNDUP([.F83]*2/60/0.5;0)*[.E83]" office:value-type="float" office:value="0" calcext:value-type="float">
            <text:p>0</text:p>
          </table:table-cell>
          <table:table-cell table:style-name="ce92" table:formula="of:=IF(SUM([.$E$2:.E83])&gt;[.$Q$6];&quot;&quot;;SUM([.$E$2:.E83]))" office:value-type="float" office:value="86" calcext:value-type="float">
            <text:p>86</text:p>
          </table:table-cell>
          <table:table-cell table:style-name="ce123" table:formula="of:=IF(SUM([.$G$2:.G83])&gt;[.$Q$6];&quot;&quot;;SUM([.$G$2:.G83]))">
            <text:p/>
          </table:table-cell>
          <table:table-cell table:style-name="ce123" table:formula="of:=IF(SUM([.$H$2:.H83])&gt;[.$Q$6];&quot;&quot;;SUM([.$H$2:.H83]))" office:value-type="float" office:value="300" calcext:value-type="float">
            <text:p>300</text:p>
          </table:table-cell>
          <table:table-cell table:style-name="ce123" table:formula="of:=IF(SUM([.$I$2:.I83])&gt;[.$Q$6];&quot;&quot;;SUM([.$I$2:.I83]))" office:value-type="float" office:value="209" calcext:value-type="float">
            <text:p>209</text:p>
          </table:table-cell>
          <table:table-cell table:style-name="ce91" table:formula="of:=[.$Q$13]-([.F83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1" table:number-columns-repeated="3"/>
          <table:table-cell table:style-name="ce3" table:formula="of:=IF([.C84]=0;0;IF([.C84]&lt;[.$Q$9];[.$Q$10];IF([.C84]&lt;[.$R$9];[.$R$10];IF([.C84]&lt;[.$S$9];[.$S$10];IF([.C84]&lt;[.$T$9];[.$T$10];IF([.C84]&lt;[.$U$9];[.$U$10];IF([.C84]&lt;u$9$;[.$V$10];IF([.C84]&lt;[.$W$9];[.$W$10];50))))))))" office:value-type="float" office:value="0" calcext:value-type="float">
            <text:p>0</text:p>
          </table:table-cell>
          <table:table-cell table:style-name="ce3" table:formula="of:=ROUNDUP(IF([.D84]&lt;=20;[.D84]/[.$Q$5];(([.D84]-20)/([.$Q$5]*[.$R$3]))+(20/[.$Q$5]));2)*60" office:value-type="float" office:value="0" calcext:value-type="float">
            <text:p>0</text:p>
          </table:table-cell>
          <table:table-cell table:style-name="ce3" table:formula="of:=ROUNDUP([.F84]*2/60/0.25;0)*[.E84]" office:value-type="float" office:value="0" calcext:value-type="float">
            <text:p>0</text:p>
          </table:table-cell>
          <table:table-cell table:style-name="ce3" table:formula="of:=ROUNDUP([.F84]*2/60/0.33;0)*[.E84]" office:value-type="float" office:value="0" calcext:value-type="float">
            <text:p>0</text:p>
          </table:table-cell>
          <table:table-cell table:style-name="ce3" table:formula="of:=ROUNDUP([.F84]*2/60/0.5;0)*[.E84]" office:value-type="float" office:value="0" calcext:value-type="float">
            <text:p>0</text:p>
          </table:table-cell>
          <table:table-cell table:style-name="ce92" table:formula="of:=IF(SUM([.$E$2:.E84])&gt;[.$Q$6];&quot;&quot;;SUM([.$E$2:.E84]))" office:value-type="float" office:value="86" calcext:value-type="float">
            <text:p>86</text:p>
          </table:table-cell>
          <table:table-cell table:style-name="ce123" table:formula="of:=IF(SUM([.$G$2:.G84])&gt;[.$Q$6];&quot;&quot;;SUM([.$G$2:.G84]))">
            <text:p/>
          </table:table-cell>
          <table:table-cell table:style-name="ce123" table:formula="of:=IF(SUM([.$H$2:.H84])&gt;[.$Q$6];&quot;&quot;;SUM([.$H$2:.H84]))" office:value-type="float" office:value="300" calcext:value-type="float">
            <text:p>300</text:p>
          </table:table-cell>
          <table:table-cell table:style-name="ce123" table:formula="of:=IF(SUM([.$I$2:.I84])&gt;[.$Q$6];&quot;&quot;;SUM([.$I$2:.I84]))" office:value-type="float" office:value="209" calcext:value-type="float">
            <text:p>209</text:p>
          </table:table-cell>
          <table:table-cell table:style-name="ce91" table:formula="of:=[.$Q$13]-([.F84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1" table:number-columns-repeated="3"/>
          <table:table-cell table:style-name="ce3" table:formula="of:=IF([.C85]=0;0;IF([.C85]&lt;[.$Q$9];[.$Q$10];IF([.C85]&lt;[.$R$9];[.$R$10];IF([.C85]&lt;[.$S$9];[.$S$10];IF([.C85]&lt;[.$T$9];[.$T$10];IF([.C85]&lt;[.$U$9];[.$U$10];IF([.C85]&lt;u$9$;[.$V$10];IF([.C85]&lt;[.$W$9];[.$W$10];50))))))))" office:value-type="float" office:value="0" calcext:value-type="float">
            <text:p>0</text:p>
          </table:table-cell>
          <table:table-cell table:style-name="ce3" table:formula="of:=ROUNDUP(IF([.D85]&lt;=20;[.D85]/[.$Q$5];(([.D85]-20)/([.$Q$5]*[.$R$3]))+(20/[.$Q$5]));2)*60" office:value-type="float" office:value="0" calcext:value-type="float">
            <text:p>0</text:p>
          </table:table-cell>
          <table:table-cell table:style-name="ce3" table:formula="of:=ROUNDUP([.F85]*2/60/0.25;0)*[.E85]" office:value-type="float" office:value="0" calcext:value-type="float">
            <text:p>0</text:p>
          </table:table-cell>
          <table:table-cell table:style-name="ce3" table:formula="of:=ROUNDUP([.F85]*2/60/0.33;0)*[.E85]" office:value-type="float" office:value="0" calcext:value-type="float">
            <text:p>0</text:p>
          </table:table-cell>
          <table:table-cell table:style-name="ce3" table:formula="of:=ROUNDUP([.F85]*2/60/0.5;0)*[.E85]" office:value-type="float" office:value="0" calcext:value-type="float">
            <text:p>0</text:p>
          </table:table-cell>
          <table:table-cell table:style-name="ce92" table:formula="of:=IF(SUM([.$E$2:.E85])&gt;[.$Q$6];&quot;&quot;;SUM([.$E$2:.E85]))" office:value-type="float" office:value="86" calcext:value-type="float">
            <text:p>86</text:p>
          </table:table-cell>
          <table:table-cell table:style-name="ce123" table:formula="of:=IF(SUM([.$G$2:.G85])&gt;[.$Q$6];&quot;&quot;;SUM([.$G$2:.G85]))">
            <text:p/>
          </table:table-cell>
          <table:table-cell table:style-name="ce123" table:formula="of:=IF(SUM([.$H$2:.H85])&gt;[.$Q$6];&quot;&quot;;SUM([.$H$2:.H85]))" office:value-type="float" office:value="300" calcext:value-type="float">
            <text:p>300</text:p>
          </table:table-cell>
          <table:table-cell table:style-name="ce123" table:formula="of:=IF(SUM([.$I$2:.I85])&gt;[.$Q$6];&quot;&quot;;SUM([.$I$2:.I85]))" office:value-type="float" office:value="209" calcext:value-type="float">
            <text:p>209</text:p>
          </table:table-cell>
          <table:table-cell table:style-name="ce91" table:formula="of:=[.$Q$13]-([.F85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1" table:number-columns-repeated="3"/>
          <table:table-cell table:style-name="ce3" table:formula="of:=IF([.C86]=0;0;IF([.C86]&lt;[.$Q$9];[.$Q$10];IF([.C86]&lt;[.$R$9];[.$R$10];IF([.C86]&lt;[.$S$9];[.$S$10];IF([.C86]&lt;[.$T$9];[.$T$10];IF([.C86]&lt;[.$U$9];[.$U$10];IF([.C86]&lt;u$9$;[.$V$10];IF([.C86]&lt;[.$W$9];[.$W$10];50))))))))" office:value-type="float" office:value="0" calcext:value-type="float">
            <text:p>0</text:p>
          </table:table-cell>
          <table:table-cell table:style-name="ce3" table:formula="of:=ROUNDUP(IF([.D86]&lt;=20;[.D86]/[.$Q$5];(([.D86]-20)/([.$Q$5]*[.$R$3]))+(20/[.$Q$5]));2)*60" office:value-type="float" office:value="0" calcext:value-type="float">
            <text:p>0</text:p>
          </table:table-cell>
          <table:table-cell table:style-name="ce3" table:formula="of:=ROUNDUP([.F86]*2/60/0.25;0)*[.E86]" office:value-type="float" office:value="0" calcext:value-type="float">
            <text:p>0</text:p>
          </table:table-cell>
          <table:table-cell table:style-name="ce3" table:formula="of:=ROUNDUP([.F86]*2/60/0.33;0)*[.E86]" office:value-type="float" office:value="0" calcext:value-type="float">
            <text:p>0</text:p>
          </table:table-cell>
          <table:table-cell table:style-name="ce3" table:formula="of:=ROUNDUP([.F86]*2/60/0.5;0)*[.E86]" office:value-type="float" office:value="0" calcext:value-type="float">
            <text:p>0</text:p>
          </table:table-cell>
          <table:table-cell table:style-name="ce92" table:formula="of:=IF(SUM([.$E$2:.E86])&gt;[.$Q$6];&quot;&quot;;SUM([.$E$2:.E86]))" office:value-type="float" office:value="86" calcext:value-type="float">
            <text:p>86</text:p>
          </table:table-cell>
          <table:table-cell table:style-name="ce123" table:formula="of:=IF(SUM([.$G$2:.G86])&gt;[.$Q$6];&quot;&quot;;SUM([.$G$2:.G86]))">
            <text:p/>
          </table:table-cell>
          <table:table-cell table:style-name="ce123" table:formula="of:=IF(SUM([.$H$2:.H86])&gt;[.$Q$6];&quot;&quot;;SUM([.$H$2:.H86]))" office:value-type="float" office:value="300" calcext:value-type="float">
            <text:p>300</text:p>
          </table:table-cell>
          <table:table-cell table:style-name="ce123" table:formula="of:=IF(SUM([.$I$2:.I86])&gt;[.$Q$6];&quot;&quot;;SUM([.$I$2:.I86]))" office:value-type="float" office:value="209" calcext:value-type="float">
            <text:p>209</text:p>
          </table:table-cell>
          <table:table-cell table:style-name="ce91" table:formula="of:=[.$Q$13]-([.F86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1" table:number-columns-repeated="3"/>
          <table:table-cell table:style-name="ce3" table:formula="of:=IF([.C87]=0;0;IF([.C87]&lt;[.$Q$9];[.$Q$10];IF([.C87]&lt;[.$R$9];[.$R$10];IF([.C87]&lt;[.$S$9];[.$S$10];IF([.C87]&lt;[.$T$9];[.$T$10];IF([.C87]&lt;[.$U$9];[.$U$10];IF([.C87]&lt;u$9$;[.$V$10];IF([.C87]&lt;[.$W$9];[.$W$10];50))))))))" office:value-type="float" office:value="0" calcext:value-type="float">
            <text:p>0</text:p>
          </table:table-cell>
          <table:table-cell table:style-name="ce3" table:formula="of:=ROUNDUP(IF([.D87]&lt;=20;[.D87]/[.$Q$5];(([.D87]-20)/([.$Q$5]*[.$R$3]))+(20/[.$Q$5]));2)*60" office:value-type="float" office:value="0" calcext:value-type="float">
            <text:p>0</text:p>
          </table:table-cell>
          <table:table-cell table:style-name="ce3" table:formula="of:=ROUNDUP([.F87]*2/60/0.25;0)*[.E87]" office:value-type="float" office:value="0" calcext:value-type="float">
            <text:p>0</text:p>
          </table:table-cell>
          <table:table-cell table:style-name="ce3" table:formula="of:=ROUNDUP([.F87]*2/60/0.33;0)*[.E87]" office:value-type="float" office:value="0" calcext:value-type="float">
            <text:p>0</text:p>
          </table:table-cell>
          <table:table-cell table:style-name="ce3" table:formula="of:=ROUNDUP([.F87]*2/60/0.5;0)*[.E87]" office:value-type="float" office:value="0" calcext:value-type="float">
            <text:p>0</text:p>
          </table:table-cell>
          <table:table-cell table:style-name="ce92" table:formula="of:=IF(SUM([.$E$2:.E87])&gt;[.$Q$6];&quot;&quot;;SUM([.$E$2:.E87]))" office:value-type="float" office:value="86" calcext:value-type="float">
            <text:p>86</text:p>
          </table:table-cell>
          <table:table-cell table:style-name="ce123" table:formula="of:=IF(SUM([.$G$2:.G87])&gt;[.$Q$6];&quot;&quot;;SUM([.$G$2:.G87]))">
            <text:p/>
          </table:table-cell>
          <table:table-cell table:style-name="ce123" table:formula="of:=IF(SUM([.$H$2:.H87])&gt;[.$Q$6];&quot;&quot;;SUM([.$H$2:.H87]))" office:value-type="float" office:value="300" calcext:value-type="float">
            <text:p>300</text:p>
          </table:table-cell>
          <table:table-cell table:style-name="ce123" table:formula="of:=IF(SUM([.$I$2:.I87])&gt;[.$Q$6];&quot;&quot;;SUM([.$I$2:.I87]))" office:value-type="float" office:value="209" calcext:value-type="float">
            <text:p>209</text:p>
          </table:table-cell>
          <table:table-cell table:style-name="ce91" table:formula="of:=[.$Q$13]-([.F87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1" table:number-columns-repeated="3"/>
          <table:table-cell table:style-name="ce3" table:formula="of:=IF([.C88]=0;0;IF([.C88]&lt;[.$Q$9];[.$Q$10];IF([.C88]&lt;[.$R$9];[.$R$10];IF([.C88]&lt;[.$S$9];[.$S$10];IF([.C88]&lt;[.$T$9];[.$T$10];IF([.C88]&lt;[.$U$9];[.$U$10];IF([.C88]&lt;u$9$;[.$V$10];IF([.C88]&lt;[.$W$9];[.$W$10];50))))))))" office:value-type="float" office:value="0" calcext:value-type="float">
            <text:p>0</text:p>
          </table:table-cell>
          <table:table-cell table:style-name="ce3" table:formula="of:=ROUNDUP(IF([.D88]&lt;=20;[.D88]/[.$Q$5];(([.D88]-20)/([.$Q$5]*[.$R$3]))+(20/[.$Q$5]));2)*60" office:value-type="float" office:value="0" calcext:value-type="float">
            <text:p>0</text:p>
          </table:table-cell>
          <table:table-cell table:style-name="ce3" table:formula="of:=ROUNDUP([.F88]*2/60/0.25;0)*[.E88]" office:value-type="float" office:value="0" calcext:value-type="float">
            <text:p>0</text:p>
          </table:table-cell>
          <table:table-cell table:style-name="ce3" table:formula="of:=ROUNDUP([.F88]*2/60/0.33;0)*[.E88]" office:value-type="float" office:value="0" calcext:value-type="float">
            <text:p>0</text:p>
          </table:table-cell>
          <table:table-cell table:style-name="ce3" table:formula="of:=ROUNDUP([.F88]*2/60/0.5;0)*[.E88]" office:value-type="float" office:value="0" calcext:value-type="float">
            <text:p>0</text:p>
          </table:table-cell>
          <table:table-cell table:style-name="ce92" table:formula="of:=IF(SUM([.$E$2:.E88])&gt;[.$Q$6];&quot;&quot;;SUM([.$E$2:.E88]))" office:value-type="float" office:value="86" calcext:value-type="float">
            <text:p>86</text:p>
          </table:table-cell>
          <table:table-cell table:style-name="ce123" table:formula="of:=IF(SUM([.$G$2:.G88])&gt;[.$Q$6];&quot;&quot;;SUM([.$G$2:.G88]))">
            <text:p/>
          </table:table-cell>
          <table:table-cell table:style-name="ce123" table:formula="of:=IF(SUM([.$H$2:.H88])&gt;[.$Q$6];&quot;&quot;;SUM([.$H$2:.H88]))" office:value-type="float" office:value="300" calcext:value-type="float">
            <text:p>300</text:p>
          </table:table-cell>
          <table:table-cell table:style-name="ce123" table:formula="of:=IF(SUM([.$I$2:.I88])&gt;[.$Q$6];&quot;&quot;;SUM([.$I$2:.I88]))" office:value-type="float" office:value="209" calcext:value-type="float">
            <text:p>209</text:p>
          </table:table-cell>
          <table:table-cell table:style-name="ce91" table:formula="of:=[.$Q$13]-([.F88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1" table:number-columns-repeated="3"/>
          <table:table-cell table:style-name="ce3" table:formula="of:=IF([.C89]=0;0;IF([.C89]&lt;[.$Q$9];[.$Q$10];IF([.C89]&lt;[.$R$9];[.$R$10];IF([.C89]&lt;[.$S$9];[.$S$10];IF([.C89]&lt;[.$T$9];[.$T$10];IF([.C89]&lt;[.$U$9];[.$U$10];IF([.C89]&lt;u$9$;[.$V$10];IF([.C89]&lt;[.$W$9];[.$W$10];50))))))))" office:value-type="float" office:value="0" calcext:value-type="float">
            <text:p>0</text:p>
          </table:table-cell>
          <table:table-cell table:style-name="ce3" table:formula="of:=ROUNDUP(IF([.D89]&lt;=20;[.D89]/[.$Q$5];(([.D89]-20)/([.$Q$5]*[.$R$3]))+(20/[.$Q$5]));2)*60" office:value-type="float" office:value="0" calcext:value-type="float">
            <text:p>0</text:p>
          </table:table-cell>
          <table:table-cell table:style-name="ce3" table:formula="of:=ROUNDUP([.F89]*2/60/0.25;0)*[.E89]" office:value-type="float" office:value="0" calcext:value-type="float">
            <text:p>0</text:p>
          </table:table-cell>
          <table:table-cell table:style-name="ce3" table:formula="of:=ROUNDUP([.F89]*2/60/0.33;0)*[.E89]" office:value-type="float" office:value="0" calcext:value-type="float">
            <text:p>0</text:p>
          </table:table-cell>
          <table:table-cell table:style-name="ce3" table:formula="of:=ROUNDUP([.F89]*2/60/0.5;0)*[.E89]" office:value-type="float" office:value="0" calcext:value-type="float">
            <text:p>0</text:p>
          </table:table-cell>
          <table:table-cell table:style-name="ce92" table:formula="of:=IF(SUM([.$E$2:.E89])&gt;[.$Q$6];&quot;&quot;;SUM([.$E$2:.E89]))" office:value-type="float" office:value="86" calcext:value-type="float">
            <text:p>86</text:p>
          </table:table-cell>
          <table:table-cell table:style-name="ce123" table:formula="of:=IF(SUM([.$G$2:.G89])&gt;[.$Q$6];&quot;&quot;;SUM([.$G$2:.G89]))">
            <text:p/>
          </table:table-cell>
          <table:table-cell table:style-name="ce123" table:formula="of:=IF(SUM([.$H$2:.H89])&gt;[.$Q$6];&quot;&quot;;SUM([.$H$2:.H89]))" office:value-type="float" office:value="300" calcext:value-type="float">
            <text:p>300</text:p>
          </table:table-cell>
          <table:table-cell table:style-name="ce123" table:formula="of:=IF(SUM([.$I$2:.I89])&gt;[.$Q$6];&quot;&quot;;SUM([.$I$2:.I89]))" office:value-type="float" office:value="209" calcext:value-type="float">
            <text:p>209</text:p>
          </table:table-cell>
          <table:table-cell table:style-name="ce91" table:formula="of:=[.$Q$13]-([.F89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1" table:number-columns-repeated="3"/>
          <table:table-cell table:style-name="ce3" table:formula="of:=IF([.C90]=0;0;IF([.C90]&lt;[.$Q$9];[.$Q$10];IF([.C90]&lt;[.$R$9];[.$R$10];IF([.C90]&lt;[.$S$9];[.$S$10];IF([.C90]&lt;[.$T$9];[.$T$10];IF([.C90]&lt;[.$U$9];[.$U$10];IF([.C90]&lt;u$9$;[.$V$10];IF([.C90]&lt;[.$W$9];[.$W$10];50))))))))" office:value-type="float" office:value="0" calcext:value-type="float">
            <text:p>0</text:p>
          </table:table-cell>
          <table:table-cell table:style-name="ce3" table:formula="of:=ROUNDUP(IF([.D90]&lt;=20;[.D90]/[.$Q$5];(([.D90]-20)/([.$Q$5]*[.$R$3]))+(20/[.$Q$5]));2)*60" office:value-type="float" office:value="0" calcext:value-type="float">
            <text:p>0</text:p>
          </table:table-cell>
          <table:table-cell table:style-name="ce3" table:formula="of:=ROUNDUP([.F90]*2/60/0.25;0)*[.E90]" office:value-type="float" office:value="0" calcext:value-type="float">
            <text:p>0</text:p>
          </table:table-cell>
          <table:table-cell table:style-name="ce3" table:formula="of:=ROUNDUP([.F90]*2/60/0.33;0)*[.E90]" office:value-type="float" office:value="0" calcext:value-type="float">
            <text:p>0</text:p>
          </table:table-cell>
          <table:table-cell table:style-name="ce3" table:formula="of:=ROUNDUP([.F90]*2/60/0.5;0)*[.E90]" office:value-type="float" office:value="0" calcext:value-type="float">
            <text:p>0</text:p>
          </table:table-cell>
          <table:table-cell table:style-name="ce92" table:formula="of:=IF(SUM([.$E$2:.E90])&gt;[.$Q$6];&quot;&quot;;SUM([.$E$2:.E90]))" office:value-type="float" office:value="86" calcext:value-type="float">
            <text:p>86</text:p>
          </table:table-cell>
          <table:table-cell table:style-name="ce123" table:formula="of:=IF(SUM([.$G$2:.G90])&gt;[.$Q$6];&quot;&quot;;SUM([.$G$2:.G90]))">
            <text:p/>
          </table:table-cell>
          <table:table-cell table:style-name="ce123" table:formula="of:=IF(SUM([.$H$2:.H90])&gt;[.$Q$6];&quot;&quot;;SUM([.$H$2:.H90]))" office:value-type="float" office:value="300" calcext:value-type="float">
            <text:p>300</text:p>
          </table:table-cell>
          <table:table-cell table:style-name="ce123" table:formula="of:=IF(SUM([.$I$2:.I90])&gt;[.$Q$6];&quot;&quot;;SUM([.$I$2:.I90]))" office:value-type="float" office:value="209" calcext:value-type="float">
            <text:p>209</text:p>
          </table:table-cell>
          <table:table-cell table:style-name="ce91" table:formula="of:=[.$Q$13]-([.F90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1" table:number-columns-repeated="3"/>
          <table:table-cell table:style-name="ce3" table:formula="of:=IF([.C91]=0;0;IF([.C91]&lt;[.$Q$9];[.$Q$10];IF([.C91]&lt;[.$R$9];[.$R$10];IF([.C91]&lt;[.$S$9];[.$S$10];IF([.C91]&lt;[.$T$9];[.$T$10];IF([.C91]&lt;[.$U$9];[.$U$10];IF([.C91]&lt;u$9$;[.$V$10];IF([.C91]&lt;[.$W$9];[.$W$10];50))))))))" office:value-type="float" office:value="0" calcext:value-type="float">
            <text:p>0</text:p>
          </table:table-cell>
          <table:table-cell table:style-name="ce3" table:formula="of:=ROUNDUP(IF([.D91]&lt;=20;[.D91]/[.$Q$5];(([.D91]-20)/([.$Q$5]*[.$R$3]))+(20/[.$Q$5]));2)*60" office:value-type="float" office:value="0" calcext:value-type="float">
            <text:p>0</text:p>
          </table:table-cell>
          <table:table-cell table:style-name="ce3" table:formula="of:=ROUNDUP([.F91]*2/60/0.25;0)*[.E91]" office:value-type="float" office:value="0" calcext:value-type="float">
            <text:p>0</text:p>
          </table:table-cell>
          <table:table-cell table:style-name="ce3" table:formula="of:=ROUNDUP([.F91]*2/60/0.33;0)*[.E91]" office:value-type="float" office:value="0" calcext:value-type="float">
            <text:p>0</text:p>
          </table:table-cell>
          <table:table-cell table:style-name="ce3" table:formula="of:=ROUNDUP([.F91]*2/60/0.5;0)*[.E91]" office:value-type="float" office:value="0" calcext:value-type="float">
            <text:p>0</text:p>
          </table:table-cell>
          <table:table-cell table:style-name="ce92" table:formula="of:=IF(SUM([.$E$2:.E91])&gt;[.$Q$6];&quot;&quot;;SUM([.$E$2:.E91]))" office:value-type="float" office:value="86" calcext:value-type="float">
            <text:p>86</text:p>
          </table:table-cell>
          <table:table-cell table:style-name="ce123" table:formula="of:=IF(SUM([.$G$2:.G91])&gt;[.$Q$6];&quot;&quot;;SUM([.$G$2:.G91]))">
            <text:p/>
          </table:table-cell>
          <table:table-cell table:style-name="ce123" table:formula="of:=IF(SUM([.$H$2:.H91])&gt;[.$Q$6];&quot;&quot;;SUM([.$H$2:.H91]))" office:value-type="float" office:value="300" calcext:value-type="float">
            <text:p>300</text:p>
          </table:table-cell>
          <table:table-cell table:style-name="ce123" table:formula="of:=IF(SUM([.$I$2:.I91])&gt;[.$Q$6];&quot;&quot;;SUM([.$I$2:.I91]))" office:value-type="float" office:value="209" calcext:value-type="float">
            <text:p>209</text:p>
          </table:table-cell>
          <table:table-cell table:style-name="ce91" table:formula="of:=[.$Q$13]-([.F91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1" table:number-columns-repeated="3"/>
          <table:table-cell table:style-name="ce3" table:formula="of:=IF([.C92]=0;0;IF([.C92]&lt;[.$Q$9];[.$Q$10];IF([.C92]&lt;[.$R$9];[.$R$10];IF([.C92]&lt;[.$S$9];[.$S$10];IF([.C92]&lt;[.$T$9];[.$T$10];IF([.C92]&lt;[.$U$9];[.$U$10];IF([.C92]&lt;u$9$;[.$V$10];IF([.C92]&lt;[.$W$9];[.$W$10];50))))))))" office:value-type="float" office:value="0" calcext:value-type="float">
            <text:p>0</text:p>
          </table:table-cell>
          <table:table-cell table:style-name="ce3" table:formula="of:=ROUNDUP(IF([.D92]&lt;=20;[.D92]/[.$Q$5];(([.D92]-20)/([.$Q$5]*[.$R$3]))+(20/[.$Q$5]));2)*60" office:value-type="float" office:value="0" calcext:value-type="float">
            <text:p>0</text:p>
          </table:table-cell>
          <table:table-cell table:style-name="ce3" table:formula="of:=ROUNDUP([.F92]*2/60/0.25;0)*[.E92]" office:value-type="float" office:value="0" calcext:value-type="float">
            <text:p>0</text:p>
          </table:table-cell>
          <table:table-cell table:style-name="ce3" table:formula="of:=ROUNDUP([.F92]*2/60/0.33;0)*[.E92]" office:value-type="float" office:value="0" calcext:value-type="float">
            <text:p>0</text:p>
          </table:table-cell>
          <table:table-cell table:style-name="ce3" table:formula="of:=ROUNDUP([.F92]*2/60/0.5;0)*[.E92]" office:value-type="float" office:value="0" calcext:value-type="float">
            <text:p>0</text:p>
          </table:table-cell>
          <table:table-cell table:style-name="ce92" table:formula="of:=IF(SUM([.$E$2:.E92])&gt;[.$Q$6];&quot;&quot;;SUM([.$E$2:.E92]))" office:value-type="float" office:value="86" calcext:value-type="float">
            <text:p>86</text:p>
          </table:table-cell>
          <table:table-cell table:style-name="ce123" table:formula="of:=IF(SUM([.$G$2:.G92])&gt;[.$Q$6];&quot;&quot;;SUM([.$G$2:.G92]))">
            <text:p/>
          </table:table-cell>
          <table:table-cell table:style-name="ce123" table:formula="of:=IF(SUM([.$H$2:.H92])&gt;[.$Q$6];&quot;&quot;;SUM([.$H$2:.H92]))" office:value-type="float" office:value="300" calcext:value-type="float">
            <text:p>300</text:p>
          </table:table-cell>
          <table:table-cell table:style-name="ce123" table:formula="of:=IF(SUM([.$I$2:.I92])&gt;[.$Q$6];&quot;&quot;;SUM([.$I$2:.I92]))" office:value-type="float" office:value="209" calcext:value-type="float">
            <text:p>209</text:p>
          </table:table-cell>
          <table:table-cell table:style-name="ce91" table:formula="of:=[.$Q$13]-([.F92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1" table:number-columns-repeated="3"/>
          <table:table-cell table:style-name="ce3" table:formula="of:=IF([.C93]=0;0;IF([.C93]&lt;[.$Q$9];[.$Q$10];IF([.C93]&lt;[.$R$9];[.$R$10];IF([.C93]&lt;[.$S$9];[.$S$10];IF([.C93]&lt;[.$T$9];[.$T$10];IF([.C93]&lt;[.$U$9];[.$U$10];IF([.C93]&lt;u$9$;[.$V$10];IF([.C93]&lt;[.$W$9];[.$W$10];50))))))))" office:value-type="float" office:value="0" calcext:value-type="float">
            <text:p>0</text:p>
          </table:table-cell>
          <table:table-cell table:style-name="ce3" table:formula="of:=ROUNDUP(IF([.D93]&lt;=20;[.D93]/[.$Q$5];(([.D93]-20)/([.$Q$5]*[.$R$3]))+(20/[.$Q$5]));2)*60" office:value-type="float" office:value="0" calcext:value-type="float">
            <text:p>0</text:p>
          </table:table-cell>
          <table:table-cell table:style-name="ce3" table:formula="of:=ROUNDUP([.F93]*2/60/0.25;0)*[.E93]" office:value-type="float" office:value="0" calcext:value-type="float">
            <text:p>0</text:p>
          </table:table-cell>
          <table:table-cell table:style-name="ce3" table:formula="of:=ROUNDUP([.F93]*2/60/0.33;0)*[.E93]" office:value-type="float" office:value="0" calcext:value-type="float">
            <text:p>0</text:p>
          </table:table-cell>
          <table:table-cell table:style-name="ce3" table:formula="of:=ROUNDUP([.F93]*2/60/0.5;0)*[.E93]" office:value-type="float" office:value="0" calcext:value-type="float">
            <text:p>0</text:p>
          </table:table-cell>
          <table:table-cell table:style-name="ce92" table:formula="of:=IF(SUM([.$E$2:.E93])&gt;[.$Q$6];&quot;&quot;;SUM([.$E$2:.E93]))" office:value-type="float" office:value="86" calcext:value-type="float">
            <text:p>86</text:p>
          </table:table-cell>
          <table:table-cell table:style-name="ce123" table:formula="of:=IF(SUM([.$G$2:.G93])&gt;[.$Q$6];&quot;&quot;;SUM([.$G$2:.G93]))">
            <text:p/>
          </table:table-cell>
          <table:table-cell table:style-name="ce123" table:formula="of:=IF(SUM([.$H$2:.H93])&gt;[.$Q$6];&quot;&quot;;SUM([.$H$2:.H93]))" office:value-type="float" office:value="300" calcext:value-type="float">
            <text:p>300</text:p>
          </table:table-cell>
          <table:table-cell table:style-name="ce123" table:formula="of:=IF(SUM([.$I$2:.I93])&gt;[.$Q$6];&quot;&quot;;SUM([.$I$2:.I93]))" office:value-type="float" office:value="209" calcext:value-type="float">
            <text:p>209</text:p>
          </table:table-cell>
          <table:table-cell table:style-name="ce91" table:formula="of:=[.$Q$13]-([.F93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1" table:number-columns-repeated="3"/>
          <table:table-cell table:style-name="ce3" table:formula="of:=IF([.C94]=0;0;IF([.C94]&lt;[.$Q$9];[.$Q$10];IF([.C94]&lt;[.$R$9];[.$R$10];IF([.C94]&lt;[.$S$9];[.$S$10];IF([.C94]&lt;[.$T$9];[.$T$10];IF([.C94]&lt;[.$U$9];[.$U$10];IF([.C94]&lt;u$9$;[.$V$10];IF([.C94]&lt;[.$W$9];[.$W$10];50))))))))" office:value-type="float" office:value="0" calcext:value-type="float">
            <text:p>0</text:p>
          </table:table-cell>
          <table:table-cell table:style-name="ce3" table:formula="of:=ROUNDUP(IF([.D94]&lt;=20;[.D94]/[.$Q$5];(([.D94]-20)/([.$Q$5]*[.$R$3]))+(20/[.$Q$5]));2)*60" office:value-type="float" office:value="0" calcext:value-type="float">
            <text:p>0</text:p>
          </table:table-cell>
          <table:table-cell table:style-name="ce3" table:formula="of:=ROUNDUP([.F94]*2/60/0.25;0)*[.E94]" office:value-type="float" office:value="0" calcext:value-type="float">
            <text:p>0</text:p>
          </table:table-cell>
          <table:table-cell table:style-name="ce3" table:formula="of:=ROUNDUP([.F94]*2/60/0.33;0)*[.E94]" office:value-type="float" office:value="0" calcext:value-type="float">
            <text:p>0</text:p>
          </table:table-cell>
          <table:table-cell table:style-name="ce3" table:formula="of:=ROUNDUP([.F94]*2/60/0.5;0)*[.E94]" office:value-type="float" office:value="0" calcext:value-type="float">
            <text:p>0</text:p>
          </table:table-cell>
          <table:table-cell table:style-name="ce92" table:formula="of:=IF(SUM([.$E$2:.E94])&gt;[.$Q$6];&quot;&quot;;SUM([.$E$2:.E94]))" office:value-type="float" office:value="86" calcext:value-type="float">
            <text:p>86</text:p>
          </table:table-cell>
          <table:table-cell table:style-name="ce123" table:formula="of:=IF(SUM([.$G$2:.G94])&gt;[.$Q$6];&quot;&quot;;SUM([.$G$2:.G94]))">
            <text:p/>
          </table:table-cell>
          <table:table-cell table:style-name="ce123" table:formula="of:=IF(SUM([.$H$2:.H94])&gt;[.$Q$6];&quot;&quot;;SUM([.$H$2:.H94]))" office:value-type="float" office:value="300" calcext:value-type="float">
            <text:p>300</text:p>
          </table:table-cell>
          <table:table-cell table:style-name="ce123" table:formula="of:=IF(SUM([.$I$2:.I94])&gt;[.$Q$6];&quot;&quot;;SUM([.$I$2:.I94]))" office:value-type="float" office:value="209" calcext:value-type="float">
            <text:p>209</text:p>
          </table:table-cell>
          <table:table-cell table:style-name="ce91" table:formula="of:=[.$Q$13]-([.F94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1" table:number-columns-repeated="3"/>
          <table:table-cell table:style-name="ce3" table:formula="of:=IF([.C95]=0;0;IF([.C95]&lt;[.$Q$9];[.$Q$10];IF([.C95]&lt;[.$R$9];[.$R$10];IF([.C95]&lt;[.$S$9];[.$S$10];IF([.C95]&lt;[.$T$9];[.$T$10];IF([.C95]&lt;[.$U$9];[.$U$10];IF([.C95]&lt;u$9$;[.$V$10];IF([.C95]&lt;[.$W$9];[.$W$10];50))))))))" office:value-type="float" office:value="0" calcext:value-type="float">
            <text:p>0</text:p>
          </table:table-cell>
          <table:table-cell table:style-name="ce3" table:formula="of:=ROUNDUP(IF([.D95]&lt;=20;[.D95]/[.$Q$5];(([.D95]-20)/([.$Q$5]*[.$R$3]))+(20/[.$Q$5]));2)*60" office:value-type="float" office:value="0" calcext:value-type="float">
            <text:p>0</text:p>
          </table:table-cell>
          <table:table-cell table:style-name="ce3" table:formula="of:=ROUNDUP([.F95]*2/60/0.25;0)*[.E95]" office:value-type="float" office:value="0" calcext:value-type="float">
            <text:p>0</text:p>
          </table:table-cell>
          <table:table-cell table:style-name="ce3" table:formula="of:=ROUNDUP([.F95]*2/60/0.33;0)*[.E95]" office:value-type="float" office:value="0" calcext:value-type="float">
            <text:p>0</text:p>
          </table:table-cell>
          <table:table-cell table:style-name="ce3" table:formula="of:=ROUNDUP([.F95]*2/60/0.5;0)*[.E95]" office:value-type="float" office:value="0" calcext:value-type="float">
            <text:p>0</text:p>
          </table:table-cell>
          <table:table-cell table:style-name="ce92" table:formula="of:=IF(SUM([.$E$2:.E95])&gt;[.$Q$6];&quot;&quot;;SUM([.$E$2:.E95]))" office:value-type="float" office:value="86" calcext:value-type="float">
            <text:p>86</text:p>
          </table:table-cell>
          <table:table-cell table:style-name="ce123" table:formula="of:=IF(SUM([.$G$2:.G95])&gt;[.$Q$6];&quot;&quot;;SUM([.$G$2:.G95]))">
            <text:p/>
          </table:table-cell>
          <table:table-cell table:style-name="ce123" table:formula="of:=IF(SUM([.$H$2:.H95])&gt;[.$Q$6];&quot;&quot;;SUM([.$H$2:.H95]))" office:value-type="float" office:value="300" calcext:value-type="float">
            <text:p>300</text:p>
          </table:table-cell>
          <table:table-cell table:style-name="ce123" table:formula="of:=IF(SUM([.$I$2:.I95])&gt;[.$Q$6];&quot;&quot;;SUM([.$I$2:.I95]))" office:value-type="float" office:value="209" calcext:value-type="float">
            <text:p>209</text:p>
          </table:table-cell>
          <table:table-cell table:style-name="ce91" table:formula="of:=[.$Q$13]-([.F95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1" table:number-columns-repeated="3"/>
          <table:table-cell table:style-name="ce3" table:formula="of:=IF([.C96]=0;0;IF([.C96]&lt;[.$Q$9];[.$Q$10];IF([.C96]&lt;[.$R$9];[.$R$10];IF([.C96]&lt;[.$S$9];[.$S$10];IF([.C96]&lt;[.$T$9];[.$T$10];IF([.C96]&lt;[.$U$9];[.$U$10];IF([.C96]&lt;u$9$;[.$V$10];IF([.C96]&lt;[.$W$9];[.$W$10];50))))))))" office:value-type="float" office:value="0" calcext:value-type="float">
            <text:p>0</text:p>
          </table:table-cell>
          <table:table-cell table:style-name="ce3" table:formula="of:=ROUNDUP(IF([.D96]&lt;=20;[.D96]/[.$Q$5];(([.D96]-20)/([.$Q$5]*[.$R$3]))+(20/[.$Q$5]));2)*60" office:value-type="float" office:value="0" calcext:value-type="float">
            <text:p>0</text:p>
          </table:table-cell>
          <table:table-cell table:style-name="ce3" table:formula="of:=ROUNDUP([.F96]*2/60/0.25;0)*[.E96]" office:value-type="float" office:value="0" calcext:value-type="float">
            <text:p>0</text:p>
          </table:table-cell>
          <table:table-cell table:style-name="ce3" table:formula="of:=ROUNDUP([.F96]*2/60/0.33;0)*[.E96]" office:value-type="float" office:value="0" calcext:value-type="float">
            <text:p>0</text:p>
          </table:table-cell>
          <table:table-cell table:style-name="ce3" table:formula="of:=ROUNDUP([.F96]*2/60/0.5;0)*[.E96]" office:value-type="float" office:value="0" calcext:value-type="float">
            <text:p>0</text:p>
          </table:table-cell>
          <table:table-cell table:style-name="ce92" table:formula="of:=IF(SUM([.$E$2:.E96])&gt;[.$Q$6];&quot;&quot;;SUM([.$E$2:.E96]))" office:value-type="float" office:value="86" calcext:value-type="float">
            <text:p>86</text:p>
          </table:table-cell>
          <table:table-cell table:style-name="ce123" table:formula="of:=IF(SUM([.$G$2:.G96])&gt;[.$Q$6];&quot;&quot;;SUM([.$G$2:.G96]))">
            <text:p/>
          </table:table-cell>
          <table:table-cell table:style-name="ce123" table:formula="of:=IF(SUM([.$H$2:.H96])&gt;[.$Q$6];&quot;&quot;;SUM([.$H$2:.H96]))" office:value-type="float" office:value="300" calcext:value-type="float">
            <text:p>300</text:p>
          </table:table-cell>
          <table:table-cell table:style-name="ce123" table:formula="of:=IF(SUM([.$I$2:.I96])&gt;[.$Q$6];&quot;&quot;;SUM([.$I$2:.I96]))" office:value-type="float" office:value="209" calcext:value-type="float">
            <text:p>209</text:p>
          </table:table-cell>
          <table:table-cell table:style-name="ce91" table:formula="of:=[.$Q$13]-([.F96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1" table:number-columns-repeated="3"/>
          <table:table-cell table:style-name="ce3" table:formula="of:=IF([.C97]=0;0;IF([.C97]&lt;[.$Q$9];[.$Q$10];IF([.C97]&lt;[.$R$9];[.$R$10];IF([.C97]&lt;[.$S$9];[.$S$10];IF([.C97]&lt;[.$T$9];[.$T$10];IF([.C97]&lt;[.$U$9];[.$U$10];IF([.C97]&lt;u$9$;[.$V$10];IF([.C97]&lt;[.$W$9];[.$W$10];50))))))))" office:value-type="float" office:value="0" calcext:value-type="float">
            <text:p>0</text:p>
          </table:table-cell>
          <table:table-cell table:style-name="ce3" table:formula="of:=ROUNDUP(IF([.D97]&lt;=20;[.D97]/[.$Q$5];(([.D97]-20)/([.$Q$5]*[.$R$3]))+(20/[.$Q$5]));2)*60" office:value-type="float" office:value="0" calcext:value-type="float">
            <text:p>0</text:p>
          </table:table-cell>
          <table:table-cell table:style-name="ce3" table:formula="of:=ROUNDUP([.F97]*2/60/0.25;0)*[.E97]" office:value-type="float" office:value="0" calcext:value-type="float">
            <text:p>0</text:p>
          </table:table-cell>
          <table:table-cell table:style-name="ce3" table:formula="of:=ROUNDUP([.F97]*2/60/0.33;0)*[.E97]" office:value-type="float" office:value="0" calcext:value-type="float">
            <text:p>0</text:p>
          </table:table-cell>
          <table:table-cell table:style-name="ce3" table:formula="of:=ROUNDUP([.F97]*2/60/0.5;0)*[.E97]" office:value-type="float" office:value="0" calcext:value-type="float">
            <text:p>0</text:p>
          </table:table-cell>
          <table:table-cell table:style-name="ce92" table:formula="of:=IF(SUM([.$E$2:.E97])&gt;[.$Q$6];&quot;&quot;;SUM([.$E$2:.E97]))" office:value-type="float" office:value="86" calcext:value-type="float">
            <text:p>86</text:p>
          </table:table-cell>
          <table:table-cell table:style-name="ce123" table:formula="of:=IF(SUM([.$G$2:.G97])&gt;[.$Q$6];&quot;&quot;;SUM([.$G$2:.G97]))">
            <text:p/>
          </table:table-cell>
          <table:table-cell table:style-name="ce123" table:formula="of:=IF(SUM([.$H$2:.H97])&gt;[.$Q$6];&quot;&quot;;SUM([.$H$2:.H97]))" office:value-type="float" office:value="300" calcext:value-type="float">
            <text:p>300</text:p>
          </table:table-cell>
          <table:table-cell table:style-name="ce123" table:formula="of:=IF(SUM([.$I$2:.I97])&gt;[.$Q$6];&quot;&quot;;SUM([.$I$2:.I97]))" office:value-type="float" office:value="209" calcext:value-type="float">
            <text:p>209</text:p>
          </table:table-cell>
          <table:table-cell table:style-name="ce91" table:formula="of:=[.$Q$13]-([.F97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1" table:number-columns-repeated="3"/>
          <table:table-cell table:style-name="ce3" table:formula="of:=IF([.C98]=0;0;IF([.C98]&lt;[.$Q$9];[.$Q$10];IF([.C98]&lt;[.$R$9];[.$R$10];IF([.C98]&lt;[.$S$9];[.$S$10];IF([.C98]&lt;[.$T$9];[.$T$10];IF([.C98]&lt;[.$U$9];[.$U$10];IF([.C98]&lt;u$9$;[.$V$10];IF([.C98]&lt;[.$W$9];[.$W$10];50))))))))" office:value-type="float" office:value="0" calcext:value-type="float">
            <text:p>0</text:p>
          </table:table-cell>
          <table:table-cell table:style-name="ce3" table:formula="of:=ROUNDUP(IF([.D98]&lt;=20;[.D98]/[.$Q$5];(([.D98]-20)/([.$Q$5]*[.$R$3]))+(20/[.$Q$5]));2)*60" office:value-type="float" office:value="0" calcext:value-type="float">
            <text:p>0</text:p>
          </table:table-cell>
          <table:table-cell table:style-name="ce3" table:formula="of:=ROUNDUP([.F98]*2/60/0.25;0)*[.E98]" office:value-type="float" office:value="0" calcext:value-type="float">
            <text:p>0</text:p>
          </table:table-cell>
          <table:table-cell table:style-name="ce3" table:formula="of:=ROUNDUP([.F98]*2/60/0.33;0)*[.E98]" office:value-type="float" office:value="0" calcext:value-type="float">
            <text:p>0</text:p>
          </table:table-cell>
          <table:table-cell table:style-name="ce3" table:formula="of:=ROUNDUP([.F98]*2/60/0.5;0)*[.E98]" office:value-type="float" office:value="0" calcext:value-type="float">
            <text:p>0</text:p>
          </table:table-cell>
          <table:table-cell table:style-name="ce92" table:formula="of:=IF(SUM([.$E$2:.E98])&gt;[.$Q$6];&quot;&quot;;SUM([.$E$2:.E98]))" office:value-type="float" office:value="86" calcext:value-type="float">
            <text:p>86</text:p>
          </table:table-cell>
          <table:table-cell table:style-name="ce123" table:formula="of:=IF(SUM([.$G$2:.G98])&gt;[.$Q$6];&quot;&quot;;SUM([.$G$2:.G98]))">
            <text:p/>
          </table:table-cell>
          <table:table-cell table:style-name="ce123" table:formula="of:=IF(SUM([.$H$2:.H98])&gt;[.$Q$6];&quot;&quot;;SUM([.$H$2:.H98]))" office:value-type="float" office:value="300" calcext:value-type="float">
            <text:p>300</text:p>
          </table:table-cell>
          <table:table-cell table:style-name="ce123" table:formula="of:=IF(SUM([.$I$2:.I98])&gt;[.$Q$6];&quot;&quot;;SUM([.$I$2:.I98]))" office:value-type="float" office:value="209" calcext:value-type="float">
            <text:p>209</text:p>
          </table:table-cell>
          <table:table-cell table:style-name="ce91" table:formula="of:=[.$Q$13]-([.F98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1" table:number-columns-repeated="3"/>
          <table:table-cell table:style-name="ce3" table:formula="of:=IF([.C99]=0;0;IF([.C99]&lt;[.$Q$9];[.$Q$10];IF([.C99]&lt;[.$R$9];[.$R$10];IF([.C99]&lt;[.$S$9];[.$S$10];IF([.C99]&lt;[.$T$9];[.$T$10];IF([.C99]&lt;[.$U$9];[.$U$10];IF([.C99]&lt;u$9$;[.$V$10];IF([.C99]&lt;[.$W$9];[.$W$10];50))))))))" office:value-type="float" office:value="0" calcext:value-type="float">
            <text:p>0</text:p>
          </table:table-cell>
          <table:table-cell table:style-name="ce3" table:formula="of:=ROUNDUP(IF([.D99]&lt;=20;[.D99]/[.$Q$5];(([.D99]-20)/([.$Q$5]*[.$R$3]))+(20/[.$Q$5]));2)*60" office:value-type="float" office:value="0" calcext:value-type="float">
            <text:p>0</text:p>
          </table:table-cell>
          <table:table-cell table:style-name="ce3" table:formula="of:=ROUNDUP([.F99]*2/60/0.25;0)*[.E99]" office:value-type="float" office:value="0" calcext:value-type="float">
            <text:p>0</text:p>
          </table:table-cell>
          <table:table-cell table:style-name="ce3" table:formula="of:=ROUNDUP([.F99]*2/60/0.33;0)*[.E99]" office:value-type="float" office:value="0" calcext:value-type="float">
            <text:p>0</text:p>
          </table:table-cell>
          <table:table-cell table:style-name="ce3" table:formula="of:=ROUNDUP([.F99]*2/60/0.5;0)*[.E99]" office:value-type="float" office:value="0" calcext:value-type="float">
            <text:p>0</text:p>
          </table:table-cell>
          <table:table-cell table:style-name="ce92" table:formula="of:=IF(SUM([.$E$2:.E99])&gt;[.$Q$6];&quot;&quot;;SUM([.$E$2:.E99]))" office:value-type="float" office:value="86" calcext:value-type="float">
            <text:p>86</text:p>
          </table:table-cell>
          <table:table-cell table:style-name="ce123" table:formula="of:=IF(SUM([.$G$2:.G99])&gt;[.$Q$6];&quot;&quot;;SUM([.$G$2:.G99]))">
            <text:p/>
          </table:table-cell>
          <table:table-cell table:style-name="ce123" table:formula="of:=IF(SUM([.$H$2:.H99])&gt;[.$Q$6];&quot;&quot;;SUM([.$H$2:.H99]))" office:value-type="float" office:value="300" calcext:value-type="float">
            <text:p>300</text:p>
          </table:table-cell>
          <table:table-cell table:style-name="ce123" table:formula="of:=IF(SUM([.$I$2:.I99])&gt;[.$Q$6];&quot;&quot;;SUM([.$I$2:.I99]))" office:value-type="float" office:value="209" calcext:value-type="float">
            <text:p>209</text:p>
          </table:table-cell>
          <table:table-cell table:style-name="ce91" table:formula="of:=[.$Q$13]-([.F99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1" table:number-columns-repeated="3"/>
          <table:table-cell table:style-name="ce3" table:formula="of:=IF([.C100]=0;0;IF([.C100]&lt;[.$Q$9];[.$Q$10];IF([.C100]&lt;[.$R$9];[.$R$10];IF([.C100]&lt;[.$S$9];[.$S$10];IF([.C100]&lt;[.$T$9];[.$T$10];IF([.C100]&lt;[.$U$9];[.$U$10];IF([.C100]&lt;u$9$;[.$V$10];IF([.C100]&lt;[.$W$9];[.$W$10];50))))))))" office:value-type="float" office:value="0" calcext:value-type="float">
            <text:p>0</text:p>
          </table:table-cell>
          <table:table-cell table:style-name="ce3" table:formula="of:=ROUNDUP(IF([.D100]&lt;=20;[.D100]/[.$Q$5];(([.D100]-20)/([.$Q$5]*[.$R$3]))+(20/[.$Q$5]));2)*60" office:value-type="float" office:value="0" calcext:value-type="float">
            <text:p>0</text:p>
          </table:table-cell>
          <table:table-cell table:style-name="ce3" table:formula="of:=ROUNDUP([.F100]*2/60/0.25;0)*[.E100]" office:value-type="float" office:value="0" calcext:value-type="float">
            <text:p>0</text:p>
          </table:table-cell>
          <table:table-cell table:style-name="ce3" table:formula="of:=ROUNDUP([.F100]*2/60/0.33;0)*[.E100]" office:value-type="float" office:value="0" calcext:value-type="float">
            <text:p>0</text:p>
          </table:table-cell>
          <table:table-cell table:style-name="ce3" table:formula="of:=ROUNDUP([.F100]*2/60/0.5;0)*[.E100]" office:value-type="float" office:value="0" calcext:value-type="float">
            <text:p>0</text:p>
          </table:table-cell>
          <table:table-cell table:style-name="ce92" table:formula="of:=IF(SUM([.$E$2:.E100])&gt;[.$Q$6];&quot;&quot;;SUM([.$E$2:.E100]))" office:value-type="float" office:value="86" calcext:value-type="float">
            <text:p>86</text:p>
          </table:table-cell>
          <table:table-cell table:style-name="ce123" table:formula="of:=IF(SUM([.$G$2:.G100])&gt;[.$Q$6];&quot;&quot;;SUM([.$G$2:.G100]))">
            <text:p/>
          </table:table-cell>
          <table:table-cell table:style-name="ce123" table:formula="of:=IF(SUM([.$H$2:.H100])&gt;[.$Q$6];&quot;&quot;;SUM([.$H$2:.H100]))" office:value-type="float" office:value="300" calcext:value-type="float">
            <text:p>300</text:p>
          </table:table-cell>
          <table:table-cell table:style-name="ce123" table:formula="of:=IF(SUM([.$I$2:.I100])&gt;[.$Q$6];&quot;&quot;;SUM([.$I$2:.I100]))" office:value-type="float" office:value="209" calcext:value-type="float">
            <text:p>209</text:p>
          </table:table-cell>
          <table:table-cell table:style-name="ce91" table:formula="of:=[.$Q$13]-([.F100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1" table:number-columns-repeated="3"/>
          <table:table-cell table:style-name="ce3" table:formula="of:=IF([.C101]=0;0;IF([.C101]&lt;[.$Q$9];[.$Q$10];IF([.C101]&lt;[.$R$9];[.$R$10];IF([.C101]&lt;[.$S$9];[.$S$10];IF([.C101]&lt;[.$T$9];[.$T$10];IF([.C101]&lt;[.$U$9];[.$U$10];IF([.C101]&lt;u$9$;[.$V$10];IF([.C101]&lt;[.$W$9];[.$W$10];50))))))))" office:value-type="float" office:value="0" calcext:value-type="float">
            <text:p>0</text:p>
          </table:table-cell>
          <table:table-cell table:style-name="ce3" table:formula="of:=ROUNDUP(IF([.D101]&lt;=20;[.D101]/[.$Q$5];(([.D101]-20)/([.$Q$5]*[.$R$3]))+(20/[.$Q$5]));2)*60" office:value-type="float" office:value="0" calcext:value-type="float">
            <text:p>0</text:p>
          </table:table-cell>
          <table:table-cell table:style-name="ce3" table:formula="of:=ROUNDUP([.F101]*2/60/0.25;0)*[.E101]" office:value-type="float" office:value="0" calcext:value-type="float">
            <text:p>0</text:p>
          </table:table-cell>
          <table:table-cell table:style-name="ce3" table:formula="of:=ROUNDUP([.F101]*2/60/0.33;0)*[.E101]" office:value-type="float" office:value="0" calcext:value-type="float">
            <text:p>0</text:p>
          </table:table-cell>
          <table:table-cell table:style-name="ce3" table:formula="of:=ROUNDUP([.F101]*2/60/0.5;0)*[.E101]" office:value-type="float" office:value="0" calcext:value-type="float">
            <text:p>0</text:p>
          </table:table-cell>
          <table:table-cell table:style-name="ce92" table:formula="of:=IF(SUM([.$E$2:.E101])&gt;[.$Q$6];&quot;&quot;;SUM([.$E$2:.E101]))" office:value-type="float" office:value="86" calcext:value-type="float">
            <text:p>86</text:p>
          </table:table-cell>
          <table:table-cell table:style-name="ce123" table:formula="of:=IF(SUM([.$G$2:.G101])&gt;[.$Q$6];&quot;&quot;;SUM([.$G$2:.G101]))">
            <text:p/>
          </table:table-cell>
          <table:table-cell table:style-name="ce123" table:formula="of:=IF(SUM([.$H$2:.H101])&gt;[.$Q$6];&quot;&quot;;SUM([.$H$2:.H101]))" office:value-type="float" office:value="300" calcext:value-type="float">
            <text:p>300</text:p>
          </table:table-cell>
          <table:table-cell table:style-name="ce123" table:formula="of:=IF(SUM([.$I$2:.I101])&gt;[.$Q$6];&quot;&quot;;SUM([.$I$2:.I101]))" office:value-type="float" office:value="209" calcext:value-type="float">
            <text:p>209</text:p>
          </table:table-cell>
          <table:table-cell table:style-name="ce91" table:formula="of:=[.$Q$13]-([.F101]/24/60)" office:value-type="time" office:time-value="PT1051824H00M00S" calcext:value-type="time">
            <text:p>00:00:00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string" calcext:value-type="string">
            <text:p>Dorf</text:p>
          </table:table-cell>
          <table:table-cell table:style-name="ce5" office:value-type="string" calcext:value-type="string">
            <text:p>EW</text:p>
          </table:table-cell>
          <table:table-cell table:style-name="ce5" office:value-type="string" calcext:value-type="string">
            <text:p>Entfernung</text:p>
          </table:table-cell>
          <table:table-cell table:style-name="ce5" office:value-type="string" calcext:value-type="string">
            <text:p>Truppen</text:p>
          </table:table-cell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15 Min</text:p>
          </table:table-cell>
          <table:table-cell table:style-name="ce5" office:value-type="string" calcext:value-type="string">
            <text:p>20 Min</text:p>
          </table:table-cell>
          <table:table-cell table:style-name="ce5" office:value-type="string" calcext:value-type="string">
            <text:p>30 Min</text:p>
          </table:table-cell>
          <table:table-cell table:number-columns-repeated="1015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-Rechner" table:style-name="ta2">
        <office:forms form:automatic-focus="false" form:apply-design-mode="false"/>
        <table:table-column table:style-name="co10" table:number-columns-repeated="11" table:default-cell-style-name="Default"/>
        <table:table-column table:style-name="co17" table:default-cell-style-name="Default"/>
        <table:table-column table:style-name="co10" table:number-columns-repeated="1012" table:default-cell-style-name="Default"/>
        <table:table-row table:style-name="ro1">
          <table:table-cell table:style-name="ce136" office:value-type="string" calcext:value-type="string" table:number-columns-spanned="9" table:number-rows-spanned="1">
            <text:p>Aktuelle Produktion</text:p>
          </table:table-cell>
          <table:covered-table-cell table:number-columns-repeated="8" table:style-name="ce136"/>
          <table:table-cell table:style-name="ce141" office:value-type="string" calcext:value-type="string" table:number-columns-spanned="3" table:number-rows-spanned="1">
            <text:p>Bauen</text:p>
          </table:table-cell>
          <table:covered-table-cell table:number-columns-repeated="2" table:style-name="ce141"/>
          <table:table-cell table:number-columns-repeated="1012"/>
        </table:table-row>
        <table:table-row table:style-name="ro1">
          <table:table-cell table:style-name="ce139" office:value-type="string" calcext:value-type="string">
            <text:p>Dorf</text:p>
          </table:table-cell>
          <table:table-cell table:style-name="ce139" office:value-type="string" calcext:value-type="string">
            <text:p>Holz</text:p>
          </table:table-cell>
          <table:table-cell table:style-name="ce139" office:value-type="string" calcext:value-type="string">
            <text:p>Lehm</text:p>
          </table:table-cell>
          <table:table-cell table:style-name="ce139" office:value-type="string" calcext:value-type="string">
            <text:p>Eisen</text:p>
          </table:table-cell>
          <table:table-cell table:style-name="ce139" office:value-type="string" calcext:value-type="string">
            <text:p>Getreide</text:p>
          </table:table-cell>
          <table:table-cell table:style-name="ce139" office:value-type="string" calcext:value-type="string">
            <text:p>Gesamt</text:p>
          </table:table-cell>
          <table:table-cell table:style-name="ce118" office:value-type="string" calcext:value-type="string">
            <text:p>30 Min</text:p>
          </table:table-cell>
          <table:table-cell table:style-name="ce118" office:value-type="string" calcext:value-type="string">
            <text:p>15 Min</text:p>
          </table:table-cell>
          <table:table-cell table:style-name="ce118" office:value-type="string" calcext:value-type="string">
            <text:p>10 Min</text:p>
          </table:table-cell>
          <table:table-cell table:style-name="ce143" office:value-type="string" calcext:value-type="string">
            <text:p>benö. Resi</text:p>
          </table:table-cell>
          <table:table-cell table:style-name="ce143" office:value-type="string" calcext:value-type="string">
            <text:p>Wartezeit</text:p>
          </table:table-cell>
          <table:table-cell table:style-name="ce143" office:value-type="string" calcext:value-type="string">
            <text:p>Uhrzeit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0-1</text:p>
          </table:table-cell>
          <table:table-cell table:number-columns-repeated="3" table:style-name="ce7" office:value-type="float" office:value="338" calcext:value-type="float">
            <text:p>338</text:p>
          </table:table-cell>
          <table:table-cell table:style-name="ce7" office:value-type="float" office:value="1858" calcext:value-type="float">
            <text:p>1858</text:p>
          </table:table-cell>
          <table:table-cell table:style-name="ce7" table:formula="of:=SUM([.B3:.E3])" office:value-type="float" office:value="2872" calcext:value-type="float">
            <text:p>2872</text:p>
          </table:table-cell>
          <table:table-cell table:style-name="ce7" table:formula="of:=[.F3]/2" office:value-type="float" office:value="1436" calcext:value-type="float">
            <text:p>1436</text:p>
          </table:table-cell>
          <table:table-cell table:style-name="ce7" table:formula="of:=[.F3]/4" office:value-type="float" office:value="718" calcext:value-type="float">
            <text:p>718</text:p>
          </table:table-cell>
          <table:table-cell table:style-name="ce7" table:formula="of:=[.F3]/6" office:value-type="float" office:value="478.666666666667" calcext:value-type="float">
            <text:p>478,666666666667</text:p>
          </table:table-cell>
          <table:table-cell table:style-name="ce144" office:value-type="float" office:value="7319" calcext:value-type="float">
            <text:p>7319</text:p>
          </table:table-cell>
          <table:table-cell table:style-name="ce7" table:formula="of:=ROUNDUP([.J3]/[.F3];2)*60" office:value-type="float" office:value="153" calcext:value-type="float">
            <text:p>153</text:p>
          </table:table-cell>
          <table:table-cell table:style-name="ce146" table:formula="of:=NOW()+([.K3]/60/24)" office:value-type="date" office:date-value="2019-12-25T20:19:41.376668" calcext:value-type="date">
            <text:p>25.12.2019 20:19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1-1</text:p>
          </table:table-cell>
          <table:table-cell table:number-columns-repeated="3" table:style-name="ce7" office:value-type="float" office:value="1905" calcext:value-type="float">
            <text:p>1905</text:p>
          </table:table-cell>
          <table:table-cell table:style-name="ce7" office:value-type="float" office:value="3788" calcext:value-type="float">
            <text:p>3788</text:p>
          </table:table-cell>
          <table:table-cell table:style-name="ce7" table:formula="of:=SUM([.B4:.E4])" office:value-type="float" office:value="9503" calcext:value-type="float">
            <text:p>9503</text:p>
          </table:table-cell>
          <table:table-cell table:style-name="ce7" table:formula="of:=[.F4]/2" office:value-type="float" office:value="4751.5" calcext:value-type="float">
            <text:p>4751,5</text:p>
          </table:table-cell>
          <table:table-cell table:style-name="ce7" table:formula="of:=[.F4]/4" office:value-type="float" office:value="2375.75" calcext:value-type="float">
            <text:p>2375,75</text:p>
          </table:table-cell>
          <table:table-cell table:style-name="ce7" table:formula="of:=[.F4]/6" office:value-type="float" office:value="1583.83333333333" calcext:value-type="float">
            <text:p>1583,83333333333</text:p>
          </table:table-cell>
          <table:table-cell table:style-name="ce145" office:value-type="float" office:value="0" calcext:value-type="float">
            <text:p>0</text:p>
          </table:table-cell>
          <table:table-cell table:style-name="ce7" table:formula="of:=ROUNDUP([.J4]/[.F4];2)*60" office:value-type="float" office:value="0" calcext:value-type="float">
            <text:p>0</text:p>
          </table:table-cell>
          <table:table-cell table:style-name="ce146" table:formula="of:=NOW()+([.K4]/60/24)" office:value-type="date" office:date-value="2019-12-25T17:46:41.376791" calcext:value-type="date">
            <text:p>25.12.2019 17:46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2-1</text:p>
          </table:table-cell>
          <table:table-cell table:style-name="ce7" table:number-columns-repeated="4"/>
          <table:table-cell table:style-name="ce7" table:formula="of:=SUM([.B5:.E5])" office:value-type="float" office:value="0" calcext:value-type="float">
            <text:p>0</text:p>
          </table:table-cell>
          <table:table-cell table:style-name="ce7" table:formula="of:=[.F5]/2" office:value-type="float" office:value="0" calcext:value-type="float">
            <text:p>0</text:p>
          </table:table-cell>
          <table:table-cell table:style-name="ce7" table:formula="of:=[.F5]/4" office:value-type="float" office:value="0" calcext:value-type="float">
            <text:p>0</text:p>
          </table:table-cell>
          <table:table-cell table:style-name="ce7" table:formula="of:=[.F5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5]/[.F5];2)" office:value-type="string" office:string-value="" calcext:value-type="error">
            <text:p>#DIV/0!</text:p>
          </table:table-cell>
          <table:table-cell table:style-name="ce146" table:formula="of:=NOW()+([.K5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2-2</text:p>
          </table:table-cell>
          <table:table-cell table:style-name="ce7" table:number-columns-repeated="4"/>
          <table:table-cell table:style-name="ce7" table:formula="of:=SUM([.B6:.E6])" office:value-type="float" office:value="0" calcext:value-type="float">
            <text:p>0</text:p>
          </table:table-cell>
          <table:table-cell table:style-name="ce7" table:formula="of:=[.F6]/2" office:value-type="float" office:value="0" calcext:value-type="float">
            <text:p>0</text:p>
          </table:table-cell>
          <table:table-cell table:style-name="ce7" table:formula="of:=[.F6]/4" office:value-type="float" office:value="0" calcext:value-type="float">
            <text:p>0</text:p>
          </table:table-cell>
          <table:table-cell table:style-name="ce7" table:formula="of:=[.F6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6]/[.F6];2)" office:value-type="string" office:string-value="" calcext:value-type="error">
            <text:p>#DIV/0!</text:p>
          </table:table-cell>
          <table:table-cell table:style-name="ce146" table:formula="of:=NOW()+([.K6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2-3</text:p>
          </table:table-cell>
          <table:table-cell table:style-name="ce7" table:number-columns-repeated="4"/>
          <table:table-cell table:style-name="ce7" table:formula="of:=SUM([.B7:.E7])" office:value-type="float" office:value="0" calcext:value-type="float">
            <text:p>0</text:p>
          </table:table-cell>
          <table:table-cell table:style-name="ce7" table:formula="of:=[.F7]/2" office:value-type="float" office:value="0" calcext:value-type="float">
            <text:p>0</text:p>
          </table:table-cell>
          <table:table-cell table:style-name="ce7" table:formula="of:=[.F7]/4" office:value-type="float" office:value="0" calcext:value-type="float">
            <text:p>0</text:p>
          </table:table-cell>
          <table:table-cell table:style-name="ce7" table:formula="of:=[.F7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7]/[.F7];2)" office:value-type="string" office:string-value="" calcext:value-type="error">
            <text:p>#DIV/0!</text:p>
          </table:table-cell>
          <table:table-cell table:style-name="ce146" table:formula="of:=NOW()+([.K7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2-4</text:p>
          </table:table-cell>
          <table:table-cell table:style-name="ce7" table:number-columns-repeated="4"/>
          <table:table-cell table:style-name="ce7" table:formula="of:=SUM([.B8:.E8])" office:value-type="float" office:value="0" calcext:value-type="float">
            <text:p>0</text:p>
          </table:table-cell>
          <table:table-cell table:style-name="ce7" table:formula="of:=[.F8]/2" office:value-type="float" office:value="0" calcext:value-type="float">
            <text:p>0</text:p>
          </table:table-cell>
          <table:table-cell table:style-name="ce7" table:formula="of:=[.F8]/4" office:value-type="float" office:value="0" calcext:value-type="float">
            <text:p>0</text:p>
          </table:table-cell>
          <table:table-cell table:style-name="ce7" table:formula="of:=[.F8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8]/[.F8];2)" office:value-type="string" office:string-value="" calcext:value-type="error">
            <text:p>#DIV/0!</text:p>
          </table:table-cell>
          <table:table-cell table:style-name="ce146" table:formula="of:=NOW()+([.K8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3-1</text:p>
          </table:table-cell>
          <table:table-cell table:style-name="ce7" table:number-columns-repeated="4"/>
          <table:table-cell table:style-name="ce7" table:formula="of:=SUM([.B9:.E9])" office:value-type="float" office:value="0" calcext:value-type="float">
            <text:p>0</text:p>
          </table:table-cell>
          <table:table-cell table:style-name="ce7" table:formula="of:=[.F9]/2" office:value-type="float" office:value="0" calcext:value-type="float">
            <text:p>0</text:p>
          </table:table-cell>
          <table:table-cell table:style-name="ce7" table:formula="of:=[.F9]/4" office:value-type="float" office:value="0" calcext:value-type="float">
            <text:p>0</text:p>
          </table:table-cell>
          <table:table-cell table:style-name="ce7" table:formula="of:=[.F9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9]/[.F9];2)" office:value-type="string" office:string-value="" calcext:value-type="error">
            <text:p>#DIV/0!</text:p>
          </table:table-cell>
          <table:table-cell table:style-name="ce146" table:formula="of:=NOW()+([.K9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3-2</text:p>
          </table:table-cell>
          <table:table-cell table:style-name="ce7" table:number-columns-repeated="4"/>
          <table:table-cell table:style-name="ce7" table:formula="of:=SUM([.B10:.E10])" office:value-type="float" office:value="0" calcext:value-type="float">
            <text:p>0</text:p>
          </table:table-cell>
          <table:table-cell table:style-name="ce7" table:formula="of:=[.F10]/2" office:value-type="float" office:value="0" calcext:value-type="float">
            <text:p>0</text:p>
          </table:table-cell>
          <table:table-cell table:style-name="ce7" table:formula="of:=[.F10]/4" office:value-type="float" office:value="0" calcext:value-type="float">
            <text:p>0</text:p>
          </table:table-cell>
          <table:table-cell table:style-name="ce7" table:formula="of:=[.F10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0]/[.F10];2)" office:value-type="string" office:string-value="" calcext:value-type="error">
            <text:p>#DIV/0!</text:p>
          </table:table-cell>
          <table:table-cell table:style-name="ce146" table:formula="of:=NOW()+([.K10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3-3</text:p>
          </table:table-cell>
          <table:table-cell table:style-name="ce7" table:number-columns-repeated="4"/>
          <table:table-cell table:style-name="ce7" table:formula="of:=SUM([.B11:.E11])" office:value-type="float" office:value="0" calcext:value-type="float">
            <text:p>0</text:p>
          </table:table-cell>
          <table:table-cell table:style-name="ce7" table:formula="of:=[.F11]/2" office:value-type="float" office:value="0" calcext:value-type="float">
            <text:p>0</text:p>
          </table:table-cell>
          <table:table-cell table:style-name="ce7" table:formula="of:=[.F11]/4" office:value-type="float" office:value="0" calcext:value-type="float">
            <text:p>0</text:p>
          </table:table-cell>
          <table:table-cell table:style-name="ce7" table:formula="of:=[.F11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1]/[.F11];2)" office:value-type="string" office:string-value="" calcext:value-type="error">
            <text:p>#DIV/0!</text:p>
          </table:table-cell>
          <table:table-cell table:style-name="ce146" table:formula="of:=NOW()+([.K11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3-4</text:p>
          </table:table-cell>
          <table:table-cell table:style-name="ce7" table:number-columns-repeated="4"/>
          <table:table-cell table:style-name="ce7" table:formula="of:=SUM([.B12:.E12])" office:value-type="float" office:value="0" calcext:value-type="float">
            <text:p>0</text:p>
          </table:table-cell>
          <table:table-cell table:style-name="ce7" table:formula="of:=[.F12]/2" office:value-type="float" office:value="0" calcext:value-type="float">
            <text:p>0</text:p>
          </table:table-cell>
          <table:table-cell table:style-name="ce7" table:formula="of:=[.F12]/4" office:value-type="float" office:value="0" calcext:value-type="float">
            <text:p>0</text:p>
          </table:table-cell>
          <table:table-cell table:style-name="ce7" table:formula="of:=[.F12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2]/[.F12];2)" office:value-type="string" office:string-value="" calcext:value-type="error">
            <text:p>#DIV/0!</text:p>
          </table:table-cell>
          <table:table-cell table:style-name="ce146" table:formula="of:=NOW()+([.K12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0</text:p>
          </table:table-cell>
          <table:table-cell table:style-name="ce7" table:number-columns-repeated="4"/>
          <table:table-cell table:style-name="ce7" table:formula="of:=SUM([.B13:.E13])" office:value-type="float" office:value="0" calcext:value-type="float">
            <text:p>0</text:p>
          </table:table-cell>
          <table:table-cell table:style-name="ce7" table:formula="of:=[.F13]/2" office:value-type="float" office:value="0" calcext:value-type="float">
            <text:p>0</text:p>
          </table:table-cell>
          <table:table-cell table:style-name="ce7" table:formula="of:=[.F13]/4" office:value-type="float" office:value="0" calcext:value-type="float">
            <text:p>0</text:p>
          </table:table-cell>
          <table:table-cell table:style-name="ce7" table:formula="of:=[.F13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3]/[.F13];2)" office:value-type="string" office:string-value="" calcext:value-type="error">
            <text:p>#DIV/0!</text:p>
          </table:table-cell>
          <table:table-cell table:style-name="ce146" table:formula="of:=NOW()+([.K13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1</text:p>
          </table:table-cell>
          <table:table-cell table:style-name="ce7" table:number-columns-repeated="4"/>
          <table:table-cell table:style-name="ce7" table:formula="of:=SUM([.B14:.E14])" office:value-type="float" office:value="0" calcext:value-type="float">
            <text:p>0</text:p>
          </table:table-cell>
          <table:table-cell table:style-name="ce7" table:formula="of:=[.F14]/2" office:value-type="float" office:value="0" calcext:value-type="float">
            <text:p>0</text:p>
          </table:table-cell>
          <table:table-cell table:style-name="ce7" table:formula="of:=[.F14]/4" office:value-type="float" office:value="0" calcext:value-type="float">
            <text:p>0</text:p>
          </table:table-cell>
          <table:table-cell table:style-name="ce7" table:formula="of:=[.F14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4]/[.F14];2)" office:value-type="string" office:string-value="" calcext:value-type="error">
            <text:p>#DIV/0!</text:p>
          </table:table-cell>
          <table:table-cell table:style-name="ce146" table:formula="of:=NOW()+([.K14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2</text:p>
          </table:table-cell>
          <table:table-cell table:style-name="ce7" table:number-columns-repeated="4"/>
          <table:table-cell table:style-name="ce7" table:formula="of:=SUM([.B15:.E15])" office:value-type="float" office:value="0" calcext:value-type="float">
            <text:p>0</text:p>
          </table:table-cell>
          <table:table-cell table:style-name="ce7" table:formula="of:=[.F15]/2" office:value-type="float" office:value="0" calcext:value-type="float">
            <text:p>0</text:p>
          </table:table-cell>
          <table:table-cell table:style-name="ce7" table:formula="of:=[.F15]/4" office:value-type="float" office:value="0" calcext:value-type="float">
            <text:p>0</text:p>
          </table:table-cell>
          <table:table-cell table:style-name="ce7" table:formula="of:=[.F15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5]/[.F15];2)" office:value-type="string" office:string-value="" calcext:value-type="error">
            <text:p>#DIV/0!</text:p>
          </table:table-cell>
          <table:table-cell table:style-name="ce146" table:formula="of:=NOW()+([.K15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3</text:p>
          </table:table-cell>
          <table:table-cell table:style-name="ce7" table:number-columns-repeated="4"/>
          <table:table-cell table:style-name="ce7" table:formula="of:=SUM([.B16:.E16])" office:value-type="float" office:value="0" calcext:value-type="float">
            <text:p>0</text:p>
          </table:table-cell>
          <table:table-cell table:style-name="ce7" table:formula="of:=[.F16]/2" office:value-type="float" office:value="0" calcext:value-type="float">
            <text:p>0</text:p>
          </table:table-cell>
          <table:table-cell table:style-name="ce7" table:formula="of:=[.F16]/4" office:value-type="float" office:value="0" calcext:value-type="float">
            <text:p>0</text:p>
          </table:table-cell>
          <table:table-cell table:style-name="ce7" table:formula="of:=[.F16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6]/[.F16];2)" office:value-type="string" office:string-value="" calcext:value-type="error">
            <text:p>#DIV/0!</text:p>
          </table:table-cell>
          <table:table-cell table:style-name="ce146" table:formula="of:=NOW()+([.K16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4</text:p>
          </table:table-cell>
          <table:table-cell table:style-name="ce7" table:number-columns-repeated="4"/>
          <table:table-cell table:style-name="ce7" table:formula="of:=SUM([.B17:.E17])" office:value-type="float" office:value="0" calcext:value-type="float">
            <text:p>0</text:p>
          </table:table-cell>
          <table:table-cell table:style-name="ce7" table:formula="of:=[.F17]/2" office:value-type="float" office:value="0" calcext:value-type="float">
            <text:p>0</text:p>
          </table:table-cell>
          <table:table-cell table:style-name="ce7" table:formula="of:=[.F17]/4" office:value-type="float" office:value="0" calcext:value-type="float">
            <text:p>0</text:p>
          </table:table-cell>
          <table:table-cell table:style-name="ce7" table:formula="of:=[.F17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7]/[.F17];2)" office:value-type="string" office:string-value="" calcext:value-type="error">
            <text:p>#DIV/0!</text:p>
          </table:table-cell>
          <table:table-cell table:style-name="ce146" table:formula="of:=NOW()+([.K17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5</text:p>
          </table:table-cell>
          <table:table-cell table:style-name="ce7" table:number-columns-repeated="4"/>
          <table:table-cell table:style-name="ce7" table:formula="of:=SUM([.B18:.E18])" office:value-type="float" office:value="0" calcext:value-type="float">
            <text:p>0</text:p>
          </table:table-cell>
          <table:table-cell table:style-name="ce7" table:formula="of:=[.F18]/2" office:value-type="float" office:value="0" calcext:value-type="float">
            <text:p>0</text:p>
          </table:table-cell>
          <table:table-cell table:style-name="ce7" table:formula="of:=[.F18]/4" office:value-type="float" office:value="0" calcext:value-type="float">
            <text:p>0</text:p>
          </table:table-cell>
          <table:table-cell table:style-name="ce7" table:formula="of:=[.F18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8]/[.F18];2)" office:value-type="string" office:string-value="" calcext:value-type="error">
            <text:p>#DIV/0!</text:p>
          </table:table-cell>
          <table:table-cell table:style-name="ce146" table:formula="of:=NOW()+([.K18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6</text:p>
          </table:table-cell>
          <table:table-cell table:style-name="ce7" table:number-columns-repeated="4"/>
          <table:table-cell table:style-name="ce7" table:formula="of:=SUM([.B19:.E19])" office:value-type="float" office:value="0" calcext:value-type="float">
            <text:p>0</text:p>
          </table:table-cell>
          <table:table-cell table:style-name="ce7" table:formula="of:=[.F19]/2" office:value-type="float" office:value="0" calcext:value-type="float">
            <text:p>0</text:p>
          </table:table-cell>
          <table:table-cell table:style-name="ce7" table:formula="of:=[.F19]/4" office:value-type="float" office:value="0" calcext:value-type="float">
            <text:p>0</text:p>
          </table:table-cell>
          <table:table-cell table:style-name="ce7" table:formula="of:=[.F19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19]/[.F19];2)" office:value-type="string" office:string-value="" calcext:value-type="error">
            <text:p>#DIV/0!</text:p>
          </table:table-cell>
          <table:table-cell table:style-name="ce146" table:formula="of:=NOW()+([.K19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7</text:p>
          </table:table-cell>
          <table:table-cell table:style-name="ce7" table:number-columns-repeated="4"/>
          <table:table-cell table:style-name="ce7" table:formula="of:=SUM([.B20:.E20])" office:value-type="float" office:value="0" calcext:value-type="float">
            <text:p>0</text:p>
          </table:table-cell>
          <table:table-cell table:style-name="ce7" table:formula="of:=[.F20]/2" office:value-type="float" office:value="0" calcext:value-type="float">
            <text:p>0</text:p>
          </table:table-cell>
          <table:table-cell table:style-name="ce7" table:formula="of:=[.F20]/4" office:value-type="float" office:value="0" calcext:value-type="float">
            <text:p>0</text:p>
          </table:table-cell>
          <table:table-cell table:style-name="ce7" table:formula="of:=[.F20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20]/[.F20];2)" office:value-type="string" office:string-value="" calcext:value-type="error">
            <text:p>#DIV/0!</text:p>
          </table:table-cell>
          <table:table-cell table:style-name="ce146" table:formula="of:=NOW()+([.K20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8</text:p>
          </table:table-cell>
          <table:table-cell table:style-name="ce7" table:number-columns-repeated="4"/>
          <table:table-cell table:style-name="ce7" table:formula="of:=SUM([.B21:.E21])" office:value-type="float" office:value="0" calcext:value-type="float">
            <text:p>0</text:p>
          </table:table-cell>
          <table:table-cell table:style-name="ce7" table:formula="of:=[.F21]/2" office:value-type="float" office:value="0" calcext:value-type="float">
            <text:p>0</text:p>
          </table:table-cell>
          <table:table-cell table:style-name="ce7" table:formula="of:=[.F21]/4" office:value-type="float" office:value="0" calcext:value-type="float">
            <text:p>0</text:p>
          </table:table-cell>
          <table:table-cell table:style-name="ce7" table:formula="of:=[.F21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21]/[.F21];2)" office:value-type="string" office:string-value="" calcext:value-type="error">
            <text:p>#DIV/0!</text:p>
          </table:table-cell>
          <table:table-cell table:style-name="ce146" table:formula="of:=NOW()+([.K21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19</text:p>
          </table:table-cell>
          <table:table-cell table:style-name="ce7" table:number-columns-repeated="4"/>
          <table:table-cell table:style-name="ce7" table:formula="of:=SUM([.B22:.E22])" office:value-type="float" office:value="0" calcext:value-type="float">
            <text:p>0</text:p>
          </table:table-cell>
          <table:table-cell table:style-name="ce7" table:formula="of:=[.F22]/2" office:value-type="float" office:value="0" calcext:value-type="float">
            <text:p>0</text:p>
          </table:table-cell>
          <table:table-cell table:style-name="ce7" table:formula="of:=[.F22]/4" office:value-type="float" office:value="0" calcext:value-type="float">
            <text:p>0</text:p>
          </table:table-cell>
          <table:table-cell table:style-name="ce7" table:formula="of:=[.F22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22]/[.F22];2)" office:value-type="string" office:string-value="" calcext:value-type="error">
            <text:p>#DIV/0!</text:p>
          </table:table-cell>
          <table:table-cell table:style-name="ce146" table:formula="of:=NOW()+([.K22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4-20</text:p>
          </table:table-cell>
          <table:table-cell table:style-name="ce7" table:number-columns-repeated="4"/>
          <table:table-cell table:style-name="ce7" table:formula="of:=SUM([.B23:.E23])" office:value-type="float" office:value="0" calcext:value-type="float">
            <text:p>0</text:p>
          </table:table-cell>
          <table:table-cell table:style-name="ce7" table:formula="of:=[.F23]/2" office:value-type="float" office:value="0" calcext:value-type="float">
            <text:p>0</text:p>
          </table:table-cell>
          <table:table-cell table:style-name="ce7" table:formula="of:=[.F23]/4" office:value-type="float" office:value="0" calcext:value-type="float">
            <text:p>0</text:p>
          </table:table-cell>
          <table:table-cell table:style-name="ce7" table:formula="of:=[.F23]/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ROUNDUP([.J23]/[.F23];2)" office:value-type="string" office:string-value="" calcext:value-type="error">
            <text:p>#DIV/0!</text:p>
          </table:table-cell>
          <table:table-cell table:style-name="ce146" table:formula="of:=NOW()+([.K23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31" office:value-type="string" calcext:value-type="string" table:number-columns-spanned="2" table:number-rows-spanned="1">
            <text:p>Summe aller Dörfer</text:p>
          </table:table-cell>
          <table:covered-table-cell table:style-name="ce132"/>
          <table:table-cell table:style-name="ce7" table:formula="of:=SUM([.F3:.F23])" office:value-type="float" office:value="12375" calcext:value-type="float">
            <text:p>12375</text:p>
          </table:table-cell>
          <table:table-cell table:style-name="ce7" table:number-columns-repeated="3"/>
          <table:table-cell table:style-name="ce144" office:value-type="float" office:value="0" calcext:value-type="float">
            <text:p>0</text:p>
          </table:table-cell>
          <table:table-cell table:style-name="ce7" table:formula="of:=ROUNDUP([.J25]/[.F25];2)*60" office:value-type="float" office:value="0" calcext:value-type="float">
            <text:p>0</text:p>
          </table:table-cell>
          <table:table-cell table:style-name="ce146" table:formula="of:=NOW()+([.K25]/60/24)" office:value-type="date" office:date-value="2019-12-25T17:46:41.377362" calcext:value-type="date">
            <text:p>25.12.2019 17:46</text:p>
          </table:table-cell>
          <table:table-cell table:number-columns-repeated="101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planung" table:style-name="ta3">
        <office:forms form:automatic-focus="false" form:apply-design-mode="false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0" table:number-columns-repeated="2" table:default-cell-style-name="Default"/>
        <table:table-column table:style-name="co22" table:default-cell-style-name="Default"/>
        <table:table-column table:style-name="co10" table:number-columns-repeated="1010" table:default-cell-style-name="Default"/>
        <table:table-row table:style-name="ro1">
          <table:table-cell table:style-name="ce34" office:value-type="string" calcext:value-type="string" table:number-columns-spanned="3" table:number-rows-spanned="1">
            <text:p>Planung Dörfer</text:p>
          </table:table-cell>
          <table:covered-table-cell table:style-name="ce42"/>
          <table:covered-table-cell table:style-name="ce51"/>
          <table:table-cell/>
          <table:table-cell table:style-name="ce59" office:value-type="string" calcext:value-type="string" table:number-columns-spanned="10" table:number-rows-spanned="1">
            <text:p>Resi und KP</text:p>
          </table:table-cell>
          <table:covered-table-cell table:number-columns-repeated="8" table:style-name="ce42"/>
          <table:covered-table-cell table:style-name="ce51"/>
          <table:table-cell table:number-columns-repeated="1010"/>
        </table:table-row>
        <table:table-row table:style-name="ro2">
          <table:table-cell table:style-name="ce35" office:value-type="string" calcext:value-type="string" table:number-columns-spanned="3" table:number-rows-spanned="1">
            <text:p>Off Dorf</text:p>
          </table:table-cell>
          <table:covered-table-cell table:style-name="ce43"/>
          <table:covered-table-cell table:style-name="ce52"/>
          <table:table-cell/>
          <table:table-cell table:style-name="ce36" office:value-type="string" calcext:value-type="string">
            <text:p>Gebäude</text:p>
          </table:table-cell>
          <table:table-cell table:style-name="ce44" office:value-type="string" calcext:value-type="string">
            <text:p>Stufe Normal</text:p>
          </table:table-cell>
          <table:table-cell table:style-name="ce44" office:value-type="string" calcext:value-type="string">
            <text:p>KP Normal</text:p>
          </table:table-cell>
          <table:table-cell table:style-name="ce44" office:value-type="string" calcext:value-type="string">
            <text:p>Resis Normal</text:p>
          </table:table-cell>
          <table:table-cell table:style-name="ce44" office:value-type="string" calcext:value-type="string">
            <text:p>Stufe Mittel</text:p>
          </table:table-cell>
          <table:table-cell table:style-name="ce78" office:value-type="string" calcext:value-type="string">
            <text:p>KP Mittel</text:p>
          </table:table-cell>
          <table:table-cell table:style-name="ce78" office:value-type="string" calcext:value-type="string">
            <text:p>Resis Mittel</text:p>
          </table:table-cell>
          <table:table-cell table:style-name="ce44" office:value-type="string" calcext:value-type="string">
            <text:p>Stufe Groß</text:p>
          </table:table-cell>
          <table:table-cell table:style-name="ce78" office:value-type="string" calcext:value-type="string">
            <text:p>KP Groß</text:p>
          </table:table-cell>
          <table:table-cell table:style-name="ce80" office:value-type="string" calcext:value-type="string">
            <text:p>Resis Groß</text:p>
          </table:table-cell>
          <table:table-cell table:number-columns-repeated="1010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/>
          <table:table-cell table:style-name="ce60" office:value-type="string" calcext:value-type="string" table:number-columns-spanned="10" table:number-rows-spanned="1">
            <text:p>Militär</text:p>
          </table:table-cell>
          <table:covered-table-cell table:number-columns-repeated="8" table:style-name="ce66"/>
          <table:covered-table-cell table:style-name="ce81"/>
          <table:table-cell table:number-columns-repeated="1010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45" office:value-type="string" calcext:value-type="string">
            <text:p>Rohstoffe </text:p>
          </table:table-cell>
          <table:table-cell table:style-name="ce170" office:value-type="float" office:value="108" calcext:value-type="float">
            <text:p>108</text:p>
          </table:table-cell>
          <table:table-cell/>
          <table:table-cell table:style-name="ce61" office:value-type="string" calcext:value-type="string">
            <text:p>Akademie</text:p>
          </table:table-cell>
          <table:table-cell table:style-name="ce67" office:value-type="float" office:value="20" calcext:value-type="float">
            <text:p>20</text:p>
          </table:table-cell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252040" calcext:value-type="float">
            <text:p>252040</text:p>
          </table:table-cell>
          <table:table-cell table:style-name="ce50" table:number-columns-repeated="5"/>
          <table:table-cell table:style-name="ce82"/>
          <table:table-cell table:number-columns-repeated="1010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Erdwall (Germanen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97670" calcext:value-type="float">
            <text:p>19767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Fallensteller (Galli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46" office:value-type="string" calcext:value-type="string">
            <text:p>177905 (215905)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Große Kasern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082320" calcext:value-type="float">
            <text:p>108232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Großer Stall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1067500" calcext:value-type="float">
            <text:p>106750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171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Heldenhof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14240" calcext:value-type="float">
            <text:p>114240</text:p>
          </table:table-cell>
          <table:table-cell table:number-columns-repeated="2" table:style-name="ce72" office:value-type="float" office:value="15" calcext:value-type="float">
            <text:p>15</text:p>
          </table:table-cell>
          <table:table-cell table:style-name="ce72" office:value-type="float" office:value="497535" calcext:value-type="float">
            <text:p>497535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55" office:value-type="float" office:value="2092605" calcext:value-type="float">
            <text:p>2092605</text:p>
          </table:table-cell>
          <table:table-cell table:number-columns-repeated="1010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2" office:value-type="string" calcext:value-type="string">
            <text:p>Kasern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60785" calcext:value-type="float">
            <text:p>360785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Palisade (Galli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97680" calcext:value-type="float">
            <text:p>19768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2" office:value-type="string" calcext:value-type="string">
            <text:p>Schmied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538690" calcext:value-type="float">
            <text:p>53869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2" office:value-type="string" calcext:value-type="string">
            <text:p>Stadtmauer (Röm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97695" calcext:value-type="float">
            <text:p>197695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Stall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355840" calcext:value-type="float">
            <text:p>35584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Heldenhof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Turnierplat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851605" calcext:value-type="float">
            <text:p>2851605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Versammlungsplat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12520" calcext:value-type="float">
            <text:p>21252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3" office:value-type="string" calcext:value-type="string">
            <text:p>Werkstatt</text:p>
          </table:table-cell>
          <table:table-cell table:style-name="ce69" office:value-type="float" office:value="20" calcext:value-type="float">
            <text:p>20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float" office:value="934080" calcext:value-type="float">
            <text:p>934080</text:p>
          </table:table-cell>
          <table:table-cell table:style-name="ce47" table:number-columns-repeated="5"/>
          <table:table-cell table:style-name="ce84"/>
          <table:table-cell table:number-columns-repeated="1010"/>
        </table:table-row>
        <table:table-row table:style-name="ro2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4" office:value-type="string" calcext:value-type="string" table:number-columns-spanned="10" table:number-rows-spanned="1">
            <text:p>Infrastruktur</text:p>
          </table:table-cell>
          <table:covered-table-cell table:number-columns-repeated="8" table:style-name="ce66"/>
          <table:covered-table-cell table:style-name="ce81"/>
          <table:table-cell table:number-columns-repeated="1010"/>
        </table:table-row>
        <table:table-row table:style-name="ro2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Stall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1" office:value-type="string" calcext:value-type="string">
            <text:p>Botschaft</text:p>
          </table:table-cell>
          <table:table-cell table:style-name="ce67" office:value-type="float" office:value="20" calcext:value-type="float">
            <text:p>20</text:p>
          </table:table-cell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266870" calcext:value-type="float">
            <text:p>266870</text:p>
          </table:table-cell>
          <table:table-cell table:style-name="ce50" table:number-columns-repeated="3"/>
          <table:table-cell table:style-name="ce75" table:number-columns-repeated="2"/>
          <table:table-cell table:style-name="ce85"/>
          <table:table-cell table:number-columns-repeated="1010"/>
        </table:table-row>
        <table:table-row table:style-name="ro2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Werkstatt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2" office:value-type="string" calcext:value-type="string">
            <text:p>Brauerei (Germanen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75585" calcext:value-type="float">
            <text:p>37558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Botschaft</text:p>
          </table:table-cell>
          <table:table-cell table:style-name="ce55" office:value-type="float" office:value="153" calcext:value-type="float">
            <text:p>153</text:p>
          </table:table-cell>
          <table:table-cell/>
          <table:table-cell table:style-name="ce62" office:value-type="string" calcext:value-type="string">
            <text:p>Großer Kornspeich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667185" calcext:value-type="float">
            <text:p>66718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Turnierplatz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Großes Rohstofflag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037865" calcext:value-type="float">
            <text:p>103786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/>
          <table:table-cell table:style-name="ce62" office:value-type="string" calcext:value-type="string">
            <text:p>Handelskonto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2139940" calcext:value-type="float">
            <text:p>213994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Hauptgebäud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93915" calcext:value-type="float">
            <text:p>9391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Rohstofflager</text:p>
          </table:table-cell>
          <table:table-cell table:style-name="ce56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Kornspeich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33440" calcext:value-type="float">
            <text:p>13344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4:.C25])" office:value-type="float" office:value="1343" calcext:value-type="float">
            <text:p>1343</text:p>
          </table:table-cell>
          <table:table-cell/>
          <table:table-cell table:style-name="ce62" office:value-type="string" calcext:value-type="string">
            <text:p>Marktplat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168030" calcext:value-type="float">
            <text:p>16803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number-columns-repeated="4"/>
          <table:table-cell table:style-name="ce62" office:value-type="string" calcext:value-type="string">
            <text:p>Palast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92" calcext:value-type="float">
            <text:p>192</text:p>
          </table:table-cell>
          <table:table-cell table:style-name="ce72" office:value-type="float" office:value="1161425" calcext:value-type="float">
            <text:p>116142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5" office:value-type="string" calcext:value-type="string" table:number-columns-spanned="3" table:number-rows-spanned="1">
            <text:p>Deff Dorf</text:p>
          </table:table-cell>
          <table:covered-table-cell table:style-name="ce43"/>
          <table:covered-table-cell table:style-name="ce52"/>
          <table:table-cell/>
          <table:table-cell table:style-name="ce62" office:value-type="string" calcext:value-type="string">
            <text:p>Pferdetränke (Röm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1186115" calcext:value-type="float">
            <text:p>118611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/>
          <table:table-cell table:style-name="ce62" office:value-type="string" calcext:value-type="string">
            <text:p>Rathaus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92" calcext:value-type="float">
            <text:p>192</text:p>
          </table:table-cell>
          <table:table-cell table:style-name="ce72" office:value-type="float" office:value="2085585" calcext:value-type="float">
            <text:p>208558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49" office:value-type="string" calcext:value-type="string">
            <text:p>Rohstoffe </text:p>
          </table:table-cell>
          <table:table-cell table:style-name="ce54" office:value-type="float" office:value="108" calcext:value-type="float">
            <text:p>108</text:p>
          </table:table-cell>
          <table:table-cell/>
          <table:table-cell table:style-name="ce62" office:value-type="string" calcext:value-type="string">
            <text:p>Residen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775920" calcext:value-type="float">
            <text:p>77592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Rohstofflag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07570" calcext:value-type="float">
            <text:p>20757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Schatzkammer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float" office:value="321130" calcext:value-type="float">
            <text:p>321130</text:p>
          </table:table-cell>
          <table:table-cell table:style-name="ce76" table:number-columns-repeated="3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30" calcext:value-type="float">
            <text:p>230</text:p>
          </table:table-cell>
          <table:table-cell table:style-name="ce55" office:value-type="float" office:value="3560080" calcext:value-type="float">
            <text:p>3560080</text:p>
          </table:table-cell>
          <table:table-cell table:number-columns-repeated="1010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Steinmetz HD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37240" calcext:value-type="float">
            <text:p>23724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3" office:value-type="string" calcext:value-type="string">
            <text:p>Versteck</text:p>
          </table:table-cell>
          <table:table-cell table:style-name="ce69" office:value-type="float" office:value="10" calcext:value-type="float">
            <text:p>1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005" calcext:value-type="float">
            <text:p>5005</text:p>
          </table:table-cell>
          <table:table-cell table:style-name="ce47" table:number-columns-repeated="3"/>
          <table:table-cell table:style-name="ce79" table:number-columns-repeated="2"/>
          <table:table-cell table:style-name="ce87"/>
          <table:table-cell table:number-columns-repeated="1010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4" office:value-type="string" calcext:value-type="string" table:number-columns-spanned="10" table:number-rows-spanned="1">
            <text:p>Rohstoffe</text:p>
          </table:table-cell>
          <table:covered-table-cell table:number-columns-repeated="8" table:style-name="ce66"/>
          <table:covered-table-cell table:style-name="ce81"/>
          <table:table-cell table:number-columns-repeated="1010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1" office:value-type="string" calcext:value-type="string">
            <text:p>Getreidefeld</text:p>
          </table:table-cell>
          <table:table-cell table:style-name="ce67" office:value-type="float" office:value="10" calcext:value-type="float">
            <text:p>10</text:p>
          </table:table-cell>
          <table:table-cell table:style-name="ce71" office:value-type="float" office:value="6" calcext:value-type="float">
            <text:p>6</text:p>
          </table:table-cell>
          <table:table-cell table:style-name="ce75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38" calcext:value-type="float">
            <text:p>38</text:p>
          </table:table-cell>
          <table:table-cell table:style-name="ce85"/>
          <table:table-cell table:number-columns-repeated="1010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Lehm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6" table:number-columns-repeated="4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2" office:value-type="string" calcext:value-type="string">
            <text:p>Holz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6" table:number-columns-repeated="4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2" office:value-type="string" calcext:value-type="string">
            <text:p>Eisen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6" table:number-columns-repeated="4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Getreidemühle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Heldenhof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Bäckerei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Lehmbrennerei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Sägewerk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5" office:value-type="string" calcext:value-type="string">
            <text:p>Gießerei</text:p>
          </table:table-cell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7" table:number-columns-repeated="6"/>
          <table:table-cell table:style-name="ce88"/>
          <table:table-cell table:number-columns-repeated="1010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Stall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gr. Kasern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gr. Stall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Turnier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Kasern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Schatzkammer</text:p>
          </table:table-cell>
          <table:table-cell table:style-name="ce56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30:.C51])"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3" table:number-rows-spanned="1">
            <text:p>Support Dorf</text:p>
          </table:table-cell>
          <table:covered-table-cell table:style-name="ce43"/>
          <table:covered-table-cell table:style-name="ce52"/>
          <table:table-cell table:number-columns-repeated="1021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 table:number-columns-repeated="1021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50" office:value-type="string" calcext:value-type="string">
            <text:p>Rohstoffe </text:p>
          </table:table-cell>
          <table:table-cell table:style-name="ce58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Botschaft</text:p>
          </table:table-cell>
          <table:table-cell table:style-name="ce55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Akademie</text:p>
          </table:table-cell>
          <table:table-cell table:style-name="ce55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Stall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Schmie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Kornspeicher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56:.C77])" office:value-type="float" office:value="1534" calcext:value-type="float">
            <text:p>15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3" table:number-rows-spanned="1">
            <text:p>Lager Dorf</text:p>
          </table:table-cell>
          <table:covered-table-cell table:style-name="ce43"/>
          <table:covered-table-cell table:style-name="ce52"/>
          <table:table-cell table:number-columns-repeated="1021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 table:number-columns-repeated="1021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50" office:value-type="string" calcext:value-type="string">
            <text:p>Rohstoffe </text:p>
          </table:table-cell>
          <table:table-cell table:style-name="ce58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Rohstofflager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82:.C101])" office:value-type="float" office:value="1036" calcext:value-type="float">
            <text:p>10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3" table:number-rows-spanned="1">
            <text:p>Hauptdorf</text:p>
          </table:table-cell>
          <table:covered-table-cell table:style-name="ce43"/>
          <table:covered-table-cell table:style-name="ce52"/>
          <table:table-cell table:number-columns-repeated="1021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 table:number-columns-repeated="1021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50" office:value-type="string" calcext:value-type="string">
            <text:p><text:span text:style-name="T1">Rohstoffe 15x 38 3x 15</text:span></text:p>
          </table:table-cell>
          <table:table-cell table:style-name="ce58"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Palast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Heldenhof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Rohstofflager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108:.C127])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Dorf" table:style-name="ta4">
        <office:forms form:automatic-focus="false" form:apply-design-mode="false"/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13P0"/>
    </number:number-style>
    <number:number-style style:name="N114">
      <number:text>Zelle </number:text>
      <number:number number:min-integer-digits="1"/>
      <number:text/>
    </number:number-style>
    <number:text-style style:name="N115" number:title="Benutzerdefiniert">
      <number:text>Zelle </number:text>
      <number:text-content/>
    </number:text-style>
    <number:text-style style:name="N116" number:title="Benutzerdefiniert">
      <number:text>Zelle  </number:text>
      <number:text-content/>
    </number:text-style>
    <number:text-style style:name="N117">
      <number:text>Zelle:  </number:text>
      <number:text-content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5">00.00.0000</text:date>, <text:time style:data-style-name="N2" text:time-value="06:08:26.5311492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2._20_Dorf" style:display-name="PageStyle_2. Dor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mliste" style:display-name="PageStyle_Farmlis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i-Rechner" style:display-name="PageStyle_Resi-Rech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rfplanung" style:display-name="PageStyle_Dorfplan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sten</meta:initial-creator>
    <meta:creation-date>2019-12-12T02:29:11</meta:creation-date>
    <dc:date>2019-12-25T17:46:41.248075365</dc:date>
    <meta:editing-duration>PT17H46M37S</meta:editing-duration>
    <meta:generator>LibreOffice/6.1.5.2$Linux_X86_64 LibreOffice_project/10$Build-2</meta:generator>
    <meta:editing-cycles>27</meta:editing-cycles>
    <meta:document-statistic meta:table-count="4" meta:cell-count="203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